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4854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1.5091in"/>
    </style:style>
    <style:style style:name="co13" style:family="table-column">
      <style:table-column-properties fo:break-before="auto" style:column-width="0.9937in"/>
    </style:style>
    <style:style style:name="co14" style:family="table-column">
      <style:table-column-properties fo:break-before="auto" style:column-width="1.4201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8783in"/>
    </style:style>
    <style:style style:name="co17" style:family="table-column">
      <style:table-column-properties fo:break-before="auto" style:column-width="1.922in"/>
    </style:style>
    <style:style style:name="co18" style:family="table-column">
      <style:table-column-properties fo:break-before="auto" style:column-width="2.1736in"/>
    </style:style>
    <style:style style:name="co19" style:family="table-column">
      <style:table-column-properties fo:break-before="auto" style:column-width="0.7535in"/>
    </style:style>
    <style:style style:name="co20" style:family="table-column">
      <style:table-column-properties fo:break-before="auto" style:column-width="1.1252in"/>
    </style:style>
    <style:style style:name="co21" style:family="table-column">
      <style:table-column-properties fo:break-before="auto" style:column-width="0.7209in"/>
    </style:style>
    <style:style style:name="co22" style:family="table-column">
      <style:table-column-properties fo:break-before="auto" style:column-width="1.5618in"/>
    </style:style>
    <style:style style:name="co23" style:family="table-column">
      <style:table-column-properties fo:break-before="auto" style:column-width="1.9047in"/>
    </style:style>
    <style:style style:name="co24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co26" style:family="table-column">
      <style:table-column-properties fo:break-before="auto" style:column-width="0.8846in"/>
    </style:style>
    <style:style style:name="co27" style:family="table-column">
      <style:table-column-properties fo:break-before="auto" style:column-width="0.939in"/>
    </style:style>
    <style:style style:name="co28" style:family="table-column">
      <style:table-column-properties fo:break-before="auto" style:column-width="0.8736in"/>
    </style:style>
    <style:style style:name="co29" style:family="table-column">
      <style:table-column-properties fo:break-before="auto" style:column-width="1.0811in"/>
    </style:style>
    <style:style style:name="co30" style:family="table-column">
      <style:table-column-properties fo:break-before="auto" style:column-width="0.7646in"/>
    </style:style>
    <style:style style:name="co31" style:family="table-column">
      <style:table-column-properties fo:break-before="auto" style:column-width="1.4047in"/>
    </style:style>
    <style:style style:name="co32" style:family="table-column">
      <style:table-column-properties fo:break-before="auto" style:column-width="1.6661in"/>
    </style:style>
    <style:style style:name="co33" style:family="table-column">
      <style:table-column-properties fo:break-before="auto" style:column-width="1.1465in"/>
    </style:style>
    <style:style style:name="co34" style:family="table-column">
      <style:table-column-properties fo:break-before="auto" style:column-width="0.7862in"/>
    </style:style>
    <style:style style:name="co35" style:family="table-column">
      <style:table-column-properties fo:break-before="auto" style:column-width="1.3346in"/>
    </style:style>
    <style:style style:name="co36" style:family="table-column">
      <style:table-column-properties fo:break-before="auto" style:column-width="1.4984in"/>
    </style:style>
    <style:style style:name="co37" style:family="table-column">
      <style:table-column-properties fo:break-before="auto" style:column-width="2.1409in"/>
    </style:style>
    <style:style style:name="co38" style:family="table-column">
      <style:table-column-properties fo:break-before="auto" style:column-width="2.2835in"/>
    </style:style>
    <style:style style:name="co39" style:family="table-column">
      <style:table-column-properties fo:break-before="auto" style:column-width="2.0098in"/>
    </style:style>
    <style:style style:name="co40" style:family="table-column">
      <style:table-column-properties fo:break-before="auto" style:column-width="1.0701in"/>
    </style:style>
    <style:style style:name="co41" style:family="table-column">
      <style:table-column-properties fo:break-before="auto" style:column-width="1.5839in"/>
    </style:style>
    <style:style style:name="co42" style:family="table-column">
      <style:table-column-properties fo:break-before="auto" style:column-width="1.0047in"/>
    </style:style>
    <style:style style:name="co43" style:family="table-column">
      <style:table-column-properties fo:break-before="auto" style:column-width="1.0264in"/>
    </style:style>
    <style:style style:name="co44" style:family="table-column">
      <style:table-column-properties fo:break-before="auto" style:column-width="1.1902in"/>
    </style:style>
    <style:style style:name="co45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2173in" fo:break-before="auto" style:use-optimal-row-height="true"/>
    </style:style>
    <style:style style:name="ro12" style:family="table-row">
      <style:table-row-properties style:row-height="0.2484in" fo:break-before="auto" style:use-optimal-row-height="false"/>
    </style:style>
    <style:style style:name="ro13" style:family="table-row">
      <style:table-row-properties style:row-height="0.1862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591in" fo:break-before="auto" style:use-optimal-row-height="false"/>
    </style:style>
    <style:style style:name="ro16" style:family="table-row">
      <style:table-row-properties style:row-height="0.3626in" fo:break-before="auto" style:use-optimal-row-height="false"/>
    </style:style>
    <style:style style:name="ro17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0.1783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937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0.6839in" fo:break-before="auto" style:use-optimal-row-height="true"/>
    </style:style>
    <style:style style:name="ro24" style:family="table-row">
      <style:table-row-properties style:row-height="0.8492in" fo:break-before="auto" style:use-optimal-row-height="true"/>
    </style:style>
    <style:style style:name="ro25" style:family="table-row">
      <style:table-row-properties style:row-height="1.0154in" fo:break-before="auto" style:use-optimal-row-height="true"/>
    </style:style>
    <style:style style:name="ro26" style:family="table-row">
      <style:table-row-properties style:row-height="1.3472in" fo:break-before="auto" style:use-optimal-row-height="true"/>
    </style:style>
    <style:style style:name="ro27" style:family="table-row">
      <style:table-row-properties style:row-height="0.9118in" fo:break-before="auto" style:use-optimal-row-height="false"/>
    </style:style>
    <style:style style:name="ro28" style:family="table-row">
      <style:table-row-properties style:row-height="1.1811in" fo:break-before="auto" style:use-optimal-row-height="true"/>
    </style:style>
    <style:style style:name="ro29" style:family="table-row">
      <style:table-row-properties style:row-height="1.8445in" fo:break-before="auto" style:use-optimal-row-height="true"/>
    </style:style>
    <style:style style:name="ro30" style:family="table-row">
      <style:table-row-properties style:row-height="1.5134in" fo:break-before="auto" style:use-optimal-row-height="true"/>
    </style:style>
    <style:style style:name="ro31" style:family="table-row">
      <style:table-row-properties style:row-height="0.3937in" fo:break-before="auto" style:use-optimal-row-height="false"/>
    </style:style>
    <style:style style:name="ro32" style:family="table-row">
      <style:table-row-properties style:row-height="2.5075in" fo:break-before="auto" style:use-optimal-row-height="true"/>
    </style:style>
    <style:style style:name="ro33" style:family="table-row">
      <style:table-row-properties style:row-height="1.0154in" fo:break-before="auto" style:use-optimal-row-height="false"/>
    </style:style>
    <style:style style:name="ro34" style:family="table-row">
      <style:table-row-properties style:row-height="1.1189in" fo:break-before="auto" style:use-optimal-row-height="false"/>
    </style:style>
    <style:style style:name="ro35" style:family="table-row">
      <style:table-row-properties style:row-height="0.611in" fo:break-before="auto" style:use-optimal-row-height="false"/>
    </style:style>
    <style:style style:name="ro36" style:family="table-row">
      <style:table-row-properties style:row-height="1.2437in" fo:break-before="auto" style:use-optimal-row-height="true"/>
    </style:style>
    <style:style style:name="ro37" style:family="table-row">
      <style:table-row-properties style:row-height="1.078in" fo:break-before="auto" style:use-optimal-row-height="true"/>
    </style:style>
    <style:style style:name="ro38" style:family="table-row">
      <style:table-row-properties style:row-height="1.2638in" fo:break-before="auto" style:use-optimal-row-height="false"/>
    </style:style>
    <style:style style:name="ro39" style:family="table-row">
      <style:table-row-properties style:row-height="1.3681in" fo:break-before="auto" style:use-optimal-row-height="true"/>
    </style:style>
    <style:style style:name="ro40" style:family="table-row">
      <style:table-row-properties style:row-height="2.6736in" fo:break-before="auto" style:use-optimal-row-height="true"/>
    </style:style>
    <style:style style:name="ro41" style:family="table-row">
      <style:table-row-properties style:row-height="0.4972in" fo:break-before="auto" style:use-optimal-row-height="false"/>
    </style:style>
    <style:style style:name="ro42" style:family="table-row">
      <style:table-row-properties style:row-height="0.3311in" fo:break-before="auto" style:use-optimal-row-height="true"/>
    </style:style>
    <style:style style:name="ro43" style:family="table-row">
      <style:table-row-properties style:row-height="0.4866in" fo:break-before="auto" style:use-optimal-row-height="true"/>
    </style:style>
    <style:style style:name="ro44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60" style:family="table-cell" style:parent-style-name="Default">
      <style:table-cell-properties fo:wrap-option="wrap" style:vertical-align="top"/>
      <style:text-properties style:font-name="Arial" fo:font-size="10pt" fo:font-weight="bold"/>
    </style:style>
    <style:style style:name="ce61" style:family="table-cell" style:parent-style-name="Default">
      <style:text-properties style:font-name="Arial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9" style:family="table-cell" style:parent-style-name="Default">
      <style:text-properties fo:font-weight="bold" style:font-name-asian="Tahoma1" style:font-weight-asian="bold" style:font-weight-complex="bold"/>
    </style:style>
    <style:style style:name="ce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2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7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8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0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1" style:family="table-cell" style:parent-style-name="Default">
      <style:text-properties style:font-name="Arial" fo:font-weight="bold" style:font-name-asian="Tahoma1"/>
    </style:style>
    <style:style style:name="ce82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able-cell-properties fo:wrap-option="wrap"/>
      <style:text-properties style:font-name="Arial" fo:font-size="10pt" fo:font-weight="bold" style:font-name-asian="Tahoma1" style:font-weight-asian="bold" style:font-weight-complex="bold"/>
    </style:style>
    <style:style style:name="ce85" style:family="table-cell" style:parent-style-name="Default">
      <style:text-properties style:font-name="Arial" fo:font-weight="bold" style:font-weight-asian="bold" style:font-weight-complex="bold"/>
    </style:style>
    <style:style style:name="ce86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8" style:family="table-cell" style:parent-style-name="Default">
      <style:table-cell-properties fo:border="0.0008in solid #000000"/>
      <style:text-properties style:use-window-font-color="true" fo:font-weight="bold"/>
    </style:style>
    <style:style style:name="ce89" style:family="table-cell" style:parent-style-name="Default">
      <style:table-cell-properties fo:border="0.0008in solid #000000"/>
      <style:text-properties style:use-window-font-color="true" style:font-name="Arial"/>
    </style:style>
    <style:style style:name="ce90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91" style:family="table-cell" style:parent-style-name="Default">
      <style:table-cell-properties fo:wrap-option="wrap" fo:border="0.0008in solid #000000"/>
      <style:text-properties style:use-window-font-color="true" style:font-name="Arial"/>
    </style:style>
    <style:style style:name="ce92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3" style:family="table-cell" style:parent-style-name="Default">
      <style:table-cell-properties fo:border="0.0008in solid #000000"/>
      <style:text-properties style:font-name="Arial"/>
    </style:style>
    <style:style style:name="ce94" style:family="table-cell" style:parent-style-name="Default">
      <style:table-cell-properties fo:border="0.0008in solid #000000"/>
      <style:text-properties style:font-name="Arial" fo:font-weight="bold"/>
    </style:style>
    <style:style style:name="ce9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6" style:family="table-cell" style:parent-style-name="Default">
      <style:table-cell-properties fo:border="0.0008in solid #000000"/>
      <style:text-properties style:font-name="Arial" fo:font-weight="normal"/>
    </style:style>
    <style:style style:name="ce97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8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9" style:family="table-cell" style:parent-style-name="Default">
      <style:table-cell-properties fo:border="0.0008in solid #000000"/>
    </style:style>
    <style:style style:name="ce100" style:family="table-cell" style:parent-style-name="Default">
      <style:table-cell-properties fo:wrap-option="wrap" fo:border="0.0008in solid #000000"/>
      <style:text-properties style:font-name="Arial"/>
    </style:style>
    <style:style style:name="ce101" style:family="table-cell" style:parent-style-name="Default">
      <style:table-cell-properties fo:wrap-option="no-wrap" style:vertical-align="top"/>
    </style:style>
    <style:style style:name="ce10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03" style:family="table-cell" style:parent-style-name="Default">
      <style:table-cell-properties fo:background-color="#ff0000" fo:border="0.0008in solid #000000"/>
      <style:text-properties style:font-name="Arial"/>
    </style:style>
    <style:style style:name="ce104" style:family="table-cell" style:parent-style-name="Default">
      <style:table-cell-properties fo:wrap-option="wrap"/>
    </style:style>
    <style:style style:name="ce105" style:family="table-cell" style:parent-style-name="Default">
      <style:table-cell-properties fo:background-color="#cccccc" fo:border="0.0008in solid #000000"/>
      <style:text-properties fo:color="#000000" style:font-name="Times New Roman"/>
    </style:style>
    <style:style style:name="ce106" style:family="table-cell" style:parent-style-name="Default">
      <style:table-cell-properties fo:background-color="#00ae00" fo:border="0.0008in solid #000000"/>
      <style:text-properties fo:color="#000000" style:font-name="Times New Roman"/>
    </style:style>
    <style:style style:name="ce107" style:family="table-cell" style:parent-style-name="Default">
      <style:text-properties style:font-name="Arial" fo:font-size="10pt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9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1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8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1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fo:wrap-option="wrap"/>
      <style:text-properties style:font-name="Arial" fo:font-size="10pt"/>
    </style:style>
    <style:style style:name="ce12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5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26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27" style:family="table-cell" style:parent-style-name="Default">
      <style:table-cell-properties fo:wrap-option="wrap" style:vertical-align="top"/>
      <style:text-properties style:font-name="Arial" fo:font-size="10pt"/>
    </style:style>
    <style:style style:name="ce128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29" style:family="table-cell" style:parent-style-name="Default">
      <style:table-cell-properties style:vertical-align="top"/>
    </style:style>
    <style:style style:name="ce13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5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Default">
      <style:text-properties style:use-window-font-color="true" style:font-name="Arial" fo:font-size="10pt"/>
    </style:style>
    <style:style style:name="ce138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39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140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4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3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4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6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4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51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5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5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5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59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61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62" style:family="table-cell" style:parent-style-name="Default">
      <style:text-properties fo:color="#ff0000" style:font-name="Arial" fo:font-size="10pt"/>
    </style:style>
    <style:style style:name="ce163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64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8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69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size-asian="10pt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7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72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7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7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77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8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/>
    </style:style>
    <style:style style:name="ce1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 style:font-name-asian="Lucida Sans Unicode" style:font-size-asian="10pt"/>
    </style:style>
    <style:style style:name="ce18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8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5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8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91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9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9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94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95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9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200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2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0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2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204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2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207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208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3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1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1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18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9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20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21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22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23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24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25" style:family="table-cell" style:parent-style-name="Default">
      <style:table-cell-properties fo:border="0.0008in solid #000000"/>
      <style:text-properties style:font-name="Arial" fo:font-size="10pt"/>
    </style:style>
    <style:style style:name="ce226" style:family="table-cell" style:parent-style-name="Default">
      <style:table-cell-properties fo:background-color="transparent"/>
      <style:text-properties style:font-name="Arial" fo:font-size="10pt"/>
    </style:style>
    <style:style style:name="ce227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28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29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30" style:family="table-cell" style:parent-style-name="Default">
      <style:table-cell-properties fo:wrap-option="wrap"/>
      <style:text-properties style:font-name="Arial" fo:font-size="10pt" fo:font-weight="normal" style:font-name-asian="Tahoma1" style:font-weight-asian="bold" style:font-weight-complex="bold"/>
    </style:style>
    <style:style style:name="ce231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32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33" style:family="table-cell" style:parent-style-name="Default">
      <style:table-cell-properties fo:wrap-option="wrap" style:vertical-align="top"/>
      <style:text-properties style:font-name="Arial" fo:font-size="10pt" fo:font-weight="normal" style:font-weight-asian="bold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35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36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37" style:family="table-cell" style:parent-style-name="Default">
      <style:table-cell-properties style:vertical-align="top"/>
      <style:text-properties style:font-name="Arial" fo:font-size="10pt"/>
    </style:style>
    <style:style style:name="ce2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1" style:family="table-cell" style:parent-style-name="Default">
      <style:table-cell-properties fo:border="0.0008in solid #000000"/>
      <style:text-properties fo:font-size="14pt" fo:font-weight="bold"/>
    </style:style>
    <style:style style:name="ce2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24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7" style:family="table-cell" style:parent-style-name="Default">
      <style:text-properties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4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5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style:font-name-asian="Tahoma1"/>
    </style:style>
    <style:style style:name="T19" style:family="text">
      <style:text-properties fo:font-weight="normal"/>
    </style:style>
    <style:style style:name="T20" style:family="text">
      <style:text-properties style:font-name="Arial"/>
    </style:style>
    <style:style style:name="T21" style:family="text">
      <style:text-properties style:use-window-font-color="true" fo:font-weight="bold" style:font-weight-asian="bold" style:font-weight-complex="bold"/>
    </style:style>
    <style:style style:name="T22" style:family="text">
      <style:text-properties fo:language="en" fo:country="US"/>
    </style:style>
    <style:style style:name="T23" style:family="text">
      <style:text-properties fo:font-size="12pt" fo:font-weight="normal"/>
    </style:style>
    <style:style style:name="T24" style:family="text">
      <style:text-properties style:use-window-font-color="true" style:font-name="Arial" fo:font-size="10pt"/>
    </style:style>
    <style:style style:name="T25" style:family="text">
      <style:text-properties style:use-window-font-color="true" style:font-name="Arial" fo:font-size="10pt" fo:language="vi" fo:country="VN" style:font-name-asian="Verdana Ref" style:font-size-asian="9pt" style:font-name-complex="Verdana Ref" style:font-size-complex="5.09999990463257pt"/>
    </style:style>
    <style:style style:name="T26" style:family="text">
      <style:text-properties style:font-name="Arial" fo:font-size="10pt"/>
    </style:style>
    <style:style style:name="T27" style:family="text">
      <style:text-properties fo:color="#000000" fo:font-weight="bold" style:font-weight-asian="bold" style:font-weight-complex="bold"/>
    </style:style>
    <style:style style:name="T28" style:family="text">
      <style:text-properties fo:color="#000000" fo:font-weight="bold"/>
    </style:style>
    <style:style style:name="T29" style:family="text">
      <style:text-properties style:font-name="Arial" style:font-name-asian="Lucida Sans Unicode"/>
    </style:style>
    <style:style style:name="T30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31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32" style:family="text">
      <style:text-properties style:font-size-complex="10pt"/>
    </style:style>
    <style:style style:name="T33" style:family="text">
      <style:text-properties fo:language="en" fo:country="US" style:font-size-complex="10pt"/>
    </style:style>
    <style:style style:name="T34" style:family="text">
      <style:text-properties style:font-name-asian="Tahoma1" style:font-size-complex="10pt"/>
    </style:style>
    <style:style style:name="T35" style:family="text">
      <style:text-properties fo:font-weight="bold" style:font-size-complex="10pt"/>
    </style:style>
    <style:style style:name="T36" style:family="text">
      <style:text-properties fo:color="#0000ff"/>
    </style:style>
    <style:style style:name="T37" style:family="text">
      <style:text-properties style:font-name-asian="Lucida Sans Unicode"/>
    </style:style>
    <style:style style:name="T38" style:family="text">
      <style:text-properties fo:language="en" fo:country="US" fo:font-weight="bold"/>
    </style:style>
    <style:style style:name="T39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40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41" style:family="text">
      <style:text-properties fo:font-size="12pt"/>
    </style:style>
    <style:style style:name="T42" style:family="text">
      <style:text-properties style:use-window-font-color="true" fo:language="en" fo:country="US"/>
    </style:style>
    <style:style style:name="T43" style:family="text">
      <style:text-properties fo:color="#000000" style:font-name-asian="ＭＳ Ｐゴシック" style:font-name-complex="Tahoma"/>
    </style:style>
    <style:style style:name="T44" style:family="text">
      <style:text-properties fo:font-weight="normal" style:font-name-asian="Lucida Sans Unicode"/>
    </style:style>
    <style:style style:name="T45" style:family="text">
      <style:text-properties fo:font-weight="normal" style:font-name-asian="Tahoma1" style:font-weight-asian="normal" style:font-weight-complex="normal"/>
    </style:style>
    <style:style style:name="T46" style:family="text">
      <style:text-properties fo:color="#000000" fo:font-weight="normal" style:font-name-asian="Tahoma1" style:font-weight-asian="normal" style:font-weight-complex="normal"/>
    </style:style>
    <style:style style:name="T47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8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2.5">
            <text:p>2.5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string">
            <text:p>07/June/201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Account.C4:Dashboard.C4])" office:value-type="float" office:value="260">
            <text:p>260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Write new test cases based on portal 2.5</text:p>
          </table:table-cell>
          <table:table-cell table:style-name="ce35" office:value-type="string">
            <text:p>minh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2" office:value-type="string">
            <text:p>1.1</text:p>
          </table:table-cell>
          <table:table-cell table:style-name="ce31" office:value-type="string">
            <text:p>Update many case 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2" office:value-type="string">
            <text:p>1.2</text:p>
          </table:table-cell>
          <table:table-cell table:style-name="ce31" office:value-type="string">
            <text:p>Update some case base on Sprint 7 and some new case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2" office:value-type="string">
            <text:p>1.3</text:p>
          </table:table-cell>
          <table:table-cell table:style-name="ce32" office:value-type="string">
            <text:p>Update testcase base on Sprint 8 </text:p>
            <text:p>update Tcs:</text:p>
            <text:p><text:span text:style-name="T1">PLT_01.001, </text:span><text:span text:style-name="T2">PLT_01.019, </text:span><text:span text:style-name="T2">PLT_01.020, PLT_01.021, </text:span><text:span text:style-name="T2">PLT_03_02.004, </text:span><text:span text:style-name="T2">PLT_04_02.002, </text:span><text:span text:style-name="T2">PLT_05_01.004, PLT_09.003, </text:span><text:span text:style-name="T2">PLT_09.005, 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</text:span><text:span text:style-name="T4">contained by </text:span><text:span text:style-name="T3">PLT_01.006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2" office:value-type="string">
            <text:p>1.4</text:p>
          </table:table-cell>
          <table:table-cell table:style-name="ce31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2" office:value-type="string">
            <text:p>1.5</text:p>
          </table:table-cell>
          <table:table-cell table:style-name="ce32" office:value-type="string">
            <text:p>Keep all test cases of portal 2.6 s10 for Tcs of portal 2.6 s11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2" office:value-type="string">
            <text:p>1.6</text:p>
          </table:table-cell>
          <table:table-cell table:style-name="ce32" office:value-type="string">
            <text:p>Keep all test cases of portal 2.6 s11 for Tcs of portal 2.6 s12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3" office:value-type="string">
            <text:p>1.7</text:p>
          </table:table-cell>
          <table:table-cell table:style-name="ce32" office:value-type="string">
            <text:p>Keep all test cases of portal 2.6 s12 for Tcs of portal 2.6 s13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3" office:value-type="string">
            <text:p>1.8</text:p>
          </table:table-cell>
          <table:table-cell table:style-name="ce32" office:value-type="string">
            <text:p>Keep all test cases of portal 2.6 s12 for Tcs of portal 2.6 s14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4" office:value-type="float" office:value="1.9">
            <text:p>1.9</text:p>
          </table:table-cell>
          <table:table-cell table:style-name="ce33" office:value-type="string">
            <text:p>Update test case base on Sprint 21 and 22:</text:p>
            <text:p><text:span text:style-name="T6">PLT_04_04.007,PLT_07_02.00</text:span><text:span text:style-name="T6">6,PLT_07_02.007, </text:span><text:span text:style-name="T6">PLT_07_04.004, </text:span><text:span text:style-name="T6">PLT_07_04.005, PLT_16.001, </text:span><text:span text:style-name="T6">PLT_17.001,PLT_18.001,PLT_1</text:span><text:span text:style-name="T6">9.001,PLT_20.001,PLT_21.001,</text:span><text:span text:style-name="T6">PLT_22.001,PLT_09.004,PLT_0</text:span><text:span text:style-name="T6">9.005,PLT_13.001, </text:span><text:span text:style-name="T6">PLT_01.026, </text:span><text:span text:style-name="T6">PLT_24.001,PLT_24.002,PLT_2</text:span><text:span text:style-name="T6">4.003,PLT_24.004,PLT_24.005,</text:span><text:span text:style-name="T6">PLT_24.006,PLT_24.007,PLT_2</text:span><text:span text:style-name="T6">4.008,PLT_24.009,PLT_24.010,</text:span><text:span text:style-name="T6">PLT_24.011,PLT_24.012,PLT_2</text:span><text:span text:style-name="T6">4.013,PLT_24.014,PLT_24.015,</text:span><text:span text:style-name="T6">PLT_24.016,PLT_24.017,PLT_2</text:span><text:span text:style-name="T6">4.018,PLT_24.019,PLT_24.020,</text:span><text:span text:style-name="T6">LT_24.021,LT_24.022,LT_24.02</text:span><text:span text:style-name="T6">3,LT_24.024,LT_24.025,PLT_1</text:span><text:span text:style-name="T6">6.001,PLT_16.002</text:span>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5" office:value-type="float" office:value="2">
            <text:p>2.0</text:p>
          </table:table-cell>
          <table:table-cell table:style-name="ce22" office:value-type="string">
            <text:p>PLT_07_03_001: GA1 does not exist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24" office:value-type="float" office:value="2.1">
            <text:p>2.1</text:p>
          </table:table-cell>
          <table:table-cell table:style-name="ce33" office:value-type="string">
            <text:p>Update test case base on GA: for Account_register: <text:span text:style-name="T7">PLT_24_026</text:span>, <text:span text:style-name="T7">PLT_24_027</text:span>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3" office:value-type="float" office:value="40275">
            <text:p>7-Apr-10</text:p>
          </table:table-cell>
          <table:table-cell table:style-name="ce24" office:value-type="float" office:value="2.2">
            <text:p>2.2</text:p>
          </table:table-cell>
          <table:table-cell table:style-name="ce34" office:value-type="string">
            <text:p>Update test case base on GA: for Application registry: <text:span text:style-name="T7">PLT_07_04.006, </text:span><text:span text:style-name="T7">PLT_07_04.007, </text:span><text:span text:style-name="T7">PLT_07_04.008</text:span></text:p>
          </table:table-cell>
          <table:table-cell table:style-name="ce35" office:value-type="string">
            <text:p>hang.nguyen</text:p>
          </table:table-cell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 office:value-type="float" office:value="40310">
            <text:p>12-May-10</text:p>
          </table:table-cell>
          <table:table-cell table:style-name="ce24" office:value-type="float" office:value="2.3">
            <text:p>2.3</text:p>
          </table:table-cell>
          <table:table-cell table:style-name="ce35" office:value-type="string">
            <text:p>Add priority for some cas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 office:value-type="float" office:value="40316">
            <text:p>18-May-10</text:p>
          </table:table-cell>
          <table:table-cell table:style-name="ce24" office:value-type="float" office:value="2.4">
            <text:p>2.4</text:p>
          </table:table-cell>
          <table:table-cell table:style-name="ce35" office:value-type="string">
            <text:p>Change all priorities for fil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 office:value-type="date" office:date-value="2010-06-07">
            <text:p>7- Jun- 2010</text:p>
          </table:table-cell>
          <table:table-cell table:style-name="ce26" office:value-type="float" office:value="2.5">
            <text:p>2.5</text:p>
          </table:table-cell>
          <table:table-cell table:style-name="ce36" office:value-type="string">
            <text:p>Update test case base on 3.1.0 RC1</text:p>
          </table:table-cell>
          <table:table-cell table:style-name="ce26" office:value-type="string">
            <text:p>hang.nguyen</text:p>
          </table:table-cell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56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50" table:default-cell-style-name="Default"/>
        <table:table-row table:style-name="ro10">
          <table:table-cell table:style-name="ce44" office:value-type="string" table:number-columns-spanned="2" table:number-rows-spanned="1">
            <text:p>Portal Basic Portlets Check List</text:p>
            <text:p><text:span text:style-name="T8">Based on Product version:</text:span></text:p>
          </table:table-cell>
          <table:covered-table-cell table:style-name="ce57"/>
          <table:table-cell table:style-name="ce86"/>
          <table:table-cell table:style-name="ce86" office:value-type="string">
            <text:p>Affect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87" office:value-type="string">
            <text:p>Priority</text:p>
          </table:table-cell>
          <table:table-cell table:style-name="ce87" office:value-type="string">
            <text:p>Affect</text:p>
          </table:table-cell>
          <table:table-cell table:style-name="ce87" office:value-type="string">
            <text:p>Selenium</text:p>
          </table:table-cell>
          <table:table-cell table:number-columns-repeated="251"/>
        </table:table-row>
        <table:table-row table:style-name="ro12">
          <table:table-cell table:style-name="ce46" office:value-type="string" table:number-columns-spanned="2" table:number-rows-spanned="1">
            <text:p>Account: Register new account</text:p>
          </table:table-cell>
          <table:covered-table-cell/>
          <table:table-cell/>
          <table:table-cell table:style-name="ce99"/>
          <table:table-cell table:number-columns-repeated="252"/>
        </table:table-row>
        <table:table-row table:style-name="ro13">
          <table:table-cell table:style-name="ce47" office:value-type="string">
            <text:p>GTN_PLT_ACC_01.001</text:p>
          </table:table-cell>
          <table:table-cell table:style-name="ce58" office:value-type="string">
            <text:p>Create new account with valid values</text:p>
          </table:table-cell>
          <table:table-cell table:style-name="ce88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04</text:p>
          </table:table-cell>
          <table:table-cell table:style-name="ce50" office:value-type="string">
            <text:p>Create new account with blank required field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ACC_01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15</text:p>
          </table:table-cell>
          <table:table-cell table:style-name="ce50" office:value-type="string">
            <text:p>Create new account with Fir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16</text:p>
          </table:table-cell>
          <table:table-cell table:style-name="ce50" office:value-type="string">
            <text:p>Create new account with La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23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26</text:p>
          </table:table-cell>
          <table:table-cell table:style-name="ce50" office:value-type="string">
            <text:p>Create new account when select language for us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GTN_PLT_ACC_01.027</text:p>
          </table:table-cell>
          <table:table-cell table:style-name="ce60" office:value-type="string">
            <text:p>Check existing user after deleted in User Managemen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TODO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GTN_PLT_ACR_25.001</text:p>
          </table:table-cell>
          <table:table-cell table:style-name="ce58" office:value-type="string">
            <text:p>Create new account with valid values</text:p>
          </table:table-cell>
          <table:table-cell table:style-name="ce88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4</text:p>
          </table:table-cell>
          <table:table-cell table:style-name="ce50" office:value-type="string">
            <text:p>Create new account with blank required field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5</text:p>
          </table:table-cell>
          <table:table-cell table:style-name="ce50" office:value-type="string">
            <text:p>Create new account with Fir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6</text:p>
          </table:table-cell>
          <table:table-cell table:style-name="ce50" office:value-type="string">
            <text:p>Create new account with La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23</text:p>
          </table:table-cell>
          <table:table-cell table:style-name="ce50" office:value-type="string">
            <text:p>Create new account when First/Last Name less than 3 or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CR_25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4">
          <table:table-cell table:style-name="ce50" office:value-type="string">
            <text:p>GTN_PLT_ACR_25.026</text:p>
          </table:table-cell>
          <table:table-cell table:style-name="ce50" office:value-type="string">
            <text:p>Create new account with invalid Text Validation filed</text:p>
            <text:p/>
          </table:table-cell>
          <table:table-cell table:style-name="ce91" office:value-type="string">
            <text:p>Medium</text:p>
          </table:table-cell>
          <table:table-cell table:style-name="ce100"/>
          <table:table-cell table:style-name="ce101" office:value-type="string">
            <text:p>Test Manually <text:s/></text:p>
          </table:table-cell>
          <table:table-cell table:style-name="ce104" table:number-columns-repeated="251"/>
        </table:table-row>
        <table:table-row table:style-name="ro8">
          <table:table-cell table:style-name="ce50" office:value-type="string">
            <text:p>GTN_PLT_ACR_25.027</text:p>
          </table:table-cell>
          <table:table-cell table:style-name="ce50" office:value-type="string">
            <text:p>Create new account when Text Validation is blank</text:p>
            <text:p/>
          </table:table-cell>
          <table:table-cell table:style-name="ce91" office:value-type="string">
            <text:p>Medium</text:p>
          </table:table-cell>
          <table:table-cell table:style-name="ce100"/>
          <table:table-cell table:style-name="ce101" office:value-type="string">
            <text:p>Test Manually <text:s/></text:p>
          </table:table-cell>
          <table:table-cell table:style-name="ce104" table:number-columns-repeated="251"/>
        </table:table-row>
        <table:table-row table:style-name="ro15">
          <table:table-cell table:style-name="ce50" office:value-type="string">
            <text:p>GTN_PLT_ACR_26.001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91" office:value-type="string">
            <text:p>Medium</text:p>
          </table:table-cell>
          <table:table-cell table:style-name="ce100"/>
          <table:table-cell table:style-name="ce101" office:value-type="string">
            <text:p>OK</text:p>
          </table:table-cell>
          <table:table-cell table:style-name="ce104" table:number-columns-repeated="251"/>
        </table:table-row>
        <table:table-row table:style-name="ro16">
          <table:table-cell table:style-name="ce46" office:value-type="string" table:number-columns-spanned="2" table:number-rows-spanned="1">
            <text:p>Organization: Manage User, Group, Membership type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8">
          <table:table-cell table:style-name="ce49" office:value-type="string">
            <text:p>GTN_PLT_ORG_02_01.001</text:p>
          </table:table-cell>
          <table:table-cell table:style-name="ce50" office:value-type="string">
            <text:p>Check showing existing users list</text:p>
          </table:table-cell>
          <table:table-cell table:style-name="ce89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ORG_02_01.002</text:p>
          </table:table-cell>
          <table:table-cell table:style-name="ce50" office:value-type="string">
            <text:p>Check updating users list after registering new one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ORG_02_01.003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Medium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ORG_02_01.004</text:p>
          </table:table-cell>
          <table:table-cell table:style-name="ce50" office:value-type="string">
            <text:p>Check showing user's list by selected page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Medium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2_02.001</text:p>
          </table:table-cell>
          <table:table-cell table:style-name="ce50" office:value-type="string">
            <text:p>Limit access right for application in not public category group/membership to access application &amp; category are not the same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2.002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2.003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2.004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2.005</text:p>
          </table:table-cell>
          <table:table-cell table:style-name="ce50" office:value-type="string">
            <text:p>Search user after it was already deleted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2.006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2.007</text:p>
          </table:table-cell>
          <table:table-cell table:style-name="ce50" office:value-type="string">
            <text:p>Search when key word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2_03.001</text:p>
          </table:table-cell>
          <table:table-cell table:style-name="ce50" office:value-type="string">
            <text:p>Check Edit user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8" office:value-type="string">
            <text:p>GTN_PLT_ORG_02_03.002</text:p>
          </table:table-cell>
          <table:table-cell table:style-name="ce50" office:value-type="string">
            <text:p>Edit First Name of user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3.003</text:p>
          </table:table-cell>
          <table:table-cell table:style-name="ce50" office:value-type="string">
            <text:p>Edit Last Name of user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3.004</text:p>
          </table:table-cell>
          <table:table-cell table:style-name="ce50" office:value-type="string">
            <text:p>Check Editing Email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3.005</text:p>
          </table:table-cell>
          <table:table-cell table:style-name="ce50" office:value-type="string">
            <text:p>Check Editing Password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3.006</text:p>
          </table:table-cell>
          <table:table-cell table:style-name="ce62" office:value-type="string">
            <text:p>Check Cancel function when edit specific user in Account Infor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8" office:value-type="string">
            <text:p>GTN_PLT_ORG_02_03.007</text:p>
          </table:table-cell>
          <table:table-cell table:style-name="ce50" office:value-type="string">
            <text:p>Change User Profile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3.008</text:p>
          </table:table-cell>
          <table:table-cell table:style-name="ce62" office:value-type="string">
            <text:p>Check Cancel function when edit specific user in User Profile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8" office:value-type="string">
            <text:p>GTN_PLT_ORG_02_03.009</text:p>
          </table:table-cell>
          <table:table-cell table:style-name="ce50" office:value-type="string">
            <text:p>Remove user role in Community Management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3.010</text:p>
          </table:table-cell>
          <table:table-cell table:style-name="ce50" office:value-type="string">
            <text:p>Remove user role in Community Managemen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7" office:value-type="string">
            <text:p>GTN_PLT_ORG_02_04.001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2_04.002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8" office:value-type="string">
            <text:p>GTN_PLT_ORG_02_04.003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3_01.001</text:p>
          </table:table-cell>
          <table:table-cell table:style-name="ce50" office:value-type="string">
            <text:p>Check showing Group Management form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3_02.001</text:p>
          </table:table-cell>
          <table:table-cell table:style-name="ce50" office:value-type="string">
            <text:p>Add new Group in Group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02</text:p>
          </table:table-cell>
          <table:table-cell table:style-name="ce50" office:value-type="string">
            <text:p>Add new group with blank required field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03</text:p>
          </table:table-cell>
          <table:table-cell table:style-name="ce50" office:value-type="string">
            <text:p>Add new group when Name starts with numb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04</text:p>
          </table:table-cell>
          <table:table-cell table:style-name="ce58" office:value-type="string">
            <text:p><text:span text:style-name="T7">Add new group when Group </text:span><text:span text:style-name="T7">Name starts with </text:span><text:span text:style-name="T10">dash</text:span>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05</text:p>
          </table:table-cell>
          <table:table-cell table:style-name="ce50" office:value-type="string">
            <text:p>Add new group when group name is the same with existing but different with lower/upper case</text:p>
            <draw:frame table:end-cell-address="Check_List.B90" table:end-x="0.6236in" table:end-y="0.0283in" draw:z-index="0" draw:name="http://jira.exoplatform.org/images/icons/link_out_bot.gif" draw:style-name="gr1" draw:text-style-name="P1" svg:width="0.622in" svg:height="0.0524in" svg:x="0.0016in" svg:y="0.3268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0" table:end-x="5.7913in" table:end-y="0.0268in" draw:z-index="1" draw:name="http://jira.exoplatform.org/images/icons/link_out_bot.gif" draw:style-name="gr1" draw:text-style-name="P1" svg:width="0.5165in" svg:height="0.0508in" svg:x="5.2748in" svg:y="0.326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06</text:p>
          </table:table-cell>
          <table:table-cell table:style-name="ce50" office:value-type="string">
            <text:p>Add new group with Name contains spac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07</text:p>
          </table:table-cell>
          <table:table-cell table:style-name="ce50" office:value-type="string">
            <text:p>Add new group when Name contains special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08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09</text:p>
          </table:table-cell>
          <table:table-cell table:style-name="ce50" office:value-type="string">
            <text:p>Add new group with blank label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10</text:p>
          </table:table-cell>
          <table:table-cell table:style-name="ce50" office:value-type="string">
            <text:p>Add new group with label less than 3 or over 30 characters</text:p>
            <draw:frame table:end-cell-address="Check_List.B94" table:end-x="0.6236in" table:end-y="0.1075in" draw:z-index="2" draw:name="http://jira.exoplatform.org/images/icons/link_out_bot.gif" draw:style-name="gr1" draw:text-style-name="P1" svg:width="0.622in" svg:height="0.035in" svg:x="0.0016in" svg:y="0.0724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4" table:end-x="5.7913in" table:end-y="0.1232in" draw:z-index="3" draw:name="http://jira.exoplatform.org/images/icons/link_out_bot.gif" draw:style-name="gr1" draw:text-style-name="P1" svg:width="0.5165in" svg:height="0.0508in" svg:x="5.2748in" svg:y="0.072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11</text:p>
          </table:table-cell>
          <table:table-cell table:style-name="ce50" office:value-type="string">
            <text:p>Add new group with Description over 255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12</text:p>
          </table:table-cell>
          <table:table-cell table:style-name="ce63" office:value-type="string">
            <text:p>Add new group same n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2.013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3_03.001</text:p>
          </table:table-cell>
          <table:table-cell table:style-name="ce63" office:value-type="string">
            <text:p>Edit group without selecting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3.002</text:p>
          </table:table-cell>
          <table:table-cell table:style-name="ce63" office:value-type="string">
            <text:p>Check Edit group form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3.003</text:p>
          </table:table-cell>
          <table:table-cell table:style-name="ce63" office:value-type="string">
            <text:p>Edit group with blank Label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3.004</text:p>
          </table:table-cell>
          <table:table-cell table:style-name="ce63" office:value-type="string">
            <text:p>Edit group with Label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3.005</text:p>
          </table:table-cell>
          <table:table-cell table:style-name="ce63" office:value-type="string">
            <text:p>Edit group with Label contains spac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3.006</text:p>
          </table:table-cell>
          <table:table-cell table:style-name="ce63" office:value-type="string">
            <text:p>Edit Description of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3.007</text:p>
          </table:table-cell>
          <table:table-cell table:style-name="ce63" office:value-type="string">
            <text:p>Edit Description of group with over max length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3_04.001</text:p>
          </table:table-cell>
          <table:table-cell table:style-name="ce63" office:value-type="string">
            <text:p>Delete group with deleting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4.002</text:p>
          </table:table-cell>
          <table:table-cell table:style-name="ce50" office:value-type="string">
            <text:p>Delete grou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4.003</text:p>
          </table:table-cell>
          <table:table-cell table:style-name="ce50" office:value-type="string">
            <text:p>Delete group without selecting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4.004</text:p>
          </table:table-cell>
          <table:table-cell table:style-name="ce63" office:value-type="string">
            <text:p>Check existing of user in deleted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4.005</text:p>
          </table:table-cell>
          <table:table-cell table:style-name="ce63" office:value-type="string">
            <text:p>Check existing of pages in deleted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4.006</text:p>
          </table:table-cell>
          <table:table-cell table:style-name="ce63" office:value-type="string">
            <text:p>Check creating page for deleted group</text:p>
          </table:table-cell>
          <table:table-cell table:style-name="ce95" office:value-type="string">
            <text:p>High</text:p>
          </table:table-cell>
          <table:table-cell table:style-name="ce93"/>
          <table:table-cell table:style-name="ce102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4.007</text:p>
          </table:table-cell>
          <table:table-cell table:style-name="ce63" office:value-type="string">
            <text:p>Check <text:s/>existing of deleted group's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102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4.008</text:p>
          </table:table-cell>
          <table:table-cell table:style-name="ce63" office:value-type="string">
            <text:p>Delete group when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4.009</text:p>
          </table:table-cell>
          <table:table-cell table:style-name="ce63" office:value-type="string">
            <text:p>Delete group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2 browser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4.010</text:p>
          </table:table-cell>
          <table:table-cell table:style-name="ce64" office:value-type="string">
            <text:p>Delete group which is mandat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3_05.001</text:p>
          </table:table-cell>
          <table:table-cell table:style-name="ce63" office:value-type="string">
            <text:p>Add user into group without specify anyon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5.002</text:p>
          </table:table-cell>
          <table:table-cell table:style-name="ce63" office:value-type="string">
            <text:p>Add un-available user into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5.003</text:p>
          </table:table-cell>
          <table:table-cell table:style-name="ce63" office:value-type="string">
            <text:p>Check search user function when add user into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5.004</text:p>
          </table:table-cell>
          <table:table-cell table:style-name="ce63" office:value-type="string">
            <text:p>Check Refresh membership list in case there's new membership created while adding user into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5.005</text:p>
          </table:table-cell>
          <table:table-cell table:style-name="ce63" office:value-type="string">
            <text:p>Add an user into a group with different role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5.006</text:p>
          </table:table-cell>
          <table:table-cell table:style-name="ce63" office:value-type="string">
            <text:p>Add an user into a group with the same exiting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5.007</text:p>
          </table:table-cell>
          <table:table-cell table:style-name="ce50" office:value-type="string">
            <text:p>Add duplicate user into a group with the same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5.008</text:p>
          </table:table-cell>
          <table:table-cell table:style-name="ce50" office:value-type="string">
            <text:p>Add some user into group and after delete an user 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5.009</text:p>
          </table:table-cell>
          <table:table-cell table:style-name="ce63" office:value-type="string">
            <text:p>Add user into group without specify any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N/A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5.010</text:p>
          </table:table-cell>
          <table:table-cell table:style-name="ce64" office:value-type="string">
            <text:p>Add user into group without don't select check box user in Select User form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5.011</text:p>
          </table:table-cell>
          <table:table-cell table:style-name="ce64" office:value-type="string">
            <text:p>Add multi users into group 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5.012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3_06.001</text:p>
          </table:table-cell>
          <table:table-cell table:style-name="ce50" office:value-type="string">
            <text:p>Edit Membership for user from existing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6.002</text:p>
          </table:table-cell>
          <table:table-cell table:style-name="ce50" office:value-type="string">
            <text:p>Edit membership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6.003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6.004</text:p>
          </table:table-cell>
          <table:table-cell table:style-name="ce50" office:value-type="string">
            <text:p>Edit membership which was removed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PLGTN_PLT_ORG_03_07.001</text:p>
          </table:table-cell>
          <table:table-cell table:style-name="ce63" office:value-type="string">
            <text:p>Remove user from existing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7.002</text:p>
          </table:table-cell>
          <table:table-cell table:style-name="ce63" office:value-type="string">
            <text:p>Remove user from existing grou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7.003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7.004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3_07.005</text:p>
          </table:table-cell>
          <table:table-cell table:style-name="ce50" office:value-type="string">
            <text:p>Check edit membership of user which removed from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4_01.001</text:p>
          </table:table-cell>
          <table:table-cell table:style-name="ce50" office:value-type="string">
            <text:p>Check showing existing membership type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4_02.001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4_02.002</text:p>
          </table:table-cell>
          <table:table-cell table:style-name="ce58" office:value-type="string">
            <text:p>Add new membership with special characters in Name by Membership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4_02.003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4_02.004</text:p>
          </table:table-cell>
          <table:table-cell table:style-name="ce50" office:value-type="string">
            <text:p>Add new membership with name the s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4_02.005</text:p>
          </table:table-cell>
          <table:table-cell table:style-name="ce50" office:value-type="string">
            <text:p>Add New Membership with Description over 255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N/A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4_02.006</text:p>
          </table:table-cell>
          <table:table-cell table:style-name="ce50" office:value-type="string">
            <text:p>Check Reset function in Add new membership form</text:p>
          </table:table-cell>
          <table:table-cell table:style-name="ce93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4_03.001</text:p>
          </table:table-cell>
          <table:table-cell table:style-name="ce50" office:value-type="string">
            <text:p>Edit Membership in Organization Management form by Administrator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GTN_PLT_ORG_04_04.001</text:p>
          </table:table-cell>
          <table:table-cell table:style-name="ce50" office:value-type="string">
            <text:p>Delete membership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4_04.002</text:p>
          </table:table-cell>
          <table:table-cell table:style-name="ce50" office:value-type="string">
            <text:p>Delete membershi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4_04.003</text:p>
          </table:table-cell>
          <table:table-cell table:style-name="ce50" office:value-type="string">
            <text:p>Delete Membership while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4_04.004</text:p>
          </table:table-cell>
          <table:table-cell table:style-name="ce50" office:value-type="string">
            <text:p>Delete Membership while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2 browser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4_04.005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4_04.006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GTN_PLT_ORG_04_04.007</text:p>
          </table:table-cell>
          <table:table-cell table:style-name="ce50" office:value-type="string">
            <text:p>Delete membership which is mandat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6">
          <table:table-cell table:style-name="ce46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8">
          <table:table-cell table:style-name="ce49" office:value-type="string">
            <text:p>GTN_PLT_APPR_05_01.001</text:p>
          </table:table-cell>
          <table:table-cell table:style-name="ce51" office:value-type="string">
            <text:p>Add new category with valid valu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2</text:p>
          </table:table-cell>
          <table:table-cell table:style-name="ce51" office:value-type="string">
            <text:p>Add new blank name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3</text:p>
          </table:table-cell>
          <table:table-cell table:style-name="ce50" office:value-type="string">
            <text:p>Add new category with name starts with numb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4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5</text:p>
          </table:table-cell>
          <table:table-cell table:style-name="ce50" office:value-type="string">
            <text:p>Add new category with name <text:s/>contains alpha, digit, underscore and dash in the midd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6</text:p>
          </table:table-cell>
          <table:table-cell table:style-name="ce50" office:value-type="string">
            <text:p>Add new category with special characters in nam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7</text:p>
          </table:table-cell>
          <table:table-cell table:style-name="ce51" office:value-type="string">
            <text:p>Add same name categories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8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09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0</text:p>
          </table:table-cell>
          <table:table-cell table:style-name="ce51" office:value-type="string">
            <text:p>Add category with blank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1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2</text:p>
          </table:table-cell>
          <table:table-cell table:style-name="ce51" office:value-type="string">
            <text:p>Add new category with blank Descrip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3</text:p>
          </table:table-cell>
          <table:table-cell table:style-name="ce51" office:value-type="string">
            <text:p>Add new category with Description over max length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4</text:p>
          </table:table-cell>
          <table:table-cell table:style-name="ce51" office:value-type="string">
            <text:p>Add public category in Application regist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5</text:p>
          </table:table-cell>
          <table:table-cell table:style-name="ce51" office:value-type="string">
            <text:p>Add private category in Application regist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6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7</text:p>
          </table:table-cell>
          <table:table-cell table:style-name="ce51" office:value-type="string">
            <text:p>Add new category without choosing any permission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1.018</text:p>
          </table:table-cell>
          <table:table-cell table:style-name="ce51" office:value-type="string">
            <text:p>Add new category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GTN_PLT_APPR_05_02.001</text:p>
          </table:table-cell>
          <table:table-cell table:style-name="ce51" office:value-type="string">
            <text:p>Edit Display name of category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5_02.002</text:p>
          </table:table-cell>
          <table:table-cell table:style-name="ce65" office:value-type="string">
            <text:p>Edit Description of category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5_02.003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5_02.004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5_02.005</text:p>
          </table:table-cell>
          <table:table-cell table:style-name="ce51" office:value-type="string">
            <text:p>Edit Category which was deleted</text:p>
          </table:table-cell>
          <table:table-cell table:style-name="ce94" office:value-type="string">
            <text:p>High</text:p>
          </table:table-cell>
          <table:table-cell table:style-name="ce93"/>
          <table:table-cell table:style-name="ce93" office:value-type="string">
            <text:p>2 browser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GTN_PLT_APPR_05_03.001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3.002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3.003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3.004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3.005</text:p>
          </table:table-cell>
          <table:table-cell table:style-name="ce51" office:value-type="string">
            <text:p>Delete all category in Applic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3.006</text:p>
          </table:table-cell>
          <table:table-cell table:style-name="ce51" office:value-type="string">
            <text:p>Delete category when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3.007</text:p>
          </table:table-cell>
          <table:table-cell table:style-name="ce51" office:value-type="string">
            <text:p>Delete category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05_04.001</text:p>
          </table:table-cell>
          <table:table-cell table:style-name="ce51" office:value-type="string">
            <text:p>Import application from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5.001</text:p>
          </table:table-cell>
          <table:table-cell table:style-name="ce51" office:value-type="string">
            <text:p>Add application into specific category with original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5.002</text:p>
          </table:table-cell>
          <table:table-cell table:style-name="ce51" office:value-type="string">
            <text:p>Add application into specific category with new valid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5.003</text:p>
          </table:table-cell>
          <table:table-cell table:style-name="ce51" office:value-type="string">
            <text:p>Add application into specific category with new invalid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5.004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5.005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05_06.001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1" office:value-type="string">
            <text:p>GTN_PLT_APPR_05_06.002</text:p>
          </table:table-cell>
          <table:table-cell table:style-name="ce50" office:value-type="string">
            <text:p>Public application in public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1" office:value-type="string">
            <text:p>GTN_PLT_APPR_05_06.003</text:p>
          </table:table-cell>
          <table:table-cell table:style-name="ce5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GTN_PLT_APPR_05_06.004</text:p>
          </table:table-cell>
          <table:table-cell table:style-name="ce50" office:value-type="string">
            <text:p>Limit access right for application in not public category group/membership to access application &amp; category are not the sam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GTN_PLT_APPR_05_07.001</text:p>
          </table:table-cell>
          <table:table-cell table:style-name="ce51" office:value-type="string">
            <text:p>Edit application of specific category in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05_08.001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8.002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5_08.003</text:p>
          </table:table-cell>
          <table:table-cell table:style-name="ce51" office:value-type="string">
            <text:p>Delete application in specific category while it is being used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PGTN_PLT_APPR_06.001</text:p>
          </table:table-cell>
          <table:table-cell table:style-name="ce66" office:value-type="string">
            <text:p>Show portlets lis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6.002</text:p>
          </table:table-cell>
          <table:table-cell table:style-name="ce66" office:value-type="string">
            <text:p>Show portlet info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07_01.001</text:p>
          </table:table-cell>
          <table:table-cell table:style-name="ce67" office:value-type="string">
            <text:p>Check showing gadget details info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07_02.001</text:p>
          </table:table-cell>
          <table:table-cell table:style-name="ce51" office:value-type="string">
            <text:p>Add a remote gadget with URL blank in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2.002</text:p>
          </table:table-cell>
          <table:table-cell table:style-name="ce51" office:value-type="string">
            <text:p>Add a remote gadget with valid URL 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7_02.003</text:p>
          </table:table-cell>
          <table:table-cell table:style-name="ce51" office:value-type="string">
            <text:p>Add a remote gadget with invalid URL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2.004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2.005</text:p>
          </table:table-cell>
          <table:table-cell table:style-name="ce51" office:value-type="string">
            <text:p>Add a remote gadget with URL existing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7_02.006</text:p>
          </table:table-cell>
          <table:table-cell table:style-name="ce68" office:value-type="string">
            <text:p>Add a remote gadget into category when gadget not belong to categories</text:p>
          </table:table-cell>
          <table:table-cell table:style-name="ce94"/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2.007</text:p>
          </table:table-cell>
          <table:table-cell table:style-name="ce68" office:value-type="string">
            <text:p>Add remote gadget into category when gadget not belong to categories without confirmation</text:p>
          </table:table-cell>
          <table:table-cell table:style-name="ce96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2.008</text:p>
          </table:table-cell>
          <table:table-cell table:style-name="ce68" office:value-type="string">
            <text:p>Add a remote gadget into category when don't have any categories</text:p>
          </table:table-cell>
          <table:table-cell table:style-name="ce96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07_03.001</text:p>
          </table:table-cell>
          <table:table-cell table:style-name="ce51" office:value-type="string">
            <text:p>Copy remote gadget to local repository</text:p>
          </table:table-cell>
          <table:table-cell table:style-name="ce94" office:value-type="string">
            <text:p>High</text:p>
          </table:table-cell>
          <table:table-cell/>
          <table:table-cell table:style-name="ce103" office:value-type="string">
            <text:p>N/A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7_03.002</text:p>
          </table:table-cell>
          <table:table-cell table:style-name="ce51" office:value-type="string">
            <text:p>Check remote gadget is saved to local repository</text:p>
          </table:table-cell>
          <table:table-cell table:style-name="ce96" office:value-type="string">
            <text:p>Medium</text:p>
          </table:table-cell>
          <table:table-cell/>
          <table:table-cell table:style-name="ce103" office:value-type="string">
            <text:p>N/A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7_03.003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94" office:value-type="string">
            <text:p>High</text:p>
          </table:table-cell>
          <table:table-cell/>
          <table:table-cell table:style-name="ce103" office:value-type="string">
            <text:p>N/A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GTN_PLT_APPR_07_04.001</text:p>
          </table:table-cell>
          <table:table-cell table:style-name="ce51" office:value-type="string">
            <text:p>Create new gadget by inputing valid sourc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02</text:p>
          </table:table-cell>
          <table:table-cell table:style-name="ce51" office:value-type="string">
            <text:p>Create new gadget with invalid sourc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03</text:p>
          </table:table-cell>
          <table:table-cell table:style-name="ce51" office:value-type="string">
            <text:p>Create new gadget with blank source</text:p>
          </table:table-cell>
          <table:table-cell table:style-name="ce97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GTN_PLT_APPR_07_04.004</text:p>
          </table:table-cell>
          <table:table-cell table:style-name="ce68" office:value-type="string">
            <text:p>Add local gadget into category when gadget not belong to categorie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05</text:p>
          </table:table-cell>
          <table:table-cell table:style-name="ce69" office:value-type="string">
            <text:p>Add gadget into category when gadget not belong to categories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06</text:p>
          </table:table-cell>
          <table:table-cell table:style-name="ce51" office:value-type="string">
            <text:p>Create new gadget with blank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07</text:p>
          </table:table-cell>
          <table:table-cell table:style-name="ce51" office:value-type="string">
            <text:p>Create new gadget with name start by special ch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08</text:p>
          </table:table-cell>
          <table:table-cell table:style-name="ce51" office:value-type="string">
            <text:p>Create new gadget with name start by number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09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10</text:p>
          </table:table-cell>
          <table:table-cell table:style-name="ce51" office:value-type="string">
            <text:p>Create new gadget with name contains space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11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12</text:p>
          </table:table-cell>
          <table:table-cell table:style-name="ce51" office:value-type="string">
            <text:p>Create new gadge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4.013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07_05.001</text:p>
          </table:table-cell>
          <table:table-cell table:style-name="ce51" office:value-type="string">
            <text:p>Edit a specific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5.002</text:p>
          </table:table-cell>
          <table:table-cell table:style-name="ce70" office:value-type="string">
            <text:p>Edit invalid a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07_06.001</text:p>
          </table:table-cell>
          <table:table-cell table:style-name="ce51" office:value-type="string">
            <text:p>Check Refresh information for remote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6.002</text:p>
          </table:table-cell>
          <table:table-cell table:style-name="ce51" office:value-type="string">
            <text:p>Check Refresh information for local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07_07.001</text:p>
          </table:table-cell>
          <table:table-cell table:style-name="ce51" office:value-type="string">
            <text:p>Delete gadget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7.002</text:p>
          </table:table-cell>
          <table:table-cell table:style-name="ce51" office:value-type="string">
            <text:p>Delete gadge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GTN_PLT_APPR_07_07.003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49" office:value-type="string">
            <text:p>GTN_PLT_APPR_16.001</text:p>
          </table:table-cell>
          <table:table-cell table:style-name="ce68" office:value-type="string">
            <text:p>Show Application portlet when check or un-check Change show import</text:p>
          </table:table-cell>
          <table:table-cell table:style-name="ce97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GTN_PLT_APPR_16.002</text:p>
          </table:table-cell>
          <table:table-cell table:style-name="ce71" office:value-type="string">
            <text:p>Check Abort function after click check or un-check change show import</text:p>
          </table:table-cell>
          <table:table-cell table:style-name="ce98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6">
          <table:table-cell table:style-name="ce46" office:value-type="string" table:number-columns-spanned="2" table:number-rows-spanned="1">
            <text:p>Others: View breadcumbs, Sitemap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8">
          <table:table-cell table:style-name="ce52" office:value-type="string">
            <text:p>GTN_PLT_OTHERS_08.001</text:p>
          </table:table-cell>
          <table:table-cell table:style-name="ce72" office:value-type="string">
            <text:p>Check breadcumbs portlet when select a pag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2" office:value-type="string">
            <text:p>GTN_PLT_OTHERS_09.001</text:p>
          </table:table-cell>
          <table:table-cell table:style-name="ce73" office:value-type="string">
            <text:p>Check Sitemap portle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3" office:value-type="string">
            <text:p>GTN_PLT_OTHERS_09.002</text:p>
          </table:table-cell>
          <table:table-cell table:style-name="ce74" office:value-type="string">
            <text:p>Check listing pages at the same level in Site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3" office:value-type="string">
            <text:p>GTN_PLT_OTHERS_09.003</text:p>
          </table:table-cell>
          <table:table-cell table:style-name="ce75" office:value-type="string">
            <text:p>Show sitemap after chose new portal to show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3" office:value-type="string">
            <text:p>GTN_PLT_OTHERS_09.004</text:p>
          </table:table-cell>
          <table:table-cell table:style-name="ce76" office:value-type="string">
            <text:p>Check showing sitemap in different skin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3" office:value-type="string">
            <text:p>GTN_PLT_OTHERS_09.005</text:p>
          </table:table-cell>
          <table:table-cell table:style-name="ce77" office:value-type="string">
            <text:p>Check showing when select to the page listed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3" office:value-type="string">
            <text:p>GTN_PLT_OTHERS_09.006</text:p>
          </table:table-cell>
          <table:table-cell table:style-name="ce78" office:value-type="string">
            <text:p>Check showing when click Expand All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3" office:value-type="string">
            <text:p>GTN_PLT_OTHERS_09.007</text:p>
          </table:table-cell>
          <table:table-cell table:style-name="ce78" office:value-type="string">
            <text:p>Check showing when click Collapse All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OTHERS_17.001</text:p>
          </table:table-cell>
          <table:table-cell table:style-name="ce59" office:value-type="string">
            <text:p>Check showing in exo Star toolbar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OTHERS_18.001</text:p>
          </table:table-cell>
          <table:table-cell table:style-name="ce79" office:value-type="string">
            <text:p>Check showing User Toolbar Site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OTHERS_19.001</text:p>
          </table:table-cell>
          <table:table-cell table:style-name="ce79" office:value-type="string">
            <text:p>Check showing User Toolbar Group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OTHERS_20.001</text:p>
          </table:table-cell>
          <table:table-cell table:style-name="ce78" office:value-type="string">
            <text:p>Check showing User Toolbar Dashboard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OTHERS_21.001</text:p>
          </table:table-cell>
          <table:table-cell table:style-name="ce80" office:value-type="string">
            <text:p>Check displaying Site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OTHERS_22.001</text:p>
          </table:table-cell>
          <table:table-cell table:style-name="ce80" office:value-type="string">
            <text:p>Check displaying Group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OTHERS_23.001</text:p>
          </table:table-cell>
          <table:table-cell table:style-name="ce80" office:value-type="string">
            <text:p>Check displaying User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OTHERS_24.001</text:p>
          </table:table-cell>
          <table:table-cell table:style-name="ce78" office:value-type="string">
            <text:p>Check showing in Admin toolbar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7">
          <table:table-cell table:style-name="ce46" office:value-type="string" table:number-columns-spanned="2" table:number-rows-spanned="1">
            <text:p>Dashboard: Add, drag &amp; Drop Gadget into Dashboard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8">
          <table:table-cell table:style-name="ce52" office:value-type="string">
            <text:p>GTN_PLT_DASHBOARD_10.001</text:p>
          </table:table-cell>
          <table:table-cell table:style-name="ce51" office:value-type="string">
            <text:p>Show Dashboard form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DASHBOARD_11.001</text:p>
          </table:table-cell>
          <table:table-cell table:style-name="ce51" office:value-type="string">
            <text:p>Add new gadget into dashboard with valid valu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3" office:value-type="string">
            <text:p>GTN_PLT_DASHBOARD_11.002</text:p>
          </table:table-cell>
          <table:table-cell table:style-name="ce51" office:value-type="string">
            <text:p>Add new gadget into dashboard with blank URL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3" office:value-type="string">
            <text:p>GTN_PLT_DASHBOARD_11.003</text:p>
          </table:table-cell>
          <table:table-cell table:style-name="ce51" office:value-type="string">
            <text:p>Add new gadget into dashboard with invalid valu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3" office:value-type="string">
            <text:p>GTN_PLT_DASHBOARD_11.004</text:p>
          </table:table-cell>
          <table:table-cell table:style-name="ce73" office:value-type="string">
            <text:p>Add new gadget into dashboard with URL is not correct URL of gadget's xml or RSS feed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DASHBOARD_12.001</text:p>
          </table:table-cell>
          <table:table-cell table:style-name="ce81" office:value-type="string">
            <text:p>Drag &amp; drop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4" office:value-type="string">
            <text:p>GTN_PLT_DASHBOARD_12.002</text:p>
          </table:table-cell>
          <table:table-cell table:style-name="ce72" office:value-type="string">
            <text:p>Change position of gadget in Dashboard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2" office:value-type="string">
            <text:p>GTN_PLT_DASHBOARD_13.001</text:p>
          </table:table-cell>
          <table:table-cell table:style-name="ce81" office:value-type="string">
            <text:p>Add new tab for Dashboard with valid value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4" office:value-type="string">
            <text:p>GTN_PLT_DASHBOARD_13.002</text:p>
          </table:table-cell>
          <table:table-cell table:style-name="ce81" office:value-type="string">
            <text:p>Add new tab for Dashboard starts with number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4" office:value-type="string">
            <text:p>GTN_PLT_DASHBOARD_13.003</text:p>
          </table:table-cell>
          <table:table-cell table:style-name="ce82" office:value-type="string">
            <text:p><text:span text:style-name="T11">Add new tab for Dashboard </text:span><text:span text:style-name="T11">starts with <text:s/>underscore, </text:span><text:span text:style-name="T12">dash</text:span><text:span text:style-name="T11"> </text:span><text:span text:style-name="T11">and dot</text:span>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4" office:value-type="string">
            <text:p>GTN_PLT_DASHBOARD_13.004</text:p>
          </table:table-cell>
          <table:table-cell table:style-name="ce83" office:value-type="string">
            <text:p>Add new tab for Dashboard contains special character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4" office:value-type="string">
            <text:p>GTN_PLT_DASHBOARD_13.005</text:p>
          </table:table-cell>
          <table:table-cell table:style-name="ce81" office:value-type="string">
            <text:p><text:span text:style-name="T11">Add new tab for Dashboard </text:span><text:span text:style-name="T13">when name over 50 characters</text:span>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4" office:value-type="string">
            <text:p>GTN_PLT_DASHBOARD_13.006</text:p>
          </table:table-cell>
          <table:table-cell table:style-name="ce84" office:value-type="string">
            <text:p>Add new tab for Dashboard includes some spac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2" office:value-type="string">
            <text:p>GTN_PLT_DASHBOARD_14.001</text:p>
          </table:table-cell>
          <table:table-cell table:style-name="ce81" office:value-type="string">
            <text:p>Edit tab for Dashboard with valid values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3" office:value-type="string">
            <text:p>GTN_PLT_DASHBOARD_14.002</text:p>
          </table:table-cell>
          <table:table-cell table:style-name="ce85" office:value-type="string">
            <text:p>Edit tab for Dashboard with invalid valu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3" office:value-type="string">
            <text:p>GTN_PLT_DASHBOARD_14.003</text:p>
          </table:table-cell>
          <table:table-cell table:style-name="ce85" office:value-type="string">
            <text:p>Edit tab for Dashboard with some spac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2" office:value-type="string">
            <text:p>GTN_PLT_DASHBOARD_15.001</text:p>
          </table:table-cell>
          <table:table-cell table:style-name="ce85" office:value-type="string">
            <text:p>Delete tab for Dashboard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3" office:value-type="string">
            <text:p>GTN_PLT_DASHBOARD_15.002</text:p>
          </table:table-cell>
          <table:table-cell table:style-name="ce81" office:value-type="string">
            <text:p>Delete tab for Dashboard without confirmation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8">
          <table:table-cell table:style-name="ce53" office:value-type="string">
            <text:p>GTN_PLT_DASHBOARD_15.003</text:p>
          </table:table-cell>
          <table:table-cell table:style-name="ce85" office:value-type="string">
            <text:p>Delete the last tab for Dashboard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8">
          <table:table-cell table:style-name="ce55"/>
          <table:table-cell table:style-name="ce61" table:number-columns-repeated="3"/>
          <table:table-cell table:formula="oooc:=COUNTA([.E3:.E268])" office:value-type="float" office:value="175">
            <text:p>175</text:p>
          </table:table-cell>
          <table:table-cell table:style-name="ce105" office:value-type="string">
            <text:p>Total High priority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8];&quot;Medium&quot;)" office:value-type="float" office:value="2">
            <text:p>2</text:p>
          </table:table-cell>
          <table:table-cell table:style-name="ce105" office:value-type="string">
            <text:p>Total Medium priority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8];&quot;TODO&quot;)" office:value-type="float" office:value="1">
            <text:p>1</text:p>
          </table:table-cell>
          <table:table-cell table:style-name="ce105" office:value-type="string">
            <text:p>Total TODO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8];&quot;OK&quot;)" office:value-type="float" office:value="137">
            <text:p>137</text:p>
          </table:table-cell>
          <table:table-cell table:style-name="ce106" office:value-type="string">
            <text:p>Total OK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8];&quot;TODO-Planned&quot;)" office:value-type="float" office:value="0">
            <text:p>0</text:p>
          </table:table-cell>
          <table:table-cell table:style-name="ce105" office:value-type="string">
            <text:p>Total Planned for Sprint</text:p>
          </table:table-cell>
          <table:table-cell table:number-columns-repeated="250"/>
        </table:table-row>
        <table:table-row table:style-name="ro18" table:number-rows-repeated="9">
          <table:table-cell table:style-name="ce55"/>
          <table:table-cell table:style-name="ce61" table:number-columns-repeated="3"/>
          <table:table-cell table:number-columns-repeated="252"/>
        </table:table-row>
        <table:table-row table:style-name="ro18" table:number-rows-repeated="65253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" table:style-name="ta1" table:print="false">
        <office:forms form:automatic-focus="false" form:apply-design-mode="false"/>
        <table:table-column table:style-name="co10" table:default-cell-style-name="ce107"/>
        <table:table-column table:style-name="co13" table:default-cell-style-name="ce107"/>
        <table:table-column table:style-name="co10" table:default-cell-style-name="ce107"/>
        <table:table-column table:style-name="co14" table:default-cell-style-name="ce121"/>
        <table:table-column table:style-name="co15" table:default-cell-style-name="ce107"/>
        <table:table-column table:style-name="co16" table:default-cell-style-name="ce107"/>
        <table:table-column table:style-name="co17" table:default-cell-style-name="ce107"/>
        <table:table-column table:style-name="co18" table:default-cell-style-name="ce107"/>
        <table:table-column table:style-name="co10" table:number-columns-repeated="248" table:default-cell-style-name="ce107"/>
        <table:table-row table:style-name="ro19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05];[.$K1])" office:value-type="float" office:value="0">
            <text:p>0</text:p>
          </table:table-cell>
          <table:table-cell table:style-name="ce133" table:formula="oooc:=COUNTIF([.M$7:.M$1005];[.$K1])" office:value-type="float" office:value="0">
            <text:p>0</text:p>
          </table:table-cell>
          <table:table-cell table:style-name="ce133" table:formula="oooc:=COUNTIF([.N$7:.N$1005];[.$K1])" office:value-type="float" office:value="0">
            <text:p>0</text:p>
          </table:table-cell>
          <table:table-cell table:style-name="ce133" table:formula="oooc:=COUNTIF([.O$7:.O$1005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2" table:number-columns-repeated="4"/>
          <table:table-cell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05];[.$K2])" office:value-type="float" office:value="0">
            <text:p>0</text:p>
          </table:table-cell>
          <table:table-cell table:style-name="ce133" table:formula="oooc:=COUNTIF([.M$7:.M$1005];[.$K2])" office:value-type="float" office:value="0">
            <text:p>0</text:p>
          </table:table-cell>
          <table:table-cell table:style-name="ce133" table:formula="oooc:=COUNTIF([.N$7:.N$1005];[.$K2])" office:value-type="float" office:value="0">
            <text:p>0</text:p>
          </table:table-cell>
          <table:table-cell table:style-name="ce133" table:formula="oooc:=COUNTIF([.O$7:.O$1005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20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Register new account</text:p>
          </table:table-cell>
          <table:covered-table-cell table:style-name="ce119"/>
          <table:covered-table-cell table:style-name="ce116"/>
          <table:table-cell/>
          <table:table-cell table:style-name="ce123"/>
          <table:table-cell table:style-name="ce131"/>
          <table:table-cell table:number-columns-repeated="2"/>
          <table:table-cell table:style-name="ce133" office:value-type="string">
            <text:p>Blocked</text:p>
          </table:table-cell>
          <table:table-cell table:style-name="ce133" table:formula="oooc:=COUNTIF([.L$7:.L$1005];[.$K3])" office:value-type="float" office:value="0">
            <text:p>0</text:p>
          </table:table-cell>
          <table:table-cell table:style-name="ce133" table:formula="oooc:=COUNTIF([.M$7:.M$1005];[.$K3])" office:value-type="float" office:value="0">
            <text:p>0</text:p>
          </table:table-cell>
          <table:table-cell table:style-name="ce133" table:formula="oooc:=COUNTIF([.N$7:.N$1005];[.$K3])" office:value-type="float" office:value="0">
            <text:p>0</text:p>
          </table:table-cell>
          <table:table-cell table:style-name="ce133" table:formula="oooc:=COUNTIF([.O$7:.O$1005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21">
          <table:table-cell/>
          <table:table-cell table:style-name="ce113" office:value-type="string">
            <text:p>Total Main Cases:</text:p>
          </table:table-cell>
          <table:table-cell table:style-name="ce116" table:formula="oooc:=MAX([.A7:.A6666])" office:value-type="float" office:value="27" table:number-columns-spanned="3" table:number-rows-spanned="1">
            <text:p>27</text:p>
          </table:table-cell>
          <table:covered-table-cell table:style-name="ce120"/>
          <table:covered-table-cell table:style-name="ce123"/>
          <table:table-cell/>
          <table:table-cell table:style-name="ce123"/>
          <table:table-cell table:style-name="ce131"/>
          <table:table-cell table:number-columns-repeated="2"/>
          <table:table-cell table:style-name="ce134" office:value-type="string">
            <text:p>Untested</text:p>
          </table:table-cell>
          <table:table-cell table:style-name="ce133" table:formula="oooc:=COUNTIF([.L$7:.L$1005];[.$K4])" office:value-type="float" office:value="0">
            <text:p>0</text:p>
          </table:table-cell>
          <table:table-cell table:style-name="ce133" table:formula="oooc:=COUNTIF([.M$7:.M$1005];[.$K4])" office:value-type="float" office:value="0">
            <text:p>0</text:p>
          </table:table-cell>
          <table:table-cell table:style-name="ce133" table:formula="oooc:=COUNTIF([.N$7:.N$1005];[.$K4])" office:value-type="float" office:value="0">
            <text:p>0</text:p>
          </table:table-cell>
          <table:table-cell table:style-name="ce133" table:formula="oooc:=COUNTIF([.O$7:.O$1005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22">
          <table:table-cell table:number-columns-repeated="6"/>
          <table:table-cell table:style-name="ce123"/>
          <table:table-cell table:style-name="ce131"/>
          <table:table-cell table:number-columns-repeated="2"/>
          <table:table-cell table:style-name="Default" office:value-type="string">
            <text:p>N/A</text:p>
          </table:table-cell>
          <table:table-cell table:style-name="ce133" table:formula="oooc:=COUNTIF([.L$7:.L$1005];[.$K5])" office:value-type="float" office:value="0">
            <text:p>0</text:p>
          </table:table-cell>
          <table:table-cell table:style-name="ce133" table:formula="oooc:=COUNTIF([.M$7:.M$1005];[.$K5])" office:value-type="float" office:value="0">
            <text:p>0</text:p>
          </table:table-cell>
          <table:table-cell table:style-name="ce133" table:formula="oooc:=COUNTIF([.N$7:.N$1005];[.$K5])" office:value-type="float" office:value="0">
            <text:p>0</text:p>
          </table:table-cell>
          <table:table-cell table:style-name="ce133" table:formula="oooc:=COUNTIF([.O$7:.O$1005];[.$K5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23">
          <table:table-cell table:style-name="ce109" office:value-type="float" office:value="1">
            <text:p>001</text:p>
          </table:table-cell>
          <table:table-cell table:style-name="ce48" office:value-type="string">
            <text:p>GTN_PLT_ACC_01</text:p>
          </table:table-cell>
          <table:table-cell table:style-name="ce117" office:value-type="float" office:value="1">
            <text:p>00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user name start with number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start <text:s/>by number</text:p>
            <text:p><text:span text:style-name="T18">- Input values for other required </text:span><text:span text:style-name="T18">fields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The "User Name:" field must start with a character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1: Register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2: Create new same Username account</text:p>
          </table:table-cell>
          <table:table-cell table:style-name="ce102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blank required field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blank required fields</text:p>
          </table:table-cell>
          <table:table-cell table:style-name="ce124" office:value-type="string">
            <text:p>Step 2: Complete adding new account without values for required fields</text:p>
          </table:table-cell>
          <table:table-cell table:style-name="ce102" office:value-type="string">
            <text:p>- Leave required fields (with *, all or some fields ) blank</text:p>
            <text:p>- Click <text:span text:style-name="T7">Save</text:span></text:p>
          </table:table-cell>
          <table:table-cell table:style-name="ce102" office:value-type="string">
            <text:p>Show message lists blank required fields and alerts those fields must be fill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</text:p>
            <text:p>with user name includes special characters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characters except <text:s/>alpha, digit, underscore, dash </text:p>
            <text:p><text:span text:style-name="T18">and dot characters (in the </text:span><text:span text:style-name="T18">middle)</text:span></text:p>
            <text:p><text:span text:style-name="T18">- Input values for other required </text:span><text:span text:style-name="T18">fields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only <text:s/>alpha, digit, underscore, dash and dot characters are allowed for User nam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alpha, digit, underscore <text:span text:style-name="T18">and dot, dash characters in the </text:span><text:span text:style-name="T18">middle (e.g: brice.revenant or </text:span><text:span text:style-name="T18">alli_test)</text:span></text:p>
            <text:p><text:span text:style-name="T18">- Input values for other required </text:span><text:span text:style-name="T18">fields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user name starts with underscore, dot, das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Name start with digit, underscore, dash <text:span text:style-name="T18">and dot </text:span><text:span text:style-name="T18">characters as the first (e.g: </text:span><text:span text:style-name="T18">1brice.revenant or _allitest)</text:span></text:p>
            <text:p><text:span text:style-name="T18">- Input values for other required </text:span><text:span text:style-name="T18">fields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User name must start with a character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4" office:value-type="string">
            <text:p>Step 1: Create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24" office:value-type="string">
            <text:p>New account is registered successfully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User name the same with existing</text:p>
          </table:table-cell>
          <table:table-cell table:style-name="ce124" office:value-type="string">
            <text:p>Step 2: Create same User name account</text:p>
          </table:table-cell>
          <table:table-cell table:style-name="ce102" office:value-type="string">
            <text:p>Create new account with the same User name with existing user</text:p>
          </table:table-cell>
          <table:table-cell table:style-name="ce102" office:value-type="string">
            <text:p>Show message alerts this user name already exist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user name less/over min/max lengt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table:style-name="ce102" office:value-type="string">
            <text:p>Show message alerts User name must be from 3 to 30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28" office:value-type="string">
            <text:p>Step 2: <text:s/>Check Availability function when new account's user name is existing</text:p>
          </table:table-cell>
          <table:table-cell table:style-name="ce130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02" office:value-type="string">
            <text:p>Show message alerts This user name already exists, please enter a different name. 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3: <text:s/>Check Availability function when new account's user name does not exist</text:p>
          </table:table-cell>
          <table:table-cell table:style-name="ce102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02" office:value-type="string">
            <text:p>Show message alerts This user name is available for register, click OK to create 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4: Delete user</text:p>
          </table:table-cell>
          <table:table-cell table:style-name="ce102" office:value-type="string">
            <text:p>Use admin account to delete created user at step 1</text:p>
          </table:table-cell>
          <table:table-cell table:style-name="ce102" office:value-type="string">
            <text:p>This user is removed from system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5: Check Availability function when new account's user name is the same with deleted account's user name</text:p>
          </table:table-cell>
          <table:table-cell table:style-name="ce102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02" office:value-type="string">
            <text:p>Show message alerts this user name is still available, click OK to create 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6: Check Availability function when new account's user name is blank</text:p>
          </table:table-cell>
          <table:table-cell table:style-name="ce102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02" office:value-type="string">
            <text:p>Show message alerts user name can not be empty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5" office:value-type="string">
            <text:p>Create new account when copy from Password and paste to Confirm Password field.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6" office:value-type="string">
            <text:p>Create new account when copy from Password and paste to Confirm Password field.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Password/Confirm Password must be at least 6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Password/Confirm Password must be less than 30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Fir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La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La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Fir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La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Last Name starts with underscore, dash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Last Name start with 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8" table:number-columns-repeated="238"/>
        </table:table-row>
        <table:table-row table:style-name="ro28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8" table:number-columns-repeated="238"/>
        </table:table-row>
        <table:table-row table:style-name="ro23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First/Last Name field contains space </text:p>
            <text:p/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First/Last Name less than1 <text:s/>or over 45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ess than 1 or over 45 characters for First/Last Name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 The length of the text in field "First/Last Name:" must be between "1" and "45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</text:p>
            <text:p>with invalid format Email addres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input email is invalid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heck Reset function while creating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Reset function while creating new account</text:p>
          </table:table-cell>
          <table:table-cell table:style-name="ce124" office:value-type="string">
            <text:p>Step 2: Check Reset when no value is input</text:p>
          </table:table-cell>
          <table:table-cell table:style-name="ce102" office:value-type="string">
            <text:p>- Leave all field blank</text:p>
            <text:p>- Click <text:span text:style-name="T7">Reset</text:span></text:p>
          </table:table-cell>
          <table:table-cell table:style-name="ce102" office:value-type="string">
            <text:p>Nothing happen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Reset function while creating new account</text:p>
          </table:table-cell>
          <table:table-cell table:style-name="ce102" office:value-type="string">
            <text:p>Step 3: Check Reset when fields are input values</text:p>
          </table:table-cell>
          <table:table-cell table:style-name="ce102" office:value-type="string">
            <text:p>- Input values for fields in form</text:p>
            <text:p>- Click <text:span text:style-name="T7">Reset</text:span></text:p>
          </table:table-cell>
          <table:table-cell table:style-name="ce102" office:value-type="string">
            <text:p>Fields ar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hen select language for user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new account is registered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65];6;FIND(&quot;:&quot;;[.F65];1)-FIND(&quot; &quot;;[.F65];1)-1))&gt;VALUE(MID([.F64];6;FIND(&quot;:&quot;;[.F64];1)-FIND(&quot; &quot;;[.F64];1)-1));[.C64];[.C64]+1)" office:value-type="float" office:value="26">
            <text:p>02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hen select language for user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6];6;FIND(&quot;:&quot;;[.F66];1)-FIND(&quot; &quot;;[.F66];1)-1))&gt;VALUE(MID([.F65];6;FIND(&quot;:&quot;;[.F65];1)-FIND(&quot; &quot;;[.F65];1)-1));&quot;&quot;;MAX([.A$7:.A65])+1)" office:value-type="float" office:value="27">
            <text:p>027</text:p>
          </table:table-cell>
          <table:table-cell table:style-name="ce48" office:value-type="string">
            <text:p>GTN_PLT_ACC_01</text:p>
          </table:table-cell>
          <table:table-cell table:style-name="ce118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60" office:value-type="string">
            <text:p>Check existing user after deleted in User Managemen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67];6;FIND(&quot;:&quot;;[.F67];1)-FIND(&quot; &quot;;[.F67];1)-1))&gt;VALUE(MID([.F66];6;FIND(&quot;:&quot;;[.F66];1)-FIND(&quot; &quot;;[.F66];1)-1));[.C66];[.C66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68];6;FIND(&quot;:&quot;;[.F68];1)-FIND(&quot; &quot;;[.F68];1)-1))&gt;VALUE(MID([.F67];6;FIND(&quot;:&quot;;[.F67];1)-FIND(&quot; &quot;;[.F67];1)-1));[.C67];[.C67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69];6;FIND(&quot;:&quot;;[.F69];1)-FIND(&quot; &quot;;[.F69];1)-1))&gt;VALUE(MID([.F68];6;FIND(&quot;:&quot;;[.F68];1)-FIND(&quot; &quot;;[.F68];1)-1));[.C68];[.C68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9" office:value-type="string">
            <text:p>Step 4: Add user into group</text:p>
            <text:p>( Organization/Management/Executive Board</text:p>
          </table:table-cell>
          <table:table-cell table:style-name="ce124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70];6;FIND(&quot;:&quot;;[.F70];1)-FIND(&quot; &quot;;[.F70];1)-1))&gt;VALUE(MID([.F69];6;FIND(&quot;:&quot;;[.F69];1)-FIND(&quot; &quot;;[.F69];1)-1));[.C69];[.C69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9" office:value-type="string">
            <text:p>Step 5: Login with new user</text:p>
          </table:table-cell>
          <table:table-cell table:style-name="Default" office:value-type="string">
            <text:p>- Click Sign In link</text:p>
            <text:p>- Input user name and password</text:p>
          </table:table-cell>
          <table:table-cell table:style-name="Default" office:value-type="string">
            <text:p>Login successfully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71];6;FIND(&quot;:&quot;;[.F71];1)-FIND(&quot; &quot;;[.F71];1)-1))&gt;VALUE(MID([.F70];6;FIND(&quot;:&quot;;[.F70];1)-FIND(&quot; &quot;;[.F70];1)-1));[.C70];[.C70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7" office:value-type="string">
            <text:p>Step 6: Delete new user</text:p>
          </table:table-cell>
          <table:table-cell table:style-name="ce127" office:value-type="string">
            <text:p>- Go to User and group management</text:p>
            <text:p>- Choose User Management</text:p>
            <text:p>- Select new user and click Delete icon</text:p>
          </table:table-cell>
          <table:table-cell table:style-name="ce127" office:value-type="string">
            <text:p>- User is removed successfully and don't show in list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GTN_PLT_ACC_01</text:p>
          </table:table-cell>
          <table:table-cell table:style-name="ce118" table:formula="oooc:=IF(VALUE(MID([.F72];6;FIND(&quot;:&quot;;[.F72];1)-FIND(&quot; &quot;;[.F72];1)-1))&gt;VALUE(MID([.F71];6;FIND(&quot;:&quot;;[.F71];1)-FIND(&quot; &quot;;[.F71];1)-1));[.C71];[.C71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7" office:value-type="string">
            <text:p>Step 7: Check user after deleted </text:p>
          </table:table-cell>
          <table:table-cell table:style-name="ce127" office:value-type="string">
            <text:p>- Click UserInfoPortlet on the top right</text:p>
            <text:p>- Click OK </text:p>
          </table:table-cell>
          <table:table-cell table:style-name="ce127" office:value-type="string">
            <text:p>- Show message alert Your account is not existing, maybe it was deleted by another user!</text:p>
            <text:p>- Logout progra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18">
          <table:table-cell table:number-columns-repeated="5"/>
          <table:table-cell table:style-name="ce127" table:number-columns-repeated="3"/>
          <table:table-cell table:number-columns-repeated="248"/>
        </table:table-row>
        <table:table-row table:style-name="ro18" table:number-rows-repeated="65462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_register" table:style-name="ta1" table:print="false">
        <table:table-column table:style-name="co10" table:default-cell-style-name="ce107"/>
        <table:table-column table:style-name="co13" table:default-cell-style-name="ce107"/>
        <table:table-column table:style-name="co10" table:default-cell-style-name="ce107"/>
        <table:table-column table:style-name="co14" table:default-cell-style-name="ce121"/>
        <table:table-column table:style-name="co15" table:default-cell-style-name="ce107"/>
        <table:table-column table:style-name="co16" table:default-cell-style-name="ce107"/>
        <table:table-column table:style-name="co17" table:default-cell-style-name="ce107"/>
        <table:table-column table:style-name="co18" table:default-cell-style-name="ce107"/>
        <table:table-column table:style-name="co10" table:number-columns-repeated="248" table:default-cell-style-name="ce107"/>
        <table:table-row table:style-name="ro19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08];[.$K1])" office:value-type="float" office:value="0">
            <text:p>0</text:p>
          </table:table-cell>
          <table:table-cell table:style-name="ce133" table:formula="oooc:=COUNTIF([.M$7:.M$1008];[.$K1])" office:value-type="float" office:value="0">
            <text:p>0</text:p>
          </table:table-cell>
          <table:table-cell table:style-name="ce133" table:formula="oooc:=COUNTIF([.N$7:.N$1008];[.$K1])" office:value-type="float" office:value="0">
            <text:p>0</text:p>
          </table:table-cell>
          <table:table-cell table:style-name="ce133" table:formula="oooc:=COUNTIF([.O$7:.O$1008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2" table:number-columns-repeated="4"/>
          <table:table-cell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08];[.$K2])" office:value-type="float" office:value="0">
            <text:p>0</text:p>
          </table:table-cell>
          <table:table-cell table:style-name="ce133" table:formula="oooc:=COUNTIF([.M$7:.M$1008];[.$K2])" office:value-type="float" office:value="0">
            <text:p>0</text:p>
          </table:table-cell>
          <table:table-cell table:style-name="ce133" table:formula="oooc:=COUNTIF([.N$7:.N$1008];[.$K2])" office:value-type="float" office:value="0">
            <text:p>0</text:p>
          </table:table-cell>
          <table:table-cell table:style-name="ce133" table:formula="oooc:=COUNTIF([.O$7:.O$1008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8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Register new account</text:p>
          </table:table-cell>
          <table:covered-table-cell table:style-name="ce119"/>
          <table:covered-table-cell table:style-name="ce116"/>
          <table:table-cell/>
          <table:table-cell table:style-name="ce123"/>
          <table:table-cell table:style-name="ce131"/>
          <table:table-cell table:number-columns-repeated="2"/>
          <table:table-cell table:style-name="ce133" office:value-type="string">
            <text:p>Blocked</text:p>
          </table:table-cell>
          <table:table-cell table:style-name="ce133" table:formula="oooc:=COUNTIF([.L$7:.L$1008];[.$K3])" office:value-type="float" office:value="0">
            <text:p>0</text:p>
          </table:table-cell>
          <table:table-cell table:style-name="ce133" table:formula="oooc:=COUNTIF([.M$7:.M$1008];[.$K3])" office:value-type="float" office:value="0">
            <text:p>0</text:p>
          </table:table-cell>
          <table:table-cell table:style-name="ce133" table:formula="oooc:=COUNTIF([.N$7:.N$1008];[.$K3])" office:value-type="float" office:value="0">
            <text:p>0</text:p>
          </table:table-cell>
          <table:table-cell table:style-name="ce133" table:formula="oooc:=COUNTIF([.O$7:.O$1008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21">
          <table:table-cell/>
          <table:table-cell table:style-name="ce113" office:value-type="string">
            <text:p>Total Main Cases:</text:p>
          </table:table-cell>
          <table:table-cell table:style-name="ce116" table:formula="oooc:=MAX([.A7:.A6666])" office:value-type="float" office:value="28" table:number-columns-spanned="3" table:number-rows-spanned="1">
            <text:p>28</text:p>
          </table:table-cell>
          <table:covered-table-cell table:style-name="ce120"/>
          <table:covered-table-cell table:style-name="ce123"/>
          <table:table-cell/>
          <table:table-cell table:style-name="ce123"/>
          <table:table-cell table:style-name="ce131"/>
          <table:table-cell table:number-columns-repeated="2"/>
          <table:table-cell table:style-name="ce134" office:value-type="string">
            <text:p>Untested</text:p>
          </table:table-cell>
          <table:table-cell table:style-name="ce133" table:formula="oooc:=COUNTIF([.L$7:.L$1008];[.$K4])" office:value-type="float" office:value="0">
            <text:p>0</text:p>
          </table:table-cell>
          <table:table-cell table:style-name="ce133" table:formula="oooc:=COUNTIF([.M$7:.M$1008];[.$K4])" office:value-type="float" office:value="0">
            <text:p>0</text:p>
          </table:table-cell>
          <table:table-cell table:style-name="ce133" table:formula="oooc:=COUNTIF([.N$7:.N$1008];[.$K4])" office:value-type="float" office:value="0">
            <text:p>0</text:p>
          </table:table-cell>
          <table:table-cell table:style-name="ce133" table:formula="oooc:=COUNTIF([.O$7:.O$1008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22">
          <table:table-cell table:number-columns-repeated="6"/>
          <table:table-cell table:style-name="ce123"/>
          <table:table-cell table:style-name="ce131"/>
          <table:table-cell table:number-columns-repeated="2"/>
          <table:table-cell table:style-name="Default" office:value-type="string">
            <text:p>N/A</text:p>
          </table:table-cell>
          <table:table-cell table:style-name="ce133" table:formula="oooc:=COUNTIF([.L$7:.L$1008];[.$K5])" office:value-type="float" office:value="0">
            <text:p>0</text:p>
          </table:table-cell>
          <table:table-cell table:style-name="ce133" table:formula="oooc:=COUNTIF([.M$7:.M$1008];[.$K5])" office:value-type="float" office:value="0">
            <text:p>0</text:p>
          </table:table-cell>
          <table:table-cell table:style-name="ce133" table:formula="oooc:=COUNTIF([.N$7:.N$1008];[.$K5])" office:value-type="float" office:value="0">
            <text:p>0</text:p>
          </table:table-cell>
          <table:table-cell table:style-name="ce133" table:formula="oooc:=COUNTIF([.O$7:.O$1008];[.$K5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24">
          <table:table-cell table:style-name="ce109" office:value-type="float" office:value="1">
            <text:p>001</text:p>
          </table:table-cell>
          <table:table-cell table:style-name="ce139" office:value-type="string">
            <text:p>GTN_PLT_ACR_25</text:p>
          </table:table-cell>
          <table:table-cell table:style-name="ce117" office:value-type="float" office:value="1">
            <text:p>00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4" office:value-type="string">
            <text:p>Step 1: Show Account register form</text:p>
          </table:table-cell>
          <table:table-cell table:style-name="ce124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</text:span><text:span text:style-name="T21">Register</text:span><text:span text:style-name="T9"> link on the top </text:span><text:span text:style-name="T9">right</text:span>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table:style-name="ce102" office:value-type="string">
            <text:p>Show message alerts new account is registered successfully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user name start with number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start <text:s/>by number</text:p>
            <text:p><text:span text:style-name="T18">- Input values for other required </text:span><text:span text:style-name="T18">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user name can not start with number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1: Register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2: Create new same Username account</text:p>
          </table:table-cell>
          <table:table-cell table:style-name="ce102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110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blank required field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blank required fields</text:p>
          </table:table-cell>
          <table:table-cell table:style-name="ce124" office:value-type="string">
            <text:p>Step 2: Complete adding new account without values for required fields</text:p>
          </table:table-cell>
          <table:table-cell table:style-name="ce102" office:value-type="string">
            <text:p>- Leave required fields (with *, all or some fields ) blank</text:p>
            <text:p>- Click <text:span text:style-name="T7">Subscribe</text:span></text:p>
          </table:table-cell>
          <table:table-cell table:style-name="ce102" office:value-type="string">
            <text:p>Show message lists blank required fields and alerts those fields must be filled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</text:p>
            <text:p>with user name includes special characters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characters except <text:s/>alpha, digit, underscore, dash </text:p>
            <text:p><text:span text:style-name="T18">and dot characters (in the </text:span><text:span text:style-name="T18">middle)</text:span></text:p>
            <text:p><text:span text:style-name="T18">- Input values for other required </text:span><text:span text:style-name="T18">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only <text:s/>alpha, digit, underscore, dash and dot characters are allowed for User nam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alpha, digit, underscore <text:span text:style-name="T18">and dot, dash characters in the </text:span><text:span text:style-name="T18">middle (e.g: brice.revenant or </text:span><text:span text:style-name="T18">alli_test)</text:span></text:p>
            <text:p><text:span text:style-name="T18">- Input values for other required </text:span><text:span text:style-name="T18">fields</text:span></text:p>
            <text:p><text:span text:style-name="T18">- Input Text Validation filed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user name starts with underscore, dot, das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Name start with digit, underscore, dash <text:span text:style-name="T18">and dot </text:span><text:span text:style-name="T18">characters as the first (e.g: </text:span><text:span text:style-name="T18">1brice.revenant or _allitest)</text:span></text:p>
            <text:p><text:span text:style-name="T18">- Input values for other required </text:span><text:span text:style-name="T18">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User name must start with a character.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4" office:value-type="string">
            <text:p>Step 1: Create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24" office:value-type="string">
            <text:p>New account is registered successfully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User name the same with existing</text:p>
          </table:table-cell>
          <table:table-cell table:style-name="ce124" office:value-type="string">
            <text:p>Step 2: Create same User name account</text:p>
          </table:table-cell>
          <table:table-cell table:style-name="ce102" office:value-type="string">
            <text:p>Create new account with the same User name with existing user</text:p>
          </table:table-cell>
          <table:table-cell table:style-name="ce102" office:value-type="string">
            <text:p>Show message alerts this user name already exists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0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user name less/over min/max lengt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 Name with less than 3 or over 30 characters</text:p>
            <text:p>- Input values for others required field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User name must be from 3 to 30 character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28" office:value-type="string">
            <text:p>Step 2: Check Check Availability function when new account's user name is existing</text:p>
          </table:table-cell>
          <table:table-cell table:style-name="ce130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02" office:value-type="string">
            <text:p>Show message alerts this user name already exists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3: check Check Availability function when new account's user name does not exist</text:p>
          </table:table-cell>
          <table:table-cell table:style-name="ce102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02" office:value-type="string">
            <text:p>Show message alerts This user name is available for register, click OK to create 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4: Delete user</text:p>
          </table:table-cell>
          <table:table-cell table:style-name="ce102" office:value-type="string">
            <text:p>Use admin account to delete created user at step 1</text:p>
          </table:table-cell>
          <table:table-cell table:style-name="ce102" office:value-type="string">
            <text:p>This user is removed from syste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5: Check Check Availability function when new account's user name is the same with deleted account's user name</text:p>
          </table:table-cell>
          <table:table-cell table:style-name="ce102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02" office:value-type="string">
            <text:p>Show message alerts this user name is still available, click OK to create 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6: Check Check Availability function when new account's user name is blank</text:p>
          </table:table-cell>
          <table:table-cell table:style-name="ce102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02" office:value-type="string">
            <text:p>Show message alerts user name can not be blank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nfirm Password but are not the same</text:p>
            <text:p>- Input valid values for other fields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5" office:value-type="string">
            <text:p>Create new account when copy from Password and paste to Confirm Password field.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6" office:value-type="string">
            <text:p>Create new account when copy from Password and paste to Confirm Password field.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10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Password/Confirm Password must be at least 6 character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Password/Confirm Password must be less than 30 character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10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Fir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8">
          <table:table-cell table:style-name="ce110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La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La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Fir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start with number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La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Last Name starts with underscore, dash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Last Name start with </text:span><text:span text:style-name="T9">underscore, dash and dot</text:span></text:p>
            <text:p>- Input values for others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First/Last Name includes special characters 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First/Last Name field contains space </text:p>
            <text:p/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First/Last Name less than 1 or over 45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ess than 1 or over 45 characters for First/Last Name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 The length of the text in field "First/Last Name:" must be between "1" and "45" characters.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</text:p>
            <text:p>with invalid format Email addres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input email is invalid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0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heck Reset function while creating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Reset function while creating new account</text:p>
          </table:table-cell>
          <table:table-cell table:style-name="ce124" office:value-type="string">
            <text:p>Step 2: Check Reset when no value is input</text:p>
          </table:table-cell>
          <table:table-cell table:style-name="ce102" office:value-type="string">
            <text:p>- Leave all field blank</text:p>
            <text:p>- Click <text:span text:style-name="T7">Reset</text:span></text:p>
          </table:table-cell>
          <table:table-cell table:style-name="ce102" office:value-type="string">
            <text:p>Nothing happen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Reset function while creating new account</text:p>
          </table:table-cell>
          <table:table-cell table:style-name="ce102" office:value-type="string">
            <text:p>Step 3: Check Reset when fields are input values</text:p>
          </table:table-cell>
          <table:table-cell table:style-name="ce102" office:value-type="string">
            <text:p>- Input values for fields in form</text:p>
            <text:p>- Click <text:span text:style-name="T7">Reset</text:span></text:p>
          </table:table-cell>
          <table:table-cell table:style-name="ce102" office:value-type="string">
            <text:p>Fields are blank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invalid Text Validation filed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invalid Text Validation filed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</text:p>
            <text:p><text:span text:style-name="T18">- Input values for other required </text:span><text:span text:style-name="T18">fields</text:span></text:p>
            <text:p><text:span text:style-name="T18">- Input invalid value in Text </text:span><text:span text:style-name="T18">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Text verification isn't correct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65];6;FIND(&quot;:&quot;;[.F65];1)-FIND(&quot; &quot;;[.F65];1)-1))&gt;VALUE(MID([.F64];6;FIND(&quot;:&quot;;[.F64];1)-FIND(&quot; &quot;;[.F64];1)-1));&quot;&quot;;MAX([.A$7:.A64])+1)" office:value-type="float" office:value="27">
            <text:p>027</text:p>
          </table:table-cell>
          <table:table-cell table:style-name="ce139" office:value-type="string">
            <text:p>GTN_PLT_ACR_25</text:p>
          </table:table-cell>
          <table:table-cell table:style-name="ce118" table:formula="oooc:=IF(VALUE(MID([.F65];6;FIND(&quot;:&quot;;[.F65];1)-FIND(&quot; &quot;;[.F65];1)-1))&gt;VALUE(MID([.F64];6;FIND(&quot;:&quot;;[.F64];1)-FIND(&quot; &quot;;[.F64];1)-1));[.C64];[.C64]+1)" office:value-type="float" office:value="27">
            <text:p>02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hen Text Validation is blank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39" office:value-type="string">
            <text:p>GTN_PLT_ACR_25</text:p>
          </table:table-cell>
          <table:table-cell table:style-name="ce118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hen Text Validation is blank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</text:p>
            <text:p><text:span text:style-name="T18">- Input values for other required </text:span><text:span text:style-name="T18">fields</text:span></text:p>
            <text:p><text:span text:style-name="T18">- Text Validation filed is blank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The field "Text validation:" is required.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67];6;FIND(&quot;:&quot;;[.F67];1)-FIND(&quot; &quot;;[.F67];1)-1))&gt;VALUE(MID([.F66];6;FIND(&quot;:&quot;;[.F66];1)-FIND(&quot; &quot;;[.F66];1)-1));&quot;&quot;;MAX([.A$7:.A66])+1)" office:value-type="float" office:value="28">
            <text:p>028</text:p>
          </table:table-cell>
          <table:table-cell table:style-name="ce139" office:value-type="string">
            <text:p>GTN_PLT_ACR_26</text:p>
          </table:table-cell>
          <table:table-cell table:style-name="ce117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127" office:value-type="string">
            <text:p>Step 1: Show Account register form</text:p>
          </table:table-cell>
          <table:table-cell table:style-name="ce123" office:value-type="string">
            <text:p>- Login by Admin</text:p>
            <text:p>- Go to Register New Account by input URL on address bar: <text:a xlink:href="http://localhost:8080/portal/private/classic/register">http://localhost:8080/portal/private/classic/register</text:a></text:p>
          </table:table-cell>
          <table:table-cell table:style-name="ce124" office:value-type="string">
            <text:p>Show blank account register account form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3">
          <table:table-cell table:style-name="ce110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39" office:value-type="string">
            <text:p>GTN_PLT_ACR_26</text:p>
          </table:table-cell>
          <table:table-cell table:style-name="ce118"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41" office:value-type="string">
            <text:p>Step 2: Show form to edit a page </text:p>
          </table:table-cell>
          <table:table-cell table:style-name="ce141" office:value-type="string">
            <text:p>- Go to <text:span text:style-name="T7">Site</text:span> <text:span text:style-name="T7">Editor/edit page</text:span></text:p>
          </table:table-cell>
          <table:table-cell table:style-name="ce143" office:value-type="string">
            <text:p>Edit page is shown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3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39" office:value-type="string">
            <text:p>GTN_PLT_ACR_26</text:p>
          </table:table-cell>
          <table:table-cell table:style-name="ce118" table:formula="oooc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27" office:value-type="string">
            <text:p>Step 3: Show form edit portlet</text:p>
          </table:table-cell>
          <table:table-cell table:style-name="ce127" office:value-type="string">
            <text:p>- Move cursor on portlet and click edit icon</text:p>
          </table:table-cell>
          <table:table-cell table:style-name="ce127" office:value-type="string">
            <text:p>Edit portlet form is show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5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39" office:value-type="string">
            <text:p>GTN_PLT_ACR_26</text:p>
          </table:table-cell>
          <table:table-cell table:style-name="ce118" table:formula="oooc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27" office:value-type="string">
            <text:p>Step 4: Un-check Use capchar</text:p>
          </table:table-cell>
          <table:table-cell table:style-name="ce123" office:value-type="string">
            <text:p>Un-check Use capchar in Register Portlet Preferences</text:p>
            <text:p>- Click Save and Close edit portlet form</text:p>
            <text:p>- Click Finish on page editor composer</text:p>
          </table:table-cell>
          <table:table-cell table:style-name="ce127" office:value-type="string">
            <text:p>- Use capchar is un-check successfully</text:p>
            <text:p>- Create new account is show with no text validation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5">
          <table:table-cell table:style-name="ce110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39" office:value-type="string">
            <text:p>GTN_PLT_ACR_26</text:p>
          </table:table-cell>
          <table:table-cell table:style-name="ce118" table:formula="oooc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27" office:value-type="string">
            <text:p>Step 5: Check Use-capchar</text:p>
          </table:table-cell>
          <table:table-cell table:style-name="ce123" office:value-type="string">
            <text:p>Click Check Use capchar in Register Portlet Preferences</text:p>
            <text:p>- Click Save and Close edit portlet form</text:p>
            <text:p>- Click Finish on page editor composer</text:p>
          </table:table-cell>
          <table:table-cell table:style-name="ce127" office:value-type="string">
            <text:p>- Use capchar is check successfully</text:p>
            <text:p>- Create new account is show with text validation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18" table:number-rows-repeated="3">
          <table:table-cell table:style-name="ce123" table:number-columns-repeated="3"/>
          <table:table-cell table:style-name="ce120"/>
          <table:table-cell table:style-name="ce123" table:number-columns-repeated="252"/>
        </table:table-row>
        <table:table-row table:style-name="ro18" table:number-rows-repeated="65461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Organization" table:style-name="ta1" table:print="false">
        <office:forms form:automatic-focus="false" form:apply-design-mode="false"/>
        <table:table-column table:style-name="co19" table:default-cell-style-name="ce107"/>
        <table:table-column table:style-name="co20" table:default-cell-style-name="ce144"/>
        <table:table-column table:style-name="co21" table:default-cell-style-name="ce146"/>
        <table:table-column table:style-name="co22" table:default-cell-style-name="ce146"/>
        <table:table-column table:style-name="co17" table:default-cell-style-name="ce146"/>
        <table:table-column table:style-name="co23" table:default-cell-style-name="ce146"/>
        <table:table-column table:style-name="co24" table:default-cell-style-name="ce146"/>
        <table:table-column table:style-name="co25" table:default-cell-style-name="ce146"/>
        <table:table-column table:style-name="co10" table:default-cell-style-name="ce146"/>
        <table:table-column table:style-name="co26" table:default-cell-style-name="ce146"/>
        <table:table-column table:style-name="co27" table:default-cell-style-name="ce146"/>
        <table:table-column table:style-name="co10" table:number-columns-repeated="6" table:default-cell-style-name="ce146"/>
        <table:table-column table:style-name="co10" table:number-columns-repeated="239" table:default-cell-style-name="ce107"/>
        <table:table-row table:style-name="ro19">
          <table:table-cell/>
          <table:table-cell table:style-name="ce115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15];[.$K1])" office:value-type="float" office:value="0">
            <text:p>0</text:p>
          </table:table-cell>
          <table:table-cell table:style-name="ce133" table:formula="oooc:=COUNTIF([.M$7:.M$1015];[.$K1])" office:value-type="float" office:value="0">
            <text:p>0</text:p>
          </table:table-cell>
          <table:table-cell table:style-name="ce133" table:formula="oooc:=COUNTIF([.N$7:.N$1015];[.$K1])" office:value-type="float" office:value="0">
            <text:p>0</text:p>
          </table:table-cell>
          <table:table-cell table:style-name="ce133" table:formula="oooc:=COUNTIF([.O$7:.O$1015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2" table:number-columns-repeated="4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15];[.$K2])" office:value-type="float" office:value="0">
            <text:p>0</text:p>
          </table:table-cell>
          <table:table-cell table:style-name="ce133" table:formula="oooc:=COUNTIF([.M$7:.M$1015];[.$K2])" office:value-type="float" office:value="0">
            <text:p>0</text:p>
          </table:table-cell>
          <table:table-cell table:style-name="ce133" table:formula="oooc:=COUNTIF([.N$7:.N$1015];[.$K2])" office:value-type="float" office:value="0">
            <text:p>0</text:p>
          </table:table-cell>
          <table:table-cell table:style-name="ce133" table:formula="oooc:=COUNTIF([.O$7:.O$1015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31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19"/>
          <table:covered-table-cell table:style-name="ce116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15];[.$K3])" office:value-type="float" office:value="0">
            <text:p>0</text:p>
          </table:table-cell>
          <table:table-cell table:style-name="ce133" table:formula="oooc:=COUNTIF([.M$7:.M$1015];[.$K3])" office:value-type="float" office:value="0">
            <text:p>0</text:p>
          </table:table-cell>
          <table:table-cell table:style-name="ce133" table:formula="oooc:=COUNTIF([.N$7:.N$1015];[.$K3])" office:value-type="float" office:value="0">
            <text:p>0</text:p>
          </table:table-cell>
          <table:table-cell table:style-name="ce133" table:formula="oooc:=COUNTIF([.O$7:.O$1015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8:.A1013])" office:value-type="float" office:value="91" table:number-columns-spanned="3" table:number-rows-spanned="1">
            <text:p>91</text:p>
          </table:table-cell>
          <table:covered-table-cell table:number-columns-repeated="2" table:style-name="ce123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15];[.$K4])" office:value-type="float" office:value="0">
            <text:p>0</text:p>
          </table:table-cell>
          <table:table-cell table:style-name="ce133" table:formula="oooc:=COUNTIF([.M$7:.M$1015];[.$K4])" office:value-type="float" office:value="0">
            <text:p>0</text:p>
          </table:table-cell>
          <table:table-cell table:style-name="ce133" table:formula="oooc:=COUNTIF([.N$7:.N$1015];[.$K4])" office:value-type="float" office:value="0">
            <text:p>0</text:p>
          </table:table-cell>
          <table:table-cell table:style-name="ce133" table:formula="oooc:=COUNTIF([.O$7:.O$1015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22">
          <table:table-cell/>
          <table:table-cell table:style-name="ce107" table:number-columns-repeated="5"/>
          <table:table-cell table:style-name="ce123"/>
          <table:table-cell table:style-name="ce131"/>
          <table:table-cell table:style-name="ce107" table:number-columns-repeated="2"/>
          <table:table-cell table:style-name="Default" office:value-type="string">
            <text:p>N/A</text:p>
          </table:table-cell>
          <table:table-cell table:style-name="ce133" table:formula="oooc:=COUNTIF([.L$7:.L$1015];[.$K5])" office:value-type="float" office:value="0">
            <text:p>0</text:p>
          </table:table-cell>
          <table:table-cell table:style-name="ce133" table:formula="oooc:=COUNTIF([.M$7:.M$1015];[.$K5])" office:value-type="float" office:value="0">
            <text:p>0</text:p>
          </table:table-cell>
          <table:table-cell table:style-name="ce133" table:formula="oooc:=COUNTIF([.N$7:.N$1015];[.$K5])" office:value-type="float" office:value="0">
            <text:p>0</text:p>
          </table:table-cell>
          <table:table-cell table:style-name="ce133" table:formula="oooc:=COUNTIF([.O$7:.O$1015];[.$K5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26">
          <table:table-cell table:style-name="ce109" office:value-type="float" office:value="1">
            <text:p>001</text:p>
          </table:table-cell>
          <table:table-cell table:style-name="ce50" office:value-type="string">
            <text:p>GTN_PLT_ORG_02_01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existing users list</text:p>
          </table:table-cell>
          <table:table-cell table:style-name="ce124" office:value-type="string">
            <text:p>Step 1: Show User management form</text:p>
          </table:table-cell>
          <table:table-cell table:style-name="ce124" office:value-type="string">
            <text:p>- Login by admin/HR account </text:p>
            <text:p>- Go to <text:span text:style-name="T16">User and group </text:span><text:span text:style-name="T16">management</text:span> Page <text:span text:style-name="T17">from </text:span><text:span text:style-name="T17">UserToolBarGroupPortlet</text:span></text:p>
            <text:p/>
          </table:table-cell>
          <table:table-cell table:style-name="ce124" office:value-type="string">
            <text:p><text:span text:style-name="T16">User and group management</text:span><text:span text:style-name="T19"> </text:span><text:span text:style-name="T19">form is shown, includes:</text:span></text:p>
            <text:p>-<text:span text:style-name="T16"> User Management</text:span><text:span text:style-name="T19"> is chosen </text:span><text:span text:style-name="T19">as default, existing users list is </text:span><text:span text:style-name="T19">shown properly</text:span></text:p>
            <text:p><text:span text:style-name="T19">- </text:span><text:span text:style-name="T7">Group Management</text:span></text:p>
            <text:p><text:span text:style-name="T7">- Membership Management</text:span></text:p>
            <text:p><text:span text:style-name="T19"/></text:p>
          </table:table-cell>
          <table:table-cell table:style-name="ce124" office:value-type="string">
            <text:p>Medium</text:p>
          </table:table-cell>
          <table:table-cell table:style-name="ce158"/>
          <table:table-cell table:style-name="ce124" table:number-columns-repeated="6"/>
          <table:table-cell table:style-name="ce132"/>
          <table:table-cell table:style-name="ce161"/>
          <table:table-cell table:number-columns-repeated="238"/>
        </table:table-row>
        <table:table-row table:style-name="ro23">
          <table:table-cell table:style-name="ce110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0" office:value-type="string">
            <text:p>GTN_PLT_ORG_02_01</text:p>
          </table:table-cell>
          <table:table-cell table:style-name="ce145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ing users list after registering new one</text:p>
          </table:table-cell>
          <table:table-cell table:style-name="ce124" office:value-type="string">
            <text:p>Step 1: Register new user</text:p>
          </table:table-cell>
          <table:table-cell table:style-name="ce124" office:value-type="string">
            <text:p>Register new valid user on New Staff page <text:a xlink:href="#creat_new_account">[detail]</text:a></text:p>
          </table:table-cell>
          <table:table-cell table:style-name="ce124" office:value-type="string">
            <text:p>New user is registered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GTN_PLT_ORG_02_01</text:p>
          </table:table-cell>
          <table:table-cell table:style-name="ce145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updating users list after registering new one</text:p>
          </table:table-cell>
          <table:table-cell table:style-name="ce124" office:value-type="string">
            <text:p>Step 2: Check existing registered users list</text:p>
          </table:table-cell>
          <table:table-cell table:style-name="ce124" office:value-type="string">
            <text:p>- Login by admin/HR account </text:p>
            <text:p>- Go to <text:span text:style-name="T16">User and group </text:span><text:span text:style-name="T16">management</text:span> Page <text:span text:style-name="T17">from </text:span><text:span text:style-name="T17">UserToolBarGroupPortlet</text:span></text:p>
            <text:p/>
          </table:table-cell>
          <table:table-cell table:style-name="ce124" office:value-type="string">
            <text:p>New user is updated into existing users list (click Quick Search icon to see the update)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124" office:value-type="string">
            <text:p>Step 1: Create users</text:p>
          </table:table-cell>
          <table:table-cell table:style-name="ce124" office:value-type="string">
            <text:p>Create some new valid users on Register page</text:p>
          </table:table-cell>
          <table:table-cell table:style-name="ce124" office:value-type="string">
            <text:p>Users are created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2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update pages in users list after registering users</text:p>
          </table:table-cell>
          <table:table-cell table:style-name="ce124" office:value-type="string">
            <text:p>Step 2: Check existing registered users list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</text:span></text:p>
            <text:p/>
          </table:table-cell>
          <table:table-cell table:style-name="ce124" office:value-type="string">
            <text:p>- Users list divided in pages, 10 users/page</text:p>
            <text:p>- Total page is shown properly</text:p>
            <text:p>- If there's only 1 page for users list, <text:span text:style-name="T7">Back 10 pages, Previous </text:span><text:span text:style-name="T7">Page, Next Page, Next 10 </text:span><text:span text:style-name="T7">pages </text:span><text:span text:style-name="T19">are disable</text:span></text:p>
            <text:p>- If total page less than 11, <text:span text:style-name="T7">Next </text:span><text:span text:style-name="T7">10 Pages</text:span> icon is disable</text:p>
            <text:p>- If there's no page before/after current selecting page, <text:span text:style-name="T7">Previous/Next page</text:span> icon is disable</text:p>
            <text:p>- If the number of pages from current selecting page to the first/last page less than 10, <text:span text:style-name="T7">Back/Next 10 pages</text:span><text:span text:style-name="T19"> icon will be </text:span><text:span text:style-name="T19">disable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user's list by selected page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Create more than 100 users</text:p>
            <text:p>- Go to <text:span text:style-name="T16">User and group </text:span><text:span text:style-name="T16">management</text:span> Page <text:span text:style-name="T17">from </text:span><text:span text:style-name="T17">UserToolBarGroupPortlet</text:span></text:p>
            <text:p/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2: Check showing users list in next page of current page</text:p>
          </table:table-cell>
          <table:table-cell table:style-name="ce124" office:value-type="string">
            <text:p>Click <text:span text:style-name="T7">Next Page </text:span><text:span text:style-name="T19">icon</text:span></text:p>
          </table:table-cell>
          <table:table-cell table:style-name="ce124" office:value-type="string">
            <text:p>- Next 10 users from previous 10 users are shown</text:p>
            <text:p>- Current selecting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3: Check showing user list in previous page of current page</text:p>
          </table:table-cell>
          <table:table-cell table:style-name="ce124" office:value-type="string">
            <text:p>Click <text:span text:style-name="T7">Previous Page</text:span> icon</text:p>
          </table:table-cell>
          <table:table-cell table:style-name="ce124" office:value-type="string">
            <text:p>- Previous 10 users from current 10 users are shown</text:p>
            <text:p>- Current selecting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4: Check showing users list in Next 10 pages</text:p>
          </table:table-cell>
          <table:table-cell table:style-name="ce124" office:value-type="string">
            <text:p>- Select 1 page (<text:span text:style-name="T7">Next 10 pages </text:span><text:span text:style-name="T19">icon</text:span> is high light)</text:p>
            <text:p>- Click <text:span text:style-name="T7">Next 10 pages</text:span><text:span text:style-name="T19"> icon</text:span></text:p>
          </table:table-cell>
          <table:table-cell table:style-name="ce153" office:value-type="string">
            <text:p>10 users at page No: current selecting page + 10 pages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5: Check showing users list in Next 10 pages</text:p>
          </table:table-cell>
          <table:table-cell table:style-name="ce124" office:value-type="string">
            <text:p>- Select 1 page (<text:span text:style-name="T7">Back 10 pages</text:span> icon is high light)</text:p>
            <text:p>- Click <text:span text:style-name="T7">Back 10 pages </text:span><text:span text:style-name="T19">icon</text:span></text:p>
          </table:table-cell>
          <table:table-cell table:style-name="ce153" office:value-type="string">
            <text:p>10 users at page No: current selecting page - 10 pages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GTN_PLT_ORG_02_01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6: Check showing users list of specific selected page</text:p>
          </table:table-cell>
          <table:table-cell table:style-name="ce124" office:value-type="string">
            <text:p>Select a specific page number</text:p>
          </table:table-cell>
          <table:table-cell table:style-name="ce153" office:value-type="string">
            <text:p>Users at that page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50" office:value-type="string">
            <text:p>GTN_PLT_ORG_02_02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out any searching keyword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</text:span></text:p>
            <text:p/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0" office:value-type="string">
            <text:p>GTN_PLT_ORG_02_02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out any searching keyword</text:p>
          </table:table-cell>
          <table:table-cell table:style-name="ce124" office:value-type="string">
            <text:p>Step 2: Check Search function without any searching keyword</text:p>
          </table:table-cell>
          <table:table-cell table:style-name="ce124" office:value-type="string">
            <text:p>- Leave Search text field blank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all registered existing users in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</text:span></text:p>
            <text:p/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hen searching keyword does not match existing users</text:p>
          </table:table-cell>
          <table:table-cell table:style-name="ce149" office:value-type="string">
            <text:p>Step 2: Do search when search keyword does not exist</text:p>
          </table:table-cell>
          <table:table-cell table:style-name="ce124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search resul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6">
          <table:table-cell table:style-name="ce110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hen searching keyword does not match existing users</text:p>
          </table:table-cell>
          <table:table-cell table:style-name="ce149" office:value-type="string">
            <text:p>Step 3: Do search when search keyword matches un-selected search type</text:p>
          </table:table-cell>
          <table:table-cell table:style-name="ce124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search resul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50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</text:span></text:p>
            <text:p/>
          </table:table-cell>
          <table:table-cell table:style-name="ce124" office:value-type="string">
            <text:p><text:span text:style-name="T16">User and group 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 completed word when searching keyword matches existing user(s)</text:p>
          </table:table-cell>
          <table:table-cell table:style-name="ce102" office:value-type="string">
            <text:p>Step 2: Do search</text:p>
          </table:table-cell>
          <table:table-cell table:style-name="ce102" office:value-type="string">
            <text:p>- Input completed word into Search <text:span text:style-name="T22">text box</text:span> that matches existing users</text:p>
            <text:p>- Choose search type</text:p>
            <text:p>- Click <text:span text:style-name="T7">Search</text:span> icon</text:p>
          </table:table-cell>
          <table:table-cell table:style-name="ce102" office:value-type="string">
            <text:p>Return all registered existing users that match search keyword &amp; search type in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</text:span></text:p>
            <text:p/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4">
          <table:table-cell table:style-name="ce110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 in-completed word when searching keyword matches existing user(s)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24" office:value-type="string">
            <text:p>Return all registered existing users in list that match search keyword and search type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user after it was already deleted 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</text:span></text:p>
            <text:p/>
          </table:table-cell>
          <table:table-cell table:style-name="ce124" office:value-type="string">
            <text:p><text:span text:style-name="T16">User and group management</text:span> 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user after it was already deleted </text:p>
          </table:table-cell>
          <table:table-cell table:style-name="ce124" office:value-type="string">
            <text:p>Step 2: Remove user</text:p>
          </table:table-cell>
          <table:table-cell table:style-name="ce124" office:value-type="string">
            <text:p>- Return to show all users list</text:p>
            <text:p>- Remove an user from users list</text:p>
          </table:table-cell>
          <table:table-cell table:style-name="ce124" office:value-type="string">
            <text:p>Deleted user is removed from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0" office:value-type="string">
            <text:p>GTN_PLT_ORG_02_02</text:p>
          </table:table-cell>
          <table:table-cell table:style-name="ce145" table:formula="oooc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user after it was already deleted </text:p>
          </table:table-cell>
          <table:table-cell table:style-name="ce124" office:value-type="string">
            <text:p>Step 3: Search deleted user</text:p>
          </table:table-cell>
          <table:table-cell table:style-name="ce124" office:value-type="string">
            <text:p>- Input search keyword that matches deleted user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search resul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50" office:value-type="string">
            <text:p>GTN_PLT_ORG_02_02</text:p>
          </table:table-cell>
          <table:table-cell table:style-name="ce145"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0" office:value-type="string">
            <text:p>GTN_PLT_ORG_02_02</text:p>
          </table:table-cell>
          <table:table-cell table:style-name="ce145" table:formula="oooc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 in completed word but has * to find the right or left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All users has search type contains search string are returned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50" office:value-type="string">
            <text:p>GTN_PLT_ORG_02_02</text:p>
          </table:table-cell>
          <table:table-cell table:style-name="ce145"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key word includes special characters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0" office:value-type="string">
            <text:p>GTN_PLT_ORG_02_02</text:p>
          </table:table-cell>
          <table:table-cell table:style-name="ce145"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hen key word includes special characters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user list with message: No result found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GTN_PLT_ORG_02_03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 user form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02" office:value-type="string">
            <text:p>Step 2: Show form to edit a specific user</text:p>
          </table:table-cell>
          <table:table-cell table:style-name="ce124" office:value-type="string">
            <text:p>Click <text:span text:style-name="T7">Edit user</text:span> icon of a specific user from list</text:p>
          </table:table-cell>
          <table:table-cell table:style-name="ce124" office:value-type="string">
            <text:p>Informations of corresponding user are shown with 3 tabs, Account Infor is selected as defaul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49" office:value-type="string">
            <text:p>Step 3: Check displaying <text:span text:style-name="T7">Account Infor</text:span> tab</text:p>
          </table:table-cell>
          <table:table-cell table:style-name="ce124" office:value-type="string">
            <text:p>Select <text:span text:style-name="T7">Account Infor</text:span> tab</text:p>
          </table:table-cell>
          <table:table-cell table:style-name="ce124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</text:span><text:span text:style-name="T7">Password </text:span><text:span text:style-name="T19">and </text:span><text:span text:style-name="T7">Confirm New </text:span><text:span text:style-name="T7">Password</text:span><text:span text:style-name="T19"> are shown only when </text:span><text:span text:style-name="T7">Change Password </text:span><text:span text:style-name="T19">option is </text:span><text:span text:style-name="T19">checked, otherwise, they're </text:span><text:span text:style-name="T19">hidden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49" office:value-type="string">
            <text:p>Step 4: Check displaying <text:span text:style-name="T7">User </text:span><text:span text:style-name="T7">Profiles</text:span> tab</text:p>
          </table:table-cell>
          <table:table-cell table:style-name="ce124" office:value-type="string">
            <text:p>Select <text:span text:style-name="T7">User Profile</text:span></text:p>
          </table:table-cell>
          <table:table-cell table:style-name="ce124" office:value-type="string">
            <text:p>- <text:span text:style-name="T7">Profile Infor</text:span> is displayed with current values as default</text:p>
            <text:p>- <text:span text:style-name="T7">Home Infor</text:span> <text:span text:style-name="T19">is displayed if this </text:span><text:span text:style-name="T19">option is selected</text:span></text:p>
            <text:p><text:span text:style-name="T19">- </text:span><text:span text:style-name="T7">Business Infor</text:span><text:span text:style-name="T19"> is displayed if </text:span><text:span text:style-name="T19">this option is selected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49" office:value-type="string">
            <text:p>Step 5: Check displaying <text:span text:style-name="T7">User </text:span><text:span text:style-name="T7">Membership</text:span> tab</text:p>
          </table:table-cell>
          <table:table-cell table:style-name="ce124" office:value-type="string">
            <text:p>Select <text:span text:style-name="T7">User Membership </text:span><text:span text:style-name="T19">tab</text:span></text:p>
          </table:table-cell>
          <table:table-cell table:style-name="ce124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First Name of user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2: Edit with blank First Name</text:p>
          </table:table-cell>
          <table:table-cell table:style-name="ce124" office:value-type="string">
            <text:p>- Clear current value of First Name (leave blank)</text:p>
            <text:p>- Click <text:span text:style-name="T7">Save</text:span></text:p>
          </table:table-cell>
          <table:table-cell table:style-name="ce124" office:value-type="string">
            <text:p>Show message alerts First Name can not b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3: Edit with First Name contains special characters in the middle</text:p>
          </table:table-cell>
          <table:table-cell table:style-name="ce124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4: Edit with First Name starts with invalid characters</text:p>
          </table:table-cell>
          <table:table-cell table:style-name="ce124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5: Edit with First Name with <text:s/>over max length</text:p>
          </table:table-cell>
          <table:table-cell table:style-name="ce124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02" office:value-type="string">
            <text:p>Show message alert The length of the text in field "First Name:" must be between "1" and "45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6: Edit with First Name contains space</text:p>
          </table:table-cell>
          <table:table-cell table:style-name="ce124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7: Edit with valid value for First Name</text:p>
          </table:table-cell>
          <table:table-cell table:style-name="ce124" office:value-type="string">
            <text:p>- Change current value of First Name with valid characters 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8: Edit with First Name start with number</text:p>
          </table:table-cell>
          <table:table-cell table:style-name="ce124" office:value-type="string">
            <text:p>- Change current value of First Name with number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Last Name of user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Click <text:span text:style-name="T7">Edit user</text:span> icon of a specific user from list</text:p>
            <text:p>- Select Account Infor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2: Edit with blank Last Name</text:p>
          </table:table-cell>
          <table:table-cell table:style-name="ce124" office:value-type="string">
            <text:p>- Clear current value of Last Name (leave blank)</text:p>
            <text:p>- Click <text:span text:style-name="T7">Save</text:span></text:p>
          </table:table-cell>
          <table:table-cell table:style-name="ce124" office:value-type="string">
            <text:p>Show message alerts Last Name can not be blank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3: Edit with Last Name contains special characters in the middle</text:p>
          </table:table-cell>
          <table:table-cell table:style-name="ce124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4: Edit with Last Name starts with invalid characters</text:p>
          </table:table-cell>
          <table:table-cell table:style-name="ce124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5: Edit with Last Name with max length</text:p>
          </table:table-cell>
          <table:table-cell table:style-name="ce124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02" office:value-type="string">
            <text:p>Show message alert The length of the text in field "Last Name:" must be between "1" and "45" characters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2];6;FIND(&quot;:&quot;;[.F52];1)-FIND(&quot; &quot;;[.F52];1)-1))&gt;VALUE(MID([.F51];6;FIND(&quot;:&quot;;[.F51];1)-FIND(&quot; &quot;;[.F51];1)-1));[.C51];[.C51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6: Edit with Last Name contains space</text:p>
          </table:table-cell>
          <table:table-cell table:style-name="ce124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3];6;FIND(&quot;:&quot;;[.F53];1)-FIND(&quot; &quot;;[.F53];1)-1))&gt;VALUE(MID([.F52];6;FIND(&quot;:&quot;;[.F52];1)-FIND(&quot; &quot;;[.F52];1)-1));[.C52];[.C5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7: Edit with valid value for Last Name</text:p>
          </table:table-cell>
          <table:table-cell table:style-name="ce124" office:value-type="string">
            <text:p>- Change current value of Last Name with valid characters 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4];6;FIND(&quot;:&quot;;[.F54];1)-FIND(&quot; &quot;;[.F54];1)-1))&gt;VALUE(MID([.F53];6;FIND(&quot;:&quot;;[.F53];1)-FIND(&quot; &quot;;[.F53];1)-1));[.C53];[.C5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8: Edit with Last Name start with number</text:p>
          </table:table-cell>
          <table:table-cell table:style-name="ce124" office:value-type="string">
            <text:p>- Change current value of Last Name with number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55];6;FIND(&quot;:&quot;;[.F55];1)-FIND(&quot; &quot;;[.F55];1)-1))&gt;VALUE(MID([.F54];6;FIND(&quot;:&quot;;[.F54];1)-FIND(&quot; &quot;;[.F54];1)-1));&quot;&quot;;MAX([.A$7:.A54])+1)" office:value-type="float" office:value="15">
            <text:p>015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5];6;FIND(&quot;:&quot;;[.F55];1)-FIND(&quot; &quot;;[.F55];1)-1))&gt;VALUE(MID([.F54];6;FIND(&quot;:&quot;;[.F54];1)-FIND(&quot; &quot;;[.F54];1)-1));[.C54];[.C5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Email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Click <text:span text:style-name="T7">Edit user</text:span> icon of a specific user from list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Email in Community Management</text:p>
          </table:table-cell>
          <table:table-cell table:style-name="ce102" office:value-type="string">
            <text:p>Step 2: Edit email with invalid format</text:p>
          </table:table-cell>
          <table:table-cell table:style-name="ce124" office:value-type="string">
            <text:p>- Change current value of Email with invalid format</text:p>
            <text:p>- Click <text:span text:style-name="T7">Save</text:span></text:p>
          </table:table-cell>
          <table:table-cell table:style-name="ce124" office:value-type="string">
            <text:p>Show message alerts email is invali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7];6;FIND(&quot;:&quot;;[.F57];1)-FIND(&quot; &quot;;[.F57];1)-1))&gt;VALUE(MID([.F56];6;FIND(&quot;:&quot;;[.F56];1)-FIND(&quot; &quot;;[.F56];1)-1));[.C56];[.C5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Email in Community Management</text:p>
          </table:table-cell>
          <table:table-cell table:style-name="ce102" office:value-type="string">
            <text:p>Step 3: Edit with blank Email</text:p>
          </table:table-cell>
          <table:table-cell table:style-name="ce124" office:value-type="string">
            <text:p>- Leave current Email blank</text:p>
            <text:p>- Click <text:span text:style-name="T7">Save</text:span></text:p>
          </table:table-cell>
          <table:table-cell table:style-name="ce124" office:value-type="string">
            <text:p>Show message alerts Email can not b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8];6;FIND(&quot;:&quot;;[.F58];1)-FIND(&quot; &quot;;[.F58];1)-1))&gt;VALUE(MID([.F57];6;FIND(&quot;:&quot;;[.F57];1)-FIND(&quot; &quot;;[.F57];1)-1));[.C57];[.C57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Email in Community Management</text:p>
          </table:table-cell>
          <table:table-cell table:style-name="ce102" office:value-type="string">
            <text:p>Step 4: Edit with valid email</text:p>
          </table:table-cell>
          <table:table-cell table:style-name="ce124" office:value-type="string">
            <text:p>- Change current value of Email with valid value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59];6;FIND(&quot;:&quot;;[.F59];1)-FIND(&quot; &quot;;[.F59];1)-1))&gt;VALUE(MID([.F58];6;FIND(&quot;:&quot;;[.F58];1)-FIND(&quot; &quot;;[.F58];1)-1));&quot;&quot;;MAX([.A$7:.A58])+1)" office:value-type="float" office:value="16">
            <text:p>016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Password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0];6;FIND(&quot;:&quot;;[.F60];1)-FIND(&quot; &quot;;[.F60];1)-1))&gt;VALUE(MID([.F59];6;FIND(&quot;:&quot;;[.F59];1)-FIND(&quot; &quot;;[.F59];1)-1));[.C59];[.C59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2: Showing fields to input new password</text:p>
          </table:table-cell>
          <table:table-cell table:style-name="ce124" office:value-type="string">
            <text:p>Check <text:span text:style-name="T7">Change Password </text:span><text:span text:style-name="T19">option</text:span></text:p>
          </table:table-cell>
          <table:table-cell table:style-name="ce50" office:value-type="string">
            <text:p><text:span text:style-name="T19">Blank </text:span>New Password &amp; Confirm Password <text:span text:style-name="T19">fields</text:span> <text:span text:style-name="T19">are </text:span><text:span text:style-name="T19">shown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3: Edit with blank New Password</text:p>
          </table:table-cell>
          <table:table-cell table:style-name="ce151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02" office:value-type="string">
            <text:p>Show message alerts New Password can not be blank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2];6;FIND(&quot;:&quot;;[.F62];1)-FIND(&quot; &quot;;[.F62];1)-1))&gt;VALUE(MID([.F61];6;FIND(&quot;:&quot;;[.F61];1)-FIND(&quot; &quot;;[.F61];1)-1));[.C61];[.C61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50" office:value-type="string">
            <text:p>Step 4: Edit with New Password/Confirm Password less than 6 characters</text:p>
          </table:table-cell>
          <table:table-cell table:style-name="ce102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02" office:value-type="string">
            <text:p>Show message alert The length of the text in field "New/Confirm Password:" must be between "6" and "30" characters.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3];6;FIND(&quot;:&quot;;[.F63];1)-FIND(&quot; &quot;;[.F63];1)-1))&gt;VALUE(MID([.F62];6;FIND(&quot;:&quot;;[.F62];1)-FIND(&quot; &quot;;[.F62];1)-1));[.C62];[.C62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50" office:value-type="string">
            <text:p>Step 5: Edit with New Password/Confirm Password over 30 characters</text:p>
          </table:table-cell>
          <table:table-cell table:style-name="ce102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02" office:value-type="string">
            <text:p>Show message alerts Password/Confirm Password can not be over 30 characters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4];6;FIND(&quot;:&quot;;[.F64];1)-FIND(&quot; &quot;;[.F64];1)-1))&gt;VALUE(MID([.F63];6;FIND(&quot;:&quot;;[.F63];1)-FIND(&quot; &quot;;[.F63];1)-1));[.C63];[.C63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6: Edit with New Password &amp; Confirm Password are not the same</text:p>
          </table:table-cell>
          <table:table-cell table:style-name="ce102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02" office:value-type="string">
            <text:p>Show message alert New Password &amp; Confirm Password must be the same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5];6;FIND(&quot;:&quot;;[.F65];1)-FIND(&quot; &quot;;[.F65];1)-1))&gt;VALUE(MID([.F64];6;FIND(&quot;:&quot;;[.F64];1)-FIND(&quot; &quot;;[.F64];1)-1));[.C64];[.C64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7: Edit when copy from New Password and paste to Confirm Password field</text:p>
          </table:table-cell>
          <table:table-cell table:style-name="ce102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02" office:value-type="string">
            <text:p>Show message alert New Password &amp; Confirm Password must be the same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8: Edit with blank Confirm New Password</text:p>
          </table:table-cell>
          <table:table-cell table:style-name="ce102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02" office:value-type="string">
            <text:p>Show message alerts Confirm Password can not be blank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9: Edit password with valid values</text:p>
          </table:table-cell>
          <table:table-cell table:style-name="ce102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8];6;FIND(&quot;:&quot;;[.F68];1)-FIND(&quot; &quot;;[.F68];1)-1))&gt;VALUE(MID([.F67];6;FIND(&quot;:&quot;;[.F67];1)-FIND(&quot; &quot;;[.F67];1)-1));&quot;&quot;;MAX([.A$7:.A67])+1)" office:value-type="float" office:value="17">
            <text:p>017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8];6;FIND(&quot;:&quot;;[.F68];1)-FIND(&quot; &quot;;[.F68];1)-1))&gt;VALUE(MID([.F67];6;FIND(&quot;:&quot;;[.F67];1)-FIND(&quot; &quot;;[.F67];1)-1));[.C67];[.C67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2" office:value-type="string">
            <text:p>Check Cancel function when edit specific user in Account Infor form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</table:table-cell>
          <table:table-cell table:style-name="ce124" office:value-type="string">
            <text:p>Community Management page is shown, Users Management tab is selected ass default, list all registered users in list</text:p>
          </table:table-cell>
          <table:table-cell table:style-name="ce124" office:value-type="string">
            <text:p>Low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Account Infor form</text:p>
          </table:table-cell>
          <table:table-cell table:style-name="ce102" office:value-type="string">
            <text:p>Step 2: Show form to edit a specific user</text:p>
          </table:table-cell>
          <table:table-cell table:style-name="ce124" office:value-type="string"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Account Infor form</text:p>
          </table:table-cell>
          <table:table-cell table:style-name="ce102" office:value-type="string">
            <text:p>Step 3: Do Cancel</text:p>
          </table:table-cell>
          <table:table-cell table:style-name="ce102" office:value-type="string">
            <text:p>- Do some change with Account Infor form</text:p>
            <text:p>- Click Cancel</text:p>
          </table:table-cell>
          <table:table-cell table:style-name="ce102" office:value-type="string">
            <text:p>Account Infor form is close and return to User Management form.</text:p>
          </table:table-cell>
          <table:table-cell table:style-name="ce124" office:value-type="string">
            <text:p>Low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1];6;FIND(&quot;:&quot;;[.F71];1)-FIND(&quot; &quot;;[.F71];1)-1))&gt;VALUE(MID([.F70];6;FIND(&quot;:&quot;;[.F70];1)-FIND(&quot; &quot;;[.F70];1)-1));[.C70];[.C70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ange User Profile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ange User Profile in Community Management</text:p>
          </table:table-cell>
          <table:table-cell table:style-name="ce102" office:value-type="string">
            <text:p>Step 2: Change normal User Profile information</text:p>
          </table:table-cell>
          <table:table-cell table:style-name="ce124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24" office:value-type="string">
            <text:p>New changes are saved for user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ange User Profile in Community Management</text:p>
          </table:table-cell>
          <table:table-cell table:style-name="ce149" office:value-type="string">
            <text:p>Step 3: Change displaying language for user</text:p>
          </table:table-cell>
          <table:table-cell table:style-name="ce124" office:value-type="string">
            <text:p>- In Edit User Profile form: Select new language</text:p>
            <text:p>- Click <text:span text:style-name="T7">Save</text:span></text:p>
          </table:table-cell>
          <table:table-cell table:style-name="ce124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74];6;FIND(&quot;:&quot;;[.F74];1)-FIND(&quot; &quot;;[.F74];1)-1))&gt;VALUE(MID([.F73];6;FIND(&quot;:&quot;;[.F73];1)-FIND(&quot; &quot;;[.F73];1)-1));&quot;&quot;;MAX([.A$7:.A73])+1)" office:value-type="float" office:value="19">
            <text:p>019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4];6;FIND(&quot;:&quot;;[.F74];1)-FIND(&quot; &quot;;[.F74];1)-1))&gt;VALUE(MID([.F73];6;FIND(&quot;:&quot;;[.F73];1)-FIND(&quot; &quot;;[.F73];1)-1));[.C73];[.C73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2" office:value-type="string">
            <text:p>Check Cancel function when edit specific user in User Profile form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User Profile form</text:p>
          </table:table-cell>
          <table:table-cell table:style-name="ce102" office:value-type="string">
            <text:p>Step 2: Show form to edit a specific user</text:p>
          </table:table-cell>
          <table:table-cell table:style-name="ce124" office:value-type="string"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User Profile form</text:p>
          </table:table-cell>
          <table:table-cell table:style-name="ce102" office:value-type="string">
            <text:p>Step 3: Do Cancel</text:p>
          </table:table-cell>
          <table:table-cell table:style-name="ce102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02" office:value-type="string">
            <text:p>Account Infor form is close and return to User Management form. No change is saved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77];6;FIND(&quot;:&quot;;[.F77];1)-FIND(&quot; &quot;;[.F77];1)-1))&gt;VALUE(MID([.F76];6;FIND(&quot;:&quot;;[.F76];1)-FIND(&quot; &quot;;[.F76];1)-1));&quot;&quot;;MAX([.A$7:.A76])+1)" office:value-type="float" office:value="20">
            <text:p>020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7];6;FIND(&quot;:&quot;;[.F77];1)-FIND(&quot; &quot;;[.F77];1)-1))&gt;VALUE(MID([.F76];6;FIND(&quot;:&quot;;[.F76];1)-FIND(&quot; &quot;;[.F76];1)-1));[.C76];[.C76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 confirmation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Remove user role in User and group management with confirmation</text:p>
          </table:table-cell>
          <table:table-cell table:style-name="ce102" office:value-type="string">
            <text:p>Step 2: Remove role of edited user in a specific group</text:p>
          </table:table-cell>
          <table:table-cell table:style-name="ce124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24" office:value-type="string">
            <text:p>Corresponding role is removed from list of edited user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Remove user role in User and group management with confirmation</text:p>
          </table:table-cell>
          <table:table-cell table:style-name="ce149" office:value-type="string">
            <text:p>Step 3: Check group's members list after remove a role of user</text:p>
          </table:table-cell>
          <table:table-cell table:style-name="ce124" office:value-type="string">
            <text:p>- Select <text:span text:style-name="T7">Group Management</text:span> tab</text:p>
            <text:p>- Select group that edited user belongs to</text:p>
          </table:table-cell>
          <table:table-cell table:style-name="ce124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80];6;FIND(&quot;:&quot;;[.F80];1)-FIND(&quot; &quot;;[.F80];1)-1))&gt;VALUE(MID([.F79];6;FIND(&quot;:&quot;;[.F79];1)-FIND(&quot; &quot;;[.F79];1)-1));&quot;&quot;;MAX([.A$7:.A79])+1)" office:value-type="float" office:value="21">
            <text:p>021</text:p>
          </table:table-cell>
          <table:table-cell table:style-name="ce48" office:value-type="string">
            <text:p>GTN_PLT_ORG_02_03</text:p>
          </table:table-cell>
          <table:table-cell table:style-name="ce145" table:formula="oooc:=IF(VALUE(MID([.F80];6;FIND(&quot;:&quot;;[.F80];1)-FIND(&quot; &quot;;[.F80];1)-1))&gt;VALUE(MID([.F79];6;FIND(&quot;:&quot;;[.F79];1)-FIND(&quot; &quot;;[.F79];1)-1));[.C79];[.C79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out confirmation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GTN_PLT_ORG_02_03</text:p>
          </table:table-cell>
          <table:table-cell table:style-name="ce145" table:formula="oooc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Remove user role in User and Group management without confirmation</text:p>
          </table:table-cell>
          <table:table-cell table:style-name="ce102" office:value-type="string">
            <text:p>Step 2: Remove role of edited user in a specific group</text:p>
          </table:table-cell>
          <table:table-cell table:style-name="ce124" office:value-type="string">
            <text:p>- Click Delete membership icon of corresponding role in a specific group</text:p>
            <text:p>- Click <text:span text:style-name="T7">Cancel </text:span><text:span text:style-name="T19">in</text:span> confirm message</text:p>
          </table:table-cell>
          <table:table-cell table:style-name="ce124" office:value-type="string">
            <text:p>Nothing is deleted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2];6;FIND(&quot;:&quot;;[.F82];1)-FIND(&quot; &quot;;[.F82];1)-1))&gt;VALUE(MID([.F81];6;FIND(&quot;:&quot;;[.F81];1)-FIND(&quot; &quot;;[.F81];1)-1));&quot;&quot;;MAX([.A$7:.A81])+1)" office:value-type="float" office:value="22">
            <text:p>022</text:p>
          </table:table-cell>
          <table:table-cell table:style-name="ce48" office:value-type="string">
            <text:p>GTN_PLT_ORG_02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102" office:value-type="string">
            <text:p>Step 1: Show Users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</table:table-cell>
          <table:table-cell table:style-name="ce124" office:value-type="string">
            <text:p>Existing users list is displayed as defaul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8" office:value-type="string">
            <text:p>GTN_PLT_ORG_02_04</text:p>
          </table:table-cell>
          <table:table-cell table:style-name="ce145" table:formula="oooc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Click <text:span text:style-name="T7">Delete user</text:span> icon of a specific user from list</text:p>
            <text:p>- Click <text:span text:style-name="T7">OK</text:span> to confirm</text:p>
          </table:table-cell>
          <table:table-cell table:style-name="ce124" office:value-type="string">
            <text:p>This user is removed from system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GTN_PLT_ORG_02_04</text:p>
          </table:table-cell>
          <table:table-cell table:style-name="ce145" table:formula="oooc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</text:p>
          </table:table-cell>
          <table:table-cell table:style-name="ce149" office:value-type="string">
            <text:p>Step 3: Check deleted user in <text:s/>group</text:p>
          </table:table-cell>
          <table:table-cell table:style-name="ce124" office:value-type="string">
            <text:p>- Select Group Management tab - Select group that deleted user belonged to</text:p>
          </table:table-cell>
          <table:table-cell table:style-name="ce124" office:value-type="string">
            <text:p>Deleted user is no more displayed in this group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GTN_PLT_ORG_02_04</text:p>
          </table:table-cell>
          <table:table-cell table:style-name="ce145" table:formula="oooc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</text:p>
          </table:table-cell>
          <table:table-cell table:style-name="ce149" office:value-type="string">
            <text:p>Step 4: Sign in by deleted account</text:p>
          </table:table-cell>
          <table:table-cell table:style-name="ce124" office:value-type="string">
            <text:p>Use username &amp; password of deleted user to sign in</text:p>
          </table:table-cell>
          <table:table-cell table:style-name="ce124" office:value-type="string">
            <text:p>Show message alerts this username/password invalid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6];6;FIND(&quot;:&quot;;[.F86];1)-FIND(&quot; &quot;;[.F86];1)-1))&gt;VALUE(MID([.F85];6;FIND(&quot;:&quot;;[.F85];1)-FIND(&quot; &quot;;[.F85];1)-1));&quot;&quot;;MAX([.A$7:.A85])+1)" office:value-type="float" office:value="23">
            <text:p>023</text:p>
          </table:table-cell>
          <table:table-cell table:style-name="ce48" office:value-type="string">
            <text:p>GTN_PLT_ORG_02_04</text:p>
          </table:table-cell>
          <table:table-cell table:style-name="ce145" table:formula="oooc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102" office:value-type="string">
            <text:p>Step 1: Show Users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</table:table-cell>
          <table:table-cell table:style-name="ce124" office:value-type="string">
            <text:p>Existing users list is displayed as defaul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8" office:value-type="string">
            <text:p>GTN_PLT_ORG_02_04</text:p>
          </table:table-cell>
          <table:table-cell table:style-name="ce145" table:formula="oooc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 without confirmation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Click <text:span text:style-name="T7">Delete user</text:span> icon of a specific user from list</text:p>
            <text:p>- Click <text:span text:style-name="T7">Cancel </text:span><text:span text:style-name="T19">in</text:span> confirm message</text:p>
          </table:table-cell>
          <table:table-cell table:style-name="ce124" office:value-type="string">
            <text:p><text:span text:style-name="T9">- Message is closed</text:span></text:p>
            <text:p><text:span text:style-name="T9">- Nothing is deleted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8];6;FIND(&quot;:&quot;;[.F88];1)-FIND(&quot; &quot;;[.F88];1)-1))&gt;VALUE(MID([.F87];6;FIND(&quot;:&quot;;[.F87];1)-FIND(&quot; &quot;;[.F87];1)-1));&quot;&quot;;MAX([.A$7:.A87])+1)" office:value-type="float" office:value="24">
            <text:p>024</text:p>
          </table:table-cell>
          <table:table-cell table:style-name="ce48" office:value-type="string">
            <text:p>GTN_PLT_ORG_02_04</text:p>
          </table:table-cell>
          <table:table-cell table:style-name="ce145" table:formula="oooc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102" office:value-type="string">
            <text:p>Step 1: Show Users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</table:table-cell>
          <table:table-cell table:style-name="ce124" office:value-type="string">
            <text:p>Existing users list is displayed as defaul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GTN_PLT_ORG_02_04</text:p>
          </table:table-cell>
          <table:table-cell table:style-name="ce145" table:formula="oooc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search result in Community Management</text:p>
          </table:table-cell>
          <table:table-cell table:style-name="ce149" office:value-type="string">
            <text:p>Step 2: Search user</text:p>
          </table:table-cell>
          <table:table-cell table:style-name="ce124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24" office:value-type="string">
            <text:p>- Matched users are displayed in search result</text:p>
            <text:p>- There's option to delete/edit user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GTN_PLT_ORG_02_04</text:p>
          </table:table-cell>
          <table:table-cell table:style-name="ce145" table:formula="oooc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search result in Community Management</text:p>
          </table:table-cell>
          <table:table-cell table:style-name="ce149" office:value-type="string">
            <text:p>Step 3: Delete user</text:p>
          </table:table-cell>
          <table:table-cell table:style-name="ce124" office:value-type="string">
            <text:p>Delete an user from search result</text:p>
          </table:table-cell>
          <table:table-cell table:style-name="ce124" office:value-type="string">
            <text:p>This user is removed from search resul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GTN_PLT_ORG_02_04</text:p>
          </table:table-cell>
          <table:table-cell table:style-name="ce145" table:formula="oooc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search result in Community Management</text:p>
          </table:table-cell>
          <table:table-cell table:style-name="ce149" office:value-type="string">
            <text:p>Step 4: Check all existing users list</text:p>
          </table:table-cell>
          <table:table-cell table:style-name="ce124" office:value-type="string">
            <text:p>- Leave Search text field blank </text:p>
            <text:p>- Click <text:span text:style-name="T7">Search</text:span> icon</text:p>
          </table:table-cell>
          <table:table-cell table:style-name="ce124" office:value-type="string">
            <text:p>Return all registered existing users in list except deleted user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GTN_PLT_ORG_03_01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50" office:value-type="string">
            <text:p>Check showing Group Management form</text:p>
          </table:table-cell>
          <table:table-cell table:style-name="ce102" office:value-type="string">
            <text:p>Step 1: Show Group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</table:table-cell>
          <table:table-cell table:style-name="ce124" office:value-type="string">
            <text:p><text:span text:style-name="T16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8" office:value-type="string">
            <text:p>GTN_PLT_ORG_03_01</text:p>
          </table:table-cell>
          <table:table-cell table:style-name="ce145" table:formula="oooc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2: Show/hide sub group(s) of a specific group</text:p>
          </table:table-cell>
          <table:table-cell table:style-name="ce124" office:value-type="string">
            <text:p>Select a group from left pane by clicking cross icon (+) or clicking on group name</text:p>
          </table:table-cell>
          <table:table-cell table:style-name="ce124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48" office:value-type="string">
            <text:p>GTN_PLT_ORG_03_01</text:p>
          </table:table-cell>
          <table:table-cell table:style-name="ce145" table:formula="oooc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3: Check showing path to selected group</text:p>
          </table:table-cell>
          <table:table-cell table:style-name="ce124" office:value-type="string">
            <text:p>Select a group then sub group</text:p>
          </table:table-cell>
          <table:table-cell table:style-name="ce124" office:value-type="string">
            <text:p>The path to sub group is displayed in the page above left &amp; right pan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8" office:value-type="string">
            <text:p>GTN_PLT_ORG_03_01</text:p>
          </table:table-cell>
          <table:table-cell table:style-name="ce145" table:formula="oooc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4: Check Up level function while showing sub group</text:p>
          </table:table-cell>
          <table:table-cell table:style-name="ce124" office:value-type="string">
            <text:p>- Select a group then sub group</text:p>
            <text:p>- Click <text:span text:style-name="T7">Up level</text:span> icon</text:p>
          </table:table-cell>
          <table:table-cell table:style-name="ce124" office:value-type="string">
            <text:p>Current selecting group will be collapsed, return to expand its parent group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48" office:value-type="string">
            <text:p>GTN_PLT_ORG_03_01</text:p>
          </table:table-cell>
          <table:table-cell table:style-name="ce145" table:formula="oooc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5: Check Up level while showing last parent group</text:p>
          </table:table-cell>
          <table:table-cell table:style-name="ce124" office:value-type="string">
            <text:p>- Do not select any group in list</text:p>
            <text:p>- Click <text:span text:style-name="T7">Up level </text:span><text:span text:style-name="T19">icon</text:span></text:p>
          </table:table-cell>
          <table:table-cell table:style-name="ce124" office:value-type="string">
            <text:p>Nothing happen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97];6;FIND(&quot;:&quot;;[.F97];1)-FIND(&quot; &quot;;[.F97];1)-1))&gt;VALUE(MID([.F96];6;FIND(&quot;:&quot;;[.F96];1)-FIND(&quot; &quot;;[.F96];1)-1));&quot;&quot;;MAX([.A$7:.A96])+1)" office:value-type="float" office:value="26">
            <text:p>026</text:p>
          </table:table-cell>
          <table:table-cell table:style-name="ce48" office:value-type="string">
            <text:p>GTN_PLT_ORG_03_02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in Group </text:p>
            <text:p>Management</text:p>
          </table:table-cell>
          <table:table-cell table:style-name="ce102" office:value-type="string">
            <text:p>Step 1: Show Group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</table:table-cell>
          <table:table-cell table:style-name="ce124" office:value-type="string">
            <text:p>Group Management form appear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in Group </text:p>
            <text:p>Management</text:p>
          </table:table-cell>
          <table:table-cell table:style-name="ce102" office:value-type="string">
            <text:p>Step 2: Select path to create group</text:p>
          </table:table-cell>
          <table:table-cell table:style-name="ce124" office:value-type="string">
            <text:p>Select group path from left pane</text:p>
          </table:table-cell>
          <table:table-cell table:style-name="ce124" office:value-type="string">
            <text:p>Group Path is displayed in the pane abov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in Group </text:p>
            <text:p>Management</text:p>
          </table:table-cell>
          <table:table-cell table:style-name="ce149" office:value-type="string">
            <text:p>Step 3: Show add new group form</text:p>
          </table:table-cell>
          <table:table-cell table:style-name="ce124" office:value-type="string">
            <text:p>Click <text:span text:style-name="T7">Add a group</text:span> icon</text:p>
          </table:table-cell>
          <table:table-cell table:style-name="ce124" office:value-type="string">
            <text:p>Add new group form appear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in Group </text:p>
            <text:p>Management</text:p>
          </table:table-cell>
          <table:table-cell table:style-name="ce102" office:value-type="string">
            <text:p>Step 4: Adding new group</text:p>
          </table:table-cell>
          <table:table-cell table:style-name="ce102" office:value-type="string">
            <text:p>- Input valid values for fields in form</text:p>
            <text:p>- Click <text:span text:style-name="T7">Save</text:span></text:p>
          </table:table-cell>
          <table:table-cell table:style-name="ce102" office:value-type="string">
            <text:p>New group is added successfully and user is added into group created and <text:s/>updated in its parent</text:p>
          </table:table-cell>
          <table:table-cell table:style-name="ce124" office:value-type="string">
            <text:p>High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01];6;FIND(&quot;:&quot;;[.F101];1)-FIND(&quot; &quot;;[.F101];1)-1))&gt;VALUE(MID([.F100];6;FIND(&quot;:&quot;;[.F100];1)-FIND(&quot; &quot;;[.F100];1)-1));&quot;&quot;;MAX([.A$7:.A100])+1)" office:value-type="float" office:value="27">
            <text:p>027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required field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blank required fields</text:p>
          </table:table-cell>
          <table:table-cell table:style-name="ce124" office:value-type="string">
            <text:p>Step 2: Add group with blank name</text:p>
          </table:table-cell>
          <table:table-cell table:style-name="ce124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 required fields can not b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03];6;FIND(&quot;:&quot;;[.F103];1)-FIND(&quot; &quot;;[.F103];1)-1))&gt;VALUE(MID([.F102];6;FIND(&quot;:&quot;;[.F102];1)-FIND(&quot; &quot;;[.F102];1)-1));&quot;&quot;;MAX([.A$7:.A102])+1)" office:value-type="float" office:value="28">
            <text:p>028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3];6;FIND(&quot;:&quot;;[.F103];1)-FIND(&quot; &quot;;[.F103];1)-1))&gt;VALUE(MID([.F102];6;FIND(&quot;:&quot;;[.F102];1)-FIND(&quot; &quot;;[.F102];1)-1));[.C102];[.C10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starts with number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4];6;FIND(&quot;:&quot;;[.F104];1)-FIND(&quot; &quot;;[.F104];1)-1))&gt;VALUE(MID([.F103];6;FIND(&quot;:&quot;;[.F103];1)-FIND(&quot; &quot;;[.F103];1)-1));[.C103];[.C10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starts with number</text:p>
          </table:table-cell>
          <table:table-cell table:style-name="ce124" office:value-type="string">
            <text:p>Step 2: Add group starts with number in Name</text:p>
          </table:table-cell>
          <table:table-cell table:style-name="ce124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 The "Group Name" field must start with a character and must not contain special characters."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05];6;FIND(&quot;:&quot;;[.F105];1)-FIND(&quot; &quot;;[.F105];1)-1))&gt;VALUE(MID([.F104];6;FIND(&quot;:&quot;;[.F104];1)-FIND(&quot; &quot;;[.F104];1)-1));&quot;&quot;;MAX([.A$7:.A104])+1)" office:value-type="float" office:value="29">
            <text:p>029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5];6;FIND(&quot;:&quot;;[.F105];1)-FIND(&quot; &quot;;[.F105];1)-1))&gt;VALUE(MID([.F104];6;FIND(&quot;:&quot;;[.F104];1)-FIND(&quot; &quot;;[.F104];1)-1));[.C104];[.C10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<text:span text:style-name="T7">Add new group when Group </text:span><text:span text:style-name="T7">Name starts with <text:s/></text:span><text:span text:style-name="T10">dash</text:span>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60" table:number-columns-repeated="6"/>
          <table:table-cell table:style-name="ce159" table:number-columns-repeated="2"/>
          <table:table-cell table:style-name="ce162" table:number-columns-repeated="238"/>
        </table:table-row>
        <table:table-row table:style-name="ro23">
          <table:table-cell table:style-name="ce110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6];6;FIND(&quot;:&quot;;[.F106];1)-FIND(&quot; &quot;;[.F106];1)-1))&gt;VALUE(MID([.F105];6;FIND(&quot;:&quot;;[.F105];1)-FIND(&quot; &quot;;[.F105];1)-1));[.C105];[.C10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<text:span text:style-name="T19">Add new group when Group </text:span><text:span text:style-name="T19">Name starts with <text:s text:c="2"/></text:span><text:span text:style-name="T15">dash</text:span><text:span text:style-name="T19"> and dot</text:span></text:p>
          </table:table-cell>
          <table:table-cell table:style-name="ce124" office:value-type="string">
            <text:p>Step 2: Add group with <text:span text:style-name="T9">dash</text:span> <text:s/>in Group Name</text:p>
          </table:table-cell>
          <table:table-cell table:style-name="ce124" office:value-type="string">
            <text:p><text:span text:style-name="T9">- Input value for Group Name, </text:span><text:span text:style-name="T9">start with dash</text:span>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s The "Group Name" field must start with a character and must not contain special characters."</text:p>
          </table:table-cell>
          <table:table-cell table:style-name="ce124" office:value-type="string">
            <text:p>Medium</text:p>
          </table:table-cell>
          <table:table-cell table:style-name="ce159"/>
          <table:table-cell table:style-name="ce160" table:number-columns-repeated="6"/>
          <table:table-cell table:style-name="ce159" table:number-columns-repeated="2"/>
          <table:table-cell table:style-name="ce162" table:number-columns-repeated="238"/>
        </table:table-row>
        <table:table-row table:style-name="ro28">
          <table:table-cell table:style-name="ce110" table:formula="oooc:=IF(VALUE(MID([.F107];6;FIND(&quot;:&quot;;[.F107];1)-FIND(&quot; &quot;;[.F107];1)-1))&gt;VALUE(MID([.F106];6;FIND(&quot;:&quot;;[.F106];1)-FIND(&quot; &quot;;[.F106];1)-1));&quot;&quot;;MAX([.A$7:.A106])+1)" office:value-type="float" office:value="30">
            <text:p>030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7];6;FIND(&quot;:&quot;;[.F107];1)-FIND(&quot; &quot;;[.F107];1)-1))&gt;VALUE(MID([.F106];6;FIND(&quot;:&quot;;[.F106];1)-FIND(&quot; &quot;;[.F106];1)-1));[.C106];[.C10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8];6;FIND(&quot;:&quot;;[.F108];1)-FIND(&quot; &quot;;[.F108];1)-1))&gt;VALUE(MID([.F107];6;FIND(&quot;:&quot;;[.F107];1)-FIND(&quot; &quot;;[.F107];1)-1));[.C107];[.C10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group name is the same with existing but different with lower/upper case</text:p>
          </table:table-cell>
          <table:table-cell table:style-name="ce124" office:value-type="string">
            <text:p>Step 2: Add new group with lower case</text:p>
          </table:table-cell>
          <table:table-cell table:style-name="ce124" office:value-type="string">
            <text:p>- Input value for Group Name with valid value ( e.g: test)</text:p>
            <text:p><text:s/>- Click Save</text:p>
          </table:table-cell>
          <table:table-cell table:style-name="ce102" office:value-type="string">
            <text:p>New group is added successfully and user is added into group created and updated in its paren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09];6;FIND(&quot;:&quot;;[.F109];1)-FIND(&quot; &quot;;[.F109];1)-1))&gt;VALUE(MID([.F108];6;FIND(&quot;:&quot;;[.F108];1)-FIND(&quot; &quot;;[.F108];1)-1));[.C108];[.C10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group name is the same with existing but different with lower/upper case</text:p>
          </table:table-cell>
          <table:table-cell table:style-name="ce124" office:value-type="string">
            <text:p>Step 3: Add new group with upper case</text:p>
          </table:table-cell>
          <table:table-cell table:style-name="ce124" office:value-type="string">
            <text:p>- Add second new group with the same group name but different with existing by lower/upper case ( e.g: Test)</text:p>
          </table:table-cell>
          <table:table-cell table:style-name="ce102" office:value-type="string">
            <text:p>New group is added successfully and updated in its paren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10];6;FIND(&quot;:&quot;;[.F110];1)-FIND(&quot; &quot;;[.F110];1)-1))&gt;VALUE(MID([.F109];6;FIND(&quot;:&quot;;[.F109];1)-FIND(&quot; &quot;;[.F109];1)-1));&quot;&quot;;MAX([.A$7:.A109])+1)" office:value-type="float" office:value="31">
            <text:p>031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0];6;FIND(&quot;:&quot;;[.F110];1)-FIND(&quot; &quot;;[.F110];1)-1))&gt;VALUE(MID([.F109];6;FIND(&quot;:&quot;;[.F109];1)-FIND(&quot; &quot;;[.F109];1)-1));[.C109];[.C10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Name contains space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1];6;FIND(&quot;:&quot;;[.F111];1)-FIND(&quot; &quot;;[.F111];1)-1))&gt;VALUE(MID([.F110];6;FIND(&quot;:&quot;;[.F110];1)-FIND(&quot; &quot;;[.F110];1)-1));[.C110];[.C11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Name contains space</text:p>
          </table:table-cell>
          <table:table-cell table:style-name="ce124" office:value-type="string">
            <text:p>Step 2: Add group with space in Name</text:p>
          </table:table-cell>
          <table:table-cell table:style-name="ce124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s group name can not contains spac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12];6;FIND(&quot;:&quot;;[.F112];1)-FIND(&quot; &quot;;[.F112];1)-1))&gt;VALUE(MID([.F111];6;FIND(&quot;:&quot;;[.F111];1)-FIND(&quot; &quot;;[.F111];1)-1));&quot;&quot;;MAX([.A$7:.A111])+1)" office:value-type="float" office:value="32">
            <text:p>032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2];6;FIND(&quot;:&quot;;[.F112];1)-FIND(&quot; &quot;;[.F112];1)-1))&gt;VALUE(MID([.F111];6;FIND(&quot;:&quot;;[.F111];1)-FIND(&quot; &quot;;[.F111];1)-1));[.C111];[.C11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contains special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3];6;FIND(&quot;:&quot;;[.F113];1)-FIND(&quot; &quot;;[.F113];1)-1))&gt;VALUE(MID([.F112];6;FIND(&quot;:&quot;;[.F112];1)-FIND(&quot; &quot;;[.F112];1)-1));[.C112];[.C11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contains special characters</text:p>
          </table:table-cell>
          <table:table-cell table:style-name="ce124" office:value-type="string">
            <text:p>Step 2: Add group with special characters in Name</text:p>
          </table:table-cell>
          <table:table-cell table:style-name="ce124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24" office:value-type="string">
            <text:p>Show message alerts Only alpha, digit, dash and underscore characters allowed for the field "Group Name"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14];6;FIND(&quot;:&quot;;[.F114];1)-FIND(&quot; &quot;;[.F114];1)-1))&gt;VALUE(MID([.F113];6;FIND(&quot;:&quot;;[.F113];1)-FIND(&quot; &quot;;[.F113];1)-1));&quot;&quot;;MAX([.A$7:.A113])+1)" office:value-type="float" office:value="33">
            <text:p>033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4];6;FIND(&quot;:&quot;;[.F114];1)-FIND(&quot; &quot;;[.F114];1)-1))&gt;VALUE(MID([.F113];6;FIND(&quot;:&quot;;[.F113];1)-FIND(&quot; &quot;;[.F113];1)-1));[.C113];[.C113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5];6;FIND(&quot;:&quot;;[.F115];1)-FIND(&quot; &quot;;[.F115];1)-1))&gt;VALUE(MID([.F114];6;FIND(&quot;:&quot;;[.F114];1)-FIND(&quot; &quot;;[.F114];1)-1));[.C114];[.C114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less than 3 or over 30 characters</text:p>
          </table:table-cell>
          <table:table-cell table:style-name="ce124" office:value-type="string">
            <text:p>Step 2: Add group with Name less than 3 characters</text:p>
          </table:table-cell>
          <table:table-cell table:style-name="ce124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Group Name" must be between "3" and "30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6];6;FIND(&quot;:&quot;;[.F116];1)-FIND(&quot; &quot;;[.F116];1)-1))&gt;VALUE(MID([.F115];6;FIND(&quot;:&quot;;[.F115];1)-FIND(&quot; &quot;;[.F115];1)-1));[.C115];[.C11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less than 3 or over 30 characters</text:p>
          </table:table-cell>
          <table:table-cell table:style-name="ce149" office:value-type="string">
            <text:p>Step 3: Add group with Name over 30 characters</text:p>
          </table:table-cell>
          <table:table-cell table:style-name="ce124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Group Name" must be between "3" and "30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17];6;FIND(&quot;:&quot;;[.F117];1)-FIND(&quot; &quot;;[.F117];1)-1))&gt;VALUE(MID([.F116];6;FIND(&quot;:&quot;;[.F116];1)-FIND(&quot; &quot;;[.F116];1)-1));&quot;&quot;;MAX([.A$7:.A116])+1)" office:value-type="float" office:value="34">
            <text:p>034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7];6;FIND(&quot;:&quot;;[.F117];1)-FIND(&quot; &quot;;[.F117];1)-1))&gt;VALUE(MID([.F116];6;FIND(&quot;:&quot;;[.F116];1)-FIND(&quot; &quot;;[.F116];1)-1));[.C116];[.C116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label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8];6;FIND(&quot;:&quot;;[.F118];1)-FIND(&quot; &quot;;[.F118];1)-1))&gt;VALUE(MID([.F117];6;FIND(&quot;:&quot;;[.F117];1)-FIND(&quot; &quot;;[.F117];1)-1));[.C117];[.C117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blank label</text:p>
          </table:table-cell>
          <table:table-cell table:style-name="ce124" office:value-type="string">
            <text:p>Step 2: Add group with blank Label</text:p>
          </table:table-cell>
          <table:table-cell table:style-name="ce124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24" office:value-type="string">
            <text:p>- Add new group successfully</text:p>
            <text:p>- Label for new added group will be the group name instead of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19];6;FIND(&quot;:&quot;;[.F119];1)-FIND(&quot; &quot;;[.F119];1)-1))&gt;VALUE(MID([.F118];6;FIND(&quot;:&quot;;[.F118];1)-FIND(&quot; &quot;;[.F118];1)-1));&quot;&quot;;MAX([.A$7:.A118])+1)" office:value-type="float" office:value="35">
            <text:p>035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19];6;FIND(&quot;:&quot;;[.F119];1)-FIND(&quot; &quot;;[.F119];1)-1))&gt;VALUE(MID([.F118];6;FIND(&quot;:&quot;;[.F118];1)-FIND(&quot; &quot;;[.F118];1)-1));[.C118];[.C118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0];6;FIND(&quot;:&quot;;[.F120];1)-FIND(&quot; &quot;;[.F120];1)-1))&gt;VALUE(MID([.F119];6;FIND(&quot;:&quot;;[.F119];1)-FIND(&quot; &quot;;[.F119];1)-1));[.C119];[.C119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label less than 3 or over 30 characters</text:p>
          </table:table-cell>
          <table:table-cell table:style-name="ce102" office:value-type="string">
            <text:p>Step 2: Add group with Label less than 3 characters</text:p>
          </table:table-cell>
          <table:table-cell table:style-name="ce124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Label" must be between "3" and "30" characters.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1];6;FIND(&quot;:&quot;;[.F121];1)-FIND(&quot; &quot;;[.F121];1)-1))&gt;VALUE(MID([.F120];6;FIND(&quot;:&quot;;[.F120];1)-FIND(&quot; &quot;;[.F120];1)-1));[.C120];[.C12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label less than 3 or over 30 characters</text:p>
          </table:table-cell>
          <table:table-cell table:style-name="ce149" office:value-type="string">
            <text:p>Step 3: Add group with Label over 30 characters</text:p>
          </table:table-cell>
          <table:table-cell table:style-name="ce124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Label" must be between "3" and "30" characters.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22];6;FIND(&quot;:&quot;;[.F122];1)-FIND(&quot; &quot;;[.F122];1)-1))&gt;VALUE(MID([.F121];6;FIND(&quot;:&quot;;[.F121];1)-FIND(&quot; &quot;;[.F121];1)-1));&quot;&quot;;MAX([.A$7:.A121])+1)" office:value-type="float" office:value="36">
            <text:p>036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2];6;FIND(&quot;:&quot;;[.F122];1)-FIND(&quot; &quot;;[.F122];1)-1))&gt;VALUE(MID([.F121];6;FIND(&quot;:&quot;;[.F121];1)-FIND(&quot; &quot;;[.F121];1)-1));[.C121];[.C121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Description over 255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3];6;FIND(&quot;:&quot;;[.F123];1)-FIND(&quot; &quot;;[.F123];1)-1))&gt;VALUE(MID([.F122];6;FIND(&quot;:&quot;;[.F122];1)-FIND(&quot; &quot;;[.F122];1)-1));[.C122];[.C122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Description over 255 characters</text:p>
          </table:table-cell>
          <table:table-cell table:style-name="ce102" office:value-type="string">
            <text:p>Step 2: Add group with Des less over 255 characters</text:p>
          </table:table-cell>
          <table:table-cell table:style-name="ce124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Description" must be between "0" and "255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24];6;FIND(&quot;:&quot;;[.F124];1)-FIND(&quot; &quot;;[.F124];1)-1))&gt;VALUE(MID([.F123];6;FIND(&quot;:&quot;;[.F123];1)-FIND(&quot; &quot;;[.F123];1)-1));&quot;&quot;;MAX([.A$7:.A123])+1)" office:value-type="float" office:value="37">
            <text:p>037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4];6;FIND(&quot;:&quot;;[.F124];1)-FIND(&quot; &quot;;[.F124];1)-1))&gt;VALUE(MID([.F123];6;FIND(&quot;:&quot;;[.F123];1)-FIND(&quot; &quot;;[.F123];1)-1));[.C123];[.C123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63" office:value-type="string">
            <text:p>Add new group same name with existing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5];6;FIND(&quot;:&quot;;[.F125];1)-FIND(&quot; &quot;;[.F125];1)-1))&gt;VALUE(MID([.F124];6;FIND(&quot;:&quot;;[.F124];1)-FIND(&quot; &quot;;[.F124];1)-1));[.C124];[.C124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7" office:value-type="string">
            <text:p>Add new group same name with existing</text:p>
          </table:table-cell>
          <table:table-cell table:style-name="ce102" office:value-type="string">
            <text:p>Step 2: Create the first group</text:p>
          </table:table-cell>
          <table:table-cell table:style-name="ce124" office:value-type="string">
            <text:p>- Input valid values for fields</text:p>
            <text:p>- Click <text:span text:style-name="T7">Save</text:span></text:p>
          </table:table-cell>
          <table:table-cell table:style-name="ce124" office:value-type="string">
            <text:p>New group is added &amp; displayed in selected path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6];6;FIND(&quot;:&quot;;[.F126];1)-FIND(&quot; &quot;;[.F126];1)-1))&gt;VALUE(MID([.F125];6;FIND(&quot;:&quot;;[.F125];1)-FIND(&quot; &quot;;[.F125];1)-1));[.C125];[.C125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7" office:value-type="string">
            <text:p>Add new group same name with existing</text:p>
          </table:table-cell>
          <table:table-cell table:style-name="ce149" office:value-type="string">
            <text:p>Step 3: Create same name group in the same path</text:p>
          </table:table-cell>
          <table:table-cell table:style-name="ce124" office:value-type="string">
            <text:p>- Keep current group path</text:p>
            <text:p>- Create new group with same name like group created at step 2</text:p>
          </table:table-cell>
          <table:table-cell table:style-name="ce124" office:value-type="string">
            <text:p>Show message alerts This group name already exists, please enter another one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7];6;FIND(&quot;:&quot;;[.F127];1)-FIND(&quot; &quot;;[.F127];1)-1))&gt;VALUE(MID([.F126];6;FIND(&quot;:&quot;;[.F126];1)-FIND(&quot; &quot;;[.F126];1)-1));[.C126];[.C12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7" office:value-type="string">
            <text:p>Add new group same name with existing</text:p>
          </table:table-cell>
          <table:table-cell table:style-name="ce102" office:value-type="string">
            <text:p>Step 4: Create same name group in different paths</text:p>
          </table:table-cell>
          <table:table-cell table:style-name="ce151" office:value-type="string">
            <text:p>- Select another group path</text:p>
            <text:p>- Create new group with same name like group created at step 2</text:p>
          </table:table-cell>
          <table:table-cell table:style-name="ce102" office:value-type="string">
            <text:p>Create new same name group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28];6;FIND(&quot;:&quot;;[.F128];1)-FIND(&quot; &quot;;[.F128];1)-1))&gt;VALUE(MID([.F127];6;FIND(&quot;:&quot;;[.F127];1)-FIND(&quot; &quot;;[.F127];1)-1));&quot;&quot;;MAX([.A$7:.A127])+1)" office:value-type="float" office:value="38">
            <text:p>038</text:p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48" office:value-type="string">
            <text:p>GTN_PLT_ORG_03_02</text:p>
          </table:table-cell>
          <table:table-cell table:style-name="ce145" table:formula="oooc:=IF(VALUE(MID([.F129];6;FIND(&quot;:&quot;;[.F129];1)-FIND(&quot; &quot;;[.F129];1)-1))&gt;VALUE(MID([.F128];6;FIND(&quot;:&quot;;[.F128];1)-FIND(&quot; &quot;;[.F128];1)-1));[.C128];[.C128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<text:span text:style-name="T19">Add new group when Group </text:span><text:span text:style-name="T19">Name starts with <text:s text:c="2"/></text:span><text:span text:style-name="T15">dash</text:span><text:span text:style-name="T19"> and dot</text:span></text:p>
          </table:table-cell>
          <table:table-cell table:style-name="ce124" office:value-type="string">
            <text:p>Step 2: Add group with dot in Group Name</text:p>
          </table:table-cell>
          <table:table-cell table:style-name="ce124" office:value-type="string">
            <text:p><text:span text:style-name="T9">- Input value for Group Name, </text:span><text:span text:style-name="T9">start dot </text:span>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s Only alpha, digit, dash and underscore characters allowed for the field "Group Name".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130];6;FIND(&quot;:&quot;;[.F130];1)-FIND(&quot; &quot;;[.F130];1)-1))&gt;VALUE(MID([.F129];6;FIND(&quot;:&quot;;[.F129];1)-FIND(&quot; &quot;;[.F129];1)-1));&quot;&quot;;MAX([.A$7:.A129])+1)" office:value-type="float" office:value="39">
            <text:p>039</text:p>
          </table:table-cell>
          <table:table-cell table:style-name="ce48" office:value-type="string">
            <text:p>GTN_PLT_ORG_03_03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out selecting group</text:p>
          </table:table-cell>
          <table:table-cell table:style-name="ce124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Do not select any group from left pane</text:p>
            <text:p>- Click <text:span text:style-name="T7">Edit group</text:span> icon</text:p>
          </table:table-cell>
          <table:table-cell table:style-name="ce124" office:value-type="string">
            <text:p>Show message alerts user have to select one group to edi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31];6;FIND(&quot;:&quot;;[.F131];1)-FIND(&quot; &quot;;[.F131];1)-1))&gt;VALUE(MID([.F130];6;FIND(&quot;:&quot;;[.F130];1)-FIND(&quot; &quot;;[.F130];1)-1));&quot;&quot;;MAX([.A$7:.A130])+1)" office:value-type="float" office:value="40">
            <text:p>040</text:p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1];6;FIND(&quot;:&quot;;[.F131];1)-FIND(&quot; &quot;;[.F131];1)-1))&gt;VALUE(MID([.F130];6;FIND(&quot;:&quot;;[.F130];1)-FIND(&quot; &quot;;[.F130];1)-1));[.C130];[.C13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Check Edit group form</text:p>
          </table:table-cell>
          <table:table-cell table:style-name="ce124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Informations of selecting group is displayed in Edit group form:</text:p>
            <text:p>- <text:span text:style-name="T7">Group Name</text:span>: current Name, can not be changed</text:p>
            <text:p>- <text:span text:style-name="T7">Label, Description</text:span>: current value, can be chang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blank Label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blank Label</text:p>
          </table:table-cell>
          <table:table-cell table:style-name="ce149" office:value-type="string">
            <text:p>Step 2: Edit with blank Label</text:p>
          </table:table-cell>
          <table:table-cell table:style-name="ce124" office:value-type="string">
            <text:p>- Clean current value in Label, leave it blank</text:p>
            <text:p>- Click <text:span text:style-name="T7">Save</text:span></text:p>
          </table:table-cell>
          <table:table-cell table:style-name="ce124" office:value-type="string">
            <text:p>Edit group successfully, value for label is group Name instead of blank as defaul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Label less than 3 or over 30 characters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Label less than 3 or over 30 characters</text:p>
          </table:table-cell>
          <table:table-cell table:style-name="ce149" office:value-type="string">
            <text:p>Step 2: Edit with Label less than 3 characters</text:p>
          </table:table-cell>
          <table:table-cell table:style-name="ce102" office:value-type="string">
            <text:p>- Change current value of Label less than 3 characters</text:p>
            <text:p>- Click <text:span text:style-name="T7">Save</text:span></text:p>
          </table:table-cell>
          <table:table-cell table:style-name="ce154" office:value-type="string">
            <text:p>Show message alerts The length of the text in field "Label" must be between "3" and "30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Label less than 3 or over 30 characters</text:p>
          </table:table-cell>
          <table:table-cell table:style-name="ce150" office:value-type="string">
            <text:p>Step 3: Edit with Label over 30 characters</text:p>
          </table:table-cell>
          <table:table-cell table:style-name="ce102" office:value-type="string">
            <text:p>- Change current value of Label <text:s/>over 30 characters</text:p>
            <text:p>- Click <text:span text:style-name="T7">Save</text:span></text:p>
          </table:table-cell>
          <table:table-cell table:style-name="ce150" office:value-type="string">
            <text:p>Show message alerts The length of the text in field "Label" must be between "3" and "30" characters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37];6;FIND(&quot;:&quot;;[.F137];1)-FIND(&quot; &quot;;[.F137];1)-1))&gt;VALUE(MID([.F136];6;FIND(&quot;:&quot;;[.F136];1)-FIND(&quot; &quot;;[.F136];1)-1));&quot;&quot;;MAX([.A$7:.A136])+1)" office:value-type="float" office:value="43">
            <text:p>043</text:p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7];6;FIND(&quot;:&quot;;[.F137];1)-FIND(&quot; &quot;;[.F137];1)-1))&gt;VALUE(MID([.F136];6;FIND(&quot;:&quot;;[.F136];1)-FIND(&quot; &quot;;[.F136];1)-1));[.C136];[.C13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Label contains space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Label contains space</text:p>
          </table:table-cell>
          <table:table-cell table:style-name="ce102" office:value-type="string">
            <text:p>Step 2: Edit with Label contains space</text:p>
          </table:table-cell>
          <table:table-cell table:style-name="ce124" office:value-type="string">
            <text:p>- Change current value of Label contains space</text:p>
            <text:p>- Click <text:span text:style-name="T7">Save</text:span></text:p>
          </table:table-cell>
          <table:table-cell table:style-name="ce124" office:value-type="string">
            <text:p>Edit group successfully. Group is displayed in left pane with edited label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39];6;FIND(&quot;:&quot;;[.F139];1)-FIND(&quot; &quot;;[.F139];1)-1))&gt;VALUE(MID([.F138];6;FIND(&quot;:&quot;;[.F138];1)-FIND(&quot; &quot;;[.F138];1)-1));[.C138];[.C13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Description of group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40];6;FIND(&quot;:&quot;;[.F140];1)-FIND(&quot; &quot;;[.F140];1)-1))&gt;VALUE(MID([.F139];6;FIND(&quot;:&quot;;[.F139];1)-FIND(&quot; &quot;;[.F139];1)-1));[.C139];[.C13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Description of group</text:p>
          </table:table-cell>
          <table:table-cell table:style-name="ce102" office:value-type="string">
            <text:p>Step 2: Change description of group</text:p>
          </table:table-cell>
          <table:table-cell table:style-name="ce124" office:value-type="string">
            <text:p>- Change current value of Description</text:p>
            <text:p>- Click <text:span text:style-name="T7">Save</text:span></text:p>
          </table:table-cell>
          <table:table-cell table:style-name="ce124" office:value-type="string">
            <text:p>Edit group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41];6;FIND(&quot;:&quot;;[.F141];1)-FIND(&quot; &quot;;[.F141];1)-1))&gt;VALUE(MID([.F140];6;FIND(&quot;:&quot;;[.F140];1)-FIND(&quot; &quot;;[.F140];1)-1));[.C140];[.C140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Description of group with over max length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48" office:value-type="string">
            <text:p>GTN_PLT_ORG_03_03</text:p>
          </table:table-cell>
          <table:table-cell table:style-name="ce145" table:formula="oooc:=IF(VALUE(MID([.F142];6;FIND(&quot;:&quot;;[.F142];1)-FIND(&quot; &quot;;[.F142];1)-1))&gt;VALUE(MID([.F141];6;FIND(&quot;:&quot;;[.F141];1)-FIND(&quot; &quot;;[.F141];1)-1));[.C141];[.C14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Description of group with over max length</text:p>
          </table:table-cell>
          <table:table-cell table:style-name="ce102" office:value-type="string">
            <text:p>Step 2: Change description of group with over max length</text:p>
          </table:table-cell>
          <table:table-cell table:style-name="ce124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43" office:value-type="string">
            <text:p>Show message alerts group's description must be less than 255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table:style-name="ce48" office:value-type="string">
            <text:p>GTN_PLT_ORG_03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ith deleting confirmation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</text:p>
          </table:table-cell>
          <table:table-cell table:style-name="ce124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44];6;FIND(&quot;:&quot;;[.F144];1)-FIND(&quot; &quot;;[.F144];1)-1))&gt;VALUE(MID([.F143];6;FIND(&quot;:&quot;;[.F143];1)-FIND(&quot; &quot;;[.F143];1)-1));[.C143];[.C14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Delete group with deleting confirmation</text:p>
          </table:table-cell>
          <table:table-cell table:style-name="ce102" office:value-type="string">
            <text:p>Step 2: Delete group</text:p>
          </table:table-cell>
          <table:table-cell table:style-name="ce124" office:value-type="string">
            <text:p>- Click <text:span text:style-name="T7">Delete</text:span><text:span text:style-name="T19"> icon</text:span></text:p>
            <text:p><text:span text:style-name="T19">- Click </text:span><text:span text:style-name="T7">OK</text:span><text:span text:style-name="T19"> to confirm</text:span></text:p>
          </table:table-cell>
          <table:table-cell table:style-name="ce124" office:value-type="string">
            <text:p>Selecting group and its sub groups are deleted. They're disappeared from groups list in left pan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45];6;FIND(&quot;:&quot;;[.F145];1)-FIND(&quot; &quot;;[.F145];1)-1))&gt;VALUE(MID([.F144];6;FIND(&quot;:&quot;;[.F144];1)-FIND(&quot; &quot;;[.F144];1)-1));[.C144];[.C14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</text:p>
          </table:table-cell>
          <table:table-cell table:style-name="ce124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6">
          <table:table-cell table:style-name="ce110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46];6;FIND(&quot;:&quot;;[.F146];1)-FIND(&quot; &quot;;[.F146];1)-1))&gt;VALUE(MID([.F145];6;FIND(&quot;:&quot;;[.F145];1)-FIND(&quot; &quot;;[.F145];1)-1));[.C145];[.C145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02" office:value-type="string">
            <text:p>Step 2: Delete group</text:p>
          </table:table-cell>
          <table:table-cell table:style-name="ce124" office:value-type="string">
            <text:p>- Click <text:span text:style-name="T7">Delete</text:span><text:span text:style-name="T19"> icon </text:span><text:span text:style-name="T19">corresponding to one group</text:span></text:p>
            <text:p><text:span text:style-name="T19">- Click </text:span><text:span text:style-name="T7">Cancel</text:span><text:span text:style-name="T19"> in confirm </text:span><text:span text:style-name="T19">message</text:span></text:p>
            <text:p><text:span text:style-name="T23"/></text:p>
            <text:p><text:span text:style-name="T23"/></text:p>
            <text:p><text:span text:style-name="T23"/></text:p>
          </table:table-cell>
          <table:table-cell table:style-name="ce155" office:value-type="string">
            <text:p>Selecting group and its sub group are not removed from lis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47];6;FIND(&quot;:&quot;;[.F147];1)-FIND(&quot; &quot;;[.F147];1)-1))&gt;VALUE(MID([.F146];6;FIND(&quot;:&quot;;[.F146];1)-FIND(&quot; &quot;;[.F146];1)-1));[.C146];[.C14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selecting group</text:p>
          </table:table-cell>
          <table:table-cell table:style-name="ce124" office:value-type="string">
            <text:p>Step 1: Delete group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Do not select any group from left pane</text:p>
            <text:p>- Click <text:span text:style-name="T7">Delete Group</text:span> icon</text:p>
          </table:table-cell>
          <table:table-cell table:style-name="ce124" office:value-type="string">
            <text:p>Show message alerts user have to select one group to delete</text:p>
          </table:table-cell>
          <table:table-cell table:style-name="ce124" office:value-type="string">
            <text:p>Medium</text:p>
          </table:table-cell>
          <table:table-cell table:style-name="ce159"/>
          <table:table-cell table:style-name="ce124" table:number-columns-repeated="6"/>
          <table:table-cell table:style-name="ce132"/>
          <table:table-cell table:style-name="ce159"/>
          <table:table-cell table:style-name="ce162" table:number-columns-repeated="238"/>
        </table:table-row>
        <table:table-row table:style-name="ro23">
          <table:table-cell table:style-name="ce110" table:formula="oooc:=IF(VALUE(MID([.F148];6;FIND(&quot;:&quot;;[.F148];1)-FIND(&quot; &quot;;[.F148];1)-1))&gt;VALUE(MID([.F147];6;FIND(&quot;:&quot;;[.F147];1)-FIND(&quot; &quot;;[.F147];1)-1));&quot;&quot;;MAX([.A$7:.A147])+1)" office:value-type="float" office:value="49">
            <text:p>049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48];6;FIND(&quot;:&quot;;[.F148];1)-FIND(&quot; &quot;;[.F148];1)-1))&gt;VALUE(MID([.F147];6;FIND(&quot;:&quot;;[.F147];1)-FIND(&quot; &quot;;[.F147];1)-1));[.C147];[.C14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existing of user in deleted group</text:p>
          </table:table-cell>
          <table:table-cell table:style-name="ce124" office:value-type="string">
            <text:p>Step 1: Create group</text:p>
          </table:table-cell>
          <table:table-cell table:style-name="ce151" office:value-type="string">
            <text:p>Create new group &amp; assign user A in new added group</text:p>
          </table:table-cell>
          <table:table-cell table:style-name="ce102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49];6;FIND(&quot;:&quot;;[.F149];1)-FIND(&quot; &quot;;[.F149];1)-1))&gt;VALUE(MID([.F148];6;FIND(&quot;:&quot;;[.F148];1)-FIND(&quot; &quot;;[.F148];1)-1));[.C148];[.C14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user in deleted group</text:p>
          </table:table-cell>
          <table:table-cell table:style-name="ce102" office:value-type="string">
            <text:p>Step 2: Check membership of user in a group</text:p>
          </table:table-cell>
          <table:table-cell table:style-name="ce102" office:value-type="string">
            <text:p>- Select above user to edit</text:p>
            <text:p>- Select <text:span text:style-name="T7">User Membership</text:span> tab</text:p>
          </table:table-cell>
          <table:table-cell table:style-name="ce154" office:value-type="string">
            <text:p>New added group name and user's role in that group are displayed in list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0];6;FIND(&quot;:&quot;;[.F150];1)-FIND(&quot; &quot;;[.F150];1)-1))&gt;VALUE(MID([.F149];6;FIND(&quot;:&quot;;[.F149];1)-FIND(&quot; &quot;;[.F149];1)-1));[.C149];[.C14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user in deleted group</text:p>
          </table:table-cell>
          <table:table-cell table:style-name="ce102" office:value-type="string">
            <text:p>Step 3: Delete group</text:p>
          </table:table-cell>
          <table:table-cell table:style-name="ce102" office:value-type="string">
            <text:p>- Back to Group management</text:p>
            <text:p>- Delete new added group</text:p>
          </table:table-cell>
          <table:table-cell table:style-name="ce102" office:value-type="string">
            <text:p>Group is removed from groups list in left pane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1];6;FIND(&quot;:&quot;;[.F151];1)-FIND(&quot; &quot;;[.F151];1)-1))&gt;VALUE(MID([.F150];6;FIND(&quot;:&quot;;[.F150];1)-FIND(&quot; &quot;;[.F150];1)-1));[.C150];[.C15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user in deleted group</text:p>
          </table:table-cell>
          <table:table-cell table:style-name="ce102" office:value-type="string">
            <text:p>Step 4: Check membership of user in deleted group</text:p>
          </table:table-cell>
          <table:table-cell table:style-name="ce102" office:value-type="string">
            <text:p>- Select above user to edit</text:p>
            <text:p>- Select <text:span text:style-name="T7">User Membership</text:span> tab</text:p>
          </table:table-cell>
          <table:table-cell table:style-name="ce102" office:value-type="string">
            <text:p>Deleted group name and user's role in that group are disappears in list.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2];6;FIND(&quot;:&quot;;[.F152];1)-FIND(&quot; &quot;;[.F152];1)-1))&gt;VALUE(MID([.F151];6;FIND(&quot;:&quot;;[.F151];1)-FIND(&quot; &quot;;[.F151];1)-1));[.C151];[.C15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existing of pages in deleted group</text:p>
          </table:table-cell>
          <table:table-cell table:style-name="ce124" office:value-type="string">
            <text:p>Step 1: Create group</text:p>
          </table:table-cell>
          <table:table-cell table:style-name="ce151" office:value-type="string">
            <text:p>- Create new group </text:p>
            <text:p>- Assign user A in new added group with manager role</text:p>
          </table:table-cell>
          <table:table-cell table:style-name="ce102" office:value-type="string">
            <text:p>Add group &amp; <text:s/>user into group successfully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3];6;FIND(&quot;:&quot;;[.F153];1)-FIND(&quot; &quot;;[.F153];1)-1))&gt;VALUE(MID([.F152];6;FIND(&quot;:&quot;;[.F152];1)-FIND(&quot; &quot;;[.F152];1)-1));[.C152];[.C15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2: Create page for group</text:p>
          </table:table-cell>
          <table:table-cell table:style-name="ce124" office:value-type="string">
            <text:p>Create some pages for added group</text:p>
          </table:table-cell>
          <table:table-cell table:style-name="ce124" office:value-type="string">
            <text:p>- Create pages successfully</text:p>
            <text:p>- Those pages are listed in Manage Pages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4];6;FIND(&quot;:&quot;;[.F154];1)-FIND(&quot; &quot;;[.F154];1)-1))&gt;VALUE(MID([.F153];6;FIND(&quot;:&quot;;[.F153];1)-FIND(&quot; &quot;;[.F153];1)-1));[.C153];[.C153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3: Edit group's pages</text:p>
          </table:table-cell>
          <table:table-cell table:style-name="ce124" office:value-type="string">
            <text:p>- Change Edit permission on one page (page B) to another group</text:p>
            <text:p>- Edit permission on others (page A) has no change</text:p>
          </table:table-cell>
          <table:table-cell table:style-name="ce124" office:value-type="string">
            <text:p>Edit page successfully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5];6;FIND(&quot;:&quot;;[.F155];1)-FIND(&quot; &quot;;[.F155];1)-1))&gt;VALUE(MID([.F154];6;FIND(&quot;:&quot;;[.F154];1)-FIND(&quot; &quot;;[.F154];1)-1));[.C154];[.C15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49" office:value-type="string">
            <text:p>Step 4: Delete group</text:p>
          </table:table-cell>
          <table:table-cell table:style-name="ce102" office:value-type="string">
            <text:p>- Use Admin/HR account back to Group management</text:p>
            <text:p>- Delete new added group</text:p>
          </table:table-cell>
          <table:table-cell table:style-name="ce124" office:value-type="string">
            <text:p>Delete group successfully, deleted group disappears from groups list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6];6;FIND(&quot;:&quot;;[.F156];1)-FIND(&quot; &quot;;[.F156];1)-1))&gt;VALUE(MID([.F155];6;FIND(&quot;:&quot;;[.F155];1)-FIND(&quot; &quot;;[.F155];1)-1));[.C155];[.C155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5: Check existing of deleted group's pages that was not changed Edit permission</text:p>
          </table:table-cell>
          <table:table-cell table:style-name="ce102" office:value-type="string">
            <text:p>- Go to <text:span text:style-name="T7">Exo Start/ </text:span><text:span text:style-name="T7">Administration/ Advanced/ </text:span><text:span text:style-name="T7">Manage Pages</text:span></text:p>
            <text:p><text:span text:style-name="T19">- Search pages of deleted group</text:span></text:p>
          </table:table-cell>
          <table:table-cell table:style-name="ce102" office:value-type="string">
            <text:p>No page is found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7];6;FIND(&quot;:&quot;;[.F157];1)-FIND(&quot; &quot;;[.F157];1)-1))&gt;VALUE(MID([.F156];6;FIND(&quot;:&quot;;[.F156];1)-FIND(&quot; &quot;;[.F156];1)-1));[.C156];[.C15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6: Check existing of deleted group's pages that was <text:s/>changed Edit permission</text:p>
          </table:table-cell>
          <table:table-cell table:style-name="ce151" office:value-type="string">
            <text:p>Search pages of deleted group with “owner is” is the group that was re-assigned Edit permission</text:p>
          </table:table-cell>
          <table:table-cell table:style-name="ce102" office:value-type="string">
            <text:p>No page is found ( while deleting a group, it will delete all pages owned by that group)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8];6;FIND(&quot;:&quot;;[.F158];1)-FIND(&quot; &quot;;[.F158];1)-1))&gt;VALUE(MID([.F157];6;FIND(&quot;:&quot;;[.F157];1)-FIND(&quot; &quot;;[.F157];1)-1));[.C157];[.C15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creating page for deleted group</text:p>
          </table:table-cell>
          <table:table-cell table:style-name="ce124" office:value-type="string">
            <text:p>Step 1: Create group</text:p>
          </table:table-cell>
          <table:table-cell table:style-name="ce102" office:value-type="string">
            <text:p>- Create new group </text:p>
            <text:p>- Assign user A in new added group with manager role</text:p>
            <text:p>- Create navigation for added group</text:p>
            <text:p>- Add new node for group navigation</text:p>
          </table:table-cell>
          <table:table-cell table:style-name="ce102" office:value-type="string">
            <text:p>- Add group &amp; <text:s/>user into group successfully</text:p>
            <text:p>- Add new node successfully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59];6;FIND(&quot;:&quot;;[.F159];1)-FIND(&quot; &quot;;[.F159];1)-1))&gt;VALUE(MID([.F158];6;FIND(&quot;:&quot;;[.F158];1)-FIND(&quot; &quot;;[.F158];1)-1));[.C158];[.C15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2: Check create page for added group by wizard</text:p>
          </table:table-cell>
          <table:table-cell table:style-name="ce102" office:value-type="string">
            <text:p>Use account of user A to create new page for added group by wizard</text:p>
          </table:table-cell>
          <table:table-cell table:style-name="ce102" office:value-type="string">
            <text:p>Added group's nav is displayed in list to select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0];6;FIND(&quot;:&quot;;[.F160];1)-FIND(&quot; &quot;;[.F160];1)-1))&gt;VALUE(MID([.F159];6;FIND(&quot;:&quot;;[.F159];1)-FIND(&quot; &quot;;[.F159];1)-1));[.C159];[.C15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3: Check create page for added group by Advanced</text:p>
          </table:table-cell>
          <table:table-cell table:style-name="ce102" office:value-type="string">
            <text:p>Use account of user A to create new page for added group in Manage Pages in Advanced</text:p>
          </table:table-cell>
          <table:table-cell table:style-name="ce102" office:value-type="string">
            <text:p>Added group is displayed in list to select</text:p>
          </table:table-cell>
          <table:table-cell table:style-name="ce102" office:value-type="string">
            <text:p>High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1];6;FIND(&quot;:&quot;;[.F161];1)-FIND(&quot; &quot;;[.F161];1)-1))&gt;VALUE(MID([.F160];6;FIND(&quot;:&quot;;[.F160];1)-FIND(&quot; &quot;;[.F160];1)-1));[.C160];[.C16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4: Delete group</text:p>
          </table:table-cell>
          <table:table-cell table:style-name="ce102" office:value-type="string">
            <text:p>Use Admin/HR account to delete added group</text:p>
          </table:table-cell>
          <table:table-cell table:style-name="ce102" office:value-type="string">
            <text:p>Group is removed from groups list in left pane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5: Check creating page for deleted group by wizard</text:p>
          </table:table-cell>
          <table:table-cell table:style-name="ce102" office:value-type="string">
            <text:p>Use account of user A to create new page for deleted group by wizard</text:p>
          </table:table-cell>
          <table:table-cell table:style-name="ce102" office:value-type="string">
            <text:p>Deleted group's nav disappears in list, can not select to create page for deleted group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creating page for deleted group</text:p>
          </table:table-cell>
          <table:table-cell table:style-name="ce102" office:value-type="string">
            <text:p>Step 6: Check creating page for deleted group by Advanced</text:p>
          </table:table-cell>
          <table:table-cell table:style-name="ce102" office:value-type="string">
            <text:p>Use account of user A to create new page for deleted group in Manage Pages in Advanced</text:p>
          </table:table-cell>
          <table:table-cell table:style-name="ce102" office:value-type="string">
            <text:p>Added group disappears from list, can not select to add</text:p>
          </table:table-cell>
          <table:table-cell table:style-name="ce102" office:value-type="string">
            <text:p>High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4];6;FIND(&quot;:&quot;;[.F164];1)-FIND(&quot; &quot;;[.F164];1)-1))&gt;VALUE(MID([.F163];6;FIND(&quot;:&quot;;[.F163];1)-FIND(&quot; &quot;;[.F163];1)-1));&quot;&quot;;MAX([.A$7:.A163])+1)" office:value-type="float" office:value="52">
            <text:p>052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4];6;FIND(&quot;:&quot;;[.F164];1)-FIND(&quot; &quot;;[.F164];1)-1))&gt;VALUE(MID([.F163];6;FIND(&quot;:&quot;;[.F163];1)-FIND(&quot; &quot;;[.F163];1)-1));[.C163];[.C163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<text:s/>existing of deleted group's navigation</text:p>
          </table:table-cell>
          <table:table-cell table:style-name="ce124" office:value-type="string">
            <text:p>Step 1: Create group</text:p>
          </table:table-cell>
          <table:table-cell table:style-name="ce102" office:value-type="string">
            <text:p>- Create new group </text:p>
            <text:p>- Assign user A in new added group with manager role</text:p>
          </table:table-cell>
          <table:table-cell table:style-name="ce102" office:value-type="string">
            <text:p>Add group &amp; <text:s/>user into group successfully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<text:s/>existing of deleted group's navigation</text:p>
          </table:table-cell>
          <table:table-cell table:style-name="ce102" office:value-type="string">
            <text:p>Step 2: Create navigation for added group</text:p>
          </table:table-cell>
          <table:table-cell table:style-name="ce151" office:value-type="string">
            <text:p>Use account of user A to create navigation for new added group </text:p>
          </table:table-cell>
          <table:table-cell table:style-name="ce102" office:value-type="string">
            <text:p>Navigation for new added group is created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<text:s/>existing of deleted group's navigation</text:p>
          </table:table-cell>
          <table:table-cell table:style-name="ce149" office:value-type="string">
            <text:p>Step 3: Delete group</text:p>
          </table:table-cell>
          <table:table-cell table:style-name="ce102" office:value-type="string">
            <text:p>- Use Admin/HR account back to Group management</text:p>
            <text:p>- Delete new added group</text:p>
          </table:table-cell>
          <table:table-cell table:style-name="ce124" office:value-type="string">
            <text:p>Delete group successfully, deleted group disappears from groups list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<text:s/>existing of deleted group's navigation</text:p>
          </table:table-cell>
          <table:table-cell table:style-name="ce102" office:value-type="string">
            <text:p>Step 4: Check existing of deleted group's navigation</text:p>
          </table:table-cell>
          <table:table-cell table:style-name="ce151" office:value-type="string">
            <text:p>Use Admin account to go to <text:span text:style-name="T7">Group navigation list</text:span></text:p>
          </table:table-cell>
          <table:table-cell table:style-name="ce102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8];6;FIND(&quot;:&quot;;[.F168];1)-FIND(&quot; &quot;;[.F168];1)-1))&gt;VALUE(MID([.F167];6;FIND(&quot;:&quot;;[.F167];1)-FIND(&quot; &quot;;[.F167];1)-1));&quot;&quot;;MAX([.A$7:.A167])+1)" office:value-type="float" office:value="53">
            <text:p>053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hen it is being used by himself</text:p>
          </table:table-cell>
          <table:table-cell table:style-name="ce124" office:value-type="string">
            <text:p>Step 1: Create group</text:p>
          </table:table-cell>
          <table:table-cell table:style-name="ce124" office:value-type="string">
            <text:p>Create new group</text:p>
          </table:table-cell>
          <table:table-cell table:style-name="ce124" office:value-type="string">
            <text:p>Create group successfully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69];6;FIND(&quot;:&quot;;[.F169];1)-FIND(&quot; &quot;;[.F169];1)-1))&gt;VALUE(MID([.F168];6;FIND(&quot;:&quot;;[.F168];1)-FIND(&quot; &quot;;[.F168];1)-1));[.C168];[.C16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himself</text:p>
          </table:table-cell>
          <table:table-cell table:style-name="ce102" office:value-type="string">
            <text:p>Step 2: Show form to edit group</text:p>
          </table:table-cell>
          <table:table-cell table:style-name="ce124" office:value-type="string">
            <text:p>- Select new added group</text:p>
            <text:p>- Click <text:span text:style-name="T7">Edit </text:span><text:span text:style-name="T19">icon</text:span></text:p>
          </table:table-cell>
          <table:table-cell table:style-name="ce124" office:value-type="string">
            <text:p>Edit group form is shown: informations of selecting group are displayed in form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70];6;FIND(&quot;:&quot;;[.F170];1)-FIND(&quot; &quot;;[.F170];1)-1))&gt;VALUE(MID([.F169];6;FIND(&quot;:&quot;;[.F169];1)-FIND(&quot; &quot;;[.F169];1)-1));[.C169];[.C16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himself</text:p>
          </table:table-cell>
          <table:table-cell table:style-name="ce149" office:value-type="string">
            <text:p>Step 3: Delete group</text:p>
          </table:table-cell>
          <table:table-cell table:style-name="ce124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4" office:value-type="string">
            <text:p>Show message alerts You can't delete this group because it is being used by an other program.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1];6;FIND(&quot;:&quot;;[.F171];1)-FIND(&quot; &quot;;[.F171];1)-1))&gt;VALUE(MID([.F170];6;FIND(&quot;:&quot;;[.F170];1)-FIND(&quot; &quot;;[.F170];1)-1));&quot;&quot;;MAX([.A$7:.A170])+1)" office:value-type="float" office:value="54">
            <text:p>054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71];6;FIND(&quot;:&quot;;[.F171];1)-FIND(&quot; &quot;;[.F171];1)-1))&gt;VALUE(MID([.F170];6;FIND(&quot;:&quot;;[.F170];1)-FIND(&quot; &quot;;[.F170];1)-1));[.C170];[.C17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hen it is being used by another</text:p>
          </table:table-cell>
          <table:table-cell table:style-name="ce124" office:value-type="string">
            <text:p>Step 1: Create group</text:p>
          </table:table-cell>
          <table:table-cell table:style-name="ce124" office:value-type="string">
            <text:p>Create new group</text:p>
          </table:table-cell>
          <table:table-cell table:style-name="ce124" office:value-type="string">
            <text:p>Create group successfully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72];6;FIND(&quot;:&quot;;[.F172];1)-FIND(&quot; &quot;;[.F172];1)-1))&gt;VALUE(MID([.F171];6;FIND(&quot;:&quot;;[.F171];1)-FIND(&quot; &quot;;[.F171];1)-1));[.C171];[.C17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another</text:p>
          </table:table-cell>
          <table:table-cell table:style-name="ce102" office:value-type="string">
            <text:p>Step 2: Show form to edit group</text:p>
          </table:table-cell>
          <table:table-cell table:style-name="ce102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24" office:value-type="string">
            <text:p>Edit group form is shown: informations of selecting group are displayed in form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73];6;FIND(&quot;:&quot;;[.F173];1)-FIND(&quot; &quot;;[.F173];1)-1))&gt;VALUE(MID([.F172];6;FIND(&quot;:&quot;;[.F172];1)-FIND(&quot; &quot;;[.F172];1)-1));[.C172];[.C172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another</text:p>
          </table:table-cell>
          <table:table-cell table:style-name="ce102" office:value-type="string">
            <text:p>Step 3: Delete group by another user</text:p>
          </table:table-cell>
          <table:table-cell table:style-name="ce102" office:value-type="string">
            <text:p>- Login by user B</text:p>
            <text:p>- Select new added group in Group Management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electing group and its sub group are removed from list. They're disappear from group list in the left pane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174];6;FIND(&quot;:&quot;;[.F174];1)-FIND(&quot; &quot;;[.F174];1)-1))&gt;VALUE(MID([.F173];6;FIND(&quot;:&quot;;[.F173];1)-FIND(&quot; &quot;;[.F173];1)-1));&quot;&quot;;MAX([.A$7:.A173])+1)" office:value-type="float" office:value="55">
            <text:p>055</text:p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74];6;FIND(&quot;:&quot;;[.F174];1)-FIND(&quot; &quot;;[.F174];1)-1))&gt;VALUE(MID([.F173];6;FIND(&quot;:&quot;;[.F173];1)-FIND(&quot; &quot;;[.F173];1)-1));[.C173];[.C17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hich is mandatory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 ( Platform or Platform/Users or <text:span text:style-name="T22">Platform</text:span>/Guests)</text:p>
          </table:table-cell>
          <table:table-cell table:style-name="ce124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7">
          <table:table-cell table:style-name="ce110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48" office:value-type="string">
            <text:p>GTN_PLT_ORG_03_04</text:p>
          </table:table-cell>
          <table:table-cell table:style-name="ce145" table:formula="oooc:=IF(VALUE(MID([.F175];6;FIND(&quot;:&quot;;[.F175];1)-FIND(&quot; &quot;;[.F175];1)-1))&gt;VALUE(MID([.F174];6;FIND(&quot;:&quot;;[.F174];1)-FIND(&quot; &quot;;[.F174];1)-1));[.C174];[.C17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4" office:value-type="string">
            <text:p>Delete group which is mandatory</text:p>
          </table:table-cell>
          <table:table-cell table:style-name="ce102" office:value-type="string">
            <text:p>Step 2: Delete group</text:p>
          </table:table-cell>
          <table:table-cell table:style-name="ce124" office:value-type="string">
            <text:p>- Click <text:span text:style-name="T7">Delete</text:span><text:span text:style-name="T19"> icon </text:span><text:span text:style-name="T19">corresponding to 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4" office:value-type="string">
            <text:p>Show message alerts user can't delete this group because it (or its child) is mandatory!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76];6;FIND(&quot;:&quot;;[.F176];1)-FIND(&quot; &quot;;[.F176];1)-1))&gt;VALUE(MID([.F175];6;FIND(&quot;:&quot;;[.F175];1)-FIND(&quot; &quot;;[.F175];1)-1));&quot;&quot;;MAX([.A$7:.A175])+1)" office:value-type="float" office:value="56">
            <text:p>056</text:p>
          </table:table-cell>
          <table:table-cell table:style-name="ce48" office:value-type="string">
            <text:p>GTN_PLT_ORG_03_05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ser into group without specify anyone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77];6;FIND(&quot;:&quot;;[.F177];1)-FIND(&quot; &quot;;[.F177];1)-1))&gt;VALUE(MID([.F176];6;FIND(&quot;:&quot;;[.F176];1)-FIND(&quot; &quot;;[.F176];1)-1));[.C176];[.C176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user into group without specify anyone</text:p>
          </table:table-cell>
          <table:table-cell table:style-name="ce102" office:value-type="string">
            <text:p>Step 2: Add user without select anyone</text:p>
          </table:table-cell>
          <table:table-cell table:style-name="ce124" office:value-type="string">
            <text:p>- Do not input value for <text:span text:style-name="T7">Username</text:span></text:p>
            <text:p><text:span text:style-name="T7">- </text:span><text:span text:style-name="T19">Select Membership type</text:span></text:p>
            <text:p><text:span text:style-name="T19">- Click </text:span><text:span text:style-name="T7">Save</text:span></text:p>
          </table:table-cell>
          <table:table-cell table:style-name="ce124" office:value-type="string">
            <text:p>Show message alert The field "User Name" is required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78];6;FIND(&quot;:&quot;;[.F178];1)-FIND(&quot; &quot;;[.F178];1)-1))&gt;VALUE(MID([.F177];6;FIND(&quot;:&quot;;[.F177];1)-FIND(&quot; &quot;;[.F177];1)-1));&quot;&quot;;MAX([.A$7:.A177])+1)" office:value-type="float" office:value="57">
            <text:p>057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78];6;FIND(&quot;:&quot;;[.F178];1)-FIND(&quot; &quot;;[.F178];1)-1))&gt;VALUE(MID([.F177];6;FIND(&quot;:&quot;;[.F177];1)-FIND(&quot; &quot;;[.F177];1)-1));[.C177];[.C177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n-available user into group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79];6;FIND(&quot;:&quot;;[.F179];1)-FIND(&quot; &quot;;[.F179];1)-1))&gt;VALUE(MID([.F178];6;FIND(&quot;:&quot;;[.F178];1)-FIND(&quot; &quot;;[.F178];1)-1));[.C178];[.C17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un-available user into group</text:p>
          </table:table-cell>
          <table:table-cell table:style-name="ce102" office:value-type="string">
            <text:p>Step 2: Add unavailable user</text:p>
          </table:table-cell>
          <table:table-cell table:style-name="ce124" office:value-type="string">
            <text:p>- Input value into User name that has not been registered yet</text:p>
            <text:p>- Select Membership type</text:p>
            <text:p>- Click <text:span text:style-name="T7">Save</text:span></text:p>
          </table:table-cell>
          <table:table-cell table:style-name="ce124" office:value-type="string">
            <text:p>Show message alerts input user name does not ex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80];6;FIND(&quot;:&quot;;[.F180];1)-FIND(&quot; &quot;;[.F180];1)-1))&gt;VALUE(MID([.F179];6;FIND(&quot;:&quot;;[.F179];1)-FIND(&quot; &quot;;[.F179];1)-1));&quot;&quot;;MAX([.A$7:.A179])+1)" office:value-type="float" office:value="58">
            <text:p>058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Check search user function when add user into group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1];6;FIND(&quot;:&quot;;[.F181];1)-FIND(&quot; &quot;;[.F181];1)-1))&gt;VALUE(MID([.F180];6;FIND(&quot;:&quot;;[.F180];1)-FIND(&quot; &quot;;[.F180];1)-1));[.C180];[.C18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02" office:value-type="string">
            <text:p>Step 3: Search available user with completed user name</text:p>
          </table:table-cell>
          <table:table-cell table:style-name="ce124" office:value-type="string">
            <text:p>- Input User name (completed) that was registered</text:p>
            <text:p>- Choose search type</text:p>
            <text:p>- Click <text:span text:style-name="T7">Search user</text:span> icon</text:p>
          </table:table-cell>
          <table:table-cell table:style-name="ce124" office:value-type="string">
            <text:p>- User with searched user name is displayed in search result</text:p>
            <text:p>- Select the check box of the user(s) which you would like to add to the group and There's a Add button to add that user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02" office:value-type="string">
            <text:p>Step 4: Search un-available user</text:p>
          </table:table-cell>
          <table:table-cell table:style-name="ce151" office:value-type="string">
            <text:p>- Input User name that has not been registered yet</text:p>
            <text:p>- Choose search type</text:p>
            <text:p>- Click <text:span text:style-name="T7">Search user</text:span> icon</text:p>
          </table:table-cell>
          <table:table-cell table:style-name="ce102" office:value-type="string">
            <text:p>No result is returned in search resul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4];6;FIND(&quot;:&quot;;[.F184];1)-FIND(&quot; &quot;;[.F184];1)-1))&gt;VALUE(MID([.F183];6;FIND(&quot;:&quot;;[.F183];1)-FIND(&quot; &quot;;[.F183];1)-1));[.C183];[.C18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24" office:value-type="string">
            <text:p>Step 5: Search with in completed word but has * to find the left</text:p>
          </table:table-cell>
          <table:table-cell table:style-name="ce124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All users has search type contains search string are returned in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5];6;FIND(&quot;:&quot;;[.F185];1)-FIND(&quot; &quot;;[.F185];1)-1))&gt;VALUE(MID([.F184];6;FIND(&quot;:&quot;;[.F184];1)-FIND(&quot; &quot;;[.F184];1)-1));[.C184];[.C18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24" office:value-type="string">
            <text:p>Step 6: Search with not completed word</text:p>
          </table:table-cell>
          <table:table-cell table:style-name="ce124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All users contains <text:span text:style-name="T22">incomplete</text:span> word are returned in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6];6;FIND(&quot;:&quot;;[.F186];1)-FIND(&quot; &quot;;[.F186];1)-1))&gt;VALUE(MID([.F185];6;FIND(&quot;:&quot;;[.F185];1)-FIND(&quot; &quot;;[.F185];1)-1));[.C185];[.C18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24" office:value-type="string">
            <text:p>Step 7: Search with key word includes special characters</text:p>
          </table:table-cell>
          <table:table-cell table:style-name="ce124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users list with message: Empty data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87];6;FIND(&quot;:&quot;;[.F187];1)-FIND(&quot; &quot;;[.F187];1)-1))&gt;VALUE(MID([.F186];6;FIND(&quot;:&quot;;[.F186];1)-FIND(&quot; &quot;;[.F186];1)-1));&quot;&quot;;MAX([.A$7:.A186])+1)" office:value-type="float" office:value="59">
            <text:p>059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Check Refresh membership list in case there's new membership created while adding user into group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Refresh membership list in case there's new membership created while adding user into group</text:p>
          </table:table-cell>
          <table:table-cell table:style-name="ce102" office:value-type="string">
            <text:p>Step 2: Add new membership</text:p>
          </table:table-cell>
          <table:table-cell table:style-name="ce102" office:value-type="string">
            <text:p>- Login by another admin/HR manager in another place</text:p>
            <text:p>- Add new Membership in Membership Management</text:p>
          </table:table-cell>
          <table:table-cell table:style-name="ce102" office:value-type="string">
            <text:p>New membership is added successfully &amp; displayed in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89];6;FIND(&quot;:&quot;;[.F189];1)-FIND(&quot; &quot;;[.F189];1)-1))&gt;VALUE(MID([.F188];6;FIND(&quot;:&quot;;[.F188];1)-FIND(&quot; &quot;;[.F188];1)-1));[.C188];[.C18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Refresh membership list in case there's new membership created while adding user into group</text:p>
          </table:table-cell>
          <table:table-cell table:style-name="ce102" office:value-type="string">
            <text:p>Step 3: Check membership list when add new user before refresh list</text:p>
          </table:table-cell>
          <table:table-cell table:style-name="ce102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02" office:value-type="string">
            <text:p>New added membership has not been list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0];6;FIND(&quot;:&quot;;[.F190];1)-FIND(&quot; &quot;;[.F190];1)-1))&gt;VALUE(MID([.F189];6;FIND(&quot;:&quot;;[.F189];1)-FIND(&quot; &quot;;[.F189];1)-1));[.C189];[.C18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Refresh membership list in case there's new membership created while adding user into group</text:p>
          </table:table-cell>
          <table:table-cell table:style-name="ce102" office:value-type="string">
            <text:p>Step 4: Add user into group with new added membership</text:p>
          </table:table-cell>
          <table:table-cell table:style-name="ce102" office:value-type="string">
            <text:p>- Input valid user name</text:p>
            <text:p>- Click <text:span text:style-name="T7">Refresh</text:span> icon next to Membership field</text:p>
          </table:table-cell>
          <table:table-cell table:style-name="ce102" office:value-type="string">
            <text:p>Membership list in Membership field is updated with new added membership at step 2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91];6;FIND(&quot;:&quot;;[.F191];1)-FIND(&quot; &quot;;[.F191];1)-1))&gt;VALUE(MID([.F190];6;FIND(&quot;:&quot;;[.F190];1)-FIND(&quot; &quot;;[.F190];1)-1));&quot;&quot;;MAX([.A$7:.A190])+1)" office:value-type="float" office:value="60">
            <text:p>060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an user into a group with different roles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different roles</text:p>
          </table:table-cell>
          <table:table-cell table:style-name="ce102" office:value-type="string">
            <text:p>Step 2: Add user into group with the first role</text:p>
          </table:table-cell>
          <table:table-cell table:style-name="ce124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3];6;FIND(&quot;:&quot;;[.F193];1)-FIND(&quot; &quot;;[.F193];1)-1))&gt;VALUE(MID([.F192];6;FIND(&quot;:&quot;;[.F192];1)-FIND(&quot; &quot;;[.F192];1)-1));[.C192];[.C19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different roles</text:p>
          </table:table-cell>
          <table:table-cell table:style-name="ce149" office:value-type="string">
            <text:p>Step 3: Add user into group with another role</text:p>
          </table:table-cell>
          <table:table-cell table:style-name="ce124" office:value-type="string">
            <text:p>- Input the same value with step 2 into User name field</text:p>
            <text:p>- Select another membership type</text:p>
            <text:p>- Click <text:span text:style-name="T7">Save</text:span></text:p>
          </table:table-cell>
          <table:table-cell table:style-name="ce124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94];6;FIND(&quot;:&quot;;[.F194];1)-FIND(&quot; &quot;;[.F194];1)-1))&gt;VALUE(MID([.F193];6;FIND(&quot;:&quot;;[.F193];1)-FIND(&quot; &quot;;[.F193];1)-1));&quot;&quot;;MAX([.A$7:.A193])+1)" office:value-type="float" office:value="61">
            <text:p>061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an user into a group with the same exiting role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5];6;FIND(&quot;:&quot;;[.F195];1)-FIND(&quot; &quot;;[.F195];1)-1))&gt;VALUE(MID([.F194];6;FIND(&quot;:&quot;;[.F194];1)-FIND(&quot; &quot;;[.F194];1)-1));[.C194];[.C194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the same exiting role</text:p>
          </table:table-cell>
          <table:table-cell table:style-name="ce102" office:value-type="string">
            <text:p>Step 2: Add user into group</text:p>
          </table:table-cell>
          <table:table-cell table:style-name="ce124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6];6;FIND(&quot;:&quot;;[.F196];1)-FIND(&quot; &quot;;[.F196];1)-1))&gt;VALUE(MID([.F195];6;FIND(&quot;:&quot;;[.F195];1)-FIND(&quot; &quot;;[.F195];1)-1));[.C195];[.C195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the same exiting role</text:p>
          </table:table-cell>
          <table:table-cell table:style-name="ce149" office:value-type="string">
            <text:p>Step 3: Add user into group with the same role</text:p>
          </table:table-cell>
          <table:table-cell table:style-name="ce124" office:value-type="string">
            <text:p>- Input the same user name &amp; select the same membership</text:p>
            <text:p>- Click <text:span text:style-name="T7">Save</text:span></text:p>
          </table:table-cell>
          <table:table-cell table:style-name="ce124" office:value-type="string">
            <text:p>Show message alerts this user with this role already exists in current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97];6;FIND(&quot;:&quot;;[.F197];1)-FIND(&quot; &quot;;[.F197];1)-1))&gt;VALUE(MID([.F196];6;FIND(&quot;:&quot;;[.F196];1)-FIND(&quot; &quot;;[.F196];1)-1));&quot;&quot;;MAX([.A$7:.A196])+1)" office:value-type="float" office:value="62">
            <text:p>062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7];6;FIND(&quot;:&quot;;[.F197];1)-FIND(&quot; &quot;;[.F197];1)-1))&gt;VALUE(MID([.F196];6;FIND(&quot;:&quot;;[.F196];1)-FIND(&quot; &quot;;[.F196];1)-1));[.C196];[.C19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duplicate user into a group with the same role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8];6;FIND(&quot;:&quot;;[.F198];1)-FIND(&quot; &quot;;[.F198];1)-1))&gt;VALUE(MID([.F197];6;FIND(&quot;:&quot;;[.F197];1)-FIND(&quot; &quot;;[.F197];1)-1));[.C197];[.C197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duplicate user into a group with the same role</text:p>
          </table:table-cell>
          <table:table-cell table:style-name="ce102" office:value-type="string">
            <text:p>Step 2: Add user into group</text:p>
          </table:table-cell>
          <table:table-cell table:style-name="ce152" office:value-type="string">
            <text:p><text:span text:style-name="T24">- Input the same user name are <text:s/></text:span><text:span text:style-name="T24">s</text:span><text:span text:style-name="T25">eparated</text:span><text:span text:style-name="T24"> by comma </text:span></text:p>
            <text:p><text:span text:style-name="T26">- Select the same membership </text:span></text:p>
            <text:p><text:span text:style-name="T26">- Click Save</text:span></text:p>
          </table:table-cell>
          <table:table-cell table:style-name="ce102" office:value-type="string">
            <text:p>Show message alert user name duplicate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9];6;FIND(&quot;:&quot;;[.F199];1)-FIND(&quot; &quot;;[.F199];1)-1))&gt;VALUE(MID([.F198];6;FIND(&quot;:&quot;;[.F198];1)-FIND(&quot; &quot;;[.F198];1)-1));&quot;&quot;;MAX([.A$7:.A198])+1)" office:value-type="float" office:value="63">
            <text:p>063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199];6;FIND(&quot;:&quot;;[.F199];1)-FIND(&quot; &quot;;[.F199];1)-1))&gt;VALUE(MID([.F198];6;FIND(&quot;:&quot;;[.F198];1)-FIND(&quot; &quot;;[.F198];1)-1));[.C198];[.C19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 into group and after delete an user 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0];6;FIND(&quot;:&quot;;[.F200];1)-FIND(&quot; &quot;;[.F200];1)-1))&gt;VALUE(MID([.F199];6;FIND(&quot;:&quot;;[.F199];1)-FIND(&quot; &quot;;[.F199];1)-1));[.C199];[.C19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some user into group and after delete an user </text:p>
          </table:table-cell>
          <table:table-cell table:style-name="ce102" office:value-type="string">
            <text:p>Step 2: Add user into group</text:p>
          </table:table-cell>
          <table:table-cell table:style-name="ce152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24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01];6;FIND(&quot;:&quot;;[.F201];1)-FIND(&quot; &quot;;[.F201];1)-1))&gt;VALUE(MID([.F200];6;FIND(&quot;:&quot;;[.F200];1)-FIND(&quot; &quot;;[.F200];1)-1));&quot;&quot;;MAX([.A$7:.A200])+1)" office:value-type="float" office:value="64">
            <text:p>064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ser into group without specify any group</text:p>
          </table:table-cell>
          <table:table-cell table:style-name="ce124" office:value-type="string">
            <text:p>Step 1: Show root of group list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Do not select any group in the groups list</text:p>
          </table:table-cell>
          <table:table-cell table:style-name="ce124" office:value-type="string">
            <text:p>- Groups list is shown</text:p>
            <text:p>- A blank users list is shown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2];6;FIND(&quot;:&quot;;[.F202];1)-FIND(&quot; &quot;;[.F202];1)-1))&gt;VALUE(MID([.F201];6;FIND(&quot;:&quot;;[.F201];1)-FIND(&quot; &quot;;[.F201];1)-1));[.C201];[.C20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user into group without specify any group</text:p>
          </table:table-cell>
          <table:table-cell table:style-name="ce102" office:value-type="string">
            <text:p>Step 2: Add user</text:p>
          </table:table-cell>
          <table:table-cell table:style-name="ce124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24" office:value-type="string">
            <text:p>Show message alerts you have to select group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203];6;FIND(&quot;:&quot;;[.F203];1)-FIND(&quot; &quot;;[.F203];1)-1))&gt;VALUE(MID([.F202];6;FIND(&quot;:&quot;;[.F202];1)-FIND(&quot; &quot;;[.F202];1)-1));&quot;&quot;;MAX([.A$7:.A202])+1)" office:value-type="float" office:value="65">
            <text:p>065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user into group without select check box user in Select User form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4];6;FIND(&quot;:&quot;;[.F204];1)-FIND(&quot; &quot;;[.F204];1)-1))&gt;VALUE(MID([.F203];6;FIND(&quot;:&quot;;[.F203];1)-FIND(&quot; &quot;;[.F203];1)-1));[.C203];[.C20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user into group without select check box user in Select User form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5];6;FIND(&quot;:&quot;;[.F205];1)-FIND(&quot; &quot;;[.F205];1)-1))&gt;VALUE(MID([.F204];6;FIND(&quot;:&quot;;[.F204];1)-FIND(&quot; &quot;;[.F204];1)-1));[.C204];[.C20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user into group without select check box user in Select User form</text:p>
          </table:table-cell>
          <table:table-cell table:style-name="ce102" office:value-type="string">
            <text:p>Step 3: Add user</text:p>
          </table:table-cell>
          <table:table-cell table:style-name="ce124" office:value-type="string">
            <text:p>- In form: don't option any user in Select User form</text:p>
            <text:p>- Click <text:span text:style-name="T7">Add</text:span></text:p>
          </table:table-cell>
          <table:table-cell table:style-name="ce124" office:value-type="string">
            <text:p>Show message alert you have check at least one user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206];6;FIND(&quot;:&quot;;[.F206];1)-FIND(&quot; &quot;;[.F206];1)-1))&gt;VALUE(MID([.F205];6;FIND(&quot;:&quot;;[.F205];1)-FIND(&quot; &quot;;[.F205];1)-1));&quot;&quot;;MAX([.A$7:.A205])+1)" office:value-type="float" office:value="66">
            <text:p>066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6];6;FIND(&quot;:&quot;;[.F206];1)-FIND(&quot; &quot;;[.F206];1)-1))&gt;VALUE(MID([.F205];6;FIND(&quot;:&quot;;[.F205];1)-FIND(&quot; &quot;;[.F205];1)-1));[.C205];[.C205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multi users into group 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7];6;FIND(&quot;:&quot;;[.F207];1)-FIND(&quot; &quot;;[.F207];1)-1))&gt;VALUE(MID([.F206];6;FIND(&quot;:&quot;;[.F206];1)-FIND(&quot; &quot;;[.F206];1)-1));[.C206];[.C206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multi users into group 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8];6;FIND(&quot;:&quot;;[.F208];1)-FIND(&quot; &quot;;[.F208];1)-1))&gt;VALUE(MID([.F207];6;FIND(&quot;:&quot;;[.F207];1)-FIND(&quot; &quot;;[.F207];1)-1));[.C207];[.C207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multi users into group </text:p>
          </table:table-cell>
          <table:table-cell table:style-name="ce102" office:value-type="string">
            <text:p>Step 3: Add multi users</text:p>
          </table:table-cell>
          <table:table-cell table:style-name="ce124" office:value-type="string">
            <text:p>- Inform: Selected check box of users to check all users to add into group 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6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209];6;FIND(&quot;:&quot;;[.F209];1)-FIND(&quot; &quot;;[.F209];1)-1))&gt;VALUE(MID([.F208];6;FIND(&quot;:&quot;;[.F208];1)-FIND(&quot; &quot;;[.F208];1)-1));&quot;&quot;;MAX([.A$7:.A208])+1)" office:value-type="float" office:value="67">
            <text:p>067</text:p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10];6;FIND(&quot;:&quot;;[.F210];1)-FIND(&quot; &quot;;[.F210];1)-1))&gt;VALUE(MID([.F209];6;FIND(&quot;:&quot;;[.F209];1)-FIND(&quot; &quot;;[.F209];1)-1));[.C209];[.C209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some users into group in case after comma has space</text:p>
            <text:p><text:s text:c="2"/>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48" office:value-type="string">
            <text:p>GTN_PLT_ORG_03_05</text:p>
          </table:table-cell>
          <table:table-cell table:style-name="ce145" table:formula="oooc:=IF(VALUE(MID([.F211];6;FIND(&quot;:&quot;;[.F211];1)-FIND(&quot; &quot;;[.F211];1)-1))&gt;VALUE(MID([.F210];6;FIND(&quot;:&quot;;[.F210];1)-FIND(&quot; &quot;;[.F210];1)-1));[.C210];[.C210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some users into group in case after comma has space</text:p>
            <text:p><text:s text:c="2"/></text:p>
          </table:table-cell>
          <table:table-cell table:style-name="ce102" office:value-type="string">
            <text:p>Step 3: Add some users</text:p>
          </table:table-cell>
          <table:table-cell table:style-name="ce124" office:value-type="string">
            <text:p>- Input user name in case after comma has space (root, john, demo) <text:s/>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6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12];6;FIND(&quot;:&quot;;[.F212];1)-FIND(&quot; &quot;;[.F212];1)-1))&gt;VALUE(MID([.F211];6;FIND(&quot;:&quot;;[.F211];1)-FIND(&quot; &quot;;[.F211];1)-1));&quot;&quot;;MAX([.A$7:.A211])+1)" office:value-type="float" office:value="68">
            <text:p>068</text:p>
          </table:table-cell>
          <table:table-cell table:style-name="ce48" office:value-type="string">
            <text:p>GTN_PLT_ORG_03_06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for user from existing group</text:p>
          </table:table-cell>
          <table:table-cell table:style-name="ce124" office:value-type="string">
            <text:p>Step 1: Show Edit User form</text:p>
          </table:table-cell>
          <table:table-cell table:style-name="ce124" office:value-type="string">
            <text:p>- Login by admin/HR account <text:s/></text:p>
            <text:p>- Go to Users and group management 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13];6;FIND(&quot;:&quot;;[.F213];1)-FIND(&quot; &quot;;[.F213];1)-1))&gt;VALUE(MID([.F212];6;FIND(&quot;:&quot;;[.F212];1)-FIND(&quot; &quot;;[.F212];1)-1));[.C212];[.C21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for user from existing group</text:p>
          </table:table-cell>
          <table:table-cell table:style-name="ce149" office:value-type="string">
            <text:p>Step 2: Edit membership</text:p>
          </table:table-cell>
          <table:table-cell table:style-name="ce124" office:value-type="string">
            <text:p>- Change current value in membership for user</text:p>
            <text:p>- Click <text:span text:style-name="T7">Save</text:span></text:p>
          </table:table-cell>
          <table:table-cell table:style-name="ce124" office:value-type="string">
            <text:p>Membership is edited successfully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14];6;FIND(&quot;:&quot;;[.F214];1)-FIND(&quot; &quot;;[.F214];1)-1))&gt;VALUE(MID([.F213];6;FIND(&quot;:&quot;;[.F213];1)-FIND(&quot; &quot;;[.F213];1)-1));&quot;&quot;;MAX([.A$7:.A213])+1)" office:value-type="float" office:value="69">
            <text:p>069</text:p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ith <text:s text:c="2"/>existing</text:p>
          </table:table-cell>
          <table:table-cell table:style-name="ce124" office:value-type="string">
            <text:p>Step 1: Show Edit User form</text:p>
          </table:table-cell>
          <table:table-cell table:style-name="ce124" office:value-type="string">
            <text:p>- Login by admin/HR account <text:s/></text:p>
            <text:p>- Go to Users and group management 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ith <text:s text:c="2"/>existing</text:p>
          </table:table-cell>
          <table:table-cell table:style-name="ce102" office:value-type="string">
            <text:p>Step 2: Edit membership with <text:s text:c="2"/>existing</text:p>
          </table:table-cell>
          <table:table-cell table:style-name="ce124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24" office:value-type="string">
            <text:p>Show message alert Membership type is existing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16];6;FIND(&quot;:&quot;;[.F216];1)-FIND(&quot; &quot;;[.F216];1)-1))&gt;VALUE(MID([.F215];6;FIND(&quot;:&quot;;[.F215];1)-FIND(&quot; &quot;;[.F215];1)-1));&quot;&quot;;MAX([.A$7:.A215])+1)" office:value-type="float" office:value="70">
            <text:p>070</text:p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124" office:value-type="string">
            <text:p>Step 1: Show Edit User form</text:p>
          </table:table-cell>
          <table:table-cell table:style-name="ce124" office:value-type="string">
            <text:p>- Login by admin/HR account <text:s/></text:p>
            <text:p>- Go to Users and group management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of user which was deleted from group</text:p>
          </table:table-cell>
          <table:table-cell table:style-name="ce102" office:value-type="string">
            <text:p>Step 2: Delete user from existing group</text:p>
          </table:table-cell>
          <table:table-cell table:style-name="ce124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24" office:value-type="string">
            <text:p>User is removed from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18];6;FIND(&quot;:&quot;;[.F218];1)-FIND(&quot; &quot;;[.F218];1)-1))&gt;VALUE(MID([.F217];6;FIND(&quot;:&quot;;[.F217];1)-FIND(&quot; &quot;;[.F217];1)-1));[.C217];[.C217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of user which was deleted from group</text:p>
          </table:table-cell>
          <table:table-cell table:style-name="ce102" office:value-type="string">
            <text:p>Step 3: Edit membership</text:p>
          </table:table-cell>
          <table:table-cell table:style-name="ce124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24" office:value-type="string">
            <text:p>Show message alert Can't save, membership removed!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19];6;FIND(&quot;:&quot;;[.F219];1)-FIND(&quot; &quot;;[.F219];1)-1))&gt;VALUE(MID([.F218];6;FIND(&quot;:&quot;;[.F218];1)-FIND(&quot; &quot;;[.F218];1)-1));&quot;&quot;;MAX([.A$7:.A218])+1)" office:value-type="float" office:value="71">
            <text:p>071</text:p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hich was removed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Select Membership Management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2: Add new membership</text:p>
          </table:table-cell>
          <table:table-cell table:style-name="ce124" office:value-type="string">
            <text:p>- Input value for membership name</text:p>
            <text:p>- Click <text:span text:style-name="T7">Save</text:span></text:p>
          </table:table-cell>
          <table:table-cell table:style-name="ce102" office:value-type="string">
            <text:p>New membership is created successfully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21];6;FIND(&quot;:&quot;;[.F221];1)-FIND(&quot; &quot;;[.F221];1)-1))&gt;VALUE(MID([.F220];6;FIND(&quot;:&quot;;[.F220];1)-FIND(&quot; &quot;;[.F220];1)-1));[.C220];[.C22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3: Select group</text:p>
          </table:table-cell>
          <table:table-cell table:style-name="ce124" office:value-type="string">
            <text:p>- Select Group Management tab 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22];6;FIND(&quot;:&quot;;[.F222];1)-FIND(&quot; &quot;;[.F222];1)-1))&gt;VALUE(MID([.F221];6;FIND(&quot;:&quot;;[.F221];1)-FIND(&quot; &quot;;[.F221];1)-1));[.C221];[.C22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4: Add user into group</text:p>
          </table:table-cell>
          <table:table-cell table:style-name="ce152" office:value-type="string">
            <text:p><text:span text:style-name="T24">- Input value for username</text:span></text:p>
            <text:p><text:span text:style-name="T26">- Select membership which </text:span><text:span text:style-name="T26">created above</text:span></text:p>
            <text:p><text:span text:style-name="T26">- Click Save</text:span></text:p>
          </table:table-cell>
          <table:table-cell table:style-name="ce124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23];6;FIND(&quot;:&quot;;[.F223];1)-FIND(&quot; &quot;;[.F223];1)-1))&gt;VALUE(MID([.F222];6;FIND(&quot;:&quot;;[.F222];1)-FIND(&quot; &quot;;[.F222];1)-1));[.C222];[.C22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5: show edit user form</text:p>
          </table:table-cell>
          <table:table-cell table:style-name="ce124" office:value-type="string">
            <text:p>- Select an user is added into group above </text:p>
            <text:p>- Click <text:span text:style-name="T7">Edit 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24];6;FIND(&quot;:&quot;;[.F224];1)-FIND(&quot; &quot;;[.F224];1)-1))&gt;VALUE(MID([.F223];6;FIND(&quot;:&quot;;[.F223];1)-FIND(&quot; &quot;;[.F223];1)-1));[.C223];[.C22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6: Show Membership Management tab</text:p>
          </table:table-cell>
          <table:table-cell table:style-name="ce124" office:value-type="string">
            <text:p>- Select Membership Management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25];6;FIND(&quot;:&quot;;[.F225];1)-FIND(&quot; &quot;;[.F225];1)-1))&gt;VALUE(MID([.F224];6;FIND(&quot;:&quot;;[.F224];1)-FIND(&quot; &quot;;[.F224];1)-1));[.C224];[.C22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7: Delete membership</text:p>
          </table:table-cell>
          <table:table-cell table:style-name="ce124" office:value-type="string">
            <text:p>- Select membership is created and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4" office:value-type="string">
            <text:p>That membership is removed from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48" office:value-type="string">
            <text:p>GTN_PLT_ORG_03_06</text:p>
          </table:table-cell>
          <table:table-cell table:style-name="ce145" table:formula="oooc:=IF(VALUE(MID([.F226];6;FIND(&quot;:&quot;;[.F226];1)-FIND(&quot; &quot;;[.F226];1)-1))&gt;VALUE(MID([.F225];6;FIND(&quot;:&quot;;[.F225];1)-FIND(&quot; &quot;;[.F225];1)-1));[.C225];[.C22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8: Check group after delete membership</text:p>
          </table:table-cell>
          <table:table-cell table:style-name="ce124" office:value-type="string">
            <text:p>- Select Group Management tab - Select group which added user</text:p>
          </table:table-cell>
          <table:table-cell table:style-name="ce124" office:value-type="string">
            <text:p>- Don't show user in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27];6;FIND(&quot;:&quot;;[.F227];1)-FIND(&quot; &quot;;[.F227];1)-1))&gt;VALUE(MID([.F226];6;FIND(&quot;:&quot;;[.F226];1)-FIND(&quot; &quot;;[.F226];1)-1));&quot;&quot;;MAX([.A$7:.A226])+1)" office:value-type="float" office:value="72">
            <text:p>072</text:p>
          </table:table-cell>
          <table:table-cell table:style-name="ce48" office:value-type="string">
            <text:p>GTN_PLT_ORG_03_07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3" office:value-type="string">
            <text:p>Remove user from existing group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28];6;FIND(&quot;:&quot;;[.F228];1)-FIND(&quot; &quot;;[.F228];1)-1))&gt;VALUE(MID([.F227];6;FIND(&quot;:&quot;;[.F227];1)-FIND(&quot; &quot;;[.F227];1)-1));[.C227];[.C22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7" office:value-type="string">
            <text:p>Remove user from existing group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24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29];6;FIND(&quot;:&quot;;[.F229];1)-FIND(&quot; &quot;;[.F229];1)-1))&gt;VALUE(MID([.F228];6;FIND(&quot;:&quot;;[.F228];1)-FIND(&quot; &quot;;[.F228];1)-1));&quot;&quot;;MAX([.A$7:.A228])+1)" office:value-type="float" office:value="73">
            <text:p>073</text:p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29];6;FIND(&quot;:&quot;;[.F229];1)-FIND(&quot; &quot;;[.F229];1)-1))&gt;VALUE(MID([.F228];6;FIND(&quot;:&quot;;[.F228];1)-FIND(&quot; &quot;;[.F228];1)-1));[.C228];[.C22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5" office:value-type="string">
            <text:p>Remove user from existing group without confirmation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0];6;FIND(&quot;:&quot;;[.F230];1)-FIND(&quot; &quot;;[.F230];1)-1))&gt;VALUE(MID([.F229];6;FIND(&quot;:&quot;;[.F229];1)-FIND(&quot; &quot;;[.F229];1)-1));[.C229];[.C229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7" office:value-type="string">
            <text:p>Remove user from existing group without confirmation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24" office:value-type="string">
            <text:p><text:span text:style-name="T9">- Pop-up message is closed</text:span></text:p>
            <text:p><text:span text:style-name="T9">- No user is removed</text:span>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31];6;FIND(&quot;:&quot;;[.F231];1)-FIND(&quot; &quot;;[.F231];1)-1))&gt;VALUE(MID([.F230];6;FIND(&quot;:&quot;;[.F230];1)-FIND(&quot; &quot;;[.F230];1)-1));&quot;&quot;;MAX([.A$7:.A230])+1)" office:value-type="float" office:value="74">
            <text:p>074</text:p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Add existing user in a specific group with 1 or more roles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9" office:value-type="string">
            <text:p>Check Membership of user in User profile after removed from specific group</text:p>
          </table:table-cell>
          <table:table-cell table:style-name="ce149" office:value-type="string">
            <text:p>Step 2: Check membership of user</text:p>
          </table:table-cell>
          <table:table-cell table:style-name="ce124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4" office:value-type="string">
            <text:p>Information about added group &amp; role are displayed in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9" office:value-type="string">
            <text:p>Check Membership of user in User profile after removed from specific group</text:p>
          </table:table-cell>
          <table:table-cell table:style-name="ce149" office:value-type="string">
            <text:p>Step 3: Delete user from group</text:p>
          </table:table-cell>
          <table:table-cell table:style-name="ce124" office:value-type="string">
            <text:p>Delete added user above from group</text:p>
          </table:table-cell>
          <table:table-cell table:style-name="ce124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4];6;FIND(&quot;:&quot;;[.F234];1)-FIND(&quot; &quot;;[.F234];1)-1))&gt;VALUE(MID([.F233];6;FIND(&quot;:&quot;;[.F233];1)-FIND(&quot; &quot;;[.F233];1)-1));[.C233];[.C23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9" office:value-type="string">
            <text:p>Check Membership of user in User profile after removed from specific group</text:p>
          </table:table-cell>
          <table:table-cell table:style-name="ce149" office:value-type="string">
            <text:p>Step 4: Check Membership of user in User profile after removed from specific group</text:p>
          </table:table-cell>
          <table:table-cell table:style-name="ce124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4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235];6;FIND(&quot;:&quot;;[.F235];1)-FIND(&quot; &quot;;[.F235];1)-1))&gt;VALUE(MID([.F234];6;FIND(&quot;:&quot;;[.F234];1)-FIND(&quot; &quot;;[.F234];1)-1));&quot;&quot;;MAX([.A$7:.A234])+1)" office:value-type="float" office:value="75">
            <text:p>075</text:p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5];6;FIND(&quot;:&quot;;[.F235];1)-FIND(&quot; &quot;;[.F235];1)-1))&gt;VALUE(MID([.F234];6;FIND(&quot;:&quot;;[.F234];1)-FIND(&quot; &quot;;[.F234];1)-1));[.C234];[.C2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<text:span text:style-name="T17">- Go to </text:span><text:span text:style-name="T27">User and group </text:span><text:span text:style-name="T27">management</text:span><text:span text:style-name="T17"> Page from </text:span><text:span text:style-name="T17">UserToolBarGroupPortlet </text:span></text:p>
            <text:p><text:span text:style-name="T17">- Select </text:span><text:span text:style-name="T28">Group Management</text:span><text:span text:style-name="T17"> </text:span><text:span text:style-name="T17">tab </text:span></text:p>
            <text:p>- Add existing user in a specific group with 1 or more roles</text:p>
            <text:p/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6];6;FIND(&quot;:&quot;;[.F236];1)-FIND(&quot; &quot;;[.F236];1)-1))&gt;VALUE(MID([.F235];6;FIND(&quot;:&quot;;[.F235];1)-FIND(&quot; &quot;;[.F235];1)-1));[.C235];[.C2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showing group's pages list after user was removed from group with 1 role</text:p>
          </table:table-cell>
          <table:table-cell table:style-name="ce102" office:value-type="string">
            <text:p>Step 2: Check showing group's pages before deleting user from group</text:p>
          </table:table-cell>
          <table:table-cell table:style-name="ce102" office:value-type="string">
            <text:p>- Login by added user above</text:p>
            <text:p>- Create some pages for that group</text:p>
          </table:table-cell>
          <table:table-cell table:style-name="ce154" office:value-type="string">
            <text:p>Group's pages are shown proper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7];6;FIND(&quot;:&quot;;[.F237];1)-FIND(&quot; &quot;;[.F237];1)-1))&gt;VALUE(MID([.F236];6;FIND(&quot;:&quot;;[.F236];1)-FIND(&quot; &quot;;[.F236];1)-1));[.C236];[.C23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showing group's pages list after user was removed from group with 1 role</text:p>
          </table:table-cell>
          <table:table-cell table:style-name="ce102" office:value-type="string">
            <text:p>Step 3: Delete user from group</text:p>
          </table:table-cell>
          <table:table-cell table:style-name="ce102" office:value-type="string">
            <text:p>Delete added user above from group</text:p>
          </table:table-cell>
          <table:table-cell table:style-name="ce124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8];6;FIND(&quot;:&quot;;[.F238];1)-FIND(&quot; &quot;;[.F238];1)-1))&gt;VALUE(MID([.F237];6;FIND(&quot;:&quot;;[.F237];1)-FIND(&quot; &quot;;[.F237];1)-1));[.C237];[.C23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showing group's pages list after user was removed from group with 1 role</text:p>
          </table:table-cell>
          <table:table-cell table:style-name="ce102" office:value-type="string">
            <text:p>Step 4: Check showing group's page after user was removed from that group</text:p>
          </table:table-cell>
          <table:table-cell table:style-name="ce102" office:value-type="string">
            <text:p>Login by above user</text:p>
          </table:table-cell>
          <table:table-cell table:style-name="ce157" office:value-type="string">
            <text:p><text:span text:style-name="T29">- If user already is removed from </text:span><text:span text:style-name="T29">group (has no role in group </text:span><text:span text:style-name="T29">anymore): </text:span></text:p>
            <text:p><text:span text:style-name="T29">he can not see any page </text:span><text:span text:style-name="T29">belongs to 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39];6;FIND(&quot;:&quot;;[.F239];1)-FIND(&quot; &quot;;[.F239];1)-1))&gt;VALUE(MID([.F238];6;FIND(&quot;:&quot;;[.F238];1)-FIND(&quot; &quot;;[.F238];1)-1));&quot;&quot;;MAX([.A$7:.A238])+1)" office:value-type="float" office:value="76">
            <text:p>076</text:p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39];6;FIND(&quot;:&quot;;[.F239];1)-FIND(&quot; &quot;;[.F239];1)-1))&gt;VALUE(MID([.F238];6;FIND(&quot;:&quot;;[.F238];1)-FIND(&quot; &quot;;[.F238];1)-1));[.C238];[.C23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edit membership of user which removed from group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40];6;FIND(&quot;:&quot;;[.F240];1)-FIND(&quot; &quot;;[.F240];1)-1))&gt;VALUE(MID([.F239];6;FIND(&quot;:&quot;;[.F239];1)-FIND(&quot; &quot;;[.F239];1)-1));[.C239];[.C23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edit membership of user which removed from group</text:p>
          </table:table-cell>
          <table:table-cell table:style-name="ce102" office:value-type="string">
            <text:p>Step 2: Show Edit membership form</text:p>
          </table:table-cell>
          <table:table-cell table:style-name="ce102" office:value-type="string">
            <text:p>Click Edit icon corresponding to one membership</text:p>
          </table:table-cell>
          <table:table-cell table:style-name="ce157" office:value-type="string">
            <text:p>- Edit membership form appear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41];6;FIND(&quot;:&quot;;[.F241];1)-FIND(&quot; &quot;;[.F241];1)-1))&gt;VALUE(MID([.F240];6;FIND(&quot;:&quot;;[.F240];1)-FIND(&quot; &quot;;[.F240];1)-1));[.C240];[.C24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edit membership of user which removed from group</text:p>
          </table:table-cell>
          <table:table-cell table:style-name="ce102" office:value-type="string">
            <text:p>Step 3: Delete user from group</text:p>
          </table:table-cell>
          <table:table-cell table:style-name="ce102" office:value-type="string">
            <text:p>Click delete icon</text:p>
          </table:table-cell>
          <table:table-cell table:style-name="ce157" office:value-type="string">
            <text:p>User is removed from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48" office:value-type="string">
            <text:p>GTN_PLT_ORG_03_07</text:p>
          </table:table-cell>
          <table:table-cell table:style-name="ce145" table:formula="oooc:=IF(VALUE(MID([.F242];6;FIND(&quot;:&quot;;[.F242];1)-FIND(&quot; &quot;;[.F242];1)-1))&gt;VALUE(MID([.F241];6;FIND(&quot;:&quot;;[.F241];1)-FIND(&quot; &quot;;[.F241];1)-1));[.C241];[.C24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edit membership of user which removed from group</text:p>
          </table:table-cell>
          <table:table-cell table:style-name="ce102" office:value-type="string">
            <text:p>Step 4: Check edit membership of user which removed from group</text:p>
          </table:table-cell>
          <table:table-cell table:style-name="ce102" office:value-type="string">
            <text:p>Click Save in Edit Membership form</text:p>
          </table:table-cell>
          <table:table-cell table:style-name="ce157" office:value-type="string">
            <text:p>Show message alert Can't save, membership removed!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43];6;FIND(&quot;:&quot;;[.F243];1)-FIND(&quot; &quot;;[.F243];1)-1))&gt;VALUE(MID([.F242];6;FIND(&quot;:&quot;;[.F242];1)-FIND(&quot; &quot;;[.F242];1)-1));&quot;&quot;;MAX([.A$7:.A242])+1)" office:value-type="float" office:value="77">
            <text:p>077</text:p>
          </table:table-cell>
          <table:table-cell table:style-name="ce48" office:value-type="string">
            <text:p>GTN_PLT_ORG_04_01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List</text:p>
          </table:table-cell>
          <table:table-cell table:style-name="ce50" office:value-type="string">
            <text:p>Check showing existing membership types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44];6;FIND(&quot;:&quot;;[.F244];1)-FIND(&quot; &quot;;[.F244];1)-1))&gt;VALUE(MID([.F243];6;FIND(&quot;:&quot;;[.F243];1)-FIND(&quot; &quot;;[.F243];1)-1));&quot;&quot;;MAX([.A$7:.A243])+1)" office:value-type="float" office:value="78">
            <text:p>078</text:p>
          </table:table-cell>
          <table:table-cell table:style-name="ce48" office:value-type="string">
            <text:p>GTN_PLT_ORG_04_02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5];6;FIND(&quot;:&quot;;[.F245];1)-FIND(&quot; &quot;;[.F245];1)-1))&gt;VALUE(MID([.F244];6;FIND(&quot;:&quot;;[.F244];1)-FIND(&quot; &quot;;[.F244];1)-1));&quot;&quot;;MAX([.A$7:.A244])+1)">
            <text:p/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45];6;FIND(&quot;:&quot;;[.F245];1)-FIND(&quot; &quot;;[.F245];1)-1))&gt;VALUE(MID([.F244];6;FIND(&quot;:&quot;;[.F244];1)-FIND(&quot; &quot;;[.F244];1)-1));[.C244];[.C244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blank name membership in Membership Management</text:p>
          </table:table-cell>
          <table:table-cell table:style-name="ce102" office:value-type="string">
            <text:p>Step 2: Add new membership with no name</text:p>
          </table:table-cell>
          <table:table-cell table:style-name="ce124" office:value-type="string">
            <text:p>- Leave Name blank</text:p>
            <text:p>- Click <text:span text:style-name="T7">Save</text:span></text:p>
          </table:table-cell>
          <table:table-cell table:style-name="ce124" office:value-type="string">
            <text:p>Show message alerts membership name must be inpu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46];6;FIND(&quot;:&quot;;[.F246];1)-FIND(&quot; &quot;;[.F246];1)-1))&gt;VALUE(MID([.F245];6;FIND(&quot;:&quot;;[.F245];1)-FIND(&quot; &quot;;[.F245];1)-1));&quot;&quot;;MAX([.A$7:.A245])+1)" office:value-type="float" office:value="79">
            <text:p>079</text:p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46];6;FIND(&quot;:&quot;;[.F246];1)-FIND(&quot; &quot;;[.F246];1)-1))&gt;VALUE(MID([.F245];6;FIND(&quot;:&quot;;[.F245];1)-FIND(&quot; &quot;;[.F245];1)-1));[.C245];[.C245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special characters in Name by Membership management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7];6;FIND(&quot;:&quot;;[.F247];1)-FIND(&quot; &quot;;[.F247];1)-1))&gt;VALUE(MID([.F246];6;FIND(&quot;:&quot;;[.F246];1)-FIND(&quot; &quot;;[.F246];1)-1));&quot;&quot;;MAX([.A$7:.A246])+1)">
            <text:p/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47];6;FIND(&quot;:&quot;;[.F247];1)-FIND(&quot; &quot;;[.F247];1)-1))&gt;VALUE(MID([.F246];6;FIND(&quot;:&quot;;[.F246];1)-FIND(&quot; &quot;;[.F246];1)-1));[.C246];[.C246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with special characters in Name by Membership management</text:p>
          </table:table-cell>
          <table:table-cell table:style-name="ce102" office:value-type="string">
            <text:p>Step 2: Add membership with special characters in name</text:p>
          </table:table-cell>
          <table:table-cell table:style-name="ce151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02" office:value-type="string">
            <text:p>Show message alert only alpha, digit, dash and underscore characters allowed for the field Membership name.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48];6;FIND(&quot;:&quot;;[.F248];1)-FIND(&quot; &quot;;[.F248];1)-1))&gt;VALUE(MID([.F247];6;FIND(&quot;:&quot;;[.F247];1)-FIND(&quot; &quot;;[.F247];1)-1));&quot;&quot;;MAX([.A$7:.A247])+1)" office:value-type="float" office:value="80">
            <text:p>080</text:p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48];6;FIND(&quot;:&quot;;[.F248];1)-FIND(&quot; &quot;;[.F248];1)-1))&gt;VALUE(MID([.F247];6;FIND(&quot;:&quot;;[.F247];1)-FIND(&quot; &quot;;[.F247];1)-1));[.C247];[.C247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9];6;FIND(&quot;:&quot;;[.F249];1)-FIND(&quot; &quot;;[.F249];1)-1))&gt;VALUE(MID([.F248];6;FIND(&quot;:&quot;;[.F248];1)-FIND(&quot; &quot;;[.F248];1)-1));&quot;&quot;;MAX([.A$7:.A248])+1)">
            <text:p/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49];6;FIND(&quot;:&quot;;[.F249];1)-FIND(&quot; &quot;;[.F249];1)-1))&gt;VALUE(MID([.F248];6;FIND(&quot;:&quot;;[.F248];1)-FIND(&quot; &quot;;[.F248];1)-1));[.C248];[.C248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with name less than 3 or over 30 characters</text:p>
          </table:table-cell>
          <table:table-cell table:style-name="ce102" office:value-type="string">
            <text:p>Step 2: Add new membership</text:p>
          </table:table-cell>
          <table:table-cell table:style-name="ce124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24" office:value-type="string">
            <text:p>Show message alerts Membership name must be over 3 and less than 30 charact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0];6;FIND(&quot;:&quot;;[.F250];1)-FIND(&quot; &quot;;[.F250];1)-1))&gt;VALUE(MID([.F249];6;FIND(&quot;:&quot;;[.F249];1)-FIND(&quot; &quot;;[.F249];1)-1));&quot;&quot;;MAX([.A$7:.A249])+1)" office:value-type="float" office:value="81">
            <text:p>081</text:p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50];6;FIND(&quot;:&quot;;[.F250];1)-FIND(&quot; &quot;;[.F250];1)-1))&gt;VALUE(MID([.F249];6;FIND(&quot;:&quot;;[.F249];1)-FIND(&quot; &quot;;[.F249];1)-1));[.C249];[.C249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the same with existing</text:p>
          </table:table-cell>
          <table:table-cell table:style-name="ce124" office:value-type="string">
            <text:p>Step 1: Create membership</text:p>
          </table:table-cell>
          <table:table-cell table:style-name="ce124" office:value-type="string">
            <text:p>- Input valid Name</text:p>
            <text:p>- Click <text:span text:style-name="T7">Save</text:span></text:p>
          </table:table-cell>
          <table:table-cell table:style-name="ce124" office:value-type="string">
            <text:p>New membership is added successfully &amp; displayed in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1];6;FIND(&quot;:&quot;;[.F251];1)-FIND(&quot; &quot;;[.F251];1)-1))&gt;VALUE(MID([.F250];6;FIND(&quot;:&quot;;[.F250];1)-FIND(&quot; &quot;;[.F250];1)-1));&quot;&quot;;MAX([.A$7:.A250])+1)">
            <text:p/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51];6;FIND(&quot;:&quot;;[.F251];1)-FIND(&quot; &quot;;[.F251];1)-1))&gt;VALUE(MID([.F250];6;FIND(&quot;:&quot;;[.F250];1)-FIND(&quot; &quot;;[.F250];1)-1));[.C250];[.C250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with name the same with existing</text:p>
          </table:table-cell>
          <table:table-cell table:style-name="ce102" office:value-type="string">
            <text:p>Step 2: Create same name membership</text:p>
          </table:table-cell>
          <table:table-cell table:style-name="ce124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24" office:value-type="string">
            <text:p>Show message alerts this membership already exist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52];6;FIND(&quot;:&quot;;[.F252];1)-FIND(&quot; &quot;;[.F252];1)-1))&gt;VALUE(MID([.F251];6;FIND(&quot;:&quot;;[.F251];1)-FIND(&quot; &quot;;[.F251];1)-1));&quot;&quot;;MAX([.A$7:.A251])+1)" office:value-type="float" office:value="82">
            <text:p>082</text:p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52];6;FIND(&quot;:&quot;;[.F252];1)-FIND(&quot; &quot;;[.F252];1)-1))&gt;VALUE(MID([.F251];6;FIND(&quot;:&quot;;[.F251];1)-FIND(&quot; &quot;;[.F251];1)-1));[.C251];[.C251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</text:p>
            <text:p>with Description over 255 characters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3];6;FIND(&quot;:&quot;;[.F253];1)-FIND(&quot; &quot;;[.F253];1)-1))&gt;VALUE(MID([.F252];6;FIND(&quot;:&quot;;[.F252];1)-FIND(&quot; &quot;;[.F252];1)-1));&quot;&quot;;MAX([.A$7:.A252])+1)">
            <text:p/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53];6;FIND(&quot;:&quot;;[.F253];1)-FIND(&quot; &quot;;[.F253];1)-1))&gt;VALUE(MID([.F252];6;FIND(&quot;:&quot;;[.F252];1)-FIND(&quot; &quot;;[.F252];1)-1));[.C252];[.C252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</text:p>
            <text:p>with Description over 255 characters</text:p>
          </table:table-cell>
          <table:table-cell table:style-name="ce102" office:value-type="string">
            <text:p>Step 2: Add new membership</text:p>
          </table:table-cell>
          <table:table-cell table:style-name="ce124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24" office:value-type="string">
            <text:p>Show message alerts Description can not be over 255 characters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54];6;FIND(&quot;:&quot;;[.F254];1)-FIND(&quot; &quot;;[.F254];1)-1))&gt;VALUE(MID([.F253];6;FIND(&quot;:&quot;;[.F253];1)-FIND(&quot; &quot;;[.F253];1)-1));&quot;&quot;;MAX([.A$7:.A253])+1)" office:value-type="float" office:value="83">
            <text:p>083</text:p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54];6;FIND(&quot;:&quot;;[.F254];1)-FIND(&quot; &quot;;[.F254];1)-1))&gt;VALUE(MID([.F253];6;FIND(&quot;:&quot;;[.F253];1)-FIND(&quot; &quot;;[.F253];1)-1));[.C253];[.C253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Check Reset function in Add new membership form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text:s/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5];6;FIND(&quot;:&quot;;[.F255];1)-FIND(&quot; &quot;;[.F255];1)-1))&gt;VALUE(MID([.F254];6;FIND(&quot;:&quot;;[.F254];1)-FIND(&quot; &quot;;[.F254];1)-1));&quot;&quot;;MAX([.A$7:.A254])+1)">
            <text:p/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55];6;FIND(&quot;:&quot;;[.F255];1)-FIND(&quot; &quot;;[.F255];1)-1))&gt;VALUE(MID([.F254];6;FIND(&quot;:&quot;;[.F254];1)-FIND(&quot; &quot;;[.F254];1)-1));[.C254];[.C254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Check Reset function in Add new membership form</text:p>
          </table:table-cell>
          <table:table-cell table:style-name="ce102" office:value-type="string">
            <text:p>Step 2: Check Reset when add new membership form is blank</text:p>
          </table:table-cell>
          <table:table-cell table:style-name="ce124" office:value-type="string">
            <text:p>- Do not input any value in add new membership form</text:p>
            <text:p>- Click <text:span text:style-name="T7">Reset</text:span></text:p>
          </table:table-cell>
          <table:table-cell table:style-name="ce124" office:value-type="string">
            <text:p>Nothing happens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6];6;FIND(&quot;:&quot;;[.F256];1)-FIND(&quot; &quot;;[.F256];1)-1))&gt;VALUE(MID([.F255];6;FIND(&quot;:&quot;;[.F255];1)-FIND(&quot; &quot;;[.F255];1)-1));&quot;&quot;;MAX([.A$7:.A255])+1)">
            <text:p/>
          </table:table-cell>
          <table:table-cell table:style-name="ce48" office:value-type="string">
            <text:p>GTN_PLT_ORG_04_02</text:p>
          </table:table-cell>
          <table:table-cell table:style-name="ce145" table:formula="oooc:=IF(VALUE(MID([.F256];6;FIND(&quot;:&quot;;[.F256];1)-FIND(&quot; &quot;;[.F256];1)-1))&gt;VALUE(MID([.F255];6;FIND(&quot;:&quot;;[.F255];1)-FIND(&quot; &quot;;[.F255];1)-1));[.C255];[.C255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Check Reset function in Add new membership form</text:p>
          </table:table-cell>
          <table:table-cell table:style-name="ce149" office:value-type="string">
            <text:p>Step 3: Check Reset when already input value into fields</text:p>
          </table:table-cell>
          <table:table-cell table:style-name="ce124" office:value-type="string">
            <text:p>- Input Name, Description</text:p>
            <text:p>- Click <text:span text:style-name="T7">Reset</text:span></text:p>
          </table:table-cell>
          <table:table-cell table:style-name="ce124" office:value-type="string">
            <text:p>Fields are cleaned, all fields are blank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57];6;FIND(&quot;:&quot;;[.F257];1)-FIND(&quot; &quot;;[.F257];1)-1))&gt;VALUE(MID([.F256];6;FIND(&quot;:&quot;;[.F256];1)-FIND(&quot; &quot;;[.F256];1)-1));&quot;&quot;;MAX([.A$7:.A256])+1)" office:value-type="float" office:value="84">
            <text:p>084</text:p>
          </table:table-cell>
          <table:table-cell table:style-name="ce48" office:value-type="string">
            <text:p>GTN_PLT_ORG_04_03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50" office:value-type="string">
            <text:p>Edit Membership in Organization </text:p>
            <text:p>Management form by </text:p>
            <text:p>Administrator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8];6;FIND(&quot;:&quot;;[.F258];1)-FIND(&quot; &quot;;[.F258];1)-1))&gt;VALUE(MID([.F257];6;FIND(&quot;:&quot;;[.F257];1)-FIND(&quot; &quot;;[.F257];1)-1));&quot;&quot;;MAX([.A$7:.A257])+1)">
            <text:p/>
          </table:table-cell>
          <table:table-cell table:style-name="ce48" office:value-type="string">
            <text:p>GTN_PLT_ORG_04_03</text:p>
          </table:table-cell>
          <table:table-cell table:style-name="ce145" table:formula="oooc:=IF(VALUE(MID([.F258];6;FIND(&quot;:&quot;;[.F258];1)-FIND(&quot; &quot;;[.F258];1)-1))&gt;VALUE(MID([.F257];6;FIND(&quot;:&quot;;[.F257];1)-FIND(&quot; &quot;;[.F257];1)-1));[.C257];[.C257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4" office:value-type="string">
            <text:p>Edit Membership in Organization </text:p>
            <text:p>Management form by </text:p>
            <text:p>Administrator</text:p>
          </table:table-cell>
          <table:table-cell table:style-name="ce102" office:value-type="string">
            <text:p>Step 2: Show Edit membership form</text:p>
          </table:table-cell>
          <table:table-cell table:style-name="ce124" office:value-type="string">
            <text:p>Click Edit icon corresponding to one membership</text:p>
          </table:table-cell>
          <table:table-cell table:style-name="ce124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9];6;FIND(&quot;:&quot;;[.F259];1)-FIND(&quot; &quot;;[.F259];1)-1))&gt;VALUE(MID([.F258];6;FIND(&quot;:&quot;;[.F258];1)-FIND(&quot; &quot;;[.F258];1)-1));&quot;&quot;;MAX([.A$7:.A258])+1)">
            <text:p/>
          </table:table-cell>
          <table:table-cell table:style-name="ce48" office:value-type="string">
            <text:p>GTN_PLT_ORG_04_03</text:p>
          </table:table-cell>
          <table:table-cell table:style-name="ce145" table:formula="oooc:=IF(VALUE(MID([.F259];6;FIND(&quot;:&quot;;[.F259];1)-FIND(&quot; &quot;;[.F259];1)-1))&gt;VALUE(MID([.F258];6;FIND(&quot;:&quot;;[.F258];1)-FIND(&quot; &quot;;[.F258];1)-1));[.C258];[.C258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4" office:value-type="string">
            <text:p>Edit Membership in Organization </text:p>
            <text:p>Management form by </text:p>
            <text:p>Administrator</text:p>
          </table:table-cell>
          <table:table-cell table:style-name="ce149" office:value-type="string">
            <text:p>Step 3: Edit Description with valid value</text:p>
          </table:table-cell>
          <table:table-cell table:style-name="ce124" office:value-type="string">
            <text:p>- Change current value in Description</text:p>
            <text:p>- Click <text:span text:style-name="T7">Save</text:span></text:p>
          </table:table-cell>
          <table:table-cell table:style-name="ce124" office:value-type="string">
            <text:p>Description is edited successfully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60];6;FIND(&quot;:&quot;;[.F260];1)-FIND(&quot; &quot;;[.F260];1)-1))&gt;VALUE(MID([.F259];6;FIND(&quot;:&quot;;[.F259];1)-FIND(&quot; &quot;;[.F259];1)-1));&quot;&quot;;MAX([.A$7:.A259])+1)" office:value-type="float" office:value="85">
            <text:p>085</text:p>
          </table:table-cell>
          <table:table-cell table:style-name="ce48" office:value-type="string">
            <text:p>GTN_PLT_ORG_04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 confirmation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1];6;FIND(&quot;:&quot;;[.F261];1)-FIND(&quot; &quot;;[.F261];1)-1))&gt;VALUE(MID([.F260];6;FIND(&quot;:&quot;;[.F260];1)-FIND(&quot; &quot;;[.F260];1)-1));&quot;&quot;;MAX([.A$7:.A260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1];6;FIND(&quot;:&quot;;[.F261];1)-FIND(&quot; &quot;;[.F261];1)-1))&gt;VALUE(MID([.F260];6;FIND(&quot;:&quot;;[.F260];1)-FIND(&quot; &quot;;[.F260];1)-1));[.C260];[.C260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ith confirmation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4" office:value-type="string">
            <text:p>That membership is removed from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62];6;FIND(&quot;:&quot;;[.F262];1)-FIND(&quot; &quot;;[.F262];1)-1))&gt;VALUE(MID([.F261];6;FIND(&quot;:&quot;;[.F261];1)-FIND(&quot; &quot;;[.F261];1)-1));&quot;&quot;;MAX([.A$7:.A261])+1)" office:value-type="float" office:value="86">
            <text:p>086</text:p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2];6;FIND(&quot;:&quot;;[.F262];1)-FIND(&quot; &quot;;[.F262];1)-1))&gt;VALUE(MID([.F261];6;FIND(&quot;:&quot;;[.F261];1)-FIND(&quot; &quot;;[.F261];1)-1));[.C261];[.C261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out confirmation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3];6;FIND(&quot;:&quot;;[.F263];1)-FIND(&quot; &quot;;[.F263];1)-1))&gt;VALUE(MID([.F262];6;FIND(&quot;:&quot;;[.F262];1)-FIND(&quot; &quot;;[.F262];1)-1));&quot;&quot;;MAX([.A$7:.A262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3];6;FIND(&quot;:&quot;;[.F263];1)-FIND(&quot; &quot;;[.F263];1)-1))&gt;VALUE(MID([.F262];6;FIND(&quot;:&quot;;[.F262];1)-FIND(&quot; &quot;;[.F262];1)-1));[.C262];[.C262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ithout confirmation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Delete icon corresponding to one membership</text:p>
            <text:p>- Click<text:span text:style-name="T7"> Cancel </text:span><text:span text:style-name="T19">in confirm </text:span><text:span text:style-name="T19">message</text:span></text:p>
          </table:table-cell>
          <table:table-cell table:style-name="ce124" office:value-type="string">
            <text:p>That membership is not removed from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8">
          <table:table-cell table:style-name="ce110" table:formula="oooc:=IF(VALUE(MID([.F264];6;FIND(&quot;:&quot;;[.F264];1)-FIND(&quot; &quot;;[.F264];1)-1))&gt;VALUE(MID([.F263];6;FIND(&quot;:&quot;;[.F263];1)-FIND(&quot; &quot;;[.F263];1)-1));&quot;&quot;;MAX([.A$7:.A263])+1)" office:value-type="float" office:value="87">
            <text:p>087</text:p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4];6;FIND(&quot;:&quot;;[.F264];1)-FIND(&quot; &quot;;[.F264];1)-1))&gt;VALUE(MID([.F263];6;FIND(&quot;:&quot;;[.F263];1)-FIND(&quot; &quot;;[.F263];1)-1));[.C263];[.C263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himself</text:p>
          </table:table-cell>
          <table:table-cell table:style-name="ce124" office:value-type="string">
            <text:p>Step 1: Show edit membership form</text:p>
          </table:table-cell>
          <table:table-cell table:style-name="ce124" office:value-type="string">
            <text:p>Click Edit icon corresponding to one membership</text:p>
          </table:table-cell>
          <table:table-cell table:style-name="ce124" office:value-type="string">
            <text:p>Information of that membership is displayed in form below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5];6;FIND(&quot;:&quot;;[.F265];1)-FIND(&quot; &quot;;[.F265];1)-1))&gt;VALUE(MID([.F264];6;FIND(&quot;:&quot;;[.F264];1)-FIND(&quot; &quot;;[.F264];1)-1));&quot;&quot;;MAX([.A$7:.A264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5];6;FIND(&quot;:&quot;;[.F265];1)-FIND(&quot; &quot;;[.F265];1)-1))&gt;VALUE(MID([.F264];6;FIND(&quot;:&quot;;[.F264];1)-FIND(&quot; &quot;;[.F264];1)-1));[.C264];[.C264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hile </text:p>
            <text:p>it is being used by himself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24" office:value-type="string">
            <text:p>Show message alerts this membership is being used, can not do this actio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6];6;FIND(&quot;:&quot;;[.F266];1)-FIND(&quot; &quot;;[.F266];1)-1))&gt;VALUE(MID([.F265];6;FIND(&quot;:&quot;;[.F265];1)-FIND(&quot; &quot;;[.F265];1)-1));&quot;&quot;;MAX([.A$7:.A265])+1)" office:value-type="float" office:value="88">
            <text:p>088</text:p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6];6;FIND(&quot;:&quot;;[.F266];1)-FIND(&quot; &quot;;[.F266];1)-1))&gt;VALUE(MID([.F265];6;FIND(&quot;:&quot;;[.F265];1)-FIND(&quot; &quot;;[.F265];1)-1));[.C265];[.C265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another</text:p>
          </table:table-cell>
          <table:table-cell table:style-name="ce124" office:value-type="string">
            <text:p>Step 1: Show edit membership form</text:p>
          </table:table-cell>
          <table:table-cell table:style-name="ce124" office:value-type="string">
            <text:p>- Login by admin/HR manager</text:p>
            <text:p>- Click Edit icon corresponding to one membership in Membership management form</text:p>
          </table:table-cell>
          <table:table-cell table:style-name="ce124" office:value-type="string">
            <text:p>Information of that membership is displayed in form below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67];6;FIND(&quot;:&quot;;[.F267];1)-FIND(&quot; &quot;;[.F267];1)-1))&gt;VALUE(MID([.F266];6;FIND(&quot;:&quot;;[.F266];1)-FIND(&quot; &quot;;[.F266];1)-1));&quot;&quot;;MAX([.A$7:.A266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7];6;FIND(&quot;:&quot;;[.F267];1)-FIND(&quot; &quot;;[.F267];1)-1))&gt;VALUE(MID([.F266];6;FIND(&quot;:&quot;;[.F266];1)-FIND(&quot; &quot;;[.F266];1)-1));[.C266];[.C266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hile </text:p>
            <text:p>it is being used by another</text:p>
          </table:table-cell>
          <table:table-cell table:style-name="ce102" office:value-type="string">
            <text:p>Step 2: Delete membership by another user</text:p>
          </table:table-cell>
          <table:table-cell table:style-name="ce124" office:value-type="string">
            <text:p>- Login by another admin/HR manager in another place </text:p>
            <text:p>- Click <text:span text:style-name="T7">Delete </text:span><text:span text:style-name="T19">icon </text:span><text:span text:style-name="T19">corresponding to above </text:span><text:span text:style-name="T19">membership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how message alerts this membership is being used, can not do this actio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8];6;FIND(&quot;:&quot;;[.F268];1)-FIND(&quot; &quot;;[.F268];1)-1))&gt;VALUE(MID([.F267];6;FIND(&quot;:&quot;;[.F267];1)-FIND(&quot; &quot;;[.F267];1)-1));&quot;&quot;;MAX([.A$7:.A267])+1)" office:value-type="float" office:value="89">
            <text:p>089</text:p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8];6;FIND(&quot;:&quot;;[.F268];1)-FIND(&quot; &quot;;[.F268];1)-1))&gt;VALUE(MID([.F267];6;FIND(&quot;:&quot;;[.F267];1)-FIND(&quot; &quot;;[.F267];1)-1));[.C267];[.C267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124" office:value-type="string">
            <text:p>Step 1: Assign user into group with specific role</text:p>
          </table:table-cell>
          <table:table-cell table:style-name="ce124" office:value-type="string">
            <text:p>- Login by admin/HR manager</text:p>
            <text:p>- Add an user into a specific group with existing membership</text:p>
          </table:table-cell>
          <table:table-cell table:style-name="ce124" office:value-type="string">
            <text:p>This 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69];6;FIND(&quot;:&quot;;[.F269];1)-FIND(&quot; &quot;;[.F269];1)-1))&gt;VALUE(MID([.F268];6;FIND(&quot;:&quot;;[.F268];1)-FIND(&quot; &quot;;[.F268];1)-1));[.C268];[.C268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existing of user in group after his role in that group was deleted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Delete above membership type in Membership Management</text:p>
          </table:table-cell>
          <table:table-cell table:style-name="ce124" office:value-type="string">
            <text:p>This membership is removed from existing membership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0];6;FIND(&quot;:&quot;;[.F270];1)-FIND(&quot; &quot;;[.F270];1)-1))&gt;VALUE(MID([.F269];6;FIND(&quot;:&quot;;[.F269];1)-FIND(&quot; &quot;;[.F269];1)-1));&quot;&quot;;MAX([.A$7:.A269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70];6;FIND(&quot;:&quot;;[.F270];1)-FIND(&quot; &quot;;[.F270];1)-1))&gt;VALUE(MID([.F269];6;FIND(&quot;:&quot;;[.F269];1)-FIND(&quot; &quot;;[.F269];1)-1));[.C269];[.C269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existing of user in group after his role in that group was deleted</text:p>
          </table:table-cell>
          <table:table-cell table:style-name="ce149" office:value-type="string">
            <text:p>Step 3: Check existing of user in group</text:p>
          </table:table-cell>
          <table:table-cell table:style-name="ce124" office:value-type="string">
            <text:p>Back to group at step 1</text:p>
          </table:table-cell>
          <table:table-cell table:style-name="ce124" office:value-type="string">
            <text:p>The user with deleted membership disappears from group's member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1];6;FIND(&quot;:&quot;;[.F271];1)-FIND(&quot; &quot;;[.F271];1)-1))&gt;VALUE(MID([.F270];6;FIND(&quot;:&quot;;[.F270];1)-FIND(&quot; &quot;;[.F270];1)-1));&quot;&quot;;MAX([.A$7:.A270])+1)" office:value-type="float" office:value="90">
            <text:p>090</text:p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71];6;FIND(&quot;:&quot;;[.F271];1)-FIND(&quot; &quot;;[.F271];1)-1))&gt;VALUE(MID([.F270];6;FIND(&quot;:&quot;;[.F270];1)-FIND(&quot; &quot;;[.F270];1)-1));[.C270];[.C270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124" office:value-type="string">
            <text:p>Step 1: Assign user into group with specific role</text:p>
          </table:table-cell>
          <table:table-cell table:style-name="ce124" office:value-type="string">
            <text:p>- Login by admin/HR manager</text:p>
            <text:p>- Add an user into a specific group with existing membership</text:p>
          </table:table-cell>
          <table:table-cell table:style-name="ce124" office:value-type="string">
            <text:p>This 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2];6;FIND(&quot;:&quot;;[.F272];1)-FIND(&quot; &quot;;[.F272];1)-1))&gt;VALUE(MID([.F271];6;FIND(&quot;:&quot;;[.F271];1)-FIND(&quot; &quot;;[.F271];1)-1));&quot;&quot;;MAX([.A$7:.A271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72];6;FIND(&quot;:&quot;;[.F272];1)-FIND(&quot; &quot;;[.F272];1)-1))&gt;VALUE(MID([.F271];6;FIND(&quot;:&quot;;[.F271];1)-FIND(&quot; &quot;;[.F271];1)-1));[.C271];[.C271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membership information of user after role of him in a group was deleted</text:p>
          </table:table-cell>
          <table:table-cell table:style-name="ce149" office:value-type="string">
            <text:p>Step 2: Check membership information of user</text:p>
          </table:table-cell>
          <table:table-cell table:style-name="ce124" office:value-type="string">
            <text:p>- Go to User Management form</text:p>
            <text:p>- Click Edit to show information of above user</text:p>
          </table:table-cell>
          <table:table-cell table:style-name="ce124" office:value-type="string">
            <text:p>In User Membership tab: information about group &amp; membership that this user has just been added are displayed in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3];6;FIND(&quot;:&quot;;[.F273];1)-FIND(&quot; &quot;;[.F273];1)-1))&gt;VALUE(MID([.F272];6;FIND(&quot;:&quot;;[.F272];1)-FIND(&quot; &quot;;[.F272];1)-1));&quot;&quot;;MAX([.A$7:.A272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73];6;FIND(&quot;:&quot;;[.F273];1)-FIND(&quot; &quot;;[.F273];1)-1))&gt;VALUE(MID([.F272];6;FIND(&quot;:&quot;;[.F272];1)-FIND(&quot; &quot;;[.F272];1)-1));[.C272];[.C272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membership information of user after role of him in a group was deleted</text:p>
          </table:table-cell>
          <table:table-cell table:style-name="ce149" office:value-type="string">
            <text:p>Step 3: Delete membership</text:p>
          </table:table-cell>
          <table:table-cell table:style-name="ce124" office:value-type="string">
            <text:p>Go to Membership Management &amp; delete membership that is assigned for user at step 1</text:p>
          </table:table-cell>
          <table:table-cell table:style-name="ce124" office:value-type="string">
            <text:p>This membership is removed from existing membership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4];6;FIND(&quot;:&quot;;[.F274];1)-FIND(&quot; &quot;;[.F274];1)-1))&gt;VALUE(MID([.F273];6;FIND(&quot;:&quot;;[.F273];1)-FIND(&quot; &quot;;[.F273];1)-1));&quot;&quot;;MAX([.A$7:.A273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74];6;FIND(&quot;:&quot;;[.F274];1)-FIND(&quot; &quot;;[.F274];1)-1))&gt;VALUE(MID([.F273];6;FIND(&quot;:&quot;;[.F273];1)-FIND(&quot; &quot;;[.F273];1)-1));[.C273];[.C273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membership information of user after role of him in a group was deleted</text:p>
          </table:table-cell>
          <table:table-cell table:style-name="ce149" office:value-type="string">
            <text:p>Step 4: Check membership information of user</text:p>
          </table:table-cell>
          <table:table-cell table:style-name="ce124" office:value-type="string">
            <text:p>- Go to User Management form</text:p>
            <text:p>- Click Edit to show information of above user</text:p>
          </table:table-cell>
          <table:table-cell table:style-name="ce124" office:value-type="string">
            <text:p>In User Membership tab: information about group &amp; membership that this user has just been added disappears from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275];6;FIND(&quot;:&quot;;[.F275];1)-FIND(&quot; &quot;;[.F275];1)-1))&gt;VALUE(MID([.F274];6;FIND(&quot;:&quot;;[.F274];1)-FIND(&quot; &quot;;[.F274];1)-1));&quot;&quot;;MAX([.A$7:.A274])+1)" office:value-type="float" office:value="91">
            <text:p>091</text:p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75];6;FIND(&quot;:&quot;;[.F275];1)-FIND(&quot; &quot;;[.F275];1)-1))&gt;VALUE(MID([.F274];6;FIND(&quot;:&quot;;[.F274];1)-FIND(&quot; &quot;;[.F274];1)-1));[.C274];[.C274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ch is mandatory</text:p>
          </table:table-cell>
          <table:table-cell table:style-name="ce124" office:value-type="string">
            <text:p>Step 1: Select membership</text:p>
          </table:table-cell>
          <table:table-cell table:style-name="ce124" office:value-type="string">
            <text:p>- Login by admin/HR account <text:s/></text:p>
            <text:p>- Go to <text:span text:style-name="T16">User and group </text:span><text:span text:style-name="T16">management</text:span> Page <text:span text:style-name="T17">from </text:span><text:span text:style-name="T17">UserToolBarGroupPortlet </text:span></text:p>
            <text:p>- Select <text:span text:style-name="T16">Membership</text:span><text:span text:style-name="T7"> </text:span><text:span text:style-name="T7">Management</text:span> tab</text:p>
            <text:p>- Select membership is member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37">
          <table:table-cell table:style-name="ce110" table:formula="oooc:=IF(VALUE(MID([.F276];6;FIND(&quot;:&quot;;[.F276];1)-FIND(&quot; &quot;;[.F276];1)-1))&gt;VALUE(MID([.F275];6;FIND(&quot;:&quot;;[.F275];1)-FIND(&quot; &quot;;[.F275];1)-1));&quot;&quot;;MAX([.A$7:.A275])+1)">
            <text:p/>
          </table:table-cell>
          <table:table-cell table:style-name="ce48" office:value-type="string">
            <text:p>GTN_PLT_ORG_04_04</text:p>
          </table:table-cell>
          <table:table-cell table:style-name="ce145" table:formula="oooc:=IF(VALUE(MID([.F276];6;FIND(&quot;:&quot;;[.F276];1)-FIND(&quot; &quot;;[.F276];1)-1))&gt;VALUE(MID([.F275];6;FIND(&quot;:&quot;;[.F275];1)-FIND(&quot; &quot;;[.F275];1)-1));[.C275];[.C275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Delete membership which is mandatory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<text:span text:style-name="T7">Delete</text:span><text:span text:style-name="T19"> icon </text:span><text:span text:style-name="T19">corresponding to 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4" office:value-type="string">
            <text:p>Show message alerts user can't delete this group because it (or its child) is mandatory!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18" table:number-rows-repeated="591">
          <table:table-cell table:number-columns-repeated="256"/>
        </table:table-row>
        <table:table-row table:style-name="ro18">
          <table:table-cell table:number-columns-repeated="4"/>
          <table:table-cell>
            <draw:frame table:end-cell-address="Organization.E868" table:end-x="0.1673in" table:end-y="0.1571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8" table:number-rows-repeated="6466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pplication_Registry" table:style-name="ta1" table:print="false">
        <table:table-column table:style-name="co28" table:default-cell-style-name="ce107"/>
        <table:table-column table:style-name="co29" table:default-cell-style-name="ce163"/>
        <table:table-column table:style-name="co30" table:default-cell-style-name="ce164"/>
        <table:table-column table:style-name="co31" table:default-cell-style-name="ce164"/>
        <table:table-column table:style-name="co32" table:default-cell-style-name="ce164"/>
        <table:table-column table:style-name="co23" table:default-cell-style-name="ce164"/>
        <table:table-column table:style-name="co24" table:default-cell-style-name="ce164"/>
        <table:table-column table:style-name="co25" table:default-cell-style-name="ce164"/>
        <table:table-column table:style-name="co10" table:number-columns-repeated="248" table:default-cell-style-name="ce164"/>
        <table:table-row table:style-name="ro19">
          <table:table-cell/>
          <table:table-cell table:style-name="ce111" office:value-type="string">
            <text:p>TEST CASES</text:p>
          </table:table-cell>
          <table:table-cell table:style-name="ce112" table:number-columns-repeated="3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22];[.$K1])" office:value-type="float" office:value="0">
            <text:p>0</text:p>
          </table:table-cell>
          <table:table-cell table:style-name="ce133" table:formula="oooc:=COUNTIF([.M$7:.M$1022];[.$K1])" office:value-type="float" office:value="0">
            <text:p>0</text:p>
          </table:table-cell>
          <table:table-cell table:style-name="ce133" table:formula="oooc:=COUNTIF([.N$7:.N$1022];[.$K1])" office:value-type="float" office:value="0">
            <text:p>0</text:p>
          </table:table-cell>
          <table:table-cell table:style-name="ce133" table:formula="oooc:=COUNTIF([.O$7:.O$1022];[.$K1])" office:value-type="float" office:value="0">
            <text:p>0</text:p>
          </table:table-cell>
          <table:table-cell table:style-name="ce112" table:number-columns-repeated="2"/>
          <table:table-cell table:style-name="ce193" table:number-columns-repeated="218"/>
          <table:table-cell table:style-name="ce123" table:number-columns-repeated="21"/>
        </table:table-row>
        <table:table-row table:style-name="ro22">
          <table:table-cell/>
          <table:table-cell table:style-name="ce123" table:number-columns-repeated="4"/>
          <table:table-cell table:style-name="ce107"/>
          <table:table-cell table:style-name="ce123" table:number-columns-repeated="4"/>
          <table:table-cell table:style-name="ce133" office:value-type="string">
            <text:p>Failed</text:p>
          </table:table-cell>
          <table:table-cell table:style-name="ce133" table:formula="oooc:=COUNTIF([.L$7:.L$1022];[.$K2])" office:value-type="float" office:value="0">
            <text:p>0</text:p>
          </table:table-cell>
          <table:table-cell table:style-name="ce133" table:formula="oooc:=COUNTIF([.M$7:.M$1022];[.$K2])" office:value-type="float" office:value="0">
            <text:p>0</text:p>
          </table:table-cell>
          <table:table-cell table:style-name="ce133" table:formula="oooc:=COUNTIF([.N$7:.N$1022];[.$K2])" office:value-type="float" office:value="0">
            <text:p>0</text:p>
          </table:table-cell>
          <table:table-cell table:style-name="ce133" table:formula="oooc:=COUNTIF([.O$7:.O$1022];[.$K2])" office:value-type="float" office:value="0">
            <text:p>0</text:p>
          </table:table-cell>
          <table:table-cell table:style-name="ce123" table:number-columns-repeated="241"/>
        </table:table-row>
        <table:table-row table:style-name="ro5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Add/Edit/Delete category, List existing <text:span text:style-name="T22">Portlets</text:span>, List/Edit gadget</text:p>
          </table:table-cell>
          <table:covered-table-cell table:style-name="ce119"/>
          <table:covered-table-cell table:style-name="ce116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22];[.$K3])" office:value-type="float" office:value="0">
            <text:p>0</text:p>
          </table:table-cell>
          <table:table-cell table:style-name="ce133" table:formula="oooc:=COUNTIF([.M$7:.M$1022];[.$K3])" office:value-type="float" office:value="0">
            <text:p>0</text:p>
          </table:table-cell>
          <table:table-cell table:style-name="ce133" table:formula="oooc:=COUNTIF([.N$7:.N$1022];[.$K3])" office:value-type="float" office:value="0">
            <text:p>0</text:p>
          </table:table-cell>
          <table:table-cell table:style-name="ce133" table:formula="oooc:=COUNTIF([.O$7:.O$1022];[.$K3])" office:value-type="float" office:value="0">
            <text:p>0</text:p>
          </table:table-cell>
          <table:table-cell table:style-name="ce135"/>
          <table:table-cell table:style-name="ce131"/>
          <table:table-cell table:style-name="ce193" table:number-columns-repeated="218"/>
          <table:table-cell table:style-name="ce123" table:number-columns-repeated="21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7:.A1041])" office:value-type="float" office:value="80" table:number-columns-spanned="3" table:number-rows-spanned="1">
            <text:p>80</text:p>
          </table:table-cell>
          <table:covered-table-cell table:number-columns-repeated="2" table:style-name="ce123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22];[.$K4])" office:value-type="float" office:value="0">
            <text:p>0</text:p>
          </table:table-cell>
          <table:table-cell table:style-name="ce133" table:formula="oooc:=COUNTIF([.M$7:.M$1022];[.$K4])" office:value-type="float" office:value="0">
            <text:p>0</text:p>
          </table:table-cell>
          <table:table-cell table:style-name="ce133" table:formula="oooc:=COUNTIF([.N$7:.N$1022];[.$K4])" office:value-type="float" office:value="0">
            <text:p>0</text:p>
          </table:table-cell>
          <table:table-cell table:style-name="ce133" table:formula="oooc:=COUNTIF([.O$7:.O$1022];[.$K4])" office:value-type="float" office:value="0">
            <text:p>0</text:p>
          </table:table-cell>
          <table:table-cell table:style-name="ce136"/>
          <table:table-cell table:style-name="ce131"/>
          <table:table-cell table:style-name="ce193" table:number-columns-repeated="218"/>
          <table:table-cell table:style-name="ce123" table:number-columns-repeated="21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33" table:formula="oooc:=COUNTIF([.L$7:.L$1022];[.$K5])" office:value-type="float" office:value="0">
            <text:p>0</text:p>
          </table:table-cell>
          <table:table-cell table:style-name="ce133" table:formula="oooc:=COUNTIF([.M$7:.M$1022];[.$K5])" office:value-type="float" office:value="0">
            <text:p>0</text:p>
          </table:table-cell>
          <table:table-cell table:style-name="ce133" table:formula="oooc:=COUNTIF([.N$7:.N$1022];[.$K5])" office:value-type="float" office:value="0">
            <text:p>0</text:p>
          </table:table-cell>
          <table:table-cell table:style-name="ce133" table:formula="oooc:=COUNTIF([.O$7:.O$1022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style-name="ce107" table:number-columns-repeated="237"/>
        </table:table-row>
        <table:table-row table:style-name="ro24">
          <table:table-cell table:style-name="ce109" office:value-type="float" office:value="1">
            <text:p>001</text:p>
          </table:table-cell>
          <table:table-cell table:style-name="ce51" office:value-type="string">
            <text:p>GTN_PLT_APPR_05_01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valid valu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1" office:value-type="string">
            <text:p>GTN_PLT_APPR_05_01</text:p>
          </table:table-cell>
          <table:table-cell table:style-name="ce11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valid valu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valid value</text:p>
          </table:table-cell>
          <table:table-cell table:style-name="ce171" office:value-type="string">
            <text:p>Step 3: Add new category with valid value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id values for others</text:p>
            <text:p><text:span text:style-name="T17">- Input valid values for </text:span><text:span text:style-name="T17">Permission Settings </text:span></text:p>
            <text:p>- Click <text:span text:style-name="T7">Save</text:span></text:p>
          </table:table-cell>
          <table:table-cell table:style-name="ce102" office:value-type="string">
            <text:p>- New Category is added successfully and have alert message category does not have any application, click (+) button to add application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blank name catego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blank name catego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blank name category</text:p>
          </table:table-cell>
          <table:table-cell table:style-name="ce102" office:value-type="string">
            <text:p>Step 3: Add new category with no name</text:p>
          </table:table-cell>
          <table:table-cell table:style-name="ce124" office:value-type="string">
            <text:p>- Leave <text:span text:style-name="T7">Category Name </text:span><text:span text:style-name="T19">blank</text:span></text:p>
            <text:p><text:span text:style-name="T19">- Input valid values for </text:span><text:span text:style-name="T19">Permission Settings</text:span></text:p>
            <text:p><text:span text:style-name="T19">- Click </text:span><text:span text:style-name="T7">Save</text:span></text:p>
          </table:table-cell>
          <table:table-cell table:style-name="ce124" office:value-type="string">
            <text:p>Show message alerts category name can not be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number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number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number</text:p>
          </table:table-cell>
          <table:table-cell table:style-name="ce102" office:value-type="string">
            <text:p>Step 3: Add new category with name starts with number</text:p>
          </table:table-cell>
          <table:table-cell table:style-name="ce124" office:value-type="string">
            <text:p>- Input value for <text:span text:style-name="T7">Category Name</text:span><text:span text:style-name="T19"> </text:span><text:span text:style-name="T19">with number as the first </text:span><text:span text:style-name="T19">character</text:span></text:p>
            <text:p><text:span text:style-name="T19">- Input valid values for </text:span><text:span text:style-name="T19">Permission Settings</text:span></text:p>
            <text:p><text:span text:style-name="T19">- Click </text:span><text:span text:style-name="T7">Save</text:span></text:p>
          </table:table-cell>
          <table:table-cell table:style-name="ce180" office:value-type="string">
            <text:p>The "Category name: " field must start with a character and must not contain special characters."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32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<text:s/>dash <text:s/>characters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<text:s/>dash <text:s/>characters</text:p>
          </table:table-cell>
          <table:table-cell table:style-name="ce102" office:value-type="string">
            <text:p>Step 3: Add new category with name starts with dash and underscore characters</text:p>
          </table:table-cell>
          <table:table-cell table:style-name="ce124" office:value-type="string">
            <text:p>- Input value for <text:span text:style-name="T7">Category Name</text:span><text:span text:style-name="T19"> </text:span><text:span text:style-name="T19">with dash characters as the first </text:span><text:span text:style-name="T19">character</text:span></text:p>
            <text:p><text:span text:style-name="T19">- Input valid values for </text:span><text:span text:style-name="T19">Permission Settings</text:span></text:p>
            <text:p><text:span text:style-name="T19">- Click </text:span><text:span text:style-name="T7">Save</text:span></text:p>
          </table:table-cell>
          <table:table-cell table:style-name="ce124" office:value-type="string">
            <text:p>Show message alerts category name must start with a characte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<text:s/>contains alpha, digit, underscore and dash in the middl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<text:s/>contains alpha, digit, underscore and dash in the middl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<text:s/>contains alpha, digit, underscore and dash in the middle</text:p>
          </table:table-cell>
          <table:table-cell table:style-name="ce171" office:value-type="string">
            <text:p>Step 3: Add new category with name contains alpha, digit, underscore and dash in the middle</text:p>
          </table:table-cell>
          <table:table-cell table:style-name="ce176" office:value-type="string">
            <text:p><text:span text:style-name="T32">- Input value for Category </text:span><text:span text:style-name="T33">name</text:span><text:span text:style-name="T32">, </text:span><text:span text:style-name="T32">contains alpha, digit, underscore </text:span><text:span text:style-name="T34">and dash characters in the </text:span><text:span text:style-name="T34">middle (e.g: new.category or </text:span><text:span text:style-name="T34">alli_test)</text:span></text:p>
            <text:p><text:span text:style-name="T32">- Input valid values for others</text:span></text:p>
            <text:p><text:span text:style-name="T32">- Click </text:span><text:span text:style-name="T35">Save</text:span></text:p>
          </table:table-cell>
          <table:table-cell table:style-name="ce102" office:value-type="string">
            <text:p>- New Category is added successfully and have alert message category does not have any application, click (+) button to add applicatio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special characters in nam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special characters in nam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special characters in name</text:p>
          </table:table-cell>
          <table:table-cell table:style-name="ce102" office:value-type="string">
            <text:p>Step 3: Add new category with name contains special characters</text:p>
          </table:table-cell>
          <table:table-cell table:style-name="ce124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24" office:value-type="string">
            <text:p>Show message alerts only alpha, digit, dash and underscore characters are allowed for Category nam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same name categories</text:p>
          </table:table-cell>
          <table:table-cell table:style-name="ce141" office:value-type="string">
            <text:p>Step 1: Add the first category</text:p>
          </table:table-cell>
          <table:table-cell table:style-name="ce141" office:value-type="string">
            <text:p>In Application Registry:</text:p>
            <text:p>Add a category with valid values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same name categories</text:p>
          </table:table-cell>
          <table:table-cell table:style-name="ce102" office:value-type="string">
            <text:p>Step 2: Add same name category</text:p>
          </table:table-cell>
          <table:table-cell table:style-name="ce124" office:value-type="string">
            <text:p>Add new category that has name the same with new added category at step 1</text:p>
          </table:table-cell>
          <table:table-cell table:style-name="ce124" office:value-type="string">
            <text:p>Show message alert this category name already exists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category name the same with existing but different by lower/upper cas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category name the same with existing but different by lower/upper case</text:p>
          </table:table-cell>
          <table:table-cell table:style-name="ce141" office:value-type="string">
            <text:p>Step 3: Add the first category</text:p>
          </table:table-cell>
          <table:table-cell table:style-name="ce141" office:value-type="string">
            <text:p>Add a category with valid values ( e.g: test)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category name the same with existing but different by lower/upper case</text:p>
          </table:table-cell>
          <table:table-cell table:style-name="ce124" office:value-type="string">
            <text:p>Step 4: Create new same Category name</text:p>
          </table:table-cell>
          <table:table-cell table:style-name="ce102" office:value-type="string">
            <text:p>Create the second category name with the same category name but different with existing by lower/upper case (e.g: Test)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10"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141" office:value-type="string">
            <text:p>Step 1: Add new category with name less than 3 characters</text:p>
          </table:table-cell>
          <table:table-cell table:style-name="ce141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17">- Input valid values for </text:span><text:span text:style-name="T17">Permission Settings </text:span></text:p>
            <text:p>- Click <text:span text:style-name="T7">Save</text:span></text:p>
          </table:table-cell>
          <table:table-cell table:style-name="ce143" office:value-type="string">
            <text:p>Show message alerts the category name can not be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less than 3 or over 30 characters</text:p>
          </table:table-cell>
          <table:table-cell table:style-name="ce141" office:value-type="string">
            <text:p>Step 2: Add new category with name over 30 characters</text:p>
          </table:table-cell>
          <table:table-cell table:style-name="ce141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17">- Input valid values for </text:span><text:span text:style-name="T17">Permission Settings </text:span></text:p>
            <text:p>- Click <text:span text:style-name="T7">Save</text:span></text:p>
          </table:table-cell>
          <table:table-cell table:style-name="ce143" office:value-type="string">
            <text:p>Show message alerts The length of the text in field "Category name: " must be between "3" and "30" characters.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10" table:formula="oooc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category with blank Display Name</text:p>
          </table:table-cell>
          <table:table-cell table:style-name="ce51" office:value-type="string">
            <text:p>Step 1: Add new category without Display Name</text:p>
          </table:table-cell>
          <table:table-cell table:style-name="ce141" office:value-type="string">
            <text:p>In add new category form in Application Registry:</text:p>
            <text:p>- Input valid Name </text:p>
            <text:p>- Leave <text:span text:style-name="T7">Display Name</text:span> blank</text:p>
            <text:p>- Input valid values for others</text:p>
            <text:p><text:span text:style-name="T17">- Input valid values for </text:span><text:span text:style-name="T17">Permission Settings </text:span></text:p>
            <text:p>- Click <text:span text:style-name="T7">Save</text:span></text:p>
          </table:table-cell>
          <table:table-cell table:style-name="ce143" office:value-type="string">
            <text:p>Add new category successfull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category with blank Display Name</text:p>
          </table:table-cell>
          <table:table-cell table:style-name="ce102" office:value-type="string">
            <text:p>Step 2: Check after add new category with blank Display Name successfully</text:p>
          </table:table-cell>
          <table:table-cell table:style-name="ce124" office:value-type="string">
            <text:p>- Select new added category at above step</text:p>
            <text:p>- Click <text:span text:style-name="T7">Edit</text:span> icon</text:p>
          </table:table-cell>
          <table:table-cell table:style-name="ce124" office:value-type="string">
            <text:p>Information of selecting category is displayed in form: Display Name is not blank, it is the category name as default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10" table:formula="oooc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141" office:value-type="string">
            <text:p>Step 1: Add new category with Display name less than 3 characters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17">- Input valid values for </text:span><text:span text:style-name="T17">Permission Settings </text:span></text:p>
            <text:p>- Click <text:span text:style-name="T7">Save</text:span></text:p>
          </table:table-cell>
          <table:table-cell table:style-name="ce143" office:value-type="string">
            <text:p>Show message alerts category's display name can not be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10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Display Name less than 3 or over 30 characters</text:p>
          </table:table-cell>
          <table:table-cell table:style-name="ce141" office:value-type="string">
            <text:p>Step 2: Add new category with Display name over 30 characters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ue for <text:span text:style-name="T7">Display Name,</text:span> contains over 30 characters</text:p>
            <text:p>- Input valid values for others</text:p>
            <text:p><text:span text:style-name="T17">- Input valid values for </text:span><text:span text:style-name="T17">Permission Settings </text:span></text:p>
            <text:p>- Click <text:span text:style-name="T7">Save</text:span></text:p>
          </table:table-cell>
          <table:table-cell table:style-name="ce143" office:value-type="string">
            <text:p>Show message alerts category's display name can not over 30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10" table:formula="oooc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blank Description</text:p>
          </table:table-cell>
          <table:table-cell table:style-name="ce141" office:value-type="string">
            <text:p>Step 1: Add new category without description</text:p>
          </table:table-cell>
          <table:table-cell table:style-name="ce141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17">- Input valid values for </text:span><text:span text:style-name="T17">Permission Settings </text:span></text:p>
            <text:p>- Click <text:span text:style-name="T7">Save</text:span></text:p>
          </table:table-cell>
          <table:table-cell table:style-name="ce143" office:value-type="string">
            <text:p>Create new category successfull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8];6;FIND(&quot;:&quot;;[.F38];1)-FIND(&quot; &quot;;[.F38];1)-1))&gt;VALUE(MID([.F37];6;FIND(&quot;:&quot;;[.F37];1)-FIND(&quot; &quot;;[.F37];1)-1));[.C37];[.C37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blank Description</text:p>
          </table:table-cell>
          <table:table-cell table:style-name="ce102" office:value-type="string">
            <text:p>Step 2: Check after adding new category with blank Description successfully</text:p>
          </table:table-cell>
          <table:table-cell table:style-name="ce124" office:value-type="string">
            <text:p>Select new added category, click <text:span text:style-name="T7">Edit</text:span> icon</text:p>
          </table:table-cell>
          <table:table-cell table:style-name="ce124" office:value-type="string">
            <text:p>Edit selecting category is shown, Description is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10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39];6;FIND(&quot;:&quot;;[.F39];1)-FIND(&quot; &quot;;[.F39];1)-1))&gt;VALUE(MID([.F38];6;FIND(&quot;:&quot;;[.F38];1)-FIND(&quot; &quot;;[.F38];1)-1));[.C38];[.C38]+1)" office:value-type="float" office:value="13">
            <text:p>01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escription over max length</text:p>
          </table:table-cell>
          <table:table-cell table:style-name="ce141" office:value-type="string">
            <text:p>Step 1: Add new category <text:s/>with over max length description</text:p>
          </table:table-cell>
          <table:table-cell table:style-name="ce141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17">- Input valid values for </text:span><text:span text:style-name="T17">Permission Settings </text:span></text:p>
            <text:p>- Click <text:span text:style-name="T7">Save</text:span></text:p>
          </table:table-cell>
          <table:table-cell table:style-name="ce143" office:value-type="string">
            <text:p>Show message alerts The length of the text in field "Description: " must be between "0" and "255" characters.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40];6;FIND(&quot;:&quot;;[.F40];1)-FIND(&quot; &quot;;[.F40];1)-1))&gt;VALUE(MID([.F39];6;FIND(&quot;:&quot;;[.F39];1)-FIND(&quot; &quot;;[.F39];1)-1));&quot;&quot;;MAX([.A$7:.A39])+1)" office:value-type="float" office:value="14">
            <text:p>014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0];6;FIND(&quot;:&quot;;[.F40];1)-FIND(&quot; &quot;;[.F40];1)-1))&gt;VALUE(MID([.F39];6;FIND(&quot;:&quot;;[.F39];1)-FIND(&quot; &quot;;[.F39];1)-1));[.C39];[.C39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ublic category </text:p>
            <text:p>in Application regist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1];6;FIND(&quot;:&quot;;[.F41];1)-FIND(&quot; &quot;;[.F41];1)-1))&gt;VALUE(MID([.F40];6;FIND(&quot;:&quot;;[.F40];1)-FIND(&quot; &quot;;[.F40];1)-1));[.C40];[.C40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ublic category </text:p>
            <text:p>in Application regist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2];6;FIND(&quot;:&quot;;[.F42];1)-FIND(&quot; &quot;;[.F42];1)-1))&gt;VALUE(MID([.F41];6;FIND(&quot;:&quot;;[.F41];1)-FIND(&quot; &quot;;[.F41];1)-1));[.C41];[.C41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ublic category </text:p>
            <text:p>in Application registry</text:p>
          </table:table-cell>
          <table:table-cell table:style-name="ce171" office:value-type="string">
            <text:p>Step 3: Check when choose public option for new category</text:p>
          </table:table-cell>
          <table:table-cell table:style-name="ce171" office:value-type="string">
            <text:p>- Input valid values for Category Settings</text:p>
            <text:p>- Choose “Make it public” option in Permission Settings</text:p>
          </table:table-cell>
          <table:table-cell table:style-name="ce171" office:value-type="string">
            <text:p>The form to list specific groups/memberships below disappears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3];6;FIND(&quot;:&quot;;[.F43];1)-FIND(&quot; &quot;;[.F43];1)-1))&gt;VALUE(MID([.F42];6;FIND(&quot;:&quot;;[.F42];1)-FIND(&quot; &quot;;[.F42];1)-1));[.C42];[.C42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ublic category </text:p>
            <text:p>in Application registry</text:p>
          </table:table-cell>
          <table:table-cell table:style-name="ce171" office:value-type="string">
            <text:p>Step 4: Complete creating public category</text:p>
          </table:table-cell>
          <table:table-cell table:style-name="ce171" office:value-type="string">
            <text:p>Click <text:span text:style-name="T7">Save</text:span></text:p>
          </table:table-cell>
          <table:table-cell table:style-name="ce171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4];6;FIND(&quot;:&quot;;[.F44];1)-FIND(&quot; &quot;;[.F44];1)-1))&gt;VALUE(MID([.F43];6;FIND(&quot;:&quot;;[.F43];1)-FIND(&quot; &quot;;[.F43];1)-1));[.C43];[.C43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rivate category </text:p>
            <text:p>in Application regist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5];6;FIND(&quot;:&quot;;[.F45];1)-FIND(&quot; &quot;;[.F45];1)-1))&gt;VALUE(MID([.F44];6;FIND(&quot;:&quot;;[.F44];1)-FIND(&quot; &quot;;[.F44];1)-1));[.C44];[.C44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6];6;FIND(&quot;:&quot;;[.F46];1)-FIND(&quot; &quot;;[.F46];1)-1))&gt;VALUE(MID([.F45];6;FIND(&quot;:&quot;;[.F45];1)-FIND(&quot; &quot;;[.F45];1)-1));[.C45];[.C45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3: Check form to select group/membership for permission</text:p>
          </table:table-cell>
          <table:table-cell table:style-name="ce171" office:value-type="string">
            <text:p>- Input valid values for Category Settings</text:p>
            <text:p>- Click <text:span text:style-name="T7">Add Permission</text:span></text:p>
          </table:table-cell>
          <table:table-cell table:style-name="ce171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7];6;FIND(&quot;:&quot;;[.F47];1)-FIND(&quot; &quot;;[.F47];1)-1))&gt;VALUE(MID([.F46];6;FIND(&quot;:&quot;;[.F46];1)-FIND(&quot; &quot;;[.F46];1)-1));[.C46];[.C46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4: Check after select group/membership to assign right on new category</text:p>
          </table:table-cell>
          <table:table-cell table:style-name="ce171" office:value-type="string">
            <text:p>Select group from left pane then select membership from right pane</text:p>
          </table:table-cell>
          <table:table-cell table:style-name="ce171" office:value-type="string">
            <text:p>Selected group/membership are displayed as one row in Group and Membership form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5: Complete adding new category</text:p>
          </table:table-cell>
          <table:table-cell table:style-name="ce171" office:value-type="string">
            <text:p>Click <text:span text:style-name="T7">Save</text:span></text:p>
          </table:table-cell>
          <table:table-cell table:style-name="ce171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49];6;FIND(&quot;:&quot;;[.F49];1)-FIND(&quot; &quot;;[.F49];1)-1))&gt;VALUE(MID([.F48];6;FIND(&quot;:&quot;;[.F48];1)-FIND(&quot; &quot;;[.F48];1)-1));[.C48];[.C48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141" office:value-type="string">
            <text:p>Step 1: Show select group/membership to assign right form</text:p>
          </table:table-cell>
          <table:table-cell table:style-name="ce141" office:value-type="string">
            <text:p>In add new category form in Application Registry: </text:p>
            <text:p>- Select Permission Setting tab</text:p>
            <text:p>- Click <text:span text:style-name="T7">Add Permission</text:span></text:p>
          </table:table-cell>
          <table:table-cell table:style-name="ce143" office:value-type="string">
            <text:p>Select permission form is show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50];6;FIND(&quot;:&quot;;[.F50];1)-FIND(&quot; &quot;;[.F50];1)-1))&gt;VALUE(MID([.F49];6;FIND(&quot;:&quot;;[.F49];1)-FIND(&quot; &quot;;[.F49];1)-1));[.C49];[.C49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Check selecting group/membership in case select membership before selecting any group</text:p>
          </table:table-cell>
          <table:table-cell table:style-name="ce171" office:value-type="string">
            <text:p>Step 2: Select membership</text:p>
          </table:table-cell>
          <table:table-cell table:style-name="ce171" office:value-type="string">
            <text:p>- Do not select any group in left pane</text:p>
            <text:p>- Click to select one membership in right pane</text:p>
          </table:table-cell>
          <table:table-cell table:style-name="ce171" office:value-type="string">
            <text:p>Show message alerts have to select group before select any membership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51];6;FIND(&quot;:&quot;;[.F51];1)-FIND(&quot; &quot;;[.F51];1)-1))&gt;VALUE(MID([.F50];6;FIND(&quot;:&quot;;[.F50];1)-FIND(&quot; &quot;;[.F50];1)-1));[.C50];[.C50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hoosing any permiss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52];6;FIND(&quot;:&quot;;[.F52];1)-FIND(&quot; &quot;;[.F52];1)-1))&gt;VALUE(MID([.F51];6;FIND(&quot;:&quot;;[.F51];1)-FIND(&quot; &quot;;[.F51];1)-1));[.C51];[.C51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hoosing any permission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53];6;FIND(&quot;:&quot;;[.F53];1)-FIND(&quot; &quot;;[.F53];1)-1))&gt;VALUE(MID([.F52];6;FIND(&quot;:&quot;;[.F52];1)-FIND(&quot; &quot;;[.F52];1)-1));[.C52];[.C52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hoosing any permission</text:p>
          </table:table-cell>
          <table:table-cell table:style-name="ce171" office:value-type="string">
            <text:p>Step 3: Create category with no permission</text:p>
          </table:table-cell>
          <table:table-cell table:style-name="ce175" office:value-type="string">
            <text:p>- Input valid values for Category Settings </text:p>
            <text:p>- Click <text:span text:style-name="T7">Save</text:span></text:p>
          </table:table-cell>
          <table:table-cell table:style-name="ce102" office:value-type="string">
            <text:p>Show message alerts permission for category can not be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54];6;FIND(&quot;:&quot;;[.F54];1)-FIND(&quot; &quot;;[.F54];1)-1))&gt;VALUE(MID([.F53];6;FIND(&quot;:&quot;;[.F53];1)-FIND(&quot; &quot;;[.F53];1)-1));[.C53];[.C53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onfirmat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55];6;FIND(&quot;:&quot;;[.F55];1)-FIND(&quot; &quot;;[.F55];1)-1))&gt;VALUE(MID([.F54];6;FIND(&quot;:&quot;;[.F54];1)-FIND(&quot; &quot;;[.F54];1)-1));[.C54];[.C54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onfirmation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</text:span><text:span text:style-name="T30">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1" office:value-type="string">
            <text:p>GTN_PLT_APPR_05_01</text:p>
          </table:table-cell>
          <table:table-cell table:style-name="ce145" table:formula="oooc:=IF(VALUE(MID([.F56];6;FIND(&quot;:&quot;;[.F56];1)-FIND(&quot; &quot;;[.F56];1)-1))&gt;VALUE(MID([.F55];6;FIND(&quot;:&quot;;[.F55];1)-FIND(&quot; &quot;;[.F55];1)-1));[.C55];[.C55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onfirmation</text:p>
          </table:table-cell>
          <table:table-cell table:style-name="ce171" office:value-type="string">
            <text:p>Step 3: Add new category with valid value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values for </text:span><text:span text:style-name="T9">Permission Settings </text:span></text:p>
            <text:p>- Click <text:span text:style-name="T7">Cancel</text:span></text:p>
          </table:table-cell>
          <table:table-cell table:style-name="ce102" office:value-type="string">
            <text:p><text:span text:style-name="T9">- A category form is closed</text:span></text:p>
            <text:p><text:span text:style-name="T9">- No new category is </text:span><text:span text:style-name="T42">added</text:span></text:p>
            <text:p><text:span text:style-name="T17"/>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51" office:value-type="string">
            <text:p>GTN_PLT_APPR_05_02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Display name of category</text:p>
          </table:table-cell>
          <table:table-cell table:style-name="ce141" office:value-type="string">
            <text:p>Step 1: Create new category</text:p>
          </table:table-cell>
          <table:table-cell table:style-name="ce141" office:value-type="string">
            <text:p>Create new category with valid values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2: Show form to edit category</text:p>
          </table:table-cell>
          <table:table-cell table:style-name="ce124" office:value-type="string">
            <text:p>- Select new added category at above step </text:p>
            <text:p>- Click <text:span text:style-name="T7">Edit</text:span> </text:p>
          </table:table-cell>
          <table:table-cell table:style-name="ce124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3: Edit display name with valid value</text:p>
          </table:table-cell>
          <table:table-cell table:style-name="ce124" office:value-type="string">
            <text:p>- Change current Display name with valid value</text:p>
            <text:p>- Click <text:span text:style-name="T7">Save</text:span></text:p>
          </table:table-cell>
          <table:table-cell table:style-name="ce124" office:value-type="string">
            <text:p>- Change is saved</text:p>
            <text:p>- Edited category is displayed with new Display Name in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4: Edit display name is blank</text:p>
          </table:table-cell>
          <table:table-cell table:style-name="ce124" office:value-type="string">
            <text:p>- Clean current value in display <text:span text:style-name="T22">name</text:span>, leave it blank</text:p>
            <text:p>- Click <text:span text:style-name="T7">Save</text:span></text:p>
          </table:table-cell>
          <table:table-cell table:style-name="ce124" office:value-type="string">
            <text:p>Edit category successfully, value for display name is category Name instead of blank as default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5: Edit Display Name less than 3 characters</text:p>
          </table:table-cell>
          <table:table-cell table:style-name="ce124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24" office:value-type="string">
            <text:p>Show message alerts Display name can not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6: Edit Display Name over 30 characters</text:p>
          </table:table-cell>
          <table:table-cell table:style-name="ce124" office:value-type="string">
            <text:p>- Change Display Name over 30 characters</text:p>
            <text:p>- Click <text:span text:style-name="T7">Save</text:span></text:p>
          </table:table-cell>
          <table:table-cell table:style-name="ce124" office:value-type="string">
            <text:p>Show message alerts Display name can not over 30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57" office:value-type="string">
            <text:p>Step 7: Edit category with display name contains space</text:p>
          </table:table-cell>
          <table:table-cell table:style-name="ce124" office:value-type="string">
            <text:p>- Change current value of display name contains space</text:p>
            <text:p>- Click <text:span text:style-name="T7">Save</text:span></text:p>
          </table:table-cell>
          <table:table-cell table:style-name="ce124" office:value-type="string">
            <text:p>- Change is saved</text:p>
            <text:p>- Edited category is displayed with new Display Name in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4];6;FIND(&quot;:&quot;;[.F64];1)-FIND(&quot; &quot;;[.F64];1)-1))&gt;VALUE(MID([.F63];6;FIND(&quot;:&quot;;[.F63];1)-FIND(&quot; &quot;;[.F63];1)-1));&quot;&quot;;MAX([.A$7:.A63])+1)" office:value-type="float" office:value="20">
            <text:p>020</text:p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63" office:value-type="string">
            <text:p>Edit Description of category</text:p>
          </table:table-cell>
          <table:table-cell table:style-name="ce141" office:value-type="string">
            <text:p>Step 1: Create new category</text:p>
          </table:table-cell>
          <table:table-cell table:style-name="ce141" office:value-type="string">
            <text:p>Create new category with valid values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7" office:value-type="string">
            <text:p>Edit Description of category</text:p>
          </table:table-cell>
          <table:table-cell table:style-name="ce102" office:value-type="string">
            <text:p>Step 2: Show form to edit category</text:p>
          </table:table-cell>
          <table:table-cell table:style-name="ce124" office:value-type="string">
            <text:p>- Select new added category at above step </text:p>
            <text:p>- Click <text:span text:style-name="T7">Edit</text:span> </text:p>
          </table:table-cell>
          <table:table-cell table:style-name="ce124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7" office:value-type="string">
            <text:p>Edit Description of category</text:p>
          </table:table-cell>
          <table:table-cell table:style-name="ce157" office:value-type="string">
            <text:p>Step 3: Change Description of category</text:p>
          </table:table-cell>
          <table:table-cell table:style-name="ce124" office:value-type="string">
            <text:p>- Change current value of Description</text:p>
            <text:p>- Click <text:span text:style-name="T7">Save</text:span></text:p>
          </table:table-cell>
          <table:table-cell table:style-name="ce124" office:value-type="string">
            <text:p>Edit category successfully with new Description is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7" office:value-type="string">
            <text:p>Edit Description of category</text:p>
          </table:table-cell>
          <table:table-cell table:style-name="ce157" office:value-type="string">
            <text:p>Step 4: Change Description with over max length</text:p>
          </table:table-cell>
          <table:table-cell table:style-name="ce124" office:value-type="string">
            <text:p>- Change current Description with over 255 characters </text:p>
            <text:p>- Click Save</text:p>
          </table:table-cell>
          <table:table-cell table:style-name="ce124" office:value-type="string">
            <text:p>Show message alerts Description can not be over 255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8];6;FIND(&quot;:&quot;;[.F68];1)-FIND(&quot; &quot;;[.F68];1)-1))&gt;VALUE(MID([.F67];6;FIND(&quot;:&quot;;[.F67];1)-FIND(&quot; &quot;;[.F67];1)-1));&quot;&quot;;MAX([.A$7:.A67])+1)" office:value-type="float" office:value="21">
            <text:p>021</text:p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141" office:value-type="string">
            <text:p>Step 1: Add public category</text:p>
          </table:table-cell>
          <table:table-cell table:style-name="ce141" office:value-type="string">
            <text:p>Create new category with checked “Make it public” option</text:p>
          </table:table-cell>
          <table:table-cell table:style-name="ce143" office:value-type="string">
            <text:p>Create new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02" office:value-type="string">
            <text:p>Step 2: Check public category</text:p>
          </table:table-cell>
          <table:table-cell table:style-name="ce124" office:value-type="string">
            <text:p>- Add some application (public) into added category</text:p>
            <text:p/>
          </table:table-cell>
          <table:table-cell table:style-name="ce124" office:value-type="string">
            <text:p>Everyone can see this category 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02" office:value-type="string">
            <text:p>Step 3: Edit category</text:p>
          </table:table-cell>
          <table:table-cell table:style-name="ce124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24" office:value-type="string">
            <text:p>Edit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71" office:value-type="string">
            <text:p>Step 4: Check accessing above category without right</text:p>
          </table:table-cell>
          <table:table-cell table:style-name="ce171" office:value-type="string">
            <text:p>- Use account of user who is not in the selected group to assign right at step 3</text:p>
            <text:p/>
          </table:table-cell>
          <table:table-cell table:style-name="ce181" office:value-type="string">
            <text:p>Can't see category which user does not have right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71" office:value-type="string">
            <text:p>Step 5: Check accessing above category with right</text:p>
          </table:table-cell>
          <table:table-cell table:style-name="ce171" office:value-type="string">
            <text:p>- Login by user who is in selected group/membership when assign right at step 3</text:p>
            <text:p/>
          </table:table-cell>
          <table:table-cell table:style-name="ce171" office:value-type="string">
            <text:p>This category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73];6;FIND(&quot;:&quot;;[.F73];1)-FIND(&quot; &quot;;[.F73];1)-1))&gt;VALUE(MID([.F72];6;FIND(&quot;:&quot;;[.F72];1)-FIND(&quot; &quot;;[.F72];1)-1));&quot;&quot;;MAX([.A$7:.A72])+1)" office:value-type="float" office:value="22">
            <text:p>022</text:p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141" office:value-type="string">
            <text:p>Step 1: Add category with limit of access users</text:p>
          </table:table-cell>
          <table:table-cell table:style-name="ce141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43" office:value-type="string">
            <text:p>Create new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02" office:value-type="string">
            <text:p>Step 2: Check accessing category with right</text:p>
          </table:table-cell>
          <table:table-cell table:style-name="ce124" office:value-type="string">
            <text:p>Go to create page by for group by user who is in selected group/membership that has access right on added category</text:p>
          </table:table-cell>
          <table:table-cell table:style-name="ce124" office:value-type="string">
            <text:p>This category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02" office:value-type="string">
            <text:p>Step 3: Check accessing category without right</text:p>
          </table:table-cell>
          <table:table-cell table:style-name="ce124" office:value-type="string">
            <text:p>Go to create page by for group by user who is not in selected group/membership that has access right on added category</text:p>
          </table:table-cell>
          <table:table-cell table:style-name="ce124" office:value-type="string">
            <text:p>This category is not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71" office:value-type="string">
            <text:p>Step 4: Change access right of category to public</text:p>
          </table:table-cell>
          <table:table-cell table:style-name="ce171" office:value-type="string">
            <text:p>Edit above category with checked “Make it public” option</text:p>
          </table:table-cell>
          <table:table-cell table:style-name="ce171" office:value-type="string">
            <text:p>Edit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71" office:value-type="string">
            <text:p>Step 5: Check accessing public category</text:p>
          </table:table-cell>
          <table:table-cell table:style-name="ce124" office:value-type="string">
            <text:p>- Login by any user</text:p>
            <text:p>- Go to create page by group at step 3</text:p>
          </table:table-cell>
          <table:table-cell table:style-name="ce124" office:value-type="string">
            <text:p>This category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78];6;FIND(&quot;:&quot;;[.F78];1)-FIND(&quot; &quot;;[.F78];1)-1))&gt;VALUE(MID([.F77];6;FIND(&quot;:&quot;;[.F77];1)-FIND(&quot; &quot;;[.F77];1)-1));&quot;&quot;;MAX([.A$7:.A77])+1)" office:value-type="float" office:value="23">
            <text:p>023</text:p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Category which was deleted</text:p>
          </table:table-cell>
          <table:table-cell table:style-name="ce102" office:value-type="string">
            <text:p>Step 1: Show form to edit category</text:p>
            <text:p>( at window 1)</text:p>
          </table:table-cell>
          <table:table-cell table:style-name="ce124" office:value-type="string">
            <text:p>- Select a category in list</text:p>
            <text:p>- Click <text:span text:style-name="T7">Edit</text:span> </text:p>
          </table:table-cell>
          <table:table-cell table:style-name="ce124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Category which was deleted</text:p>
          </table:table-cell>
          <table:table-cell table:style-name="ce171" office:value-type="string">
            <text:p>Step 2: Delete category</text:p>
            <text:p>( at window 2)</text:p>
          </table:table-cell>
          <table:table-cell table:style-name="ce124" office:value-type="string">
            <text:p>- Select category above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51" office:value-type="string">
            <text:p>GTN_PLT_APPR_05_02</text:p>
          </table:table-cell>
          <table:table-cell table:style-name="ce145" table:formula="oooc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Category which was deleted</text:p>
          </table:table-cell>
          <table:table-cell table:style-name="ce171" office:value-type="string">
            <text:p>Step 3: Edit category</text:p>
            <text:p>( at window 1)</text:p>
          </table:table-cell>
          <table:table-cell table:style-name="ce124" office:value-type="string">
            <text:p>- Change current some value</text:p>
            <text:p>- Click <text:span text:style-name="T7">Save</text:span></text:p>
          </table:table-cell>
          <table:table-cell table:style-name="ce124" office:value-type="string">
            <text:p>Show message alert the category doesn't exist or has been deleted. 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81];6;FIND(&quot;:&quot;;[.F81];1)-FIND(&quot; &quot;;[.F81];1)-1))&gt;VALUE(MID([.F80];6;FIND(&quot;:&quot;;[.F80];1)-FIND(&quot; &quot;;[.F80];1)-1));&quot;&quot;;MAX([.A$7:.A80])+1)" office:value-type="float" office:value="24">
            <text:p>024</text:p>
          </table:table-cell>
          <table:table-cell table:style-name="ce51" office:value-type="string">
            <text:p>GTN_PLT_APPR_05_03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no application</text:p>
          </table:table-cell>
          <table:table-cell table:style-name="ce102" office:value-type="string">
            <text:p>Step 2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3];6;FIND(&quot;:&quot;;[.F83];1)-FIND(&quot; &quot;;[.F83];1)-1))&gt;VALUE(MID([.F82];6;FIND(&quot;:&quot;;[.F82];1)-FIND(&quot; &quot;;[.F82];1)-1));&quot;&quot;;MAX([.A$7:.A82])+1)" office:value-type="float" office:value="25">
            <text:p>025</text:p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no application without confirmation</text:p>
          </table:table-cell>
          <table:table-cell table:style-name="ce102" office:value-type="string">
            <text:p>Step 2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</text:span><text:span text:style-name="T19">message</text:span></text:p>
          </table:table-cell>
          <table:table-cell table:style-name="ce124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5];6;FIND(&quot;:&quot;;[.F85];1)-FIND(&quot; &quot;;[.F85];1)-1))&gt;VALUE(MID([.F84];6;FIND(&quot;:&quot;;[.F84];1)-FIND(&quot; &quot;;[.F84];1)-1));&quot;&quot;;MAX([.A$7:.A84])+1)" office:value-type="float" office:value="26">
            <text:p>026</text:p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</text:p>
          </table:table-cell>
          <table:table-cell table:style-name="ce102" office:value-type="string">
            <text:p>Step 2: Add application</text:p>
          </table:table-cell>
          <table:table-cell table:style-name="ce124" office:value-type="string">
            <text:p>Add some applications into added category</text:p>
          </table:table-cell>
          <table:table-cell table:style-name="ce124" office:value-type="string">
            <text:p>Add category successfully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</text:p>
          </table:table-cell>
          <table:table-cell table:style-name="ce102" office:value-type="string">
            <text:p>Step 3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&amp; application inside are deleted</text:p>
          </table:table-cell>
          <table:table-cell table:style-name="ce124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88];6;FIND(&quot;:&quot;;[.F88];1)-FIND(&quot; &quot;;[.F88];1)-1))&gt;VALUE(MID([.F87];6;FIND(&quot;:&quot;;[.F87];1)-FIND(&quot; &quot;;[.F87];1)-1));&quot;&quot;;MAX([.A$7:.A87])+1)" office:value-type="float" office:value="27">
            <text:p>027</text:p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 without confirmation</text:p>
          </table:table-cell>
          <table:table-cell table:style-name="ce102" office:value-type="string">
            <text:p>Step 2: Add application</text:p>
          </table:table-cell>
          <table:table-cell table:style-name="ce124" office:value-type="string">
            <text:p>Add some applications into added category</text:p>
          </table:table-cell>
          <table:table-cell table:style-name="ce124" office:value-type="string">
            <text:p>Add category successfully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 without confirmation</text:p>
          </table:table-cell>
          <table:table-cell table:style-name="ce102" office:value-type="string">
            <text:p>Step 3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</text:span><text:span text:style-name="T19">message</text:span></text:p>
          </table:table-cell>
          <table:table-cell table:style-name="ce160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4" office:value-type="string">
            <text:p>Low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10" table:formula="oooc:=IF(VALUE(MID([.F91];6;FIND(&quot;:&quot;;[.F91];1)-FIND(&quot; &quot;;[.F91];1)-1))&gt;VALUE(MID([.F90];6;FIND(&quot;:&quot;;[.F90];1)-FIND(&quot; &quot;;[.F90];1)-1));&quot;&quot;;MAX([.A$7:.A90])+1)" office:value-type="float" office:value="28">
            <text:p>028</text:p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all category in Applicat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all category in Application</text:p>
          </table:table-cell>
          <table:table-cell table:style-name="ce102" office:value-type="string">
            <text:p>Step 2: Delete all category in Application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Show message alert there are no categories. You can click "Add Category" or "Auto Import" button to add category.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3];6;FIND(&quot;:&quot;;[.F93];1)-FIND(&quot; &quot;;[.F93];1)-1))&gt;VALUE(MID([.F92];6;FIND(&quot;:&quot;;[.F92];1)-FIND(&quot; &quot;;[.F92];1)-1));&quot;&quot;;MAX([.A$7:.A92])+1)" office:value-type="float" office:value="29">
            <text:p>029</text:p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himself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himself</text:p>
          </table:table-cell>
          <table:table-cell table:style-name="ce102" office:value-type="string">
            <text:p>Step 2: Show form to edit category</text:p>
          </table:table-cell>
          <table:table-cell table:style-name="ce124" office:value-type="string">
            <text:p>- Select new added category</text:p>
            <text:p>- Click <text:span text:style-name="T7">Edit </text:span><text:span text:style-name="T19">icon</text:span></text:p>
          </table:table-cell>
          <table:table-cell table:style-name="ce124" office:value-type="string">
            <text:p>Edit category form is shown: informations of selecting category are displayed in form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10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himself</text:p>
          </table:table-cell>
          <table:table-cell table:style-name="ce149" office:value-type="string">
            <text:p>Step 3: Delete category</text:p>
          </table:table-cell>
          <table:table-cell table:style-name="ce124" office:value-type="string">
            <text:p>- Keep Edit form of current selecting <text:span text:style-name="T22">category</text:span>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4" office:value-type="string">
            <text:p>Show message alerts this category is being used, can not delet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6];6;FIND(&quot;:&quot;;[.F96];1)-FIND(&quot; &quot;;[.F96];1)-1))&gt;VALUE(MID([.F95];6;FIND(&quot;:&quot;;[.F95];1)-FIND(&quot; &quot;;[.F95];1)-1));&quot;&quot;;MAX([.A$7:.A95])+1)" office:value-type="float" office:value="30">
            <text:p>030</text:p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another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another</text:p>
          </table:table-cell>
          <table:table-cell table:style-name="ce102" office:value-type="string">
            <text:p>Step 2: Show form to edit category</text:p>
          </table:table-cell>
          <table:table-cell table:style-name="ce102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24" office:value-type="string">
            <text:p>Edit category form is shown: informations of selecting category are displayed in form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10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51" office:value-type="string">
            <text:p>GTN_PLT_APPR_05_03</text:p>
          </table:table-cell>
          <table:table-cell table:style-name="ce145" table:formula="oooc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another</text:p>
          </table:table-cell>
          <table:table-cell table:style-name="ce102" office:value-type="string">
            <text:p>Step 3: Delete category by another user</text:p>
          </table:table-cell>
          <table:table-cell table:style-name="ce102" office:value-type="string">
            <text:p>- Login by user B</text:p>
            <text:p>- Select new added category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electing category and all application are deleted. They're disappeared from category list in left pan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10" table:formula="oooc:=IF(VALUE(MID([.F99];6;FIND(&quot;:&quot;;[.F99];1)-FIND(&quot; &quot;;[.F99];1)-1))&gt;VALUE(MID([.F98];6;FIND(&quot;:&quot;;[.F98];1)-FIND(&quot; &quot;;[.F98];1)-1));&quot;&quot;;MAX([.A$7:.A98])+1)" office:value-type="float" office:value="31">
            <text:p>031</text:p>
          </table:table-cell>
          <table:table-cell table:style-name="ce51" office:value-type="string">
            <text:p>GTN_PLT_APPR_05_04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51" office:value-type="string">
            <text:p>Import application from Application Regist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51" office:value-type="string">
            <text:p>GTN_PLT_APPR_05_04</text:p>
          </table:table-cell>
          <table:table-cell table:style-name="ce145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141" office:value-type="string">
            <text:p>Import application from Application Registry</text:p>
          </table:table-cell>
          <table:table-cell table:style-name="ce171" office:value-type="string">
            <text:p>Step 2: Import</text:p>
          </table:table-cell>
          <table:table-cell table:style-name="ce177" office:value-type="string">
            <text:p>- Click <text:span text:style-name="T7">Import Application</text:span> in the top right</text:p>
            <text:p>- Click <text:span text:style-name="T7">OK</text:span> in confirm message</text:p>
          </table:table-cell>
          <table:table-cell table:style-name="ce182" office:value-type="string">
            <text:p>All portlets/gadgets in different categories will be imported and listed in left pane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1];6;FIND(&quot;:&quot;;[.F101];1)-FIND(&quot; &quot;;[.F101];1)-1))&gt;VALUE(MID([.F100];6;FIND(&quot;:&quot;;[.F100];1)-FIND(&quot; &quot;;[.F100];1)-1));&quot;&quot;;MAX([.A$7:.A100])+1)" office:value-type="float" office:value="32">
            <text:p>032</text:p>
          </table:table-cell>
          <table:table-cell table:style-name="ce51" office:value-type="string">
            <text:p>GTN_PLT_APPR_05_05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original display name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original display name</text:p>
          </table:table-cell>
          <table:table-cell table:style-name="ce171" office:value-type="string">
            <text:p>Step 2: Add application</text:p>
          </table:table-cell>
          <table:table-cell table:style-name="ce171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71" office:value-type="string">
            <text:p>Selected application is added into selecting category with original display nam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3];6;FIND(&quot;:&quot;;[.F103];1)-FIND(&quot; &quot;;[.F103];1)-1))&gt;VALUE(MID([.F102];6;FIND(&quot;:&quot;;[.F102];1)-FIND(&quot; &quot;;[.F102];1)-1));&quot;&quot;;MAX([.A$7:.A102])+1)" office:value-type="float" office:value="33">
            <text:p>033</text:p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valid display name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new valid display name</text:p>
          </table:table-cell>
          <table:table-cell table:style-name="ce171" office:value-type="string">
            <text:p>Step 2: Add application</text:p>
          </table:table-cell>
          <table:table-cell table:style-name="ce171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71" office:value-type="string">
            <text:p>Selected application is added into selecting category with new display nam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5];6;FIND(&quot;:&quot;;[.F105];1)-FIND(&quot; &quot;;[.F105];1)-1))&gt;VALUE(MID([.F104];6;FIND(&quot;:&quot;;[.F104];1)-FIND(&quot; &quot;;[.F104];1)-1));&quot;&quot;;MAX([.A$7:.A104])+1)" office:value-type="float" office:value="34">
            <text:p>034</text:p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5];6;FIND(&quot;:&quot;;[.F105];1)-FIND(&quot; &quot;;[.F105];1)-1))&gt;VALUE(MID([.F104];6;FIND(&quot;:&quot;;[.F104];1)-FIND(&quot; &quot;;[.F104];1)-1));[.C104];[.C104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invalid display name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6];6;FIND(&quot;:&quot;;[.F106];1)-FIND(&quot; &quot;;[.F106];1)-1))&gt;VALUE(MID([.F105];6;FIND(&quot;:&quot;;[.F105];1)-FIND(&quot; &quot;;[.F105];1)-1));[.C105];[.C105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new invalid display name</text:p>
          </table:table-cell>
          <table:table-cell table:style-name="ce102" office:value-type="string">
            <text:p>Step 2: Add application with new display name less than 3 characters</text:p>
          </table:table-cell>
          <table:table-cell table:style-name="ce171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24" office:value-type="string">
            <text:p>Show message alerts The length of the text in field "Display Name: " must be between "3" and "30" characters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7];6;FIND(&quot;:&quot;;[.F107];1)-FIND(&quot; &quot;;[.F107];1)-1))&gt;VALUE(MID([.F106];6;FIND(&quot;:&quot;;[.F106];1)-FIND(&quot; &quot;;[.F106];1)-1));[.C106];[.C106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new invalid display name</text:p>
          </table:table-cell>
          <table:table-cell table:style-name="ce102" office:value-type="string">
            <text:p>Step 3: Add application with new display name over 30 characters</text:p>
          </table:table-cell>
          <table:table-cell table:style-name="ce124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24" office:value-type="string">
            <text:p>Show message alerts The length of the text in field "Display Name: " must be between "3" and "30" characters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8];6;FIND(&quot;:&quot;;[.F108];1)-FIND(&quot; &quot;;[.F108];1)-1))&gt;VALUE(MID([.F107];6;FIND(&quot;:&quot;;[.F107];1)-FIND(&quot; &quot;;[.F107];1)-1));&quot;&quot;;MAX([.A$7:.A107])+1)" office:value-type="float" office:value="35">
            <text:p>035</text:p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8];6;FIND(&quot;:&quot;;[.F108];1)-FIND(&quot; &quot;;[.F108];1)-1))&gt;VALUE(MID([.F107];6;FIND(&quot;:&quot;;[.F107];1)-FIND(&quot; &quot;;[.F107];1)-1));[.C107];[.C107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09];6;FIND(&quot;:&quot;;[.F109];1)-FIND(&quot; &quot;;[.F109];1)-1))&gt;VALUE(MID([.F108];6;FIND(&quot;:&quot;;[.F108];1)-FIND(&quot; &quot;;[.F108];1)-1));[.C108];[.C108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specific category with existing application in category</text:p>
          </table:table-cell>
          <table:table-cell table:style-name="ce102" office:value-type="string">
            <text:p>Step 2: Add application with existing in category</text:p>
          </table:table-cell>
          <table:table-cell table:style-name="ce124" office:value-type="string">
            <text:p>-Choose application from list with existing in category</text:p>
            <text:p>- Click <text:span text:style-name="T7">Add</text:span></text:p>
          </table:table-cell>
          <table:table-cell table:style-name="ce124" office:value-type="string">
            <text:p>Show message alerts Application is already in category and should select another o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10];6;FIND(&quot;:&quot;;[.F110];1)-FIND(&quot; &quot;;[.F110];1)-1))&gt;VALUE(MID([.F109];6;FIND(&quot;:&quot;;[.F109];1)-FIND(&quot; &quot;;[.F109];1)-1));&quot;&quot;;MAX([.A$7:.A109])+1)" office:value-type="float" office:value="36">
            <text:p>036</text:p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10];6;FIND(&quot;:&quot;;[.F110];1)-FIND(&quot; &quot;;[.F110];1)-1))&gt;VALUE(MID([.F109];6;FIND(&quot;:&quot;;[.F109];1)-FIND(&quot; &quot;;[.F109];1)-1));[.C109];[.C109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51" office:value-type="string">
            <text:p>GTN_PLT_APPR_05_05</text:p>
          </table:table-cell>
          <table:table-cell table:style-name="ce145" table:formula="oooc:=IF(VALUE(MID([.F111];6;FIND(&quot;:&quot;;[.F111];1)-FIND(&quot; &quot;;[.F111];1)-1))&gt;VALUE(MID([.F110];6;FIND(&quot;:&quot;;[.F110];1)-FIND(&quot; &quot;;[.F110];1)-1));[.C110];[.C110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text:s/>specific category without confirmation</text:p>
          </table:table-cell>
          <table:table-cell table:style-name="ce102" office:value-type="string">
            <text:p>Step 2: Add application into category</text:p>
          </table:table-cell>
          <table:table-cell table:style-name="ce124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24" office:value-type="string">
            <text:p><text:span text:style-name="T9">- Add application form is closed</text:span></text:p>
            <text:p><text:span text:style-name="T9">- No application is added</text:span>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table:style-name="ce50" office:value-type="string">
            <text:p>GTN_PLT_APPR_05_06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172" office:value-type="string">
            <text:p>Step 1: Create page by wizard</text:p>
          </table:table-cell>
          <table:table-cell table:style-name="ce172" office:value-type="string">
            <text:p>Create new page by wizard <text:span text:style-name="T36">[detail]</text:span></text:p>
          </table:table-cell>
          <table:table-cell table:style-name="ce172" office:value-type="string">
            <text:p>Page is created successfully </text:p>
          </table:table-cell>
          <table:table-cell table:style-name="ce124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41" office:value-type="string">
            <text:p>Step 2: Add application</text:p>
          </table:table-cell>
          <table:table-cell table:style-name="ce141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02" office:value-type="string">
            <text:p>Step 3: Set permission for some users</text:p>
          </table:table-cell>
          <table:table-cell table:style-name="ce124" office:value-type="string">
            <text:p>- Select to view new added application</text:p>
            <text:p>- Click <text:span text:style-name="T7">Add Permission</text:span> and select group/membership</text:p>
          </table:table-cell>
          <table:table-cell table:style-name="ce124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15];6;FIND(&quot;:&quot;;[.F115];1)-FIND(&quot; &quot;;[.F115];1)-1))&gt;VALUE(MID([.F114];6;FIND(&quot;:&quot;;[.F114];1)-FIND(&quot; &quot;;[.F114];1)-1));[.C114];[.C114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02" office:value-type="string">
            <text:p>Step 4: Check accessing above application without right</text:p>
          </table:table-cell>
          <table:table-cell table:style-name="ce124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24" office:value-type="string">
            <text:p>Above application is not listed for this user to us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71" office:value-type="string">
            <text:p>Step 5: Check accessing above application with right</text:p>
          </table:table-cell>
          <table:table-cell table:style-name="ce124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24" office:value-type="string">
            <text:p>Above application is listed for this user to us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71" office:value-type="string">
            <text:p>Step 6: Check default value of portlet permission</text:p>
          </table:table-cell>
          <table:table-cell table:style-name="ce124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4" office:value-type="string">
            <text:p>- Show all user(s) (group and membership) can access the portlet. Default, show all values have set at step 3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8];6;FIND(&quot;:&quot;;[.F118];1)-FIND(&quot; &quot;;[.F118];1)-1))&gt;VALUE(MID([.F117];6;FIND(&quot;:&quot;;[.F117];1)-FIND(&quot; &quot;;[.F117];1)-1));&quot;&quot;;MAX([.A$7:.A117])+1)" office:value-type="float" office:value="38">
            <text:p>038</text:p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18];6;FIND(&quot;:&quot;;[.F118];1)-FIND(&quot; &quot;;[.F118];1)-1))&gt;VALUE(MID([.F117];6;FIND(&quot;:&quot;;[.F117];1)-FIND(&quot; &quot;;[.F117];1)-1));[.C117];[.C117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Public application in public category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19];6;FIND(&quot;:&quot;;[.F119];1)-FIND(&quot; &quot;;[.F119];1)-1))&gt;VALUE(MID([.F118];6;FIND(&quot;:&quot;;[.F118];1)-FIND(&quot; &quot;;[.F118];1)-1));[.C118];[.C118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Public application in public category</text:p>
          </table:table-cell>
          <table:table-cell table:style-name="ce102" office:value-type="string">
            <text:p>Step 2: Public application</text:p>
          </table:table-cell>
          <table:table-cell table:style-name="ce124" office:value-type="string">
            <text:p>- Select to view new added application</text:p>
            <text:p>- Choose “Make it public” option</text:p>
          </table:table-cell>
          <table:table-cell table:style-name="ce124" office:value-type="string">
            <text:p>Assign right on application successfull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0];6;FIND(&quot;:&quot;;[.F120];1)-FIND(&quot; &quot;;[.F120];1)-1))&gt;VALUE(MID([.F119];6;FIND(&quot;:&quot;;[.F119];1)-FIND(&quot; &quot;;[.F119];1)-1));[.C119];[.C119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Public application in public category</text:p>
          </table:table-cell>
          <table:table-cell table:style-name="ce102" office:value-type="string">
            <text:p>Step 3: Check accessing public application in public category</text:p>
          </table:table-cell>
          <table:table-cell table:style-name="ce124" office:value-type="string">
            <text:p>- Login by anyone has right to add new page</text:p>
            <text:p>- Go to create page by wizard at step 3</text:p>
          </table:table-cell>
          <table:table-cell table:style-name="ce124" office:value-type="string">
            <text:p>Above application is listed for this user to us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1];6;FIND(&quot;:&quot;;[.F121];1)-FIND(&quot; &quot;;[.F121];1)-1))&gt;VALUE(MID([.F120];6;FIND(&quot;:&quot;;[.F120];1)-FIND(&quot; &quot;;[.F120];1)-1));[.C120];[.C120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Public application in public category</text:p>
          </table:table-cell>
          <table:table-cell table:style-name="ce102" office:value-type="string">
            <text:p>Step 4: check default value of portlet permission</text:p>
          </table:table-cell>
          <table:table-cell table:style-name="ce124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4" office:value-type="string">
            <text:p>- default the <text:span text:style-name="T7">Make it public </text:span>option is checked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2];6;FIND(&quot;:&quot;;[.F122];1)-FIND(&quot; &quot;;[.F122];1)-1))&gt;VALUE(MID([.F121];6;FIND(&quot;:&quot;;[.F121];1)-FIND(&quot; &quot;;[.F121];1)-1));[.C121];[.C121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3];6;FIND(&quot;:&quot;;[.F123];1)-FIND(&quot; &quot;;[.F123];1)-1))&gt;VALUE(MID([.F122];6;FIND(&quot;:&quot;;[.F122];1)-FIND(&quot; &quot;;[.F122];1)-1));[.C122];[.C122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02" office:value-type="string">
            <text:p>Step 2: Set permission for some users on application</text:p>
          </table:table-cell>
          <table:table-cell table:style-name="ce124" office:value-type="string">
            <text:p>- Select to view new added application</text:p>
            <text:p>- Click <text:span text:style-name="T7">Add Permission</text:span> and select group A with membership B to access this application</text:p>
          </table:table-cell>
          <table:table-cell table:style-name="ce124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9">
          <table:table-cell table:style-name="ce110" table:formula="oooc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4];6;FIND(&quot;:&quot;;[.F124];1)-FIND(&quot; &quot;;[.F124];1)-1))&gt;VALUE(MID([.F123];6;FIND(&quot;:&quot;;[.F123];1)-FIND(&quot; &quot;;[.F123];1)-1));[.C123];[.C123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02" office:value-type="string">
            <text:p>Step 3: Check accessing above application without right</text:p>
          </table:table-cell>
          <table:table-cell table:style-name="ce124" office:value-type="string">
            <text:p>- Login by user who is not in group/membership assigned on added application in above category</text:p>
            <text:p><text:span text:style-name="T37">- Go to Group editor/add new </text:span><text:span text:style-name="T37">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4" office:value-type="string">
            <text:p>Above application is not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6">
          <table:table-cell table:style-name="ce110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5];6;FIND(&quot;:&quot;;[.F125];1)-FIND(&quot; &quot;;[.F125];1)-1))&gt;VALUE(MID([.F124];6;FIND(&quot;:&quot;;[.F124];1)-FIND(&quot; &quot;;[.F124];1)-1));[.C124];[.C124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71" office:value-type="string">
            <text:p>Step 4: Check accessing above application with right</text:p>
          </table:table-cell>
          <table:table-cell table:style-name="ce124" office:value-type="string">
            <text:p>- Login by user who is in group/membership assigned on added application in above category</text:p>
            <text:p><text:span text:style-name="T37">- Go to Group editor/add new </text:span><text:span text:style-name="T37">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4" office:value-type="string">
            <text:p>Above application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26];6;FIND(&quot;:&quot;;[.F126];1)-FIND(&quot; &quot;;[.F126];1)-1))&gt;VALUE(MID([.F125];6;FIND(&quot;:&quot;;[.F125];1)-FIND(&quot; &quot;;[.F125];1)-1));&quot;&quot;;MAX([.A$7:.A125])+1)" office:value-type="float" office:value="40">
            <text:p>040</text:p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6];6;FIND(&quot;:&quot;;[.F126];1)-FIND(&quot; &quot;;[.F126];1)-1))&gt;VALUE(MID([.F125];6;FIND(&quot;:&quot;;[.F125];1)-FIND(&quot; &quot;;[.F125];1)-1));[.C125];[.C125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group/membership to access application &amp; category are not the same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7];6;FIND(&quot;:&quot;;[.F127];1)-FIND(&quot; &quot;;[.F127];1)-1))&gt;VALUE(MID([.F126];6;FIND(&quot;:&quot;;[.F126];1)-FIND(&quot; &quot;;[.F126];1)-1));[.C126];[.C126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group/membership to access application &amp; category are not the same</text:p>
          </table:table-cell>
          <table:table-cell table:style-name="ce102" office:value-type="string">
            <text:p>Step 2: Set permission for some users on application</text:p>
          </table:table-cell>
          <table:table-cell table:style-name="ce124" office:value-type="string">
            <text:p>- Select to view new added application</text:p>
            <text:p>- Click <text:span text:style-name="T7">Add Permission</text:span> and select group C with any membership to access this application</text:p>
          </table:table-cell>
          <table:table-cell table:style-name="ce124" office:value-type="string">
            <text:p>Selected group/membership are displayed as one row in Group and membership Selector form of selecting application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10" table:formula="oooc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8];6;FIND(&quot;:&quot;;[.F128];1)-FIND(&quot; &quot;;[.F128];1)-1))&gt;VALUE(MID([.F127];6;FIND(&quot;:&quot;;[.F127];1)-FIND(&quot; &quot;;[.F127];1)-1));[.C127];[.C127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group/membership to access application &amp; category are not the same</text:p>
          </table:table-cell>
          <table:table-cell table:style-name="ce102" office:value-type="string">
            <text:p>Step 3: Check accessing above application by user has right to access category but does not have right to access application</text:p>
          </table:table-cell>
          <table:table-cell table:style-name="ce124" office:value-type="string">
            <text:p>- Login by user in group A with membership B</text:p>
            <text:p><text:span text:style-name="T37">- Go to Group editor/add new </text:span><text:span text:style-name="T37">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9" office:value-type="string">
            <text:p>Show all application which user has right or not but </text:p>
            <text:p>+ with application which user has right: can drag &amp; drop to user</text:p>
            <text:p><text:s/>+ with application which user does not have right, when drag &amp; drop application -&gt; Show protected content.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50" office:value-type="string">
            <text:p>GTN_PLT_APPR_05_06</text:p>
          </table:table-cell>
          <table:table-cell table:style-name="ce145" table:formula="oooc:=IF(VALUE(MID([.F129];6;FIND(&quot;:&quot;;[.F129];1)-FIND(&quot; &quot;;[.F129];1)-1))&gt;VALUE(MID([.F128];6;FIND(&quot;:&quot;;[.F128];1)-FIND(&quot; &quot;;[.F128];1)-1));[.C128];[.C128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group/membership to access application &amp; category are not the same</text:p>
          </table:table-cell>
          <table:table-cell table:style-name="ce171" office:value-type="string">
            <text:p>Step 4: Check accessing above application by user has right to access the application but does not have right to access the category</text:p>
          </table:table-cell>
          <table:table-cell table:style-name="ce124" office:value-type="string">
            <text:p>- Login by user in group C</text:p>
            <text:p><text:span text:style-name="T37">- 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4" office:value-type="string">
            <text:p>The category and of course its application(s) can not be displayed for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0];6;FIND(&quot;:&quot;;[.F130];1)-FIND(&quot; &quot;;[.F130];1)-1))&gt;VALUE(MID([.F129];6;FIND(&quot;:&quot;;[.F129];1)-FIND(&quot; &quot;;[.F129];1)-1));&quot;&quot;;MAX([.A$7:.A129])+1)" office:value-type="float" office:value="41">
            <text:p>041</text:p>
          </table:table-cell>
          <table:table-cell table:style-name="ce51" office:value-type="string">
            <text:p>GTN_PLT_APPR_05_07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51" office:value-type="string">
            <text:p>Edit application of specific category in</text:p>
            <text:p>Application registry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Add an application into a specific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51" office:value-type="string">
            <text:p>GTN_PLT_APPR_05_07</text:p>
          </table:table-cell>
          <table:table-cell table:style-name="ce145" table:formula="oooc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02" office:value-type="string">
            <text:p>Step 2: Show form to edit application</text:p>
          </table:table-cell>
          <table:table-cell table:style-name="ce124" office:value-type="string">
            <text:p>- Select above application</text:p>
            <text:p>- Click Edit icon in the right pane</text:p>
          </table:table-cell>
          <table:table-cell table:style-name="ce124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51" office:value-type="string">
            <text:p>GTN_PLT_APPR_05_07</text:p>
          </table:table-cell>
          <table:table-cell table:style-name="ce145" table:formula="oooc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02" office:value-type="string">
            <text:p>Step 3: Edit application with blank Display Name</text:p>
          </table:table-cell>
          <table:table-cell table:style-name="ce124" office:value-type="string">
            <text:p>- Clean current value in Display Name</text:p>
            <text:p>- Click <text:span text:style-name="T7">Save</text:span></text:p>
          </table:table-cell>
          <table:table-cell table:style-name="ce124" office:value-type="string">
            <text:p>Edit application successfully but Display Name will be Application Name instead of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51" office:value-type="string">
            <text:p>GTN_PLT_APPR_05_07</text:p>
          </table:table-cell>
          <table:table-cell table:style-name="ce145" table:formula="oooc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4: Edit application with Display Name less than 3 characters</text:p>
          </table:table-cell>
          <table:table-cell table:style-name="ce171" office:value-type="string">
            <text:p>- Leave current Display Name less than 3 characters</text:p>
            <text:p>- Click <text:span text:style-name="T7">Save</text:span></text:p>
          </table:table-cell>
          <table:table-cell table:style-name="ce171" office:value-type="string">
            <text:p>Show message alerts Display name can not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51" office:value-type="string">
            <text:p>GTN_PLT_APPR_05_07</text:p>
          </table:table-cell>
          <table:table-cell table:style-name="ce145" table:formula="oooc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5: Edit application with Display Name over 30 characters</text:p>
          </table:table-cell>
          <table:table-cell table:style-name="ce171" office:value-type="string">
            <text:p>- Leave current Display Name over 30 characters</text:p>
            <text:p>- Click <text:span text:style-name="T7">Save</text:span></text:p>
          </table:table-cell>
          <table:table-cell table:style-name="ce171" office:value-type="string">
            <text:p>Show message alerts Display name can not over 30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51" office:value-type="string">
            <text:p>GTN_PLT_APPR_05_07</text:p>
          </table:table-cell>
          <table:table-cell table:style-name="ce145" table:formula="oooc:=IF(VALUE(MID([.F135];6;FIND(&quot;:&quot;;[.F135];1)-FIND(&quot; &quot;;[.F135];1)-1))&gt;VALUE(MID([.F134];6;FIND(&quot;:&quot;;[.F134];1)-FIND(&quot; &quot;;[.F134];1)-1));[.C134];[.C134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6: Edit application with Description over 255 characters</text:p>
          </table:table-cell>
          <table:table-cell table:style-name="ce171" office:value-type="string">
            <text:p>- Change current Description with over 255 characters</text:p>
            <text:p>- Click <text:span text:style-name="T7">Save</text:span></text:p>
          </table:table-cell>
          <table:table-cell table:style-name="ce171" office:value-type="string">
            <text:p>Show message alerts Description can not over 255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51" office:value-type="string">
            <text:p>GTN_PLT_APPR_05_07</text:p>
          </table:table-cell>
          <table:table-cell table:style-name="ce145" table:formula="oooc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7: Edit Display Name &amp; Description with valid values</text:p>
          </table:table-cell>
          <table:table-cell table:style-name="ce171" office:value-type="string">
            <text:p>- Change Display Name/Description with valid values</text:p>
            <text:p>- Click <text:span text:style-name="T7">Save</text:span></text:p>
          </table:table-cell>
          <table:table-cell table:style-name="ce171" office:value-type="string">
            <text:p>Changes are saved, application is displayed with new valu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7];6;FIND(&quot;:&quot;;[.F137];1)-FIND(&quot; &quot;;[.F137];1)-1))&gt;VALUE(MID([.F136];6;FIND(&quot;:&quot;;[.F136];1)-FIND(&quot; &quot;;[.F136];1)-1));&quot;&quot;;MAX([.A$7:.A136])+1)" office:value-type="float" office:value="42">
            <text:p>042</text:p>
          </table:table-cell>
          <table:table-cell table:style-name="ce51" office:value-type="string">
            <text:p>GTN_PLT_APPR_05_08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- Create new category or select exiting</text:p>
            <text:p>- Add application into added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51" office:value-type="string">
            <text:p>GTN_PLT_APPR_05_08</text:p>
          </table:table-cell>
          <table:table-cell table:style-name="ce145" table:formula="oooc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with confirmation</text:p>
          </table:table-cell>
          <table:table-cell table:style-name="ce102" office:value-type="string">
            <text:p>Step 2: Delete application from specific category</text:p>
          </table:table-cell>
          <table:table-cell table:style-name="ce124" office:value-type="string">
            <text:p>- Click corresponding Delete application icon</text:p>
            <text:p>- Click <text:span text:style-name="T7">OK</text:span><text:span text:style-name="T19"> to confirm</text:span></text:p>
          </table:table-cell>
          <table:table-cell table:style-name="ce124" office:value-type="string">
            <text:p>The application is removed from applications list of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9];6;FIND(&quot;:&quot;;[.F139];1)-FIND(&quot; &quot;;[.F139];1)-1))&gt;VALUE(MID([.F138];6;FIND(&quot;:&quot;;[.F138];1)-FIND(&quot; &quot;;[.F138];1)-1));&quot;&quot;;MAX([.A$7:.A138])+1)" office:value-type="float" office:value="43">
            <text:p>043</text:p>
          </table:table-cell>
          <table:table-cell table:style-name="ce51" office:value-type="string">
            <text:p>GTN_PLT_APPR_05_08</text:p>
          </table:table-cell>
          <table:table-cell table:style-name="ce145" table:formula="oooc:=IF(VALUE(MID([.F139];6;FIND(&quot;:&quot;;[.F139];1)-FIND(&quot; &quot;;[.F139];1)-1))&gt;VALUE(MID([.F138];6;FIND(&quot;:&quot;;[.F138];1)-FIND(&quot; &quot;;[.F138];1)-1));[.C138];[.C138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- Create new category or select exiting</text:p>
            <text:p>- Add application into added category</text:p>
          </table:table-cell>
          <table:table-cell table:style-name="ce143" office:value-type="string">
            <text:p>Application is added into that category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51" office:value-type="string">
            <text:p>GTN_PLT_APPR_05_08</text:p>
          </table:table-cell>
          <table:table-cell table:style-name="ce145" table:formula="oooc:=IF(VALUE(MID([.F140];6;FIND(&quot;:&quot;;[.F140];1)-FIND(&quot; &quot;;[.F140];1)-1))&gt;VALUE(MID([.F139];6;FIND(&quot;:&quot;;[.F139];1)-FIND(&quot; &quot;;[.F139];1)-1));[.C139];[.C139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without confirmation</text:p>
          </table:table-cell>
          <table:table-cell table:style-name="ce102" office:value-type="string">
            <text:p>Step 2: Delete application from specific category</text:p>
          </table:table-cell>
          <table:table-cell table:style-name="ce124" office:value-type="string">
            <text:p>- Click corresponding Delete application icon</text:p>
            <text:p>- Click <text:span text:style-name="T7">Cancel</text:span><text:span text:style-name="T19"> in confirm </text:span><text:span text:style-name="T19">message</text:span></text:p>
          </table:table-cell>
          <table:table-cell table:style-name="ce124" office:value-type="string">
            <text:p><text:span text:style-name="T9">- Message form is closed</text:span></text:p>
            <text:p><text:span text:style-name="T9">- No application is deleted</text:span>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1];6;FIND(&quot;:&quot;;[.F141];1)-FIND(&quot; &quot;;[.F141];1)-1))&gt;VALUE(MID([.F140];6;FIND(&quot;:&quot;;[.F140];1)-FIND(&quot; &quot;;[.F140];1)-1));&quot;&quot;;MAX([.A$7:.A140])+1)" office:value-type="float" office:value="44">
            <text:p>044</text:p>
          </table:table-cell>
          <table:table-cell table:style-name="ce51" office:value-type="string">
            <text:p>GTN_PLT_APPR_05_08</text:p>
          </table:table-cell>
          <table:table-cell table:style-name="ce145" table:formula="oooc:=IF(VALUE(MID([.F141];6;FIND(&quot;:&quot;;[.F141];1)-FIND(&quot; &quot;;[.F141];1)-1))&gt;VALUE(MID([.F140];6;FIND(&quot;:&quot;;[.F140];1)-FIND(&quot; &quot;;[.F140];1)-1));[.C140];[.C140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</text:p>
            <text:p>while it is being used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- Create new category or select exiting</text:p>
            <text:p>- Add application into added category</text:p>
          </table:table-cell>
          <table:table-cell table:style-name="ce143" office:value-type="string">
            <text:p>Application is added into that category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51" office:value-type="string">
            <text:p>GTN_PLT_APPR_05_08</text:p>
          </table:table-cell>
          <table:table-cell table:style-name="ce145" table:formula="oooc:=IF(VALUE(MID([.F142];6;FIND(&quot;:&quot;;[.F142];1)-FIND(&quot; &quot;;[.F142];1)-1))&gt;VALUE(MID([.F141];6;FIND(&quot;:&quot;;[.F141];1)-FIND(&quot; &quot;;[.F141];1)-1));[.C141];[.C141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</text:p>
            <text:p>while it is being used</text:p>
          </table:table-cell>
          <table:table-cell table:style-name="ce102" office:value-type="string">
            <text:p>Step 2: Show form to edit application</text:p>
          </table:table-cell>
          <table:table-cell table:style-name="ce124" office:value-type="string">
            <text:p>Select added application &amp; click Edit icon</text:p>
          </table:table-cell>
          <table:table-cell table:style-name="ce124" office:value-type="string">
            <text:p>Edit application form appears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51" office:value-type="string">
            <text:p>GTN_PLT_APPR_05_08</text:p>
          </table:table-cell>
          <table:table-cell table:style-name="ce145" table:formula="oooc:=IF(VALUE(MID([.F143];6;FIND(&quot;:&quot;;[.F143];1)-FIND(&quot; &quot;;[.F143];1)-1))&gt;VALUE(MID([.F142];6;FIND(&quot;:&quot;;[.F142];1)-FIND(&quot; &quot;;[.F142];1)-1));[.C142];[.C142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</text:p>
            <text:p>while it is being used</text:p>
          </table:table-cell>
          <table:table-cell table:style-name="ce102" office:value-type="string">
            <text:p>Step 3: Delete application while it is being edited</text:p>
          </table:table-cell>
          <table:table-cell table:style-name="ce124" office:value-type="string">
            <text:p>Click <text:span text:style-name="T7">Delete</text:span> icon of editing application</text:p>
          </table:table-cell>
          <table:table-cell table:style-name="ce124" office:value-type="string">
            <text:p>Show message alerts this application is being used, can not do this action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44];6;FIND(&quot;:&quot;;[.F144];1)-FIND(&quot; &quot;;[.F144];1)-1))&gt;VALUE(MID([.F143];6;FIND(&quot;:&quot;;[.F143];1)-FIND(&quot; &quot;;[.F143];1)-1));&quot;&quot;;MAX([.A$7:.A143])+1)" office:value-type="float" office:value="45">
            <text:p>045</text:p>
          </table:table-cell>
          <table:table-cell table:style-name="ce51" office:value-type="string">
            <text:p>GTN_PLT_APPR_06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5" office:value-type="string">
            <text:p>Show portlets list</text:p>
          </table:table-cell>
          <table:table-cell table:style-name="ce141" office:value-type="string">
            <text:p>Step 1: Show Portlet form</text:p>
          </table:table-cell>
          <table:table-cell table:style-name="ce141" office:value-type="string">
            <text:p>In Application Registry form: </text:p>
            <text:p>Click <text:span text:style-name="T38">Portlet</text:span> tab</text:p>
          </table:table-cell>
          <table:table-cell table:style-name="ce143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51" office:value-type="string">
            <text:p>GTN_PLT_APPR_06</text:p>
          </table:table-cell>
          <table:table-cell table:style-name="ce145" table:formula="oooc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s list</text:p>
          </table:table-cell>
          <table:table-cell table:style-name="ce102" office:value-type="string">
            <text:p>Step 2: Show portlets list of <text:span text:style-name="T7">Local</text:span> category</text:p>
          </table:table-cell>
          <table:table-cell table:style-name="ce124" office:value-type="string">
            <text:p>Click on <text:span text:style-name="T7">Local</text:span></text:p>
          </table:table-cell>
          <table:table-cell table:style-name="ce124" office:value-type="string">
            <text:p>All portlets in this category are shown, Remote category is collaps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51" office:value-type="string">
            <text:p>GTN_PLT_APPR_06</text:p>
          </table:table-cell>
          <table:table-cell table:style-name="ce145" table:formula="oooc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s list</text:p>
          </table:table-cell>
          <table:table-cell table:style-name="ce102" office:value-type="string">
            <text:p>Step 3: Show portlets list of <text:span text:style-name="T7">Remote</text:span> category</text:p>
          </table:table-cell>
          <table:table-cell table:style-name="ce124" office:value-type="string">
            <text:p>Click on <text:span text:style-name="T7">Remote</text:span></text:p>
          </table:table-cell>
          <table:table-cell table:style-name="ce124" office:value-type="string">
            <text:p>All portlets in this category are shown, Local category is collaps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47];6;FIND(&quot;:&quot;;[.F147];1)-FIND(&quot; &quot;;[.F147];1)-1))&gt;VALUE(MID([.F146];6;FIND(&quot;:&quot;;[.F146];1)-FIND(&quot; &quot;;[.F146];1)-1));&quot;&quot;;MAX([.A$7:.A146])+1)" office:value-type="float" office:value="46">
            <text:p>046</text:p>
          </table:table-cell>
          <table:table-cell table:style-name="ce51" office:value-type="string">
            <text:p>GTN_PLT_APPR_06</text:p>
          </table:table-cell>
          <table:table-cell table:style-name="ce145" table:formula="oooc:=IF(VALUE(MID([.F147];6;FIND(&quot;:&quot;;[.F147];1)-FIND(&quot; &quot;;[.F147];1)-1))&gt;VALUE(MID([.F146];6;FIND(&quot;:&quot;;[.F146];1)-FIND(&quot; &quot;;[.F146];1)-1));[.C146];[.C146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5" office:value-type="string">
            <text:p>Show portlet information</text:p>
          </table:table-cell>
          <table:table-cell table:style-name="ce141" office:value-type="string">
            <text:p>Step 1: Show Coverlet form</text:p>
          </table:table-cell>
          <table:table-cell table:style-name="ce141" office:value-type="string">
            <text:p>In Application Registry form: </text:p>
            <text:p>Click <text:span text:style-name="T38">Portlet</text:span> tab</text:p>
          </table:table-cell>
          <table:table-cell table:style-name="ce143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51" office:value-type="string">
            <text:p>GTN_PLT_APPR_06</text:p>
          </table:table-cell>
          <table:table-cell table:style-name="ce145" table:formula="oooc:=IF(VALUE(MID([.F148];6;FIND(&quot;:&quot;;[.F148];1)-FIND(&quot; &quot;;[.F148];1)-1))&gt;VALUE(MID([.F147];6;FIND(&quot;:&quot;;[.F147];1)-FIND(&quot; &quot;;[.F147];1)-1));[.C147];[.C147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 information</text:p>
          </table:table-cell>
          <table:table-cell table:style-name="ce102" office:value-type="string">
            <text:p>Step 2: Show portlets list</text:p>
          </table:table-cell>
          <table:table-cell table:style-name="ce124" office:value-type="string">
            <text:p>Select one category</text:p>
          </table:table-cell>
          <table:table-cell table:style-name="ce124" office:value-type="string">
            <text:p>All portlets in this category are show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51" office:value-type="string">
            <text:p>GTN_PLT_APPR_06</text:p>
          </table:table-cell>
          <table:table-cell table:style-name="ce145" table:formula="oooc:=IF(VALUE(MID([.F149];6;FIND(&quot;:&quot;;[.F149];1)-FIND(&quot; &quot;;[.F149];1)-1))&gt;VALUE(MID([.F148];6;FIND(&quot;:&quot;;[.F148];1)-FIND(&quot; &quot;;[.F148];1)-1));[.C148];[.C148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 information</text:p>
          </table:table-cell>
          <table:table-cell table:style-name="ce102" office:value-type="string">
            <text:p>Step 3: Show portlet's information</text:p>
          </table:table-cell>
          <table:table-cell table:style-name="ce124" office:value-type="string">
            <text:p>Select one portlet from list</text:p>
          </table:table-cell>
          <table:table-cell table:style-name="ce124" office:value-type="string">
            <text:p>Selected portlet's informations are displayed in the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50];6;FIND(&quot;:&quot;;[.F150];1)-FIND(&quot; &quot;;[.F150];1)-1))&gt;VALUE(MID([.F149];6;FIND(&quot;:&quot;;[.F149];1)-FIND(&quot; &quot;;[.F149];1)-1));&quot;&quot;;MAX([.A$7:.A149])+1)" office:value-type="float" office:value="47">
            <text:p>047</text:p>
          </table:table-cell>
          <table:table-cell table:style-name="ce51" office:value-type="string">
            <text:p>GTN_PLT_APPR_07_01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5" office:value-type="string">
            <text:p>Check showing gadget details information</text:p>
          </table:table-cell>
          <table:table-cell table:style-name="ce141" office:value-type="string">
            <text:p>Step 1: Show gadgets list</text:p>
          </table:table-cell>
          <table:table-cell table:style-name="ce141" office:value-type="string">
            <text:p>In Application Registry form: <text:s/>Click Gadget tab</text:p>
          </table:table-cell>
          <table:table-cell table:style-name="ce143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51" office:value-type="string">
            <text:p>GTN_PLT_APPR_07_01</text:p>
          </table:table-cell>
          <table:table-cell table:style-name="ce145" table:formula="oooc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Check showing gadget details information</text:p>
          </table:table-cell>
          <table:table-cell table:style-name="ce102" office:value-type="string">
            <text:p>Step 2: Show details of a specific gadget</text:p>
          </table:table-cell>
          <table:table-cell table:style-name="ce124" office:value-type="string">
            <text:p>Select by clicking on name of a specific gadget from left pane</text:p>
          </table:table-cell>
          <table:table-cell table:style-name="ce124" office:value-type="string">
            <text:p>Information of selected gadget is shown in the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2];6;FIND(&quot;:&quot;;[.F152];1)-FIND(&quot; &quot;;[.F152];1)-1))&gt;VALUE(MID([.F151];6;FIND(&quot;:&quot;;[.F151];1)-FIND(&quot; &quot;;[.F151];1)-1));&quot;&quot;;MAX([.A$7:.A151])+1)" office:value-type="float" office:value="48">
            <text:p>048</text:p>
          </table:table-cell>
          <table:table-cell table:style-name="ce51" office:value-type="string">
            <text:p>GTN_PLT_APPR_07_02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<text:span text:style-name="T7">Add a remote gadget with URL </text:span><text:span text:style-name="T7">blank in </text:span></text:p>
            <text:p><text:span text:style-name="T7">Application Registry</text:span>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<text:span text:style-name="T19">Add a remote gadget with URL </text:span><text:span text:style-name="T19">blank in </text:span></text:p>
            <text:p><text:span text:style-name="T19">Application Registry</text:span>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Leave URL blank</text:p>
            <text:p>- Click <text:span text:style-name="T7">Add</text:span></text:p>
          </table:table-cell>
          <table:table-cell table:style-name="ce124" office:value-type="string">
            <text:p>Show message: “ The "URL" field is requir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4];6;FIND(&quot;:&quot;;[.F154];1)-FIND(&quot; &quot;;[.F154];1)-1))&gt;VALUE(MID([.F153];6;FIND(&quot;:&quot;;[.F153];1)-FIND(&quot; &quot;;[.F153];1)-1));&quot;&quot;;MAX([.A$7:.A153])+1)" office:value-type="float" office:value="49">
            <text:p>049</text:p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valid URL 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valid URL 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 (http://www.labpixies.com/campaigns/maps/maps.xml) - Click Add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invalid URL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invalid URL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have value is invalid</text:span><text:span text:style-name="T39"> 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: “ The "URL" does not contain a valid URL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URL without URL of gadget's xml or RSS feed 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without URL of </text:span><text:span text:style-name="T26">gadget's xml or RSS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 should enter a correct url of gadget's xml or RSS fe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0];6;FIND(&quot;:&quot;;[.F160];1)-FIND(&quot; &quot;;[.F160];1)-1))&gt;VALUE(MID([.F159];6;FIND(&quot;:&quot;;[.F159];1)-FIND(&quot; &quot;;[.F159];1)-1));&quot;&quot;;MAX([.A$7:.A159])+1)" office:value-type="float" office:value="52">
            <text:p>052</text:p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existing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URL existing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have value is </text:span><text:span text:style-name="T26">existing in list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: “ The "URL" is existing, please select another one.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95" office:value-type="string">
            <text:p>Add a remote gadget into category when gadget not belong to categories</text:p>
          </table:table-cell>
          <table:table-cell table:style-name="ce124" office:value-type="string">
            <text:p>Step 1: Show form to add a remote gadget</text:p>
          </table:table-cell>
          <table:table-cell table:style-name="ce124" office:value-type="string">
            <text:p>Click <text:span text:style-name="T7">Add a remote gadget</text:span></text:p>
          </table:table-cell>
          <table:table-cell table:style-name="ce124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22" office:value-type="string">
            <text:p>Add a remote gadget into category when gadget not belong to categories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22" office:value-type="string">
            <text:p>Add a remote gadget into category when gadget not belong to categories</text:p>
          </table:table-cell>
          <table:table-cell table:style-name="ce102" office:value-type="string">
            <text:p>Step 3: Add gadget into category</text:p>
          </table:table-cell>
          <table:table-cell table:style-name="ce102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4" office:value-type="string">
            <text:p>Selected gadget is added into selecting category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68" office:value-type="string">
            <text:p>Add remote gadget into category when gadget not belong to categories without confirmation</text:p>
          </table:table-cell>
          <table:table-cell table:style-name="ce124" office:value-type="string">
            <text:p>Step 1: Show form to add a remote gadget</text:p>
          </table:table-cell>
          <table:table-cell table:style-name="ce124" office:value-type="string">
            <text:p>Click <text:span text:style-name="T7">Add a remote gadget</text:span></text:p>
          </table:table-cell>
          <table:table-cell table:style-name="ce124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remote gadget into category when gadget not belong to categories without confirmation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remote gadget into category when gadget not belong to categories without confirmation</text:p>
          </table:table-cell>
          <table:table-cell table:style-name="ce102" office:value-type="string">
            <text:p>Step 3: Add gadget into category</text:p>
          </table:table-cell>
          <table:table-cell table:style-name="ce102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02" office:value-type="string">
            <text:p><text:span text:style-name="T9">- Category selector form is </text:span><text:span text:style-name="T9">closed</text:span></text:p>
            <text:p><text:span text:style-name="T9">- No gadget is </text:span><text:span text:style-name="T42">added into </text:span><text:span text:style-name="T42">category</text:span></text:p>
            <text:p><text:span text:style-name="T17"/>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8];6;FIND(&quot;:&quot;;[.F168];1)-FIND(&quot; &quot;;[.F168];1)-1))&gt;VALUE(MID([.F167];6;FIND(&quot;:&quot;;[.F167];1)-FIND(&quot; &quot;;[.F167];1)-1));&quot;&quot;;MAX([.A$7:.A167])+1)" office:value-type="float" office:value="55">
            <text:p>055</text:p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a remote gadget into category when don't have any categories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69];6;FIND(&quot;:&quot;;[.F169];1)-FIND(&quot; &quot;;[.F169];1)-1))&gt;VALUE(MID([.F168];6;FIND(&quot;:&quot;;[.F168];1)-FIND(&quot; &quot;;[.F168];1)-1));[.C168];[.C168]+1)" office:value-type="float" office:value="8">
            <text:p>008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a remote gadget into category when don't have any categories</text:p>
          </table:table-cell>
          <table:table-cell table:style-name="ce102" office:value-type="string">
            <text:p>Step 2: Delete all category</text:p>
          </table:table-cell>
          <table:table-cell table:style-name="ce124" office:value-type="string">
            <text:p>- Select all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&amp; application inside are deleted</text:p>
          </table:table-cell>
          <table:table-cell table:style-name="ce143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51" office:value-type="string">
            <text:p>GTN_PLT_APPR_07_02</text:p>
          </table:table-cell>
          <table:table-cell table:style-name="ce145" table:formula="oooc:=IF(VALUE(MID([.F170];6;FIND(&quot;:&quot;;[.F170];1)-FIND(&quot; &quot;;[.F170];1)-1))&gt;VALUE(MID([.F169];6;FIND(&quot;:&quot;;[.F169];1)-FIND(&quot; &quot;;[.F169];1)-1));[.C169];[.C169]+1)" office:value-type="float" office:value="8">
            <text:p>008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a remote gadget into category when don't have any categories</text:p>
          </table:table-cell>
          <table:table-cell table:style-name="ce102" office:value-type="string">
            <text:p>Step 3: Add gadget into category</text:p>
          </table:table-cell>
          <table:table-cell table:style-name="ce102" office:value-type="string">
            <text:p>- Choose gadget from list and click link: Click here to add into categories </text:p>
            <text:p/>
          </table:table-cell>
          <table:table-cell table:style-name="ce184" office:value-type="string">
            <text:p>Show message alert There is no any category </text:p>
          </table:table-cell>
          <table:table-cell table:style-name="ce143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1];6;FIND(&quot;:&quot;;[.F171];1)-FIND(&quot; &quot;;[.F171];1)-1))&gt;VALUE(MID([.F170];6;FIND(&quot;:&quot;;[.F170];1)-FIND(&quot; &quot;;[.F170];1)-1));&quot;&quot;;MAX([.A$7:.A170])+1)" office:value-type="float" office:value="56">
            <text:p>056</text:p>
          </table:table-cell>
          <table:table-cell table:style-name="ce51" office:value-type="string">
            <text:p>GTN_PLT_APPR_07_03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opy remote gadget to local repository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2];6;FIND(&quot;:&quot;;[.F172];1)-FIND(&quot; &quot;;[.F172];1)-1))&gt;VALUE(MID([.F171];6;FIND(&quot;:&quot;;[.F171];1)-FIND(&quot; &quot;;[.F171];1)-1));[.C171];[.C171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opy remote gadget to local repository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3];6;FIND(&quot;:&quot;;[.F173];1)-FIND(&quot; &quot;;[.F173];1)-1))&gt;VALUE(MID([.F172];6;FIND(&quot;:&quot;;[.F172];1)-FIND(&quot; &quot;;[.F172];1)-1));[.C172];[.C172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opy remote gadget to local repository</text:p>
          </table:table-cell>
          <table:table-cell table:style-name="ce171" office:value-type="string">
            <text:p>Step 3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43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4];6;FIND(&quot;:&quot;;[.F174];1)-FIND(&quot; &quot;;[.F174];1)-1))&gt;VALUE(MID([.F173];6;FIND(&quot;:&quot;;[.F173];1)-FIND(&quot; &quot;;[.F173];1)-1));&quot;&quot;;MAX([.A$7:.A173])+1)" office:value-type="float" office:value="57">
            <text:p>057</text:p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4];6;FIND(&quot;:&quot;;[.F174];1)-FIND(&quot; &quot;;[.F174];1)-1))&gt;VALUE(MID([.F173];6;FIND(&quot;:&quot;;[.F173];1)-FIND(&quot; &quot;;[.F173];1)-1));[.C173];[.C173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remote gadget is saved to local repository</text:p>
          </table:table-cell>
          <table:table-cell table:style-name="ce102" office:value-type="string">
            <text:p>Step 1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5];6;FIND(&quot;:&quot;;[.F175];1)-FIND(&quot; &quot;;[.F175];1)-1))&gt;VALUE(MID([.F174];6;FIND(&quot;:&quot;;[.F174];1)-FIND(&quot; &quot;;[.F174];1)-1));[.C174];[.C174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remote gadget is saved to local repository</text:p>
          </table:table-cell>
          <table:table-cell table:style-name="ce171" office:value-type="string">
            <text:p>Step 2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39">
          <table:table-cell table:style-name="ce110" table:formula="oooc:=IF(VALUE(MID([.F176];6;FIND(&quot;:&quot;;[.F176];1)-FIND(&quot; &quot;;[.F176];1)-1))&gt;VALUE(MID([.F175];6;FIND(&quot;:&quot;;[.F175];1)-FIND(&quot; &quot;;[.F175];1)-1));&quot;&quot;;MAX([.A$7:.A175])+1)">
            <text:p/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6];6;FIND(&quot;:&quot;;[.F176];1)-FIND(&quot; &quot;;[.F176];1)-1))&gt;VALUE(MID([.F175];6;FIND(&quot;:&quot;;[.F175];1)-FIND(&quot; &quot;;[.F175];1)-1));[.C175];[.C175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remote gadget is saved to local repository</text:p>
          </table:table-cell>
          <table:table-cell table:style-name="ce171" office:value-type="string">
            <text:p>Step 3: Go to Categories form</text:p>
          </table:table-cell>
          <table:table-cell table:style-name="ce171" office:value-type="string">
            <text:p><text:span text:style-name="T26">- Select Categories</text:span></text:p>
            <text:p><text:span text:style-name="T26">- Click Auto Import in the top </text:span><text:span text:style-name="T26">right </text:span><text:span text:style-name="T26"><text:line-break/></text:span><text:span text:style-name="T26">- Click OK in confirm message</text:span></text:p>
            <text:p><text:span text:style-name="T26">All portlets/gadgets in different </text:span><text:span text:style-name="T26">categories will be imported and </text:span><text:span text:style-name="T26">listed in left pane.</text:span></text:p>
            <text:p><text:span text:style-name="T41"/></text:p>
          </table:table-cell>
          <table:table-cell table:style-name="ce171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7];6;FIND(&quot;:&quot;;[.F177];1)-FIND(&quot; &quot;;[.F177];1)-1))&gt;VALUE(MID([.F176];6;FIND(&quot;:&quot;;[.F176];1)-FIND(&quot; &quot;;[.F176];1)-1));[.C176];[.C176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remote gadget is saved to local repository</text:p>
          </table:table-cell>
          <table:table-cell table:style-name="ce171" office:value-type="string">
            <text:p>Step 4: Check remote gadget is saved to local repository</text:p>
          </table:table-cell>
          <table:table-cell table:style-name="ce171" office:value-type="string">
            <text:p>- Return to Categories tab and click import application</text:p>
            <text:p>- Choose gadget category</text:p>
          </table:table-cell>
          <table:table-cell table:style-name="ce171" office:value-type="string">
            <text:p>Display all gadget local repository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8];6;FIND(&quot;:&quot;;[.F178];1)-FIND(&quot; &quot;;[.F178];1)-1))&gt;VALUE(MID([.F177];6;FIND(&quot;:&quot;;[.F177];1)-FIND(&quot; &quot;;[.F177];1)-1));&quot;&quot;;MAX([.A$7:.A177])+1)" office:value-type="float" office:value="58">
            <text:p>058</text:p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8];6;FIND(&quot;:&quot;;[.F178];1)-FIND(&quot; &quot;;[.F178];1)-1))&gt;VALUE(MID([.F177];6;FIND(&quot;:&quot;;[.F177];1)-FIND(&quot; &quot;;[.F177];1)-1));[.C177];[.C177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102" office:value-type="string">
            <text:p>Step 1: Add gadget</text:p>
          </table:table-cell>
          <table:table-cell table:style-name="ce124" office:value-type="string">
            <text:p>- Input valid URL ( URL of gadget 's xml or RSS feed)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24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79];6;FIND(&quot;:&quot;;[.F179];1)-FIND(&quot; &quot;;[.F179];1)-1))&gt;VALUE(MID([.F178];6;FIND(&quot;:&quot;;[.F178];1)-FIND(&quot; &quot;;[.F178];1)-1));[.C178];[.C178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add and copy remote gadget to local repository</text:p>
          </table:table-cell>
          <table:table-cell table:style-name="ce171" office:value-type="string">
            <text:p>Step 2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24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51" office:value-type="string">
            <text:p>GTN_PLT_APPR_07_03</text:p>
          </table:table-cell>
          <table:table-cell table:style-name="ce145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add and copy remote gadget to local repository</text:p>
          </table:table-cell>
          <table:table-cell table:style-name="ce171" office:value-type="string">
            <text:p>Step 3: Add new same URL</text:p>
          </table:table-cell>
          <table:table-cell table:style-name="ce124" office:value-type="string">
            <text:p>- Input valid URL same with URL above</text:p>
            <text:p>- Click <text:span text:style-name="T7">Add</text:span></text:p>
          </table:table-cell>
          <table:table-cell table:style-name="ce124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24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1];6;FIND(&quot;:&quot;;[.F181];1)-FIND(&quot; &quot;;[.F181];1)-1))&gt;VALUE(MID([.F180];6;FIND(&quot;:&quot;;[.F180];1)-FIND(&quot; &quot;;[.F180];1)-1));&quot;&quot;;MAX([.A$7:.A180])+1)" office:value-type="float" office:value="59">
            <text:p>059</text:p>
          </table:table-cell>
          <table:table-cell table:style-name="ce50" office:value-type="string">
            <text:p>GTN_PLT_APPR_07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Administration\Application Registry\Gadget\Local\Add</text:p>
          </table:table-cell>
          <table:table-cell table:style-name="ce50" office:value-type="string">
            <text:p>Create new gadget by inputing valid source</text:p>
          </table:table-cell>
          <table:table-cell table:style-name="ce102" office:value-type="string">
            <text:p>Step 1: Show form to add a gadget</text:p>
          </table:table-cell>
          <table:table-cell table:style-name="ce102" office:value-type="string">
            <text:p>Click <text:span text:style-name="T7">Create a new gadget</text:span></text:p>
          </table:table-cell>
          <table:table-cell table:style-name="ce102" office:value-type="string">
            <text:p>A form to input source is shown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90" table:number-columns-repeated="6"/>
          <table:table-cell table:style-name="ce192"/>
          <table:table-cell table:style-name="ce102"/>
          <table:table-cell table:style-name="ce151" table:number-columns-repeated="238"/>
        </table:table-row>
        <table:table-row table:style-name="ro24">
          <table:table-cell table:style-name="ce110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82];6;FIND(&quot;:&quot;;[.F182];1)-FIND(&quot; &quot;;[.F182];1)-1))&gt;VALUE(MID([.F181];6;FIND(&quot;:&quot;;[.F181];1)-FIND(&quot; &quot;;[.F181];1)-1));[.C181];[.C181]+1)" office:value-type="float" office:value="1">
            <text:p>00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by inputing valid sourc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Input valid name</text:p>
            <text:p>- Input valid source</text:p>
            <text:p>- Click <text:span text:style-name="T7">Save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3];6;FIND(&quot;:&quot;;[.F183];1)-FIND(&quot; &quot;;[.F183];1)-1))&gt;VALUE(MID([.F182];6;FIND(&quot;:&quot;;[.F182];1)-FIND(&quot; &quot;;[.F182];1)-1));&quot;&quot;;MAX([.A$7:.A182])+1)" office:value-type="float" office:value="60">
            <text:p>060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83];6;FIND(&quot;:&quot;;[.F183];1)-FIND(&quot; &quot;;[.F183];1)-1))&gt;VALUE(MID([.F182];6;FIND(&quot;:&quot;;[.F182];1)-FIND(&quot; &quot;;[.F182];1)-1));[.C182];[.C182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invalid sour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84];6;FIND(&quot;:&quot;;[.F184];1)-FIND(&quot; &quot;;[.F184];1)-1))&gt;VALUE(MID([.F183];6;FIND(&quot;:&quot;;[.F183];1)-FIND(&quot; &quot;;[.F183];1)-1));[.C183];[.C183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invalid source</text:p>
          </table:table-cell>
          <table:table-cell table:style-name="ce171" office:value-type="string">
            <text:p>Step 2: Add gadget with invalid source</text:p>
          </table:table-cell>
          <table:table-cell table:style-name="ce171" office:value-type="string">
            <text:p>- Input invalid content in Source</text:p>
            <text:p>- Click <text:span text:style-name="T7">Add</text:span></text:p>
          </table:table-cell>
          <table:table-cell table:style-name="ce171" office:value-type="string">
            <text:p>Show message alerts the source content is not vali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5];6;FIND(&quot;:&quot;;[.F185];1)-FIND(&quot; &quot;;[.F185];1)-1))&gt;VALUE(MID([.F184];6;FIND(&quot;:&quot;;[.F184];1)-FIND(&quot; &quot;;[.F184];1)-1));&quot;&quot;;MAX([.A$7:.A184])+1)" office:value-type="float" office:value="61">
            <text:p>061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85];6;FIND(&quot;:&quot;;[.F185];1)-FIND(&quot; &quot;;[.F185];1)-1))&gt;VALUE(MID([.F184];6;FIND(&quot;:&quot;;[.F184];1)-FIND(&quot; &quot;;[.F184];1)-1));[.C184];[.C184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sour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86];6;FIND(&quot;:&quot;;[.F186];1)-FIND(&quot; &quot;;[.F186];1)-1))&gt;VALUE(MID([.F185];6;FIND(&quot;:&quot;;[.F185];1)-FIND(&quot; &quot;;[.F185];1)-1));[.C185];[.C185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blank sourc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Leave the Source field blank</text:p>
            <text:p>- Click <text:span text:style-name="T7">Save</text:span></text:p>
          </table:table-cell>
          <table:table-cell table:style-name="ce171" office:value-type="string">
            <text:p>Show message alerts the Source field can not be blank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7];6;FIND(&quot;:&quot;;[.F187];1)-FIND(&quot; &quot;;[.F187];1)-1))&gt;VALUE(MID([.F186];6;FIND(&quot;:&quot;;[.F186];1)-FIND(&quot; &quot;;[.F186];1)-1));&quot;&quot;;MAX([.A$7:.A186])+1)" office:value-type="float" office:value="62">
            <text:p>062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8" office:value-type="string">
            <text:p>Add local gadget into category when gadget not belong to categories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2:Delete gadget's category</text:p>
          </table:table-cell>
          <table:table-cell table:style-name="ce124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89];6;FIND(&quot;:&quot;;[.F189];1)-FIND(&quot; &quot;;[.F189];1)-1))&gt;VALUE(MID([.F188];6;FIND(&quot;:&quot;;[.F188];1)-FIND(&quot; &quot;;[.F188];1)-1));[.C188];[.C188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41" office:value-type="string">
            <text:p>Step 3: Show gadgets list</text:p>
          </table:table-cell>
          <table:table-cell table:style-name="ce141" office:value-type="string">
            <text:p>In Application Registry form: <text:s/>Click Gadget tab</text:p>
          </table:table-cell>
          <table:table-cell table:style-name="ce143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0];6;FIND(&quot;:&quot;;[.F190];1)-FIND(&quot; &quot;;[.F190];1)-1))&gt;VALUE(MID([.F189];6;FIND(&quot;:&quot;;[.F189];1)-FIND(&quot; &quot;;[.F189];1)-1));[.C189];[.C189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4: Add gadget into category</text:p>
          </table:table-cell>
          <table:table-cell table:style-name="ce171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3" office:value-type="string">
            <text:p>Selected gadget is added into selecting category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1];6;FIND(&quot;:&quot;;[.F191];1)-FIND(&quot; &quot;;[.F191];1)-1))&gt;VALUE(MID([.F190];6;FIND(&quot;:&quot;;[.F190];1)-FIND(&quot; &quot;;[.F190];1)-1));[.C190];[.C190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5: Check gadget after added into category</text:p>
          </table:table-cell>
          <table:table-cell table:style-name="ce171" office:value-type="string">
            <text:p>- Choose categories tab</text:p>
            <text:p>- Select category is added gadget</text:p>
          </table:table-cell>
          <table:table-cell table:style-name="ce183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2];6;FIND(&quot;:&quot;;[.F192];1)-FIND(&quot; &quot;;[.F192];1)-1))&gt;VALUE(MID([.F191];6;FIND(&quot;:&quot;;[.F191];1)-FIND(&quot; &quot;;[.F191];1)-1));&quot;&quot;;MAX([.A$7:.A191])+1)" office:value-type="float" office:value="63">
            <text:p>063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8" office:value-type="string">
            <text:p>Add gadget into category when gadget not belong to categories without confirmat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3];6;FIND(&quot;:&quot;;[.F193];1)-FIND(&quot; &quot;;[.F193];1)-1))&gt;VALUE(MID([.F192];6;FIND(&quot;:&quot;;[.F192];1)-FIND(&quot; &quot;;[.F192];1)-1));[.C192];[.C192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71" office:value-type="string">
            <text:p>Step 2:Delete gadget's category</text:p>
          </table:table-cell>
          <table:table-cell table:style-name="ce124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4];6;FIND(&quot;:&quot;;[.F194];1)-FIND(&quot; &quot;;[.F194];1)-1))&gt;VALUE(MID([.F193];6;FIND(&quot;:&quot;;[.F193];1)-FIND(&quot; &quot;;[.F193];1)-1));[.C193];[.C193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41" office:value-type="string">
            <text:p>Step 3: Show gadgets list</text:p>
          </table:table-cell>
          <table:table-cell table:style-name="ce141" office:value-type="string">
            <text:p>In Application Registry form: <text:s/>Click Gadget tab</text:p>
          </table:table-cell>
          <table:table-cell table:style-name="ce143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5];6;FIND(&quot;:&quot;;[.F195];1)-FIND(&quot; &quot;;[.F195];1)-1))&gt;VALUE(MID([.F194];6;FIND(&quot;:&quot;;[.F194];1)-FIND(&quot; &quot;;[.F194];1)-1));[.C194];[.C194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71" office:value-type="string">
            <text:p>Step 4: Add gadget into category</text:p>
          </table:table-cell>
          <table:table-cell table:style-name="ce171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02" office:value-type="string">
            <text:p><text:span text:style-name="T9">- Category selector form is </text:span><text:span text:style-name="T9">closed</text:span></text:p>
            <text:p><text:span text:style-name="T9">- No gadget is </text:span><text:span text:style-name="T42">added into </text:span><text:span text:style-name="T42">category</text:span></text:p>
            <text:p><text:span text:style-name="T17"/>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6];6;FIND(&quot;:&quot;;[.F196];1)-FIND(&quot; &quot;;[.F196];1)-1))&gt;VALUE(MID([.F195];6;FIND(&quot;:&quot;;[.F195];1)-FIND(&quot; &quot;;[.F195];1)-1));&quot;&quot;;MAX([.A$7:.A195])+1)" office:value-type="float" office:value="64">
            <text:p>064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6];6;FIND(&quot;:&quot;;[.F196];1)-FIND(&quot; &quot;;[.F196];1)-1))&gt;VALUE(MID([.F195];6;FIND(&quot;:&quot;;[.F195];1)-FIND(&quot; &quot;;[.F195];1)-1));[.C195];[.C195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nam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7];6;FIND(&quot;:&quot;;[.F197];1)-FIND(&quot; &quot;;[.F197];1)-1))&gt;VALUE(MID([.F196];6;FIND(&quot;:&quot;;[.F196];1)-FIND(&quot; &quot;;[.F196];1)-1));[.C196];[.C196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blank nam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Leave name field blank</text:p>
            <text:p>- Click <text:span text:style-name="T7">Save</text:span></text:p>
          </table:table-cell>
          <table:table-cell table:style-name="ce171" office:value-type="string">
            <text:p>Show message alerts The field "Name:" is required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8];6;FIND(&quot;:&quot;;[.F198];1)-FIND(&quot; &quot;;[.F198];1)-1))&gt;VALUE(MID([.F197];6;FIND(&quot;:&quot;;[.F197];1)-FIND(&quot; &quot;;[.F197];1)-1));&quot;&quot;;MAX([.A$7:.A197])+1)" office:value-type="float" office:value="65">
            <text:p>065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8];6;FIND(&quot;:&quot;;[.F198];1)-FIND(&quot; &quot;;[.F198];1)-1))&gt;VALUE(MID([.F197];6;FIND(&quot;:&quot;;[.F197];1)-FIND(&quot; &quot;;[.F197];1)-1));[.C197];[.C197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special chars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199];6;FIND(&quot;:&quot;;[.F199];1)-FIND(&quot; &quot;;[.F199];1)-1))&gt;VALUE(MID([.F198];6;FIND(&quot;:&quot;;[.F198];1)-FIND(&quot; &quot;;[.F198];1)-1));[.C198];[.C198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start by special chars</text:p>
          </table:table-cell>
          <table:table-cell table:style-name="ce171" office:value-type="string">
            <text:p>Step 2: Add gadget with no source</text:p>
          </table:table-cell>
          <table:table-cell table:style-name="ce171" office:value-type="string">
            <text:p>- Input name start by special chars( @$@$)</text:p>
            <text:p>- Click <text:span text:style-name="T7">Save</text:span></text:p>
          </table:table-cell>
          <table:table-cell table:style-name="ce171" office:value-type="string">
            <text:p>Show message alerts Only alpha, digit, underscore, dash and dot characters allowed for the field "Name:"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0];6;FIND(&quot;:&quot;;[.F200];1)-FIND(&quot; &quot;;[.F200];1)-1))&gt;VALUE(MID([.F199];6;FIND(&quot;:&quot;;[.F199];1)-FIND(&quot; &quot;;[.F199];1)-1));&quot;&quot;;MAX([.A$7:.A199])+1)" office:value-type="float" office:value="66">
            <text:p>066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0];6;FIND(&quot;:&quot;;[.F200];1)-FIND(&quot; &quot;;[.F200];1)-1))&gt;VALUE(MID([.F199];6;FIND(&quot;:&quot;;[.F199];1)-FIND(&quot; &quot;;[.F199];1)-1));[.C199];[.C199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number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1];6;FIND(&quot;:&quot;;[.F201];1)-FIND(&quot; &quot;;[.F201];1)-1))&gt;VALUE(MID([.F200];6;FIND(&quot;:&quot;;[.F200];1)-FIND(&quot; &quot;;[.F200];1)-1));[.C200];[.C200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start by number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start by number</text:p>
            <text:p>- Click <text:span text:style-name="T7">Save</text:span></text:p>
          </table:table-cell>
          <table:table-cell table:style-name="ce171" office:value-type="string">
            <text:p>Show message alerts The "Name:" field must start with a character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2];6;FIND(&quot;:&quot;;[.F202];1)-FIND(&quot; &quot;;[.F202];1)-1))&gt;VALUE(MID([.F201];6;FIND(&quot;:&quot;;[.F201];1)-FIND(&quot; &quot;;[.F201];1)-1));&quot;&quot;;MAX([.A$7:.A201])+1)" office:value-type="float" office:value="67">
            <text:p>067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2];6;FIND(&quot;:&quot;;[.F202];1)-FIND(&quot; &quot;;[.F202];1)-1))&gt;VALUE(MID([.F201];6;FIND(&quot;:&quot;;[.F201];1)-FIND(&quot; &quot;;[.F201];1)-1));[.C201];[.C201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3];6;FIND(&quot;:&quot;;[.F203];1)-FIND(&quot; &quot;;[.F203];1)-1))&gt;VALUE(MID([.F202];6;FIND(&quot;:&quot;;[.F202];1)-FIND(&quot; &quot;;[.F202];1)-1));[.C202];[.C202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is the same with existing</text:p>
          </table:table-cell>
          <table:table-cell table:style-name="ce129" office:value-type="string">
            <text:p>Step 2: Add gadget</text:p>
          </table:table-cell>
          <table:table-cell table:style-name="ce124" office:value-type="string">
            <text:p><text:span text:style-name="T9">- Input value for Gadget Name, </text:span></text:p>
            <text:p>- Click <text:span text:style-name="T7">Save</text:span></text:p>
          </table:table-cell>
          <table:table-cell table:style-name="ce129" office:value-type="string">
            <text:p>New gadget is added successfully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4];6;FIND(&quot;:&quot;;[.F204];1)-FIND(&quot; &quot;;[.F204];1)-1))&gt;VALUE(MID([.F203];6;FIND(&quot;:&quot;;[.F203];1)-FIND(&quot; &quot;;[.F203];1)-1));[.C203];[.C203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is the same with existing</text:p>
          </table:table-cell>
          <table:table-cell table:style-name="ce171" office:value-type="string">
            <text:p>Step 3: Add gadget is the same with existing</text:p>
          </table:table-cell>
          <table:table-cell table:style-name="ce171" office:value-type="string">
            <text:p>- Add second gadget have name is the same with existing</text:p>
            <text:p>- Click <text:span text:style-name="T7">Save</text:span></text:p>
          </table:table-cell>
          <table:table-cell table:style-name="ce171" office:value-type="string">
            <text:p>Show message alerts This name already exists, please enter a different name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5];6;FIND(&quot;:&quot;;[.F205];1)-FIND(&quot; &quot;;[.F205];1)-1))&gt;VALUE(MID([.F204];6;FIND(&quot;:&quot;;[.F204];1)-FIND(&quot; &quot;;[.F204];1)-1));&quot;&quot;;MAX([.A$7:.A204])+1)" office:value-type="float" office:value="68">
            <text:p>068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5];6;FIND(&quot;:&quot;;[.F205];1)-FIND(&quot; &quot;;[.F205];1)-1))&gt;VALUE(MID([.F204];6;FIND(&quot;:&quot;;[.F204];1)-FIND(&quot; &quot;;[.F204];1)-1));[.C204];[.C204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spa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6];6;FIND(&quot;:&quot;;[.F206];1)-FIND(&quot; &quot;;[.F206];1)-1))&gt;VALUE(MID([.F205];6;FIND(&quot;:&quot;;[.F205];1)-FIND(&quot; &quot;;[.F205];1)-1));&quot;&quot;;MAX([.A$7:.A205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6];6;FIND(&quot;:&quot;;[.F206];1)-FIND(&quot; &quot;;[.F206];1)-1))&gt;VALUE(MID([.F205];6;FIND(&quot;:&quot;;[.F205];1)-FIND(&quot; &quot;;[.F205];1)-1));[.C205];[.C205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contains spac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contains space</text:p>
            <text:p>- Click <text:span text:style-name="T7">Save</text:span></text:p>
          </table:table-cell>
          <table:table-cell table:style-name="ce171" office:value-type="string">
            <text:p>Show message alerts Only alpha, digit, underscore, dash and dot characters allowed for the field "Name:"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7];6;FIND(&quot;:&quot;;[.F207];1)-FIND(&quot; &quot;;[.F207];1)-1))&gt;VALUE(MID([.F206];6;FIND(&quot;:&quot;;[.F206];1)-FIND(&quot; &quot;;[.F206];1)-1));&quot;&quot;;MAX([.A$7:.A206])+1)" office:value-type="float" office:value="69">
            <text:p>069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7];6;FIND(&quot;:&quot;;[.F207];1)-FIND(&quot; &quot;;[.F207];1)-1))&gt;VALUE(MID([.F206];6;FIND(&quot;:&quot;;[.F206];1)-FIND(&quot; &quot;;[.F206];1)-1));[.C206];[.C206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8];6;FIND(&quot;:&quot;;[.F208];1)-FIND(&quot; &quot;;[.F208];1)-1))&gt;VALUE(MID([.F207];6;FIND(&quot;:&quot;;[.F207];1)-FIND(&quot; &quot;;[.F207];1)-1));[.C207];[.C207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contains alpha, digit, underscore, dot, dash in the middl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contains alpha, digit, underscore, dot, dash in the middle</text:p>
            <text:p>- Click <text:span text:style-name="T7">Save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9];6;FIND(&quot;:&quot;;[.F209];1)-FIND(&quot; &quot;;[.F209];1)-1))&gt;VALUE(MID([.F208];6;FIND(&quot;:&quot;;[.F208];1)-FIND(&quot; &quot;;[.F208];1)-1));&quot;&quot;;MAX([.A$7:.A208])+1)" office:value-type="float" office:value="70">
            <text:p>070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10];6;FIND(&quot;:&quot;;[.F210];1)-FIND(&quot; &quot;;[.F210];1)-1))&gt;VALUE(MID([.F209];6;FIND(&quot;:&quot;;[.F209];1)-FIND(&quot; &quot;;[.F209];1)-1));[.C209];[.C209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less than 2 or over 50 characters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less than 2 or over 50 characters</text:p>
            <text:p>- Click <text:span text:style-name="T7">Save</text:span></text:p>
          </table:table-cell>
          <table:table-cell table:style-name="ce171" office:value-type="string">
            <text:p>Show message alert The length of the text in field "Name:" must be between "2" and "50" characters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1];6;FIND(&quot;:&quot;;[.F211];1)-FIND(&quot; &quot;;[.F211];1)-1))&gt;VALUE(MID([.F210];6;FIND(&quot;:&quot;;[.F210];1)-FIND(&quot; &quot;;[.F210];1)-1));&quot;&quot;;MAX([.A$7:.A210])+1)" office:value-type="float" office:value="71">
            <text:p>071</text:p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11];6;FIND(&quot;:&quot;;[.F211];1)-FIND(&quot; &quot;;[.F211];1)-1))&gt;VALUE(MID([.F210];6;FIND(&quot;:&quot;;[.F210];1)-FIND(&quot; &quot;;[.F210];1)-1));[.C210];[.C210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out confirmation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50" office:value-type="string">
            <text:p>GTN_PLT_APPR_07_04</text:p>
          </table:table-cell>
          <table:table-cell table:style-name="ce145" table:formula="oooc:=IF(VALUE(MID([.F212];6;FIND(&quot;:&quot;;[.F212];1)-FIND(&quot; &quot;;[.F212];1)-1))&gt;VALUE(MID([.F211];6;FIND(&quot;:&quot;;[.F211];1)-FIND(&quot; &quot;;[.F211];1)-1));[.C211];[.C211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contains spac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valid name</text:p>
            <text:p>- Input valid source</text:p>
            <text:p>- Click <text:span text:style-name="T7">Cancel </text:span></text:p>
          </table:table-cell>
          <table:table-cell table:style-name="ce102" office:value-type="string">
            <text:p>New gadget form is close and return to Gadget Management form.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table:style-name="ce50" office:value-type="string">
            <text:p>GTN_PLT_APPR_07_05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a specific gadget</text:p>
          </table:table-cell>
          <table:table-cell table:style-name="ce124" office:value-type="string">
            <text:p>Step 1: Choose a gadget to edit</text:p>
          </table:table-cell>
          <table:table-cell table:style-name="ce124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4" office:value-type="string">
            <text:p>Information of selected gadget is shown in the right pane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90" table:number-columns-repeated="6"/>
          <table:table-cell table:style-name="ce192"/>
          <table:table-cell table:style-name="ce102"/>
          <table:table-cell table:style-name="ce151" table:number-columns-repeated="238"/>
        </table:table-row>
        <table:table-row table:style-name="ro24">
          <table:table-cell table:style-name="ce110" table:formula="oooc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50" office:value-type="string">
            <text:p>GTN_PLT_APPR_07_05</text:p>
          </table:table-cell>
          <table:table-cell table:style-name="ce145" table:formula="oooc:=IF(VALUE(MID([.F214];6;FIND(&quot;:&quot;;[.F214];1)-FIND(&quot; &quot;;[.F214];1)-1))&gt;VALUE(MID([.F213];6;FIND(&quot;:&quot;;[.F213];1)-FIND(&quot; &quot;;[.F213];1)-1));[.C213];[.C213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41" office:value-type="string">
            <text:p>Edit a specific gadget</text:p>
          </table:table-cell>
          <table:table-cell table:style-name="ce102" office:value-type="string">
            <text:p>Step 2: Show form to edit gadget</text:p>
          </table:table-cell>
          <table:table-cell table:style-name="ce124" office:value-type="string">
            <text:p>Click <text:span text:style-name="T7">Edit</text:span> icon at the top right of right pane</text:p>
          </table:table-cell>
          <table:table-cell table:style-name="ce124" office:value-type="string">
            <text:p>A form is shown with source of edited gadge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50" office:value-type="string">
            <text:p>GTN_PLT_APPR_07_05</text:p>
          </table:table-cell>
          <table:table-cell table:style-name="ce145" table:formula="oooc:=IF(VALUE(MID([.F215];6;FIND(&quot;:&quot;;[.F215];1)-FIND(&quot; &quot;;[.F215];1)-1))&gt;VALUE(MID([.F214];6;FIND(&quot;:&quot;;[.F214];1)-FIND(&quot; &quot;;[.F214];1)-1));[.C214];[.C214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41" office:value-type="string">
            <text:p>Edit a specific gadget</text:p>
          </table:table-cell>
          <table:table-cell table:style-name="ce102" office:value-type="string">
            <text:p>Step 3: Edit gadget</text:p>
          </table:table-cell>
          <table:table-cell table:style-name="ce124" office:value-type="string">
            <text:p>- Change source content</text:p>
            <text:p>- Click <text:span text:style-name="T7">Save</text:span></text:p>
          </table:table-cell>
          <table:table-cell table:style-name="ce124" office:value-type="string">
            <text:p>Information of selected gadget is updat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table:style-name="ce50" office:value-type="string">
            <text:p>GTN_PLT_APPR_07_05</text:p>
          </table:table-cell>
          <table:table-cell table:style-name="ce145" table:formula="oooc:=IF(VALUE(MID([.F216];6;FIND(&quot;:&quot;;[.F216];1)-FIND(&quot; &quot;;[.F216];1)-1))&gt;VALUE(MID([.F215];6;FIND(&quot;:&quot;;[.F215];1)-FIND(&quot; &quot;;[.F215];1)-1));[.C215];[.C215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invalid a gadget</text:p>
          </table:table-cell>
          <table:table-cell table:style-name="ce124" office:value-type="string">
            <text:p>Step 1: Choose a gadget to edit</text:p>
          </table:table-cell>
          <table:table-cell table:style-name="ce124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4" office:value-type="string">
            <text:p>Information of selected gadget is shown in the righ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50" office:value-type="string">
            <text:p>GTN_PLT_APPR_07_05</text:p>
          </table:table-cell>
          <table:table-cell table:style-name="ce145" table:formula="oooc:=IF(VALUE(MID([.F217];6;FIND(&quot;:&quot;;[.F217];1)-FIND(&quot; &quot;;[.F217];1)-1))&gt;VALUE(MID([.F216];6;FIND(&quot;:&quot;;[.F216];1)-FIND(&quot; &quot;;[.F216];1)-1));[.C216];[.C216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22" office:value-type="string">
            <text:p>Edit invalid a gadget</text:p>
          </table:table-cell>
          <table:table-cell table:style-name="ce102" office:value-type="string">
            <text:p>Step 2: Show form to edit gadget</text:p>
          </table:table-cell>
          <table:table-cell table:style-name="ce124" office:value-type="string">
            <text:p>Click <text:span text:style-name="T7">Edit</text:span> icon at the top right of right pane</text:p>
          </table:table-cell>
          <table:table-cell table:style-name="ce124" office:value-type="string">
            <text:p>A form is shown with source of edited gadge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50" office:value-type="string">
            <text:p>GTN_PLT_APPR_07_05</text:p>
          </table:table-cell>
          <table:table-cell table:style-name="ce145" table:formula="oooc:=IF(VALUE(MID([.F218];6;FIND(&quot;:&quot;;[.F218];1)-FIND(&quot; &quot;;[.F218];1)-1))&gt;VALUE(MID([.F217];6;FIND(&quot;:&quot;;[.F217];1)-FIND(&quot; &quot;;[.F217];1)-1));[.C217];[.C217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22" office:value-type="string">
            <text:p>Edit invalid a gadget</text:p>
          </table:table-cell>
          <table:table-cell table:style-name="ce102" office:value-type="string">
            <text:p>Step 3: Edit gadget</text:p>
          </table:table-cell>
          <table:table-cell table:style-name="ce124" office:value-type="string">
            <text:p>- Change invalid content of gadget</text:p>
            <text:p>- Click <text:span text:style-name="T7">Save</text:span></text:p>
          </table:table-cell>
          <table:table-cell table:style-name="ce124" office:value-type="string">
            <text:p>Show message alert This source is invalid gadget specification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table:style-name="ce51" office:value-type="string">
            <text:p>GTN_PLT_APPR_07_06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remote gadget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51" office:value-type="string">
            <text:p>GTN_PLT_APPR_07_06</text:p>
          </table:table-cell>
          <table:table-cell table:style-name="ce145" table:formula="oooc:=IF(VALUE(MID([.F220];6;FIND(&quot;:&quot;;[.F220];1)-FIND(&quot; &quot;;[.F220];1)-1))&gt;VALUE(MID([.F219];6;FIND(&quot;:&quot;;[.F219];1)-FIND(&quot; &quot;;[.F219];1)-1));[.C219];[.C219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remote gadget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51" office:value-type="string">
            <text:p>GTN_PLT_APPR_07_06</text:p>
          </table:table-cell>
          <table:table-cell table:style-name="ce145" table:formula="oooc:=IF(VALUE(MID([.F221];6;FIND(&quot;:&quot;;[.F221];1)-FIND(&quot; &quot;;[.F221];1)-1))&gt;VALUE(MID([.F220];6;FIND(&quot;:&quot;;[.F220];1)-FIND(&quot; &quot;;[.F220];1)-1));[.C220];[.C220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remote gadget</text:p>
          </table:table-cell>
          <table:table-cell table:style-name="ce171" office:value-type="string">
            <text:p>Step 3: Check refresh information</text:p>
          </table:table-cell>
          <table:table-cell table:style-name="ce171" office:value-type="string">
            <text:p>- Select added gadget</text:p>
            <text:p>- Click Refresh information icon in the left pane</text:p>
          </table:table-cell>
          <table:table-cell table:style-name="ce171" office:value-type="string">
            <text:p>- The Information of this gadget is modified on server will be re-update from another o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2];6;FIND(&quot;:&quot;;[.F222];1)-FIND(&quot; &quot;;[.F222];1)-1))&gt;VALUE(MID([.F221];6;FIND(&quot;:&quot;;[.F221];1)-FIND(&quot; &quot;;[.F221];1)-1));&quot;&quot;;MAX([.A$7:.A221])+1)" office:value-type="float" office:value="75">
            <text:p>075</text:p>
          </table:table-cell>
          <table:table-cell table:style-name="ce51" office:value-type="string">
            <text:p>GTN_PLT_APPR_07_06</text:p>
          </table:table-cell>
          <table:table-cell table:style-name="ce145" table:formula="oooc:=IF(VALUE(MID([.F222];6;FIND(&quot;:&quot;;[.F222];1)-FIND(&quot; &quot;;[.F222];1)-1))&gt;VALUE(MID([.F221];6;FIND(&quot;:&quot;;[.F221];1)-FIND(&quot; &quot;;[.F221];1)-1));[.C221];[.C221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local gadget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51" office:value-type="string">
            <text:p>GTN_PLT_APPR_07_06</text:p>
          </table:table-cell>
          <table:table-cell table:style-name="ce145" table:formula="oooc:=IF(VALUE(MID([.F223];6;FIND(&quot;:&quot;;[.F223];1)-FIND(&quot; &quot;;[.F223];1)-1))&gt;VALUE(MID([.F222];6;FIND(&quot;:&quot;;[.F222];1)-FIND(&quot; &quot;;[.F222];1)-1));[.C222];[.C222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Input valid source</text:p>
            <text:p>- Click <text:span text:style-name="T7">Add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51" office:value-type="string">
            <text:p>GTN_PLT_APPR_07_06</text:p>
          </table:table-cell>
          <table:table-cell table:style-name="ce145" table:formula="oooc:=IF(VALUE(MID([.F224];6;FIND(&quot;:&quot;;[.F224];1)-FIND(&quot; &quot;;[.F224];1)-1))&gt;VALUE(MID([.F223];6;FIND(&quot;:&quot;;[.F223];1)-FIND(&quot; &quot;;[.F223];1)-1));[.C223];[.C223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3: Show edit gadget form</text:p>
          </table:table-cell>
          <table:table-cell table:style-name="ce171" office:value-type="string">
            <text:p>- Click Edit Gadget icon in the left pane</text:p>
          </table:table-cell>
          <table:table-cell table:style-name="ce171" office:value-type="string">
            <text:p>- Information of current gadget is display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51" office:value-type="string">
            <text:p>GTN_PLT_APPR_07_06</text:p>
          </table:table-cell>
          <table:table-cell table:style-name="ce145" table:formula="oooc:=IF(VALUE(MID([.F225];6;FIND(&quot;:&quot;;[.F225];1)-FIND(&quot; &quot;;[.F225];1)-1))&gt;VALUE(MID([.F224];6;FIND(&quot;:&quot;;[.F224];1)-FIND(&quot; &quot;;[.F224];1)-1));[.C224];[.C224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4: Edit gadget</text:p>
          </table:table-cell>
          <table:table-cell table:style-name="ce171" office:value-type="string">
            <text:p>- Change some value in source field</text:p>
            <text:p>- Click <text:span text:style-name="T7">Save</text:span></text:p>
          </table:table-cell>
          <table:table-cell table:style-name="ce171" office:value-type="string">
            <text:p>- Change is saved </text:p>
            <text:p>- Edited Gadget is displayed in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51" office:value-type="string">
            <text:p>GTN_PLT_APPR_07_06</text:p>
          </table:table-cell>
          <table:table-cell table:style-name="ce145" table:formula="oooc:=IF(VALUE(MID([.F226];6;FIND(&quot;:&quot;;[.F226];1)-FIND(&quot; &quot;;[.F226];1)-1))&gt;VALUE(MID([.F225];6;FIND(&quot;:&quot;;[.F225];1)-FIND(&quot; &quot;;[.F225];1)-1));[.C225];[.C225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5: Check Refresh information</text:p>
          </table:table-cell>
          <table:table-cell table:style-name="ce171" office:value-type="string">
            <text:p>- Select edited gadget</text:p>
            <text:p>- Click Refresh information icon in the left pane</text:p>
          </table:table-cell>
          <table:table-cell table:style-name="ce171" office:value-type="string">
            <text:p>- All information will be update after chang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7];6;FIND(&quot;:&quot;;[.F227];1)-FIND(&quot; &quot;;[.F227];1)-1))&gt;VALUE(MID([.F226];6;FIND(&quot;:&quot;;[.F226];1)-FIND(&quot; &quot;;[.F226];1)-1));&quot;&quot;;MAX([.A$7:.A226])+1)" office:value-type="float" office:value="76">
            <text:p>076</text:p>
          </table:table-cell>
          <table:table-cell table:style-name="ce51" office:value-type="string">
            <text:p>GTN_PLT_APPR_07_07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 confirmation</text:p>
          </table:table-cell>
          <table:table-cell table:style-name="ce171" office:value-type="string">
            <text:p>Step 1: Show gadgets list</text:p>
          </table:table-cell>
          <table:table-cell table:style-name="ce171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71" office:value-type="string">
            <text:p>Gadget form appears, all existing gadget are listed in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table:style-name="ce51" office:value-type="string">
            <text:p>GTN_PLT_APPR_07_07</text:p>
          </table:table-cell>
          <table:table-cell table:style-name="ce145" table:formula="oooc:=IF(VALUE(MID([.F228];6;FIND(&quot;:&quot;;[.F228];1)-FIND(&quot; &quot;;[.F228];1)-1))&gt;VALUE(MID([.F227];6;FIND(&quot;:&quot;;[.F227];1)-FIND(&quot; &quot;;[.F227];1)-1));[.C227];[.C227]+1)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Delete gadget with confirmation</text:p>
          </table:table-cell>
          <table:table-cell table:style-name="ce171" office:value-type="string">
            <text:p>Step 2: Delete gadget</text:p>
          </table:table-cell>
          <table:table-cell table:style-name="ce171" office:value-type="string">
            <text:p>- Click <text:span text:style-name="T7">Delete</text:span><text:span text:style-name="T19"> icon </text:span><text:span text:style-name="T19">corresponding to a gadget in left </text:span><text:span text:style-name="T19">pane</text:span></text:p>
            <text:p><text:span text:style-name="T19">- Click </text:span><text:span text:style-name="T7">OK</text:span></text:p>
          </table:table-cell>
          <table:table-cell table:style-name="ce171" office:value-type="string">
            <text:p>Gadget is remov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9];6;FIND(&quot;:&quot;;[.F229];1)-FIND(&quot; &quot;;[.F229];1)-1))&gt;VALUE(MID([.F228];6;FIND(&quot;:&quot;;[.F228];1)-FIND(&quot; &quot;;[.F228];1)-1));&quot;&quot;;MAX([.A$7:.A228])+1)" office:value-type="float" office:value="77">
            <text:p>077</text:p>
          </table:table-cell>
          <table:table-cell table:style-name="ce51" office:value-type="string">
            <text:p>GTN_PLT_APPR_07_07</text:p>
          </table:table-cell>
          <table:table-cell table:style-name="ce145" table:formula="oooc:=IF(VALUE(MID([.F229];6;FIND(&quot;:&quot;;[.F229];1)-FIND(&quot; &quot;;[.F229];1)-1))&gt;VALUE(MID([.F228];6;FIND(&quot;:&quot;;[.F228];1)-FIND(&quot; &quot;;[.F228];1)-1));[.C228];[.C228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out confirmation</text:p>
          </table:table-cell>
          <table:table-cell table:style-name="ce171" office:value-type="string">
            <text:p>Step 1: Show gadgets list</text:p>
          </table:table-cell>
          <table:table-cell table:style-name="ce171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71" office:value-type="string">
            <text:p>Gadget form appears, all existing gadget are listed in left pane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7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51" office:value-type="string">
            <text:p>GTN_PLT_APPR_07_07</text:p>
          </table:table-cell>
          <table:table-cell table:style-name="ce145" table:formula="oooc:=IF(VALUE(MID([.F230];6;FIND(&quot;:&quot;;[.F230];1)-FIND(&quot; &quot;;[.F230];1)-1))&gt;VALUE(MID([.F229];6;FIND(&quot;:&quot;;[.F229];1)-FIND(&quot; &quot;;[.F229];1)-1));[.C229];[.C229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Delete gadget without confirmation</text:p>
          </table:table-cell>
          <table:table-cell table:style-name="ce171" office:value-type="string">
            <text:p>Step 2: Delete gadget</text:p>
          </table:table-cell>
          <table:table-cell table:style-name="ce171" office:value-type="string">
            <text:p>- Click <text:span text:style-name="T7">Delete</text:span><text:span text:style-name="T19"> icon </text:span><text:span text:style-name="T19">corresponding to a gadget in left </text:span><text:span text:style-name="T19">pane</text:span></text:p>
            <text:p><text:span text:style-name="T19">- Click </text:span><text:span text:style-name="T7">Cancel</text:span></text:p>
          </table:table-cell>
          <table:table-cell table:style-name="ce124" office:value-type="string">
            <text:p>That gadget is not removed from list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7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231];6;FIND(&quot;:&quot;;[.F231];1)-FIND(&quot; &quot;;[.F231];1)-1))&gt;VALUE(MID([.F230];6;FIND(&quot;:&quot;;[.F230];1)-FIND(&quot; &quot;;[.F230];1)-1));&quot;&quot;;MAX([.A$7:.A230])+1)" office:value-type="float" office:value="78">
            <text:p>078</text:p>
          </table:table-cell>
          <table:table-cell table:style-name="ce51" office:value-type="string">
            <text:p>GTN_PLT_APPR_07_07</text:p>
          </table:table-cell>
          <table:table-cell table:style-name="ce145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124" office:value-type="string">
            <text:p>Step 1: Add new gadget</text:p>
          </table:table-cell>
          <table:table-cell table:style-name="ce124" office:value-type="string">
            <text:p>Add new gadget with valid values</text:p>
          </table:table-cell>
          <table:table-cell table:style-name="ce124" office:value-type="string">
            <text:p>New gadget is added successfully and displayed in the left pane 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10"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51" office:value-type="string">
            <text:p>GTN_PLT_APPR_07_07</text:p>
          </table:table-cell>
          <table:table-cell table:style-name="ce145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Check delete gadget when it is being used by another</text:p>
          </table:table-cell>
          <table:table-cell table:style-name="ce102" office:value-type="string">
            <text:p>Step 2: Show form to edit gadget</text:p>
          </table:table-cell>
          <table:table-cell table:style-name="ce102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24" office:value-type="string">
            <text:p>Edit gadget form is shown: informations of selecting gadget are displayed in form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10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51" office:value-type="string">
            <text:p>GTN_PLT_APPR_07_07</text:p>
          </table:table-cell>
          <table:table-cell table:style-name="ce145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Check delete gadget when it is being used by another</text:p>
          </table:table-cell>
          <table:table-cell table:style-name="ce102" office:value-type="string">
            <text:p>Step 3: Delete gadget by another user</text:p>
          </table:table-cell>
          <table:table-cell table:style-name="ce102" office:value-type="string">
            <text:p>- Login by user B</text:p>
            <text:p>- Select new added gadget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electing gadget is deleted. They're disappeared from gadget list in left pane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10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51" office:value-type="string">
            <text:p>GTN_PLT_APPR_07_07</text:p>
          </table:table-cell>
          <table:table-cell table:style-name="ce145" table:formula="oooc:=IF(VALUE(MID([.F234];6;FIND(&quot;:&quot;;[.F234];1)-FIND(&quot; &quot;;[.F234];1)-1))&gt;VALUE(MID([.F233];6;FIND(&quot;:&quot;;[.F233];1)-FIND(&quot; &quot;;[.F233];1)-1));[.C233];[.C233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Check delete gadget when it is being used by another</text:p>
          </table:table-cell>
          <table:table-cell table:style-name="ce173" office:value-type="string">
            <text:p>Step 4: Check gadget which was deleted</text:p>
          </table:table-cell>
          <table:table-cell table:style-name="ce173" office:value-type="string">
            <text:p>- Return to user A</text:p>
            <text:p>- Select deleted gadget </text:p>
            <text:p>- Click Save button</text:p>
          </table:table-cell>
          <table:table-cell table:style-name="ce173" office:value-type="string">
            <text:p>Show message alert can not save changes to the gadget that no longer in database 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10" table:formula="oooc:=IF(VALUE(MID([.F235];6;FIND(&quot;:&quot;;[.F235];1)-FIND(&quot; &quot;;[.F235];1)-1))&gt;VALUE(MID([.F234];6;FIND(&quot;:&quot;;[.F234];1)-FIND(&quot; &quot;;[.F234];1)-1));&quot;&quot;;MAX([.A$7:.A234])+1)" office:value-type="float" office:value="79">
            <text:p>079</text:p>
          </table:table-cell>
          <table:table-cell office:value-type="string">
            <text:p>GTN_PLT_APPR_16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Show Application portlet when check or un-check Change show import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36];6;FIND(&quot;:&quot;;[.F236];1)-FIND(&quot; &quot;;[.F236];1)-1))&gt;VALUE(MID([.F235];6;FIND(&quot;:&quot;;[.F235];1)-FIND(&quot; &quot;;[.F235];1)-1));[.C235];[.C235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10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37];6;FIND(&quot;:&quot;;[.F237];1)-FIND(&quot; &quot;;[.F237];1)-1))&gt;VALUE(MID([.F236];6;FIND(&quot;:&quot;;[.F236];1)-FIND(&quot; &quot;;[.F236];1)-1));[.C236];[.C236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6">Change show import</text:span>, after click Save and Close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7">
          <table:table-cell table:style-name="ce110" table:formula="oooc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38];6;FIND(&quot;:&quot;;[.F238];1)-FIND(&quot; &quot;;[.F238];1)-1))&gt;VALUE(MID([.F237];6;FIND(&quot;:&quot;;[.F237];1)-FIND(&quot; &quot;;[.F237];1)-1));[.C237];[.C237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10" table:formula="oooc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39];6;FIND(&quot;:&quot;;[.F239];1)-FIND(&quot; &quot;;[.F239];1)-1))&gt;VALUE(MID([.F238];6;FIND(&quot;:&quot;;[.F238];1)-FIND(&quot; &quot;;[.F238];1)-1));[.C238];[.C238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6">Change show import</text:span></text:p>
            <text:p>- Click <text:span text:style-name="T16">Save</text:span> and <text:span text:style-name="T16">Close</text:span>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7">
          <table:table-cell table:style-name="ce110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40];6;FIND(&quot;:&quot;;[.F240];1)-FIND(&quot; &quot;;[.F240];1)-1))&gt;VALUE(MID([.F239];6;FIND(&quot;:&quot;;[.F239];1)-FIND(&quot; &quot;;[.F239];1)-1));[.C239];[.C239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10" table:formula="oooc:=IF(VALUE(MID([.F241];6;FIND(&quot;:&quot;;[.F241];1)-FIND(&quot; &quot;;[.F241];1)-1))&gt;VALUE(MID([.F240];6;FIND(&quot;:&quot;;[.F240];1)-FIND(&quot; &quot;;[.F240];1)-1));&quot;&quot;;MAX([.A$7:.A240])+1)" office:value-type="float" office:value="80">
            <text:p>080</text:p>
          </table:table-cell>
          <table:table-cell office:value-type="string">
            <text:p>GTN_PLT_APPR_16</text:p>
          </table:table-cell>
          <table:table-cell table:style-name="ce145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71" office:value-type="string">
            <text:p>Check Abort function after click check or un-check change show import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10" table:formula="oooc:=IF(VALUE(MID([.F243];6;FIND(&quot;:&quot;;[.F243];1)-FIND(&quot; &quot;;[.F243];1)-1))&gt;VALUE(MID([.F242];6;FIND(&quot;:&quot;;[.F242];1)-FIND(&quot; &quot;;[.F242];1)-1));&quot;&quot;;MAX([.A$7:.A242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43];6;FIND(&quot;:&quot;;[.F243];1)-FIND(&quot; &quot;;[.F243];1)-1))&gt;VALUE(MID([.F242];6;FIND(&quot;:&quot;;[.F242];1)-FIND(&quot; &quot;;[.F242];1)-1));[.C242];[.C242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6">change show </text:span><text:span text:style-name="T16">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/>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44];6;FIND(&quot;:&quot;;[.F244];1)-FIND(&quot; &quot;;[.F244];1)-1))&gt;VALUE(MID([.F243];6;FIND(&quot;:&quot;;[.F243];1)-FIND(&quot; &quot;;[.F243];1)-1));&quot;&quot;;MAX([.A$7:.A243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44];6;FIND(&quot;:&quot;;[.F244];1)-FIND(&quot; &quot;;[.F244];1)-1))&gt;VALUE(MID([.F243];6;FIND(&quot;:&quot;;[.F243];1)-FIND(&quot; &quot;;[.F243];1)-1));[.C243];[.C243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78" office:value-type="string">
            <text:p>- Click Abort icon on the top of the Page Editor composer</text:p>
          </table:table-cell>
          <table:table-cell table:style-name="ce177" office:value-type="string">
            <text:p>Edit portlet form is closed, return to show application registry portlet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45];6;FIND(&quot;:&quot;;[.F245];1)-FIND(&quot; &quot;;[.F245];1)-1))&gt;VALUE(MID([.F244];6;FIND(&quot;:&quot;;[.F244];1)-FIND(&quot; &quot;;[.F244];1)-1));&quot;&quot;;MAX([.A$7:.A244])+1)">
            <text:p/>
          </table:table-cell>
          <table:table-cell office:value-type="string">
            <text:p>GTN_PLT_APPR_16</text:p>
          </table:table-cell>
          <table:table-cell table:style-name="ce145" table:formula="oooc:=IF(VALUE(MID([.F245];6;FIND(&quot;:&quot;;[.F245];1)-FIND(&quot; &quot;;[.F245];1)-1))&gt;VALUE(MID([.F244];6;FIND(&quot;:&quot;;[.F244];1)-FIND(&quot; &quot;;[.F244];1)-1));[.C244];[.C244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table:style-name="ce174" office:value-type="string">
            <text:p>Step 5: Check changes after Abort</text:p>
          </table:table-cell>
          <table:table-cell table:style-name="ce179" office:value-type="string">
            <text:p>Show form to edit portlet again</text:p>
          </table:table-cell>
          <table:table-cell table:style-name="ce179" office:value-type="string">
            <text:p>Changes at step 3 was <text:s/>saved, display new value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18" table:visibility="filter" table:number-rows-repeated="317">
          <table:table-cell table:number-columns-repeated="9"/>
          <table:table-cell table:style-name="ce188" table:number-columns-repeated="6"/>
          <table:table-cell table:number-columns-repeated="241"/>
        </table:table-row>
        <table:table-row table:style-name="ro18" table:visibility="filter" table:number-rows-repeated="64973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Others" table:style-name="ta1" table:print="false">
        <table:table-column table:style-name="co10" table:default-cell-style-name="ce107"/>
        <table:table-column table:style-name="co33" table:default-cell-style-name="ce144"/>
        <table:table-column table:style-name="co34" table:default-cell-style-name="ce123"/>
        <table:table-column table:style-name="co35" table:default-cell-style-name="ce123"/>
        <table:table-column table:style-name="co36" table:default-cell-style-name="ce123"/>
        <table:table-column table:style-name="co37" table:default-cell-style-name="ce123"/>
        <table:table-column table:style-name="co38" table:default-cell-style-name="ce123"/>
        <table:table-column table:style-name="co39" table:default-cell-style-name="ce123"/>
        <table:table-column table:style-name="co10" table:number-columns-repeated="9" table:default-cell-style-name="ce123"/>
        <table:table-column table:style-name="co10" table:number-columns-repeated="239" table:default-cell-style-name="ce107"/>
        <table:table-row table:style-name="ro19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08];[.$K1])" office:value-type="float" office:value="0">
            <text:p>0</text:p>
          </table:table-cell>
          <table:table-cell table:style-name="ce133" table:formula="oooc:=COUNTIF([.M$7:.M$1008];[.$K1])" office:value-type="float" office:value="0">
            <text:p>0</text:p>
          </table:table-cell>
          <table:table-cell table:style-name="ce133" table:formula="oooc:=COUNTIF([.N$7:.N$1008];[.$K1])" office:value-type="float" office:value="0">
            <text:p>0</text:p>
          </table:table-cell>
          <table:table-cell table:style-name="ce133" table:formula="oooc:=COUNTIF([.O$7:.O$1008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2" table:number-columns-repeated="4"/>
          <table:table-cell table:style-name="ce107"/>
          <table:table-cell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08];[.$K2])" office:value-type="float" office:value="0">
            <text:p>0</text:p>
          </table:table-cell>
          <table:table-cell table:style-name="ce133" table:formula="oooc:=COUNTIF([.M$7:.M$1008];[.$K2])" office:value-type="float" office:value="0">
            <text:p>0</text:p>
          </table:table-cell>
          <table:table-cell table:style-name="ce133" table:formula="oooc:=COUNTIF([.N$7:.N$1008];[.$K2])" office:value-type="float" office:value="0">
            <text:p>0</text:p>
          </table:table-cell>
          <table:table-cell table:style-name="ce133" table:formula="oooc:=COUNTIF([.O$7:.O$1008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31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View breadcumbs, Sitemap</text:p>
          </table:table-cell>
          <table:covered-table-cell table:style-name="ce119"/>
          <table:covered-table-cell table:style-name="ce116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08];[.$K3])" office:value-type="float" office:value="0">
            <text:p>0</text:p>
          </table:table-cell>
          <table:table-cell table:style-name="ce133" table:formula="oooc:=COUNTIF([.M$7:.M$1008];[.$K3])" office:value-type="float" office:value="0">
            <text:p>0</text:p>
          </table:table-cell>
          <table:table-cell table:style-name="ce133" table:formula="oooc:=COUNTIF([.N$7:.N$1008];[.$K3])" office:value-type="float" office:value="0">
            <text:p>0</text:p>
          </table:table-cell>
          <table:table-cell table:style-name="ce133" table:formula="oooc:=COUNTIF([.O$7:.O$1008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7:.A996])" office:value-type="float" office:value="15" table:number-columns-spanned="3" table:number-rows-spanned="1">
            <text:p>15</text:p>
          </table:table-cell>
          <table:covered-table-cell table:number-columns-repeated="2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08];[.$K4])" office:value-type="float" office:value="0">
            <text:p>0</text:p>
          </table:table-cell>
          <table:table-cell table:style-name="ce133" table:formula="oooc:=COUNTIF([.M$7:.M$1008];[.$K4])" office:value-type="float" office:value="0">
            <text:p>0</text:p>
          </table:table-cell>
          <table:table-cell table:style-name="ce133" table:formula="oooc:=COUNTIF([.N$7:.N$1008];[.$K4])" office:value-type="float" office:value="0">
            <text:p>0</text:p>
          </table:table-cell>
          <table:table-cell table:style-name="ce133" table:formula="oooc:=COUNTIF([.O$7:.O$1008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33" table:formula="oooc:=COUNTIF([.L$7:.L$1008];[.$K5])" office:value-type="float" office:value="0">
            <text:p>0</text:p>
          </table:table-cell>
          <table:table-cell table:style-name="ce133" table:formula="oooc:=COUNTIF([.M$7:.M$1008];[.$K5])" office:value-type="float" office:value="0">
            <text:p>0</text:p>
          </table:table-cell>
          <table:table-cell table:style-name="ce133" table:formula="oooc:=COUNTIF([.N$7:.N$1008];[.$K5])" office:value-type="float" office:value="0">
            <text:p>0</text:p>
          </table:table-cell>
          <table:table-cell table:style-name="ce133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7">
          <table:table-cell table:style-name="ce109" office:value-type="float" office:value="1">
            <text:p>001</text:p>
          </table:table-cell>
          <table:table-cell table:style-name="ce196" office:value-type="string">
            <text:p>GTN_PLT_OTHERS_08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199" office:value-type="string">
            <text:p>Check breadcrumbs portlet when select a page</text:p>
          </table:table-cell>
          <table:table-cell table:style-name="ce208" office:value-type="string">
            <text:p>Step 1: Check displaying path of selected page from navigation when is has no parent</text:p>
          </table:table-cell>
          <table:table-cell table:style-name="ce208" office:value-type="string">
            <text:p>Select page from page navigation (not child page)</text:p>
          </table:table-cell>
          <table:table-cell table:style-name="ce218" office:value-type="string">
            <text:p>The page name (display name) will be displayed in the breadcumbs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6" office:value-type="string">
            <text:p>GTN_PLT_OTHERS_08</text:p>
          </table:table-cell>
          <table:table-cell table:style-name="ce14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200" office:value-type="string">
            <text:p>Check breadcumbs portlet when select a page</text:p>
          </table:table-cell>
          <table:table-cell table:style-name="ce208" office:value-type="string">
            <text:p>Step 2: Check displaying path of selected page from navigation when it is child page</text:p>
          </table:table-cell>
          <table:table-cell table:style-name="ce208" office:value-type="string">
            <text:p>Select page from page navigation that is child page</text:p>
          </table:table-cell>
          <table:table-cell table:style-name="ce142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6" office:value-type="string">
            <text:p>GTN_PLT_OTHERS_08</text:p>
          </table:table-cell>
          <table:table-cell table:style-name="ce14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200" office:value-type="string">
            <text:p>Check breadcumbs portlet when select a page</text:p>
          </table:table-cell>
          <table:table-cell table:style-name="ce209" office:value-type="string">
            <text:p>Step 3: Check link to a specific page from breadcumbs</text:p>
          </table:table-cell>
          <table:table-cell table:style-name="ce142" office:value-type="string">
            <text:p>Click on one name in page path in breadcumbs</text:p>
          </table:table-cell>
          <table:table-cell table:style-name="ce142" office:value-type="string">
            <text:p>That page is shown, the path in breadcumbs is shorten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96" office:value-type="string">
            <text:p>GTN_PLT_OTHERS_09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Others\Site map</text:p>
          </table:table-cell>
          <table:table-cell table:style-name="ce73" office:value-type="string">
            <text:p>Check Site map portlet</text:p>
          </table:table-cell>
          <table:table-cell table:style-name="ce208" office:value-type="string">
            <text:p>Step 1: Show site map page</text:p>
          </table:table-cell>
          <table:table-cell table:style-name="ce208" office:value-type="string">
            <text:p>Click Site map from navigation</text:p>
          </table:table-cell>
          <table:table-cell table:style-name="ce218" office:value-type="string">
            <text:p>Site map page is shown: There's a pane for each page on the first level &amp; its sub pages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3" office:value-type="string">
            <text:p>Portal\Others\Site map</text:p>
          </table:table-cell>
          <table:table-cell table:style-name="ce201" office:value-type="string">
            <text:p>Check Site map portlet</text:p>
          </table:table-cell>
          <table:table-cell table:style-name="ce209" office:value-type="string">
            <text:p>Step 2: Go to page by clicking on site map</text:p>
          </table:table-cell>
          <table:table-cell table:style-name="ce142" office:value-type="string">
            <text:p>Click on page name in site map</text:p>
          </table:table-cell>
          <table:table-cell table:style-name="ce142" office:value-type="string">
            <text:p>Selected page is shown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3" office:value-type="string">
            <text:p>Portal\Others\Site map</text:p>
          </table:table-cell>
          <table:table-cell table:style-name="ce74" office:value-type="string">
            <text:p>Check listing pages at the same level in Site map</text:p>
          </table:table-cell>
          <table:table-cell table:style-name="ce210" office:value-type="string">
            <text:p>Step 1: Create pages </text:p>
          </table:table-cell>
          <table:table-cell table:style-name="ce210" office:value-type="string">
            <text:p>Use wizard or manage pages to create some pages in the same level as children of one page <text:span text:style-name="T36">[detail]</text:span></text:p>
          </table:table-cell>
          <table:table-cell table:style-name="ce219" office:value-type="string">
            <text:p>Create pages successfully</text:p>
          </table:table-cell>
          <table:table-cell table:style-name="ce219" office:value-type="string">
            <text:p>Medium</text:p>
          </table:table-cell>
          <table:table-cell table:style-name="ce223"/>
          <table:table-cell table:style-name="ce225" table:number-columns-repeated="6"/>
          <table:table-cell table:style-name="ce223" table:number-columns-repeated="2"/>
          <table:table-cell table:number-columns-repeated="238"/>
        </table:table-row>
        <table:table-row table:style-name="ro23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3" office:value-type="string">
            <text:p>Portal\Others\Site map</text:p>
          </table:table-cell>
          <table:table-cell table:style-name="ce202" office:value-type="string">
            <text:p>Check listing pages at the same level in Site map</text:p>
          </table:table-cell>
          <table:table-cell table:style-name="ce211" office:value-type="string">
            <text:p>Step 2: Show site map</text:p>
          </table:table-cell>
          <table:table-cell table:style-name="ce208" office:value-type="string">
            <text:p>Click Site map from navigation</text:p>
          </table:table-cell>
          <table:table-cell table:style-name="ce220" office:value-type="string">
            <text:p>- Pages at the same level are set the same align</text:p>
            <text:p>- Pages at different level are in the different alignment</text:p>
          </table:table-cell>
          <table:table-cell table:style-name="ce219" office:value-type="string">
            <text:p>Medium</text:p>
          </table:table-cell>
          <table:table-cell table:style-name="ce223"/>
          <table:table-cell table:style-name="ce225" table:number-columns-repeated="6"/>
          <table:table-cell table:style-name="ce223" table:number-columns-repeated="2"/>
          <table:table-cell table:number-columns-repeated="238"/>
        </table:table-row>
        <table:table-row table:style-name="ro7">
          <table:table-cell table:style-name="ce110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76" office:value-type="string">
            <text:p>Check showing site map in different skins</text:p>
          </table:table-cell>
          <table:table-cell table:style-name="ce210" office:value-type="string">
            <text:p>Step 1: Show site map page</text:p>
          </table:table-cell>
          <table:table-cell table:style-name="ce208" office:value-type="string">
            <text:p>- Login by admin</text:p>
            <text:p>- Click Site map from navigation</text:p>
          </table:table-cell>
          <table:table-cell table:style-name="ce219" office:value-type="string">
            <text:p>Site map is displayed 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0" office:value-type="string">
            <text:p>Step 2: Show Change skin form</text:p>
          </table:table-cell>
          <table:table-cell table:style-name="ce215" office:value-type="string">
            <text:p>Go to <text:span text:style-name="T7">Exo Start/ Change skin</text:span></text:p>
          </table:table-cell>
          <table:table-cell table:style-name="ce215" office:value-type="string">
            <text:p>- Change skin form is shown properly with existing skins in form</text:p>
            <text:p>- Allow user to change skin for portal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10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1" office:value-type="string">
            <text:p>Step 3: Change skin</text:p>
          </table:table-cell>
          <table:table-cell table:style-name="ce216" office:value-type="string">
            <text:p>Select another skin to display portal</text:p>
          </table:table-cell>
          <table:table-cell table:style-name="ce216" office:value-type="string">
            <text:p>Portal is displayed in new selected skin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1" office:value-type="string">
            <text:p>Step 4: Check site map in new skin</text:p>
          </table:table-cell>
          <table:table-cell table:style-name="ce208" office:value-type="string">
            <text:p>Click Site map from navigation</text:p>
          </table:table-cell>
          <table:table-cell table:style-name="ce216" office:value-type="string">
            <text:p>Site map is displayed in new selected skin properly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98" office:value-type="string">
            <text:p>Portal\Others\Site map</text:p>
          </table:table-cell>
          <table:table-cell table:style-name="ce204" office:value-type="string">
            <text:p>Check showing when select to the page listed in site map</text:p>
          </table:table-cell>
          <table:table-cell table:style-name="ce212" office:value-type="string">
            <text:p>Step 1: Show site map page</text:p>
          </table:table-cell>
          <table:table-cell table:style-name="ce141" office:value-type="string">
            <text:p>Click Site map from navigation portlet </text:p>
          </table:table-cell>
          <table:table-cell table:style-name="ce221" office:value-type="string">
            <text:p>Show site map page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select to the page listed in site map</text:p>
          </table:table-cell>
          <table:table-cell table:style-name="ce213" office:value-type="string">
            <text:p>Step 2: Select to the page </text:p>
            <text:p>listed in site map</text:p>
          </table:table-cell>
          <table:table-cell table:style-name="ce217" office:value-type="string">
            <text:p>- Click on the page in site map</text:p>
          </table:table-cell>
          <table:table-cell table:style-name="ce217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click Expand All in site map</text:p>
          </table:table-cell>
          <table:table-cell table:style-name="ce212" office:value-type="string">
            <text:p>Step 1: Show site map page</text:p>
          </table:table-cell>
          <table:table-cell table:style-name="ce141" office:value-type="string">
            <text:p>Click Site map from navigation portlet</text:p>
          </table:table-cell>
          <table:table-cell table:style-name="ce217" office:value-type="string">
            <text:p>Site map is displayed 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98" office:value-type="string">
            <text:p>Portal\Others\Site map</text:p>
          </table:table-cell>
          <table:table-cell table:style-name="ce205" office:value-type="string">
            <text:p>Check showing when click Expand All site map</text:p>
          </table:table-cell>
          <table:table-cell table:style-name="ce213" office:value-type="string">
            <text:p>Step 2: Check displaying when </text:p>
            <text:p>click Expand All </text:p>
          </table:table-cell>
          <table:table-cell table:style-name="ce217" office:value-type="string">
            <text:p>- Click on Expand All on Site map</text:p>
          </table:table-cell>
          <table:table-cell table:style-name="ce221" office:value-type="string">
            <text:p>Pages instruction of current using portal is shown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click Collapse All in site map</text:p>
          </table:table-cell>
          <table:table-cell table:style-name="ce212" office:value-type="string">
            <text:p>Step 1: Show site map page</text:p>
          </table:table-cell>
          <table:table-cell table:style-name="ce141" office:value-type="string">
            <text:p>Click Site map from navigation portlet</text:p>
          </table:table-cell>
          <table:table-cell table:style-name="ce217" office:value-type="string">
            <text:p>Site map is displayed 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6" office:value-type="string">
            <text:p>GTN_PLT_OTHERS_09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98" office:value-type="string">
            <text:p>Portal\Others\Site map</text:p>
          </table:table-cell>
          <table:table-cell table:style-name="ce205" office:value-type="string">
            <text:p>Check showing when click Collapse All site map</text:p>
          </table:table-cell>
          <table:table-cell table:style-name="ce213" office:value-type="string">
            <text:p>Step 2: Check displaying when </text:p>
            <text:p>click Collapse All </text:p>
          </table:table-cell>
          <table:table-cell table:style-name="ce217" office:value-type="string">
            <text:p>- Click on Collapse All on Site map</text:p>
          </table:table-cell>
          <table:table-cell table:style-name="ce221" office:value-type="string">
            <text:p>Pages instruction of current using portal don't shown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6">
          <table:table-cell table:style-name="ce110" table:formula="oooc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197" office:value-type="string">
            <text:p>GTN_PLT_OTHERS_17</text:p>
          </table:table-cell>
          <table:table-cell table:style-name="ce117" office:value-type="float" office:value="1">
            <text:p>001</text:p>
          </table:table-cell>
          <table:table-cell table:style-name="ce48" office:value-type="string">
            <text:p>portal/others/star toolbar portlet</text:p>
          </table:table-cell>
          <table:table-cell table:style-name="ce206" office:value-type="string">
            <text:p>Check showing in exo Star toolbar portlet</text:p>
          </table:table-cell>
          <table:table-cell table:style-name="ce214" office:value-type="string">
            <text:p>Step 1: check showing in exo Star toolbar portlet</text:p>
          </table:table-cell>
          <table:table-cell table:style-name="ce214" office:value-type="string">
            <text:p>- Log in by admin</text:p>
            <text:p>- On the top page, move mouse on <text:span text:style-name="T7">ExoStar</text:span></text:p>
          </table:table-cell>
          <table:table-cell table:style-name="ce214" office:value-type="string">
            <text:p>Show list all functions on <text:span text:style-name="T7">Exostar</text:span><text:span text:style-name="T19"> in menu form</text:span>:</text:p>
            <text:p>- <text:span text:style-name="T7">Change Language</text:span>: user can change the language displaying on portal</text:p>
            <text:p>- <text:span text:style-name="T7">Change skin</text:span>: user can change the skin displaying on portal</text:p>
            <text:p>- <text:span text:style-name="T7">Log out: </text:span><text:span text:style-name="T19">user can out to portal</text:span></text:p>
          </table:table-cell>
          <table:table-cell table:style-name="ce221" office:value-type="string">
            <text:p>Medium</text:p>
          </table:table-cell>
          <table:table-cell table:style-name="ce224" table:number-columns-repeated="8"/>
          <table:table-cell table:style-name="ce226" table:number-columns-repeated="239"/>
        </table:table-row>
        <table:table-row table:style-name="ro7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9">
            <text:p>009</text:p>
          </table:table-cell>
          <table:table-cell table:style-name="ce197" office:value-type="string">
            <text:p>GTN_PLT_OTHERS_18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<text:s/>toolbar site portlet</text:p>
          </table:table-cell>
          <table:table-cell table:style-name="ce79" office:value-type="string">
            <text:p>Check showing User Toolbar Site portlet</text:p>
          </table:table-cell>
          <table:table-cell table:style-name="ce212" office:value-type="string">
            <text:p>Step 1: check showing User Site toolbar portlet</text:p>
          </table:table-cell>
          <table:table-cell table:style-name="ce212" office:value-type="string">
            <text:p>- Log in by admin</text:p>
            <text:p>- On the top page, move mouse on <text:span text:style-name="T7">Site</text:span></text:p>
          </table:table-cell>
          <table:table-cell table:style-name="ce212" office:value-type="string">
            <text:p><text:span text:style-name="T16">- Site</text:span>: contain list sites (portals) on the system 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97" office:value-type="string">
            <text:p>GTN_PLT_OTHERS_19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toolbar group portlet</text:p>
          </table:table-cell>
          <table:table-cell table:style-name="ce79" office:value-type="string">
            <text:p>Check showing User Toolbar Group portlet</text:p>
          </table:table-cell>
          <table:table-cell table:style-name="ce212" office:value-type="string">
            <text:p>Step 1: check showing User Group toolbar portlet</text:p>
          </table:table-cell>
          <table:table-cell table:style-name="ce212" office:value-type="string">
            <text:p>- Log in by admin</text:p>
            <text:p>- On the top page, move mouse on <text:span text:style-name="T7">Group</text:span></text:p>
          </table:table-cell>
          <table:table-cell table:style-name="ce212" office:value-type="string">
            <text:p><text:span text:style-name="T16">- Group</text:span>: contain list all pages of each groups which user is member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197" office:value-type="string">
            <text:p>GTN_PLT_OTHERS_20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toolbar dashboard portlet</text:p>
          </table:table-cell>
          <table:table-cell table:style-name="ce79" office:value-type="string">
            <text:p>Check showing User Toolbar Dashboard portlet</text:p>
          </table:table-cell>
          <table:table-cell table:style-name="ce212" office:value-type="string">
            <text:p>Step 1: check showing User Dashboard toolbar portlet</text:p>
          </table:table-cell>
          <table:table-cell table:style-name="ce212" office:value-type="string">
            <text:p>- Log in by admin</text:p>
            <text:p>- On the top page, move mouse on <text:span text:style-name="T7">Dashboard</text:span></text:p>
          </table:table-cell>
          <table:table-cell table:style-name="ce212" office:value-type="string">
            <text:p>- Dashboard: display page of user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28];6;FIND(&quot;:&quot;;[.F28];1)-FIND(&quot; &quot;;[.F28];1)-1))&gt;VALUE(MID([.F27];6;FIND(&quot;:&quot;;[.F27];1)-FIND(&quot; &quot;;[.F27];1)-1));&quot;&quot;;MAX([.A$7:.A27])+1)" office:value-type="float" office:value="12">
            <text:p>012</text:p>
          </table:table-cell>
          <table:table-cell table:style-name="ce197" office:value-type="string">
            <text:p>GTN_PLT_OTHERS_21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site navigation</text:p>
          </table:table-cell>
          <table:table-cell table:style-name="ce207" office:value-type="string">
            <text:p>Check displaying Site navigation</text:p>
          </table:table-cell>
          <table:table-cell table:style-name="ce212" office:value-type="string">
            <text:p>Step 1: Check displaying Site Navigation</text:p>
          </table:table-cell>
          <table:table-cell table:style-name="ce212" office:value-type="string">
            <text:p>- Login by admin</text:p>
            <text:p>- Click on <text:span text:style-name="T16">Site</text:span> link</text:p>
          </table:table-cell>
          <table:table-cell table:style-name="ce212" office:value-type="string">
            <text:p>- Display Portal navigation page and user can add/delete portal, can edit layout, edit navigation, edit portal's properties. <text:s/>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29];6;FIND(&quot;:&quot;;[.F29];1)-FIND(&quot; &quot;;[.F29];1)-1))&gt;VALUE(MID([.F28];6;FIND(&quot;:&quot;;[.F28];1)-FIND(&quot; &quot;;[.F28];1)-1));&quot;&quot;;MAX([.A$7:.A28])+1)" office:value-type="float" office:value="13">
            <text:p>013</text:p>
          </table:table-cell>
          <table:table-cell table:style-name="ce197" office:value-type="string">
            <text:p>GTN_PLT_OTHERS_22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group navigation</text:p>
          </table:table-cell>
          <table:table-cell table:style-name="ce207" office:value-type="string">
            <text:p>Check displaying Group navigation</text:p>
          </table:table-cell>
          <table:table-cell table:style-name="ce212" office:value-type="string">
            <text:p>Step 1: Check displaying Group Navigation</text:p>
          </table:table-cell>
          <table:table-cell table:style-name="ce212" office:value-type="string">
            <text:p>- Login by admin</text:p>
            <text:p>- Click on <text:span text:style-name="T16">Group</text:span> link</text:p>
          </table:table-cell>
          <table:table-cell table:style-name="ce212" office:value-type="string">
            <text:p>- Show all the the navigation of groups which have created and user can add/edit/delete navigation, edit properties. <text:s/>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30];6;FIND(&quot;:&quot;;[.F30];1)-FIND(&quot; &quot;;[.F30];1)-1))&gt;VALUE(MID([.F29];6;FIND(&quot;:&quot;;[.F29];1)-FIND(&quot; &quot;;[.F29];1)-1));&quot;&quot;;MAX([.A$7:.A29])+1)" office:value-type="float" office:value="14">
            <text:p>014</text:p>
          </table:table-cell>
          <table:table-cell table:style-name="ce197" office:value-type="string">
            <text:p>GTN_PLT_OTHERS_23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navigation</text:p>
          </table:table-cell>
          <table:table-cell table:style-name="ce207" office:value-type="string">
            <text:p>Check displaying User Navigation</text:p>
          </table:table-cell>
          <table:table-cell table:style-name="ce212" office:value-type="string">
            <text:p>Step 1: Check displaying Dashboard Navigation</text:p>
          </table:table-cell>
          <table:table-cell table:style-name="ce212" office:value-type="string">
            <text:p>- Login by admin</text:p>
            <text:p>- Click on <text:span text:style-name="T16">Dashboard</text:span> link</text:p>
          </table:table-cell>
          <table:table-cell table:style-name="ce212" office:value-type="string">
            <text:p>Show sub-menu on dashboard. Can add/edit/delete tab, add gadget for tab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40">
          <table:table-cell table:style-name="ce110" table:formula="oooc:=IF(VALUE(MID([.F31];6;FIND(&quot;:&quot;;[.F31];1)-FIND(&quot; &quot;;[.F31];1)-1))&gt;VALUE(MID([.F30];6;FIND(&quot;:&quot;;[.F30];1)-FIND(&quot; &quot;;[.F30];1)-1));&quot;&quot;;MAX([.A$7:.A30])+1)" office:value-type="float" office:value="15">
            <text:p>015</text:p>
          </table:table-cell>
          <table:table-cell table:style-name="ce197" office:value-type="string">
            <text:p>GTN_PLT_OTHERS_24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admin toolbar portlet</text:p>
          </table:table-cell>
          <table:table-cell table:style-name="ce79" office:value-type="string">
            <text:p>Check showing in Admin toolbar portlet</text:p>
          </table:table-cell>
          <table:table-cell table:style-name="ce212" office:value-type="string">
            <text:p>Step 1: Check showing in Admin toolbar portlet</text:p>
          </table:table-cell>
          <table:table-cell table:style-name="ce212" office:value-type="string">
            <text:p><text:span text:style-name="T19">- Log in by admin</text:span></text:p>
            <text:p><text:span text:style-name="T19">- Click Site or group or </text:span><text:span text:style-name="T19">dashboard and move mouse on </text:span><text:span text:style-name="T16">Site</text:span><text:span text:style-name="T19"> </text:span><text:span text:style-name="T7">editor or Group editor or </text:span><text:span text:style-name="T7">Dashboard editor</text:span><text:span text:style-name="T19"> link</text:span></text:p>
          </table:table-cell>
          <table:table-cell table:style-name="ce212" office:value-type="string">
            <text:p>Show list all functions for <text:span text:style-name="T7">editor</text:span><text:span text:style-name="T19"> </text:span><text:span text:style-name="T19">in menu form:</text:span></text:p>
            <text:p><text:span text:style-name="T19">- </text:span><text:span text:style-name="T7">Add new page: </text:span><text:span text:style-name="T19">user can add </text:span><text:span text:style-name="T19">new page by wizard</text:span></text:p>
            <text:p><text:span text:style-name="T7">- Edit page: </text:span><text:span text:style-name="T19">user can edit </text:span><text:span text:style-name="T19">current page</text:span><text:span text:style-name="T7"> </text:span></text:p>
            <text:p><text:span text:style-name="T7">- Edit site layout: </text:span><text:span text:style-name="T19">user can edit </text:span><text:span text:style-name="T19">layout </text:span></text:p>
            <text:p><text:span text:style-name="T44">When click</text:span></text:p>
            <text:p><text:span text:style-name="T37">- Site editor: can add/edit page </text:span><text:span text:style-name="T37">and edit layout of portal</text:span></text:p>
            <text:p><text:span text:style-name="T37">- Group editor:can add/edit page </text:span><text:span text:style-name="T37">and edit layout of <text:s/>group</text:span></text:p>
            <text:p><text:span text:style-name="T37">- Dashboard editor: can add/edit </text:span><text:span text:style-name="T37">page and edit layout of user</text:span></text:p>
          </table:table-cell>
          <table:table-cell table:style-name="ce221" office:value-type="string">
            <text:p>Medium</text:p>
          </table:table-cell>
          <table:table-cell/>
          <table:table-cell table:style-name="Default" table:number-columns-repeated="2"/>
          <table:table-cell table:number-columns-repeated="244"/>
        </table:table-row>
        <table:table-row table:style-name="ro18" table:visibility="filter" table:number-rows-repeated="6">
          <table:table-cell table:style-name="ce110"/>
          <table:table-cell table:number-columns-repeated="2"/>
          <table:table-cell table:style-name="ce198"/>
          <table:table-cell table:style-name="ce76"/>
          <table:table-cell table:style-name="ce212" table:number-columns-repeated="3"/>
          <table:table-cell table:number-columns-repeated="248"/>
        </table:table-row>
        <table:table-row table:style-name="ro18" table:visibility="filter">
          <table:table-cell table:style-name="ce110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13" table:visibility="filter">
          <table:table-cell table:style-name="ce110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"/>
          <table:table-cell office:value-type="string">
            <text:p>oup</text:p>
          </table:table-cell>
          <table:table-cell table:number-columns-repeated="245"/>
        </table:table-row>
        <table:table-row table:style-name="ro18" table:visibility="filter" table:number-rows-repeated="2">
          <table:table-cell table:style-name="ce110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18" table:visibility="filter" table:number-rows-repeated="22">
          <table:table-cell table:number-columns-repeated="3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18" table:visibility="filter" table:number-rows-repeated="21">
          <table:table-cell table:number-columns-repeated="5"/>
          <table:table-cell table:style-name="ce212" table:number-columns-repeated="3"/>
          <table:table-cell table:number-columns-repeated="248"/>
        </table:table-row>
        <table:table-row table:style-name="ro18" table:visibility="filter" table:number-rows-repeated="65451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Dashboard" table:style-name="ta1" table:print="false">
        <table:table-column table:style-name="co10" table:default-cell-style-name="ce107"/>
        <table:table-column table:style-name="co40" table:default-cell-style-name="ce144"/>
        <table:table-column table:style-name="co10" table:default-cell-style-name="ce123"/>
        <table:table-column table:style-name="co35" table:default-cell-style-name="ce123"/>
        <table:table-column table:style-name="co36" table:default-cell-style-name="ce123"/>
        <table:table-column table:style-name="co37" table:default-cell-style-name="ce123"/>
        <table:table-column table:style-name="co15" table:default-cell-style-name="ce123"/>
        <table:table-column table:style-name="co39" table:default-cell-style-name="ce123"/>
        <table:table-column table:style-name="co10" table:number-columns-repeated="9" table:default-cell-style-name="ce123"/>
        <table:table-column table:style-name="co10" table:number-columns-repeated="239" table:default-cell-style-name="ce107"/>
        <table:table-row table:style-name="ro19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14];[.$K1])" office:value-type="float" office:value="0">
            <text:p>0</text:p>
          </table:table-cell>
          <table:table-cell table:style-name="ce133" table:formula="oooc:=COUNTIF([.M$7:.M$1014];[.$K1])" office:value-type="float" office:value="0">
            <text:p>0</text:p>
          </table:table-cell>
          <table:table-cell table:style-name="ce133" table:formula="oooc:=COUNTIF([.N$7:.N$1014];[.$K1])" office:value-type="float" office:value="0">
            <text:p>0</text:p>
          </table:table-cell>
          <table:table-cell table:style-name="ce133" table:formula="oooc:=COUNTIF([.O$7:.O$1014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2" table:number-columns-repeated="4"/>
          <table:table-cell table:style-name="ce107"/>
          <table:table-cell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14];[.$K2])" office:value-type="float" office:value="0">
            <text:p>0</text:p>
          </table:table-cell>
          <table:table-cell table:style-name="ce133" table:formula="oooc:=COUNTIF([.M$7:.M$1014];[.$K2])" office:value-type="float" office:value="0">
            <text:p>0</text:p>
          </table:table-cell>
          <table:table-cell table:style-name="ce133" table:formula="oooc:=COUNTIF([.N$7:.N$1014];[.$K2])" office:value-type="float" office:value="0">
            <text:p>0</text:p>
          </table:table-cell>
          <table:table-cell table:style-name="ce133" table:formula="oooc:=COUNTIF([.O$7:.O$1014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31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Add, drag &amp; Drop Gadget into Dashboard</text:p>
          </table:table-cell>
          <table:covered-table-cell table:style-name="ce119"/>
          <table:covered-table-cell table:style-name="ce116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14];[.$K3])" office:value-type="float" office:value="0">
            <text:p>0</text:p>
          </table:table-cell>
          <table:table-cell table:style-name="ce133" table:formula="oooc:=COUNTIF([.M$7:.M$1014];[.$K3])" office:value-type="float" office:value="0">
            <text:p>0</text:p>
          </table:table-cell>
          <table:table-cell table:style-name="ce133" table:formula="oooc:=COUNTIF([.N$7:.N$1014];[.$K3])" office:value-type="float" office:value="0">
            <text:p>0</text:p>
          </table:table-cell>
          <table:table-cell table:style-name="ce133" table:formula="oooc:=COUNTIF([.O$7:.O$1014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7:.A987])" office:value-type="float" office:value="19" table:number-columns-spanned="3" table:number-rows-spanned="1">
            <text:p>19</text:p>
          </table:table-cell>
          <table:covered-table-cell table:number-columns-repeated="2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14];[.$K4])" office:value-type="float" office:value="0">
            <text:p>0</text:p>
          </table:table-cell>
          <table:table-cell table:style-name="ce133" table:formula="oooc:=COUNTIF([.M$7:.M$1014];[.$K4])" office:value-type="float" office:value="0">
            <text:p>0</text:p>
          </table:table-cell>
          <table:table-cell table:style-name="ce133" table:formula="oooc:=COUNTIF([.N$7:.N$1014];[.$K4])" office:value-type="float" office:value="0">
            <text:p>0</text:p>
          </table:table-cell>
          <table:table-cell table:style-name="ce133" table:formula="oooc:=COUNTIF([.O$7:.O$1014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33" table:formula="oooc:=COUNTIF([.L$7:.L$1014];[.$K5])" office:value-type="float" office:value="0">
            <text:p>0</text:p>
          </table:table-cell>
          <table:table-cell table:style-name="ce133" table:formula="oooc:=COUNTIF([.M$7:.M$1014];[.$K5])" office:value-type="float" office:value="0">
            <text:p>0</text:p>
          </table:table-cell>
          <table:table-cell table:style-name="ce133" table:formula="oooc:=COUNTIF([.N$7:.N$1014];[.$K5])" office:value-type="float" office:value="0">
            <text:p>0</text:p>
          </table:table-cell>
          <table:table-cell table:style-name="ce133" table:formula="oooc:=COUNTIF([.O$7:.O$1014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7">
          <table:table-cell table:style-name="ce109" office:value-type="float" office:value="1">
            <text:p>001</text:p>
          </table:table-cell>
          <table:table-cell table:style-name="ce196" office:value-type="string">
            <text:p>GTN_PLT_DASHBOARD_10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<text:span text:style-name="T22">Display</text:span></text:p>
          </table:table-cell>
          <table:table-cell table:style-name="ce51" office:value-type="string">
            <text:p>Show Dashboard form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6" office:value-type="string">
            <text:p>GTN_PLT_DASHBOARD_10</text:p>
          </table:table-cell>
          <table:table-cell table:style-name="ce14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3" office:value-type="string">
            <text:p>Portal\Dashboard\<text:span text:style-name="T22">Display</text:span></text:p>
          </table:table-cell>
          <table:table-cell table:style-name="ce141" office:value-type="string">
            <text:p>Show Dashboard form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96" office:value-type="string">
            <text:p>GTN_PLT_DASHBOARD_11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valid value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3" table:number-columns-repeated="2"/>
          <table:table-cell table:number-columns-repeated="238"/>
        </table:table-row>
        <table:table-row table:style-name="ro7">
          <table:table-cell table:style-name="ce110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valid value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with all gadget default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3" table:number-columns-repeated="2"/>
          <table:table-cell table:number-columns-repeated="238"/>
        </table:table-row>
        <table:table-row table:style-name="ro25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valid value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valid value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value valid in URL which want to add (<text:a xlink:href="http://www.labpixies.com/campaigns/maps/maps.xml">http://www.labpixies.com/campaigns/maps/maps.xml</text:a>) - Click Add Gadget</text:p>
          </table:table-cell>
          <table:table-cell table:style-name="ce216" office:value-type="string">
            <text:p>- New gadget is added successfully into dashboard 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blank URL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blank URL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blank URL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blank URL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Leave URL bank</text:p>
            <text:p>- Click <text:span text:style-name="T7">Add Gadget</text:span></text:p>
          </table:table-cell>
          <table:table-cell table:style-name="ce216" office:value-type="string">
            <text:p>- Show message alerts text field is required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invalid value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invalid value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invalid value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invalid value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value invalid in URL which want to add</text:p>
            <text:p>- Click <text:span text:style-name="T7">Add Gadget</text:span></text:p>
          </table:table-cell>
          <table:table-cell table:style-name="ce216" office:value-type="string">
            <text:p>- Show message alerts The inputed url is invalid! Please enter a correct url of gadget's xml or RSS feed !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73" office:value-type="string">
            <text:p>Add new gadget into dashboard with URL is not correct URL of gadget's xml or RSS feed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6" office:value-type="string">
            <text:p>GTN_PLT_DASHBOARD_11</text:p>
          </table:table-cell>
          <table:table-cell table:style-name="ce145" table:formula="oooc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URL is not correct URL of gadget's xml or RSS feed</text:p>
            <text:p>- Click <text:span text:style-name="T7">Add Gadget</text:span></text:p>
          </table:table-cell>
          <table:table-cell table:style-name="ce214" office:value-type="string">
            <text:p>- Show message alerts The url is invalid. Please enter a correct url of a gadget xml or of an RSS feed. 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196" office:value-type="string">
            <text:p>GTN_PLT_DASHBOARD_12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73" office:value-type="string">
            <text:p>Drag &amp; drop gadget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6" office:value-type="string">
            <text:p>GTN_PLT_DASHBOARD_12</text:p>
          </table:table-cell>
          <table:table-cell table:style-name="ce145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10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96" office:value-type="string">
            <text:p>GTN_PLT_DASHBOARD_12</text:p>
          </table:table-cell>
          <table:table-cell table:style-name="ce145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96" office:value-type="string">
            <text:p>GTN_PLT_DASHBOARD_12</text:p>
          </table:table-cell>
          <table:table-cell table:style-name="ce145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234" office:value-type="string">
            <text:p>Step 4: drag and drop portlet into space</text:p>
          </table:table-cell>
          <table:table-cell table:style-name="ce149" office:value-type="string">
            <text:p>Click Gadget in the left pane, drag &amp; drop to new place in dashboard</text:p>
          </table:table-cell>
          <table:table-cell table:style-name="ce149" office:value-type="string">
            <text:p>Gadget is moved to new place properly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9];6;FIND(&quot;:&quot;;[.F29];1)-FIND(&quot; &quot;;[.F29];1)-1))&gt;VALUE(MID([.F28];6;FIND(&quot;:&quot;;[.F28];1)-FIND(&quot; &quot;;[.F28];1)-1));&quot;&quot;;MAX([.A$7:.A28])+1)" office:value-type="float" office:value="7">
            <text:p>007</text:p>
          </table:table-cell>
          <table:table-cell table:style-name="ce196" office:value-type="string">
            <text:p>GTN_PLT_DASHBOARD_12</text:p>
          </table:table-cell>
          <table:table-cell table:style-name="ce145" table:formula="oooc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96" office:value-type="string">
            <text:p>GTN_PLT_DASHBOARD_12</text:p>
          </table:table-cell>
          <table:table-cell table:style-name="ce145" table:formula="oooc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96" office:value-type="string">
            <text:p>GTN_PLT_DASHBOARD_12</text:p>
          </table:table-cell>
          <table:table-cell table:style-name="ce145" table:formula="oooc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96" office:value-type="string">
            <text:p>GTN_PLT_DASHBOARD_12</text:p>
          </table:table-cell>
          <table:table-cell table:style-name="ce145" table:formula="oooc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235" office:value-type="string">
            <text:p>Step 4: Change position of gadget</text:p>
          </table:table-cell>
          <table:table-cell table:style-name="ce222" office:value-type="string">
            <text:p>Select a gadget in Gadget Container in the right, drag &amp; drop to new place in dashboard</text:p>
          </table:table-cell>
          <table:table-cell table:style-name="ce149" office:value-type="string">
            <text:p>Gadget is moved to new place properly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33];6;FIND(&quot;:&quot;;[.F33];1)-FIND(&quot; &quot;;[.F33];1)-1))&gt;VALUE(MID([.F32];6;FIND(&quot;:&quot;;[.F32];1)-FIND(&quot; &quot;;[.F32];1)-1));&quot;&quot;;MAX([.A$7:.A32])+1)" office:value-type="float" office:value="8">
            <text:p>008</text:p>
          </table:table-cell>
          <table:table-cell table:style-name="ce196" office:value-type="string">
            <text:p>GTN_PLT_DASHBOARD_13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51" office:value-type="string">
            <text:p>Add new tab for Dashboard with valid value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141" office:value-type="string">
            <text:p>Show Dashboard form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127" office:value-type="string">
            <text:p>Add new tab for Dashboard</text:p>
          </table:table-cell>
          <table:table-cell table:style-name="ce127" office:value-type="string">
            <text:p>Step 3: Add new tab with valid value</text:p>
          </table:table-cell>
          <table:table-cell table:style-name="ce127" office:value-type="string">
            <text:p>- Click corresponding cross (+) icon on Tabbed Dashboard Portlet</text:p>
            <text:p>- Input name for new tab and click enter</text:p>
          </table:table-cell>
          <table:table-cell table:style-name="ce127" office:value-type="string">
            <text:p>- New tab is added for dashboard successfully</text:p>
          </table:table-cell>
          <table:table-cell table:style-name="ce143" office:value-type="string">
            <text:p>Medium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7">
          <table:table-cell table:style-name="ce110" table:formula="oooc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7" office:value-type="string">
            <text:p>Add new tab for Dashboard starts with number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7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starts with number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5">
          <table:table-cell table:style-name="ce110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starts with number</text:p>
          </table:table-cell>
          <table:table-cell table:style-name="ce127" office:value-type="string">
            <text:p>Step 3: Add new tab start with number</text:p>
          </table:table-cell>
          <table:table-cell table:style-name="ce127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3">
          <table:table-cell table:style-name="ce110" table:formula="oooc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39];6;FIND(&quot;:&quot;;[.F39];1)-FIND(&quot; &quot;;[.F39];1)-1))&gt;VALUE(MID([.F38];6;FIND(&quot;:&quot;;[.F38];1)-FIND(&quot; &quot;;[.F38];1)-1));[.C38];[.C38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83" office:value-type="string">
            <text:p><text:span text:style-name="T11">Add new tab for Dashboard </text:span><text:span text:style-name="T11">starts with <text:s/>underscore, </text:span><text:span text:style-name="T12">dash</text:span><text:span text:style-name="T11"> </text:span><text:span text:style-name="T11">and dot</text:span>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3">
          <table:table-cell table:style-name="ce110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0];6;FIND(&quot;:&quot;;[.F40];1)-FIND(&quot; &quot;;[.F40];1)-1))&gt;VALUE(MID([.F39];6;FIND(&quot;:&quot;;[.F39];1)-FIND(&quot; &quot;;[.F39];1)-1));[.C39];[.C39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 </text:span><text:span text:style-name="T45">starts with <text:s/>underscore, </text:span><text:span text:style-name="T46">dash</text:span><text:span text:style-name="T45"> </text:span><text:span text:style-name="T45">and dot</text:span>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5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 </text:span><text:span text:style-name="T45">starts with <text:s/>underscore, </text:span><text:span text:style-name="T46">dash</text:span><text:span text:style-name="T45"> </text:span><text:span text:style-name="T45">and dot</text:span></text:p>
          </table:table-cell>
          <table:table-cell table:style-name="ce127" office:value-type="string">
            <text:p>Step 3: Add new tab start <text:span text:style-name="T45">with <text:s/></text:span><text:span text:style-name="T45">underscore, </text:span><text:span text:style-name="T46">dash</text:span><text:span text:style-name="T45"> and dot</text:span></text:p>
          </table:table-cell>
          <table:table-cell table:style-name="ce127" office:value-type="string">
            <text:p>- Click corresponding cross (+) icon on Tabbed Dashboard Portlet</text:p>
            <text:p>- Input name for new tab start with <text:span text:style-name="T17">underscore, dash and dot </text:span><text:s/>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7">
          <table:table-cell table:style-name="ce110" table:formula="oooc:=IF(VALUE(MID([.F42];6;FIND(&quot;:&quot;;[.F42];1)-FIND(&quot; &quot;;[.F42];1)-1))&gt;VALUE(MID([.F41];6;FIND(&quot;:&quot;;[.F41];1)-FIND(&quot; &quot;;[.F41];1)-1));&quot;&quot;;MAX([.A$7:.A41])+1)" office:value-type="float" office:value="11">
            <text:p>011</text:p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2];6;FIND(&quot;:&quot;;[.F42];1)-FIND(&quot; &quot;;[.F42];1)-1))&gt;VALUE(MID([.F41];6;FIND(&quot;:&quot;;[.F41];1)-FIND(&quot; &quot;;[.F41];1)-1));[.C41];[.C41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83" office:value-type="string">
            <text:p>Add new tab for Dashboard contains special character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contains special character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contains special characters</text:p>
          </table:table-cell>
          <table:table-cell table:style-name="ce127" office:value-type="string">
            <text:p>Step 3: Add new tab contains special characters</text:p>
          </table:table-cell>
          <table:table-cell table:style-name="ce127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45];6;FIND(&quot;:&quot;;[.F45];1)-FIND(&quot; &quot;;[.F45];1)-1))&gt;VALUE(MID([.F44];6;FIND(&quot;:&quot;;[.F44];1)-FIND(&quot; &quot;;[.F44];1)-1));&quot;&quot;;MAX([.A$7:.A44])+1)" office:value-type="float" office:value="12">
            <text:p>012</text:p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9" office:value-type="string">
            <text:p><text:span text:style-name="T11">Add new tab for Dashboard </text:span>when name over 50 character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 </text:span>when name over 50 character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</text:span><text:span text:style-name="T11"> </text:span>when name over 50 characters</text:p>
          </table:table-cell>
          <table:table-cell table:style-name="ce127" office:value-type="string">
            <text:p>Step 3: Add new tab over 50 characters</text:p>
          </table:table-cell>
          <table:table-cell table:style-name="ce127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127" office:value-type="string">
            <text:p>- New tab is added for dashboard successfully and not exceed 50 characters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8];6;FIND(&quot;:&quot;;[.F48];1)-FIND(&quot; &quot;;[.F48];1)-1))&gt;VALUE(MID([.F47];6;FIND(&quot;:&quot;;[.F47];1)-FIND(&quot; &quot;;[.F47];1)-1));&quot;&quot;;MAX([.A$7:.A47])+1)" office:value-type="float" office:value="13">
            <text:p>013</text:p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84" office:value-type="string">
            <text:p>Add new tab for Dashboard includes some spac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230" office:value-type="string">
            <text:p>Add new tab for Dashboard includes some space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96" office:value-type="string">
            <text:p>GTN_PLT_DASHBOARD_13</text:p>
          </table:table-cell>
          <table:table-cell table:style-name="ce145" table:formula="oooc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230" office:value-type="string">
            <text:p>Add new tab for Dashboard includes some spaces</text:p>
          </table:table-cell>
          <table:table-cell table:style-name="ce127" office:value-type="string">
            <text:p>Step 3: Add new tab includes some spaces</text:p>
          </table:table-cell>
          <table:table-cell table:style-name="ce127" office:value-type="string">
            <text:p>- Click corresponding cross (+) icon on Tabbed Dashboard Portlet</text:p>
            <text:p>- Input name for new tab includes some spaces and click enter</text:p>
          </table:table-cell>
          <table:table-cell table:style-name="ce127" office:value-type="string">
            <text:p>Show message alert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1];6;FIND(&quot;:&quot;;[.F51];1)-FIND(&quot; &quot;;[.F51];1)-1))&gt;VALUE(MID([.F50];6;FIND(&quot;:&quot;;[.F50];1)-FIND(&quot; &quot;;[.F50];1)-1));&quot;&quot;;MAX([.A$7:.A50])+1)" office:value-type="float" office:value="14">
            <text:p>014</text:p>
          </table:table-cell>
          <table:table-cell table:style-name="ce196" office:value-type="string">
            <text:p>GTN_PLT_DASHBOARD_14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227" office:value-type="string">
            <text:p>Edit tab for Dashboard with valid valu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96" office:value-type="string">
            <text:p>GTN_PLT_DASHBOARD_14</text:p>
          </table:table-cell>
          <table:table-cell table:style-name="ce145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127" office:value-type="string">
            <text:p>Edi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96" office:value-type="string">
            <text:p>GTN_PLT_DASHBOARD_14</text:p>
          </table:table-cell>
          <table:table-cell table:style-name="ce145" table:formula="oooc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231" office:value-type="string">
            <text:p>Edit tab for Dashboard</text:p>
          </table:table-cell>
          <table:table-cell table:style-name="ce127" office:value-type="string">
            <text:p>Step 3: Edit tab for Dashboard</text:p>
          </table:table-cell>
          <table:table-cell table:style-name="ce127" office:value-type="string">
            <text:p>- Double click on tab which want to edit and change name and click enter</text:p>
          </table:table-cell>
          <table:table-cell table:style-name="ce236" office:value-type="string">
            <text:p>Edit name for tab successfully. Tab is displayed <text:s/>with edited name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15">
            <text:p>015</text:p>
          </table:table-cell>
          <table:table-cell table:style-name="ce196" office:value-type="string">
            <text:p>GTN_PLT_DASHBOARD_14</text:p>
          </table:table-cell>
          <table:table-cell table:style-name="ce145" table:formula="oooc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232" office:value-type="string">
            <text:p>Edit tab for Dashboard with invalid valu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96" office:value-type="string">
            <text:p>GTN_PLT_DASHBOARD_14</text:p>
          </table:table-cell>
          <table:table-cell table:style-name="ce145" table:formula="oooc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127" office:value-type="string">
            <text:p>Edi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8">
          <table:table-cell table:style-name="ce110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96" office:value-type="string">
            <text:p>GTN_PLT_DASHBOARD_14</text:p>
          </table:table-cell>
          <table:table-cell table:style-name="ce145" table:formula="oooc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127" office:value-type="string">
            <text:p>Edit tab for Dashboard</text:p>
          </table:table-cell>
          <table:table-cell table:style-name="ce127" office:value-type="string">
            <text:p>Step 3: Edit tab for Dashboard</text:p>
          </table:table-cell>
          <table:table-cell table:style-name="ce127" office:value-type="string">
            <text:p>- Double click on tab which want to edit and change name with invalid values( start with number, <text:span text:style-name="T45">underscore, </text:span><text:span text:style-name="T46">dash</text:span><text:span text:style-name="T45"> and dot and </text:span><text:span text:style-name="T45">contain special characters)</text:span>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table:style-name="ce196" office:value-type="string">
            <text:p>GTN_PLT_DASHBOARD_14</text:p>
          </table:table-cell>
          <table:table-cell table:style-name="ce145" table:formula="oooc:=IF(VALUE(MID([.F57];6;FIND(&quot;:&quot;;[.F57];1)-FIND(&quot; &quot;;[.F57];1)-1))&gt;VALUE(MID([.F56];6;FIND(&quot;:&quot;;[.F56];1)-FIND(&quot; &quot;;[.F56];1)-1));[.C56];[.C56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2" office:value-type="string">
            <text:p>Edit tab for Dashboard with some spac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96" office:value-type="string">
            <text:p>GTN_PLT_DASHBOARD_14</text:p>
          </table:table-cell>
          <table:table-cell table:style-name="ce145" table:formula="oooc:=IF(VALUE(MID([.F58];6;FIND(&quot;:&quot;;[.F58];1)-FIND(&quot; &quot;;[.F58];1)-1))&gt;VALUE(MID([.F57];6;FIND(&quot;:&quot;;[.F57];1)-FIND(&quot; &quot;;[.F57];1)-1));[.C57];[.C57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3" office:value-type="string">
            <text:p>Edit tab for Dashboard with some space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96" office:value-type="string">
            <text:p>GTN_PLT_DASHBOARD_14</text:p>
          </table:table-cell>
          <table:table-cell table:style-name="ce145" table:formula="oooc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3" office:value-type="string">
            <text:p>Edit tab for Dashboard with some spaces</text:p>
          </table:table-cell>
          <table:table-cell table:style-name="ce127" office:value-type="string">
            <text:p>Step 3: Edit tab for Dashboard</text:p>
          </table:table-cell>
          <table:table-cell table:style-name="ce127" office:value-type="string">
            <text:p>- Double click on tab which want to edit and change name includes some spaces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196" office:value-type="string">
            <text:p>GTN_PLT_DASHBOARD_15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232" office:value-type="string">
            <text:p>Delete tab for Dashboard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96" office:value-type="string">
            <text:p>GTN_PLT_DASHBOARD_15</text:p>
          </table:table-cell>
          <table:table-cell table:style-name="ce145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127" office:value-type="string">
            <text:p>Delete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96" office:value-type="string">
            <text:p>GTN_PLT_DASHBOARD_15</text:p>
          </table:table-cell>
          <table:table-cell table:style-name="ce145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127" office:value-type="string">
            <text:p>Delete tab for Dashboard</text:p>
          </table:table-cell>
          <table:table-cell table:style-name="ce127" office:value-type="string">
            <text:p>Step 3: Delete tab for Dashboard</text:p>
          </table:table-cell>
          <table:table-cell table:style-name="ce127" office:value-type="string">
            <text:p>- Click corresponding cross (x) icon on Tabbed Dashboard Portlet </text:p>
            <text:p><text:span text:style-name="T18">- Click </text:span><text:span text:style-name="T13">OK</text:span><text:span text:style-name="T47"> to confirm</text:span></text:p>
          </table:table-cell>
          <table:table-cell table:style-name="ce236" office:value-type="string">
            <text:p>Delete tab successfully, deleted tab disappears in Dashboard page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63];6;FIND(&quot;:&quot;;[.F63];1)-FIND(&quot; &quot;;[.F63];1)-1))&gt;VALUE(MID([.F62];6;FIND(&quot;:&quot;;[.F62];1)-FIND(&quot; &quot;;[.F62];1)-1));&quot;&quot;;MAX([.A$7:.A62])+1)" office:value-type="float" office:value="18">
            <text:p>018</text:p>
          </table:table-cell>
          <table:table-cell table:style-name="ce196" office:value-type="string">
            <text:p>GTN_PLT_DASHBOARD_15</text:p>
          </table:table-cell>
          <table:table-cell table:style-name="ce145" table:formula="oooc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7" office:value-type="string">
            <text:p>Delete tab for Dashboard without confirmation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96" office:value-type="string">
            <text:p>GTN_PLT_DASHBOARD_15</text:p>
          </table:table-cell>
          <table:table-cell table:style-name="ce145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8" office:value-type="string">
            <text:p>Delete tab for Dashboard without confirmation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96" office:value-type="string">
            <text:p>GTN_PLT_DASHBOARD_15</text:p>
          </table:table-cell>
          <table:table-cell table:style-name="ce145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8" office:value-type="string">
            <text:p>Delete tab for Dashboard without confirmation</text:p>
          </table:table-cell>
          <table:table-cell table:style-name="ce127" office:value-type="string">
            <text:p>Step 3: Delete tab for Dashboard</text:p>
          </table:table-cell>
          <table:table-cell table:style-name="ce127" office:value-type="string">
            <text:p>- Click corresponding cross (x) icon on Tabbed Dashboard Portlet </text:p>
            <text:p><text:span text:style-name="T18">- Click </text:span><text:span text:style-name="T13">Cancel</text:span><text:span text:style-name="T47"> in confirm </text:span><text:span text:style-name="T47">message</text:span></text:p>
          </table:table-cell>
          <table:table-cell table:style-name="ce124" office:value-type="string">
            <text:p><text:span text:style-name="T9">- Message form is closed</text:span></text:p>
            <text:p><text:span text:style-name="T9">- No tab is deleted</text:span>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6];6;FIND(&quot;:&quot;;[.F66];1)-FIND(&quot; &quot;;[.F66];1)-1))&gt;VALUE(MID([.F65];6;FIND(&quot;:&quot;;[.F65];1)-FIND(&quot; &quot;;[.F65];1)-1));&quot;&quot;;MAX([.A$7:.A65])+1)" office:value-type="float" office:value="19">
            <text:p>019</text:p>
          </table:table-cell>
          <table:table-cell table:style-name="ce196" office:value-type="string">
            <text:p>GTN_PLT_DASHBOARD_15</text:p>
          </table:table-cell>
          <table:table-cell table:style-name="ce145" table:formula="oooc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2" office:value-type="string">
            <text:p>Delete the last tab for Dashboard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96" office:value-type="string">
            <text:p>GTN_PLT_DASHBOARD_15</text:p>
          </table:table-cell>
          <table:table-cell table:style-name="ce145" table:formula="oooc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96" office:value-type="string">
            <text:p>GTN_PLT_DASHBOARD_15</text:p>
          </table:table-cell>
          <table:table-cell table:style-name="ce145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27" office:value-type="string">
            <text:p>Step 3: Delete the last tab for Dashboard</text:p>
          </table:table-cell>
          <table:table-cell table:style-name="ce127" office:value-type="string">
            <text:p>- Click corresponding cross (x) icon on Tabbed Dashboard Portlet to delete the last tab</text:p>
            <text:p><text:span text:style-name="T18">- Click </text:span><text:span text:style-name="T13">OK</text:span><text:span text:style-name="T47"> to confirm</text:span></text:p>
          </table:table-cell>
          <table:table-cell table:style-name="ce129" office:value-type="string">
            <text:p>Show message alert Can not </text:p>
            <text:p>delete the last tab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18" table:number-rows-repeated="6546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41" table:default-cell-style-name="ce48"/>
        <table:table-column table:style-name="co42" table:default-cell-style-name="ce243"/>
        <table:table-column table:style-name="co43" table:default-cell-style-name="ce246"/>
        <table:table-column table:style-name="co44" table:default-cell-style-name="ce246"/>
        <table:table-column table:style-name="co45" table:default-cell-style-name="ce246"/>
        <table:table-column table:style-name="co10" table:default-cell-style-name="ce248"/>
        <table:table-column table:style-name="co10" table:number-columns-repeated="243" table:default-cell-style-name="ce250"/>
        <table:table-row table:style-name="ro12">
          <table:table-cell table:style-name="ce238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42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12">
          <table:covered-table-cell table:style-name="ce239"/>
          <table:covered-table-cell table:number-columns-repeated="4" table:style-name="ce242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1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2">
          <table:table-cell table:style-name="ce240" office:value-type="string">
            <text:p>GTN_PLT_ACC_01</text:p>
          </table:table-cell>
          <table:table-cell office:value-type="string">
            <text:p>Account</text:p>
          </table:table-cell>
          <table:table-cell table:style-name="ce243" office:value-type="string">
            <text:p>Account</text:p>
          </table:table-cell>
          <table:table-cell table:style-name="ce244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38]=[.$A4])*([Account.A$5:Account.A$938]&lt;&gt;&quot;&quot;))" office:value-type="float" office:value="27">
            <text:p>27</text:p>
          </table:table-cell>
          <table:table-cell table:style-name="Default"/>
          <table:table-cell table:number-columns-repeated="242"/>
        </table:table-row>
        <table:table-row table:style-name="ro42">
          <table:table-cell table:style-name="ce50" office:value-type="string">
            <text:p>GTN_PLT_ORG_02_01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1001]=[.$A5])*([Organization.A$5:Organization.A$100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table:style-name="ce50" office:value-type="string">
            <text:p>GTN_PLT_ORG_02_02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1001]=[.$A6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GTN_PLT_ORG_02_03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1001]=[.$A7])*([Organization.A$5:Organization.A$1001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GTN_PLT_ORG_02_04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1001]=[.$A8])*([Organization.A$5:Organization.A$100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GTN_PLT_ORG_03_01</text:p>
          </table:table-cell>
          <table:table-cell office:value-type="string">
            <text:p>Organization</text:p>
          </table:table-cell>
          <table:table-cell table:style-name="ce245"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1001]=[.$A9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GTN_PLT_ORG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1001]=[.$A10])*([Organization.A$5:Organization.A$1001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GTN_PLT_ORG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1001]=[.$A11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GTN_PLT_ORG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1001]=[.$A12])*([Organization.A$5:Organization.A$1001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GTN_PLT_ORG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1001]=[.$A13])*([Organization.A$5:Organization.A$1001]&lt;&gt;&quot;&quot;))" office:value-type="float" office:value="12">
            <text:p>12</text:p>
          </table:table-cell>
          <table:table-cell table:number-columns-repeated="243"/>
        </table:table-row>
        <table:table-row table:style-name="ro42">
          <table:table-cell office:value-type="string">
            <text:p>GTN_PLT_ORG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1001]=[.$A14])*([Organization.A$5:Organization.A$100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GTN_PLT_ORG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1001]=[.$A15])*([Organization.A$5:Organization.A$100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GTN_PLT_ORG_04_01</text:p>
          </table:table-cell>
          <table:table-cell office:value-type="string">
            <text:p>Organization</text:p>
          </table:table-cell>
          <table:table-cell table:style-name="ce245"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1001]=[.$A16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GTN_PLT_ORG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1001]=[.$A17])*([Organization.A$5:Organization.A$1001]&lt;&gt;&quot;&quot;))" office:value-type="float" office:value="6">
            <text:p>6</text:p>
          </table:table-cell>
          <table:table-cell table:number-columns-repeated="243"/>
        </table:table-row>
        <table:table-row table:style-name="ro42">
          <table:table-cell office:value-type="string">
            <text:p>GTN_PLT_ORG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1001]=[.$A18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GTN_PLT_ORG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1001]=[.$A19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5_01</text:p>
          </table:table-cell>
          <table:table-cell office:value-type="string">
            <text:p>Application Registry</text:p>
          </table:table-cell>
          <table:table-cell table:style-name="ce245"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34]=[.$A20])*([Application_Registry.A$5:Application_Registry.A$1034]&lt;&gt;&quot;&quot;))" office:value-type="float" office:value="18">
            <text:p>18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34]=[.$A21])*([Application_Registry.A$5:Application_Registry.A$1034]&lt;&gt;&quot;&quot;))" office:value-type="float" office:value="5">
            <text:p>5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34]=[.$A22])*([Application_Registry.A$5:Application_Registry.A$1034]&lt;&gt;&quot;&quot;))" office:value-type="float" office:value="7">
            <text:p>7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34]=[.$A23])*([Application_Registry.A$5:Application_Registry.A$1034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5:Application_Registry.B$1034]=[.$A24])*([Application_Registry.A$5:Application_Registry.A$1034]&lt;&gt;&quot;&quot;))" office:value-type="float" office:value="5">
            <text:p>5</text:p>
          </table:table-cell>
          <table:table-cell table:number-columns-repeated="243"/>
        </table:table-row>
        <table:table-row table:style-name="ro8">
          <table:table-cell table:style-name="ce50" office:value-type="string">
            <text:p>GTN_PLT_APPR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34]=[.$A25])*([Application_Registry.A$5:Application_Registry.A$1034]&lt;&gt;&quot;&quot;))" office:value-type="float" office:value="4">
            <text:p>4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34]=[.$A26])*([Application_Registry.A$5:Application_Registry.A$1034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34]=[.$A27])*([Application_Registry.A$5:Application_Registry.A$1034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table:style-name="ce51" office:value-type="string">
            <text:p>GTN_PLT_APPR_06</text:p>
          </table:table-cell>
          <table:table-cell office:value-type="string">
            <text:p>Application Registry</text:p>
          </table:table-cell>
          <table:table-cell table:style-name="ce245"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34]=[.$A28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7_01</text:p>
          </table:table-cell>
          <table:table-cell office:value-type="string">
            <text:p>Application Registry</text:p>
          </table:table-cell>
          <table:table-cell table:style-name="ce245"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34]=[.$A29])*([Application_Registry.A$5:Application_Registry.A$1034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34]=[.$A30])*([Application_Registry.A$5:Application_Registry.A$1034]&lt;&gt;&quot;&quot;))" office:value-type="float" office:value="8">
            <text:p>8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34]=[.$A31])*([Application_Registry.A$5:Application_Registry.A$1034]&lt;&gt;&quot;&quot;))" office:value-type="float" office:value="3">
            <text:p>3</text:p>
          </table:table-cell>
          <table:table-cell table:number-columns-repeated="243"/>
        </table:table-row>
        <table:table-row table:style-name="ro8">
          <table:table-cell table:style-name="ce50" office:value-type="string">
            <text:p>GTN_PLT_APPR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34]=[.$A32])*([Application_Registry.A$5:Application_Registry.A$1034]&lt;&gt;&quot;&quot;))" office:value-type="float" office:value="13">
            <text:p>13</text:p>
          </table:table-cell>
          <table:table-cell table:number-columns-repeated="243"/>
        </table:table-row>
        <table:table-row table:style-name="ro8">
          <table:table-cell table:style-name="ce50" office:value-type="string">
            <text:p>GTN_PLT_APPR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34]=[.$A33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34]=[.$A34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8">
          <table:table-cell table:style-name="ce51" office:value-type="string">
            <text:p>GTN_PLT_APPR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34]=[.$A35])*([Application_Registry.A$5:Application_Registry.A$1034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table:style-name="ce163" office:value-type="string">
            <text:p>GTN_PLT_APPR_16</text:p>
          </table:table-cell>
          <table:table-cell office:value-type="string">
            <text:p>Application Registry</text:p>
          </table:table-cell>
          <table:table-cell table:style-name="ce245" office:value-type="string">
            <text:p>Check or un-check Show import</text:p>
          </table:table-cell>
          <table:table-cell office:value-type="string">
            <text:p>Check or un-check import application </text:p>
          </table:table-cell>
          <table:table-cell office:value-type="string">
            <text:p>Check or un-check import application </text:p>
          </table:table-cell>
          <table:table-cell table:formula="oooc:=SUMPRODUCT(([Application_Registry.B$5:Application_Registry.B$1034]=[.$A36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13">
          <table:table-cell table:style-name="ce196" office:value-type="string">
            <text:p>GTN_PLT_OTHERS_08</text:p>
          </table:table-cell>
          <table:table-cell office:value-type="string">
            <text:p>Others</text:p>
          </table:table-cell>
          <table:table-cell table:style-name="ce243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3">
          <table:table-cell table:style-name="ce196" office:value-type="string">
            <text:p>GTN_PLT_OTHERS_09</text:p>
          </table:table-cell>
          <table:table-cell office:value-type="string">
            <text:p>Others</text:p>
          </table:table-cell>
          <table:table-cell table:style-name="ce243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8])*([Others.A$5:Others.A$101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8">
          <table:table-cell table:style-name="ce196" office:value-type="string">
            <text:p>GTN_PLT_DASHBOARD_10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20]=[.$A39])*([Dashboard.A$5:Dashboard.A$10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table:style-name="ce196" office:value-type="string">
            <text:p>GTN_PLT_DASHBOARD_11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20]=[.$A40])*([Dashboard.A$5:Dashboard.A$1020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8">
          <table:table-cell table:style-name="ce196" office:value-type="string">
            <text:p>GTN_PLT_DASHBOARD_12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20]=[.$A41])*([Dashboard.A$5:Dashboard.A$1020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8">
          <table:table-cell table:style-name="ce196" office:value-type="string">
            <text:p>GTN_PLT_DASHBOARD_13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20]=[.$A42])*([Dashboard.A$5:Dashboard.A$1020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8">
          <table:table-cell table:style-name="ce196" office:value-type="string">
            <text:p>GTN_PLT_DASHBOARD_14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20]=[.$A43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table:style-name="ce196" office:value-type="string">
            <text:p>GTN_PLT_DASHBOARD_15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20]=[.$A44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table:style-name="ce197" office:value-type="string">
            <text:p>GTN_PLT_OTHERS_17</text:p>
          </table:table-cell>
          <table:table-cell office:value-type="string">
            <text:p>Others</text:p>
          </table:table-cell>
          <table:table-cell table:style-name="ce247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table:style-name="ce197" office:value-type="string">
            <text:p>GTN_PLT_OTHERS_18</text:p>
          </table:table-cell>
          <table:table-cell office:value-type="string">
            <text:p>Others</text:p>
          </table:table-cell>
          <table:table-cell table:style-name="ce247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table:style-name="ce197" office:value-type="string">
            <text:p>GTN_PLT_OTHERS_19</text:p>
          </table:table-cell>
          <table:table-cell office:value-type="string">
            <text:p>Others</text:p>
          </table:table-cell>
          <table:table-cell table:style-name="ce247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table:style-name="ce197" office:value-type="string">
            <text:p>GTN_PLT_OTHERS_20</text:p>
          </table:table-cell>
          <table:table-cell office:value-type="string">
            <text:p>Others</text:p>
          </table:table-cell>
          <table:table-cell table:style-name="ce247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3">
          <table:table-cell table:style-name="ce197" office:value-type="string">
            <text:p>GTN_PLT_OTHERS_21</text:p>
          </table:table-cell>
          <table:table-cell office:value-type="string">
            <text:p>Others</text:p>
          </table:table-cell>
          <table:table-cell table:style-name="ce247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3">
          <table:table-cell table:style-name="ce197" office:value-type="string">
            <text:p>GTN_PLT_OTHERS_22</text:p>
          </table:table-cell>
          <table:table-cell office:value-type="string">
            <text:p>Others</text:p>
          </table:table-cell>
          <table:table-cell table:style-name="ce247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3">
          <table:table-cell table:style-name="ce197" office:value-type="string">
            <text:p>GTN_PLT_OTHERS_23</text:p>
          </table:table-cell>
          <table:table-cell office:value-type="string">
            <text:p>Others</text:p>
          </table:table-cell>
          <table:table-cell table:style-name="ce247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table:style-name="ce197" office:value-type="string">
            <text:p>GTN_PLT_OTHERS_24</text:p>
          </table:table-cell>
          <table:table-cell office:value-type="string">
            <text:p>Others</text:p>
          </table:table-cell>
          <table:table-cell table:style-name="ce247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2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2">
          <table:table-cell table:style-name="ce139" office:value-type="string">
            <text:p>GTN_PLT_ACR_25</text:p>
          </table:table-cell>
          <table:table-cell office:value-type="string">
            <text:p>Account register</text:p>
          </table:table-cell>
          <table:table-cell table:style-name="ce243" office:value-type="string">
            <text:p>Account register</text:p>
          </table:table-cell>
          <table:table-cell table:style-name="ce244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3])*([Account_register.A$5:Account_register.A$1014]&lt;&gt;&quot;&quot;))" office:value-type="float" office:value="27">
            <text:p>27</text:p>
          </table:table-cell>
          <table:table-cell table:style-name="Default" table:number-columns-repeated="243"/>
        </table:table-row>
        <table:table-row table:style-name="ro42">
          <table:table-cell table:style-name="ce139" office:value-type="string">
            <text:p>GTN_PLT_ACR_26</text:p>
          </table:table-cell>
          <table:table-cell office:value-type="string">
            <text:p>Account register</text:p>
          </table:table-cell>
          <table:table-cell table:style-name="ce244" office:value-type="string">
            <text:p>Account register</text:p>
          </table:table-cell>
          <table:table-cell table:style-name="ce244" office:value-type="string">
            <text:p>Register new account</text:p>
          </table:table-cell>
          <table:table-cell office:value-type="string">
            <text:p>Check or un-check Use capchar in Register Portlet Preferences</text:p>
          </table:table-cell>
          <table:table-cell table:formula="oooc:=SUMPRODUCT(([Account_register.B$5:Account_register.B$1014]=[.$A54])*([Account_register.A$5:Account_register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4">
          <table:table-cell table:style-name="ce241" office:value-type="string" table:number-columns-spanned="5" table:number-rows-spanned="1">
            <text:p>Total</text:p>
          </table:table-cell>
          <table:covered-table-cell table:number-columns-repeated="4" table:style-name="ce99"/>
          <table:table-cell table:style-name="ce249" table:formula="oooc:=SUM([.F4:.F54])" office:value-type="float" office:value="260">
            <text:p>260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1:Dashboard.IV6553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3">12/23/2010</text:date>, <text:time>16:0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Minh Nguyen</meta:initial-creator>
    <meta:creation-date>2009-02-26T17:47:58</meta:creation-date>
    <dc:date>2010-12-23T16:02:28</dc:date>
    <meta:editing-cycles>649</meta:editing-cycles>
    <meta:editing-duration>P11DT23H8M16S</meta:editing-duration>
    <meta:user-defined meta:name="Info 1"/>
    <meta:user-defined meta:name="Info 2"/>
    <meta:user-defined meta:name="Info 3"/>
    <meta:user-defined meta:name="Info 4"/>
    <meta:document-statistic meta:table-count="9" meta:cell-count="8178" meta:object-count="6"/>
  </office:meta>
</office:document-meta>
</file>